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91mm"/>
    </style:style>
    <style:style style:name="co2" style:family="table-column">
      <style:table-column-properties fo:break-before="auto" style:column-width="21.96mm"/>
    </style:style>
    <style:style style:name="co3" style:family="table-column">
      <style:table-column-properties fo:break-before="auto" style:column-width="66mm"/>
    </style:style>
    <style:style style:name="co4" style:family="table-column">
      <style:table-column-properties fo:break-before="auto" style:column-width="3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PageStyle_5f_Nomes_20_de_20_arquivo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 style:data-style-name="N0">
      <style:table-cell-properties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13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mm"/>
    </style:style>
    <style:style style:name="ce16" style:family="table-cell" style:parent-style-name="Default" style:data-style-name="N11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cell-protect="protected formula-hidden" style:print-content="true"/>
    </style:style>
    <style:style style:name="ce15" style:family="table-cell" style:parent-style-name="Default">
      <style:table-cell-properties style:cell-protect="protected formula-hidden" style:print-content="true" style:text-align-source="fix" style:repeat-content="false" fo:wrap-option="no-wrap" style:vertical-align="middle"/>
      <style:paragraph-properties fo:text-align="center" fo:margin-left="0mm"/>
    </style:style>
    <style:style style:name="ce18" style:family="table-cell" style:parent-style-name="Default" style:data-style-name="N113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text-length-is-between(1,30)" table:allow-empty-cell="true" table:base-cell-address="Main.A2">
          <table:error-message table:message-type="stop" table:title="Validação" table:display="true">
            <text:p>São apenas permitidos nomes que tem de 1 a 30 letras.</text:p>
          </table:error-message>
        </table:content-validation>
        <table:content-validation table:name="val2" table:base-cell-address="Main.D1">
          <table:error-message table:message-type="stop" table:display="true"/>
        </table:content-validation>
        <table:content-validation table:name="val3" table:condition="of:cell-content-is-decimal-number() and cell-content()!=-10000000000.1235" table:allow-empty-cell="true" table:base-cell-address="Main.B4">
          <table:error-message table:message-type="warning" table:title="Validação" table:display="true">
            <text:p>São permitidos apenas valores reais nessas células!</text:p>
            <text:p/>
            <text:p>Esta mensagem também aparece se há o número '-10000000000,1235' na tabela, neste caso tudo bem.</text:p>
          </table:error-message>
        </table:content-validation>
        <table:content-validation table:name="val4" table:base-cell-address="Compare.B3">
          <table:error-message table:message-type="information" table:display="true"/>
        </table:content-validation>
      </table:content-validations>
      <table:table table:name="Nomes de arquivos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"/>
        <table:table-column table:style-name="co2" table:visibility="collapse" table:number-columns-repeated="1023" table:default-cell-style-name="ce1"/>
        <table:table-row table:style-name="ro1">
          <table:table-cell office:value-type="string" calcext:value-type="string">
            <text:p>Nomes dos arquivos: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01_n10_m02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02_n10_m02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03_n10_m02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04_n10_m02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05_n10_m02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06_n10_m03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07_n10_m03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08_n10_m03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09_n10_m03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10_n10_m03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11_n10_m04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12_n10_m04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13_n10_m04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14_n10_m04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15_n10_m04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16_n10_m06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17_n10_m06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18_n10_m06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19_n10_m06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20_n10_m06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21_n10_m08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22_n10_m08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23_n10_m08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24_n10_m08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25_n10_m08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26_n15_m03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27_n15_m03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28_n15_m03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29_n15_m03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30_n15_m03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31_n15_m04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32_n15_m04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33_n15_m04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34_n15_m04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35_n15_m04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36_n15_m06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37_n15_m06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38_n15_m06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39_n15_m06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40_n15_m06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41_n15_m09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42_n15_m09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43_n15_m09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44_n15_m09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45_n15_m09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46_n15_m12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47_n15_m12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48_n15_m12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49_n15_m12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50_n15_m12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51_n30_m06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52_n30_m06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53_n30_m06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54_n30_m06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55_n30_m06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56_n30_m09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57_n30_m09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58_n30_m09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59_n30_m09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60_n30_m09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61_n30_m12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62_n30_m12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63_n30_m12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64_n30_m12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65_n30_m12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66_n30_m18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67_n30_m18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68_n30_m18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69_n30_m18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70_n30_m18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71_n30_m24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72_n30_m24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73_n30_m24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74_n30_m24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GKD-a_75_n30_m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capacidade máxima é de 75 instâncias</text:p>
          </table:table-cell>
          <table:table-cell table:number-columns-repeated="1023"/>
        </table:table-row>
        <table:table-row table:style-name="ro1" table:visibility="collapse" table:number-rows-repeated="1048498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Main" table:style-name="ta2" table:protected="true">
        <loext:table-protection loext:select-protected-cells="true" loext:select-unprotected-cells="true"/>
        <table:table-column table:style-name="co3" table:default-cell-style-name="ce9"/>
        <table:table-column table:style-name="co4" table:number-columns-repeated="20" table:default-cell-style-name="ce9"/>
        <table:table-column table:style-name="co4" table:visibility="collapse" table:number-columns-repeated="971" table:default-cell-style-name="ce9"/>
        <table:table-column table:style-name="co4" table:visibility="collapse" table:number-columns-repeated="32" table:default-cell-style-name="ce12"/>
        <table:table-row table:style-name="ro2">
          <table:table-cell table:style-name="ce5" office:value-type="string" calcext:value-type="string" table:number-columns-spanned="1" table:number-rows-spanned="3">
            <text:p>Instancias</text:p>
          </table:table-cell>
          <table:table-cell table:style-name="ce5" office:value-type="string" calcext:value-type="string" table:number-columns-spanned="20" table:number-rows-spanned="1">
            <text:p>Soluções</text:p>
          </table:table-cell>
          <table:covered-table-cell table:number-columns-repeated="3" table:style-name="ce6"/>
          <table:covered-table-cell table:number-columns-repeated="16"/>
          <table:table-cell table:number-columns-repeated="1003"/>
        </table:table-row>
        <table:table-row table:style-name="ro2">
          <table:covered-table-cell table:style-name="ce6"/>
          <table:table-cell table:style-name="ce5" office:value-type="string" calcext:value-type="string" table:number-columns-spanned="2" table:number-rows-spanned="1">
            <text:p>Execução 1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2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3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4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5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6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7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8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9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Execução 10</text:p>
          </table:table-cell>
          <table:covered-table-cell table:style-name="ce6"/>
          <table:table-cell table:number-columns-repeated="1003"/>
        </table:table-row>
        <table:table-row table:style-name="ro2">
          <table:covered-table-cell table:style-name="ce6"/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style-name="ce6" office:value-type="string" calcext:value-type="string">
            <text:p>Valor</text:p>
          </table:table-cell>
          <table:table-cell table:style-name="ce6" office:value-type="string" calcext:value-type="string">
            <text:p>Tempo (s)</text:p>
          </table:table-cell>
          <table:table-cell table:number-columns-repeated="1003"/>
        </table:table-row>
        <table:table-row table:style-name="ro2">
          <table:table-cell table:style-name="ce8" table:formula="of:=[$'Nomes de arquivos'.A2]" office:value-type="string" office:string-value="GKD-a_01_n10_m02" calcext:value-type="string">
            <text:p>GKD-a_01_n10_m02</text:p>
          </table:table-cell>
          <table:table-cell table:style-name="ce11" table:content-validation-name="val3" office:value-type="float" office:value="108.779" calcext:value-type="float">
            <text:p>108,779</text:p>
          </table:table-cell>
          <table:table-cell table:style-name="ce11" table:content-validation-name="val3" office:value-type="float" office:value="0.000051" calcext:value-type="float">
            <text:p>0,000051</text:p>
          </table:table-cell>
          <table:table-cell table:style-name="ce11" table:content-validation-name="val3" office:value-type="float" office:value="108.779" calcext:value-type="float">
            <text:p>108,779</text:p>
          </table:table-cell>
          <table:table-cell table:style-name="ce11" table:content-validation-name="val3" office:value-type="float" office:value="0.000049" calcext:value-type="float">
            <text:p>0,000049</text:p>
          </table:table-cell>
          <table:table-cell table:style-name="ce11" table:content-validation-name="val3" office:value-type="float" office:value="108.779" calcext:value-type="float">
            <text:p>108,779</text:p>
          </table:table-cell>
          <table:table-cell table:style-name="ce11" table:content-validation-name="val3" office:value-type="float" office:value="0.000047" calcext:value-type="float">
            <text:p>0,000047</text:p>
          </table:table-cell>
          <table:table-cell table:style-name="ce11" table:content-validation-name="val3" office:value-type="float" office:value="108.779" calcext:value-type="float">
            <text:p>108,779</text:p>
          </table:table-cell>
          <table:table-cell table:style-name="ce11" table:content-validation-name="val3" office:value-type="float" office:value="0.000048" calcext:value-type="float">
            <text:p>0,000048</text:p>
          </table:table-cell>
          <table:table-cell table:style-name="ce11" table:content-validation-name="val3" office:value-type="float" office:value="108.779" calcext:value-type="float">
            <text:p>108,779</text:p>
          </table:table-cell>
          <table:table-cell table:style-name="ce11" table:content-validation-name="val3" office:value-type="float" office:value="0.000052" calcext:value-type="float">
            <text:p>0,000052</text:p>
          </table:table-cell>
          <table:table-cell table:style-name="ce11" table:content-validation-name="val3" office:value-type="float" office:value="108.779" calcext:value-type="float">
            <text:p>108,779</text:p>
          </table:table-cell>
          <table:table-cell table:style-name="ce11" table:content-validation-name="val3" office:value-type="float" office:value="0.000047" calcext:value-type="float">
            <text:p>0,000047</text:p>
          </table:table-cell>
          <table:table-cell table:style-name="ce11" table:content-validation-name="val3" office:value-type="float" office:value="108.779" calcext:value-type="float">
            <text:p>108,779</text:p>
          </table:table-cell>
          <table:table-cell table:style-name="ce11" table:content-validation-name="val3" office:value-type="float" office:value="0.000046" calcext:value-type="float">
            <text:p>0,000046</text:p>
          </table:table-cell>
          <table:table-cell table:style-name="ce11" table:content-validation-name="val3" office:value-type="float" office:value="108.779" calcext:value-type="float">
            <text:p>108,779</text:p>
          </table:table-cell>
          <table:table-cell table:style-name="ce11" table:content-validation-name="val3" office:value-type="float" office:value="0.000047" calcext:value-type="float">
            <text:p>0,000047</text:p>
          </table:table-cell>
          <table:table-cell table:style-name="ce11" table:content-validation-name="val3" office:value-type="float" office:value="108.779" calcext:value-type="float">
            <text:p>108,779</text:p>
          </table:table-cell>
          <table:table-cell table:style-name="ce11" table:content-validation-name="val3" office:value-type="float" office:value="0.000047" calcext:value-type="float">
            <text:p>0,000047</text:p>
          </table:table-cell>
          <table:table-cell table:style-name="ce11" table:content-validation-name="val3" office:value-type="float" office:value="108.779" calcext:value-type="float">
            <text:p>108,779</text:p>
          </table:table-cell>
          <table:table-cell table:style-name="ce11" table:content-validation-name="val3" office:value-type="float" office:value="0.00005" calcext:value-type="float">
            <text:p>0,00005</text:p>
          </table:table-cell>
          <table:table-cell table:number-columns-repeated="1003"/>
        </table:table-row>
        <table:table-row table:style-name="ro2">
          <table:table-cell table:style-name="ce8" table:formula="of:=[$'Nomes de arquivos'.A3]" office:value-type="string" office:string-value="GKD-a_02_n10_m02" calcext:value-type="string">
            <text:p>GKD-a_02_n10_m02</text:p>
          </table:table-cell>
          <table:table-cell table:style-name="ce11" table:content-validation-name="val3" office:value-type="float" office:value="84.8425" calcext:value-type="float">
            <text:p>84,8425</text:p>
          </table:table-cell>
          <table:table-cell table:style-name="ce11" table:content-validation-name="val3" office:value-type="float" office:value="0.000049" calcext:value-type="float">
            <text:p>0,000049</text:p>
          </table:table-cell>
          <table:table-cell table:style-name="ce11" table:content-validation-name="val3" office:value-type="float" office:value="84.8425" calcext:value-type="float">
            <text:p>84,8425</text:p>
          </table:table-cell>
          <table:table-cell table:style-name="ce11" table:content-validation-name="val3" office:value-type="float" office:value="0.000049" calcext:value-type="float">
            <text:p>0,000049</text:p>
          </table:table-cell>
          <table:table-cell table:style-name="ce11" table:content-validation-name="val3" office:value-type="float" office:value="84.8425" calcext:value-type="float">
            <text:p>84,8425</text:p>
          </table:table-cell>
          <table:table-cell table:style-name="ce11" table:content-validation-name="val3" office:value-type="float" office:value="0.000049" calcext:value-type="float">
            <text:p>0,000049</text:p>
          </table:table-cell>
          <table:table-cell table:style-name="ce11" table:content-validation-name="val3" office:value-type="float" office:value="84.8425" calcext:value-type="float">
            <text:p>84,8425</text:p>
          </table:table-cell>
          <table:table-cell table:style-name="ce11" table:content-validation-name="val3" office:value-type="float" office:value="0.00005" calcext:value-type="float">
            <text:p>0,00005</text:p>
          </table:table-cell>
          <table:table-cell table:style-name="ce11" table:content-validation-name="val3" office:value-type="float" office:value="84.8425" calcext:value-type="float">
            <text:p>84,8425</text:p>
          </table:table-cell>
          <table:table-cell table:style-name="ce11" table:content-validation-name="val3" office:value-type="float" office:value="0.00005" calcext:value-type="float">
            <text:p>0,00005</text:p>
          </table:table-cell>
          <table:table-cell table:style-name="ce11" table:content-validation-name="val3" office:value-type="float" office:value="84.8425" calcext:value-type="float">
            <text:p>84,8425</text:p>
          </table:table-cell>
          <table:table-cell table:style-name="ce11" table:content-validation-name="val3" office:value-type="float" office:value="0.000049" calcext:value-type="float">
            <text:p>0,000049</text:p>
          </table:table-cell>
          <table:table-cell table:style-name="ce11" table:content-validation-name="val3" office:value-type="float" office:value="84.8425" calcext:value-type="float">
            <text:p>84,8425</text:p>
          </table:table-cell>
          <table:table-cell table:style-name="ce11" table:content-validation-name="val3" office:value-type="float" office:value="0.000049" calcext:value-type="float">
            <text:p>0,000049</text:p>
          </table:table-cell>
          <table:table-cell table:style-name="ce11" table:content-validation-name="val3" office:value-type="float" office:value="84.8425" calcext:value-type="float">
            <text:p>84,8425</text:p>
          </table:table-cell>
          <table:table-cell table:style-name="ce11" table:content-validation-name="val3" office:value-type="float" office:value="0.000048" calcext:value-type="float">
            <text:p>0,000048</text:p>
          </table:table-cell>
          <table:table-cell table:style-name="ce11" table:content-validation-name="val3" office:value-type="float" office:value="84.8425" calcext:value-type="float">
            <text:p>84,8425</text:p>
          </table:table-cell>
          <table:table-cell table:style-name="ce11" table:content-validation-name="val3" office:value-type="float" office:value="0.000048" calcext:value-type="float">
            <text:p>0,000048</text:p>
          </table:table-cell>
          <table:table-cell table:style-name="ce11" table:content-validation-name="val3" office:value-type="float" office:value="84.8425" calcext:value-type="float">
            <text:p>84,8425</text:p>
          </table:table-cell>
          <table:table-cell table:style-name="ce11" table:content-validation-name="val3" office:value-type="float" office:value="0.000053" calcext:value-type="float">
            <text:p>0,000053</text:p>
          </table:table-cell>
          <table:table-cell table:number-columns-repeated="1003"/>
        </table:table-row>
        <table:table-row table:style-name="ro2">
          <table:table-cell table:style-name="ce8" table:formula="of:=[$'Nomes de arquivos'.A4]" office:value-type="string" office:string-value="GKD-a_03_n10_m02" calcext:value-type="string">
            <text:p>GKD-a_03_n10_m02</text:p>
          </table:table-cell>
          <table:table-cell table:style-name="ce11" table:content-validation-name="val3" office:value-type="float" office:value="39.9522" calcext:value-type="float">
            <text:p>39,9522</text:p>
          </table:table-cell>
          <table:table-cell table:style-name="ce11" table:content-validation-name="val3" office:value-type="float" office:value="0.000046" calcext:value-type="float">
            <text:p>0,000046</text:p>
          </table:table-cell>
          <table:table-cell table:style-name="ce11" table:content-validation-name="val3" office:value-type="float" office:value="39.9522" calcext:value-type="float">
            <text:p>39,9522</text:p>
          </table:table-cell>
          <table:table-cell table:style-name="ce11" table:content-validation-name="val3" office:value-type="float" office:value="0.000048" calcext:value-type="float">
            <text:p>0,000048</text:p>
          </table:table-cell>
          <table:table-cell table:style-name="ce11" table:content-validation-name="val3" office:value-type="float" office:value="39.9522" calcext:value-type="float">
            <text:p>39,9522</text:p>
          </table:table-cell>
          <table:table-cell table:style-name="ce11" table:content-validation-name="val3" office:value-type="float" office:value="0.000048" calcext:value-type="float">
            <text:p>0,000048</text:p>
          </table:table-cell>
          <table:table-cell table:style-name="ce11" table:content-validation-name="val3" office:value-type="float" office:value="39.9522" calcext:value-type="float">
            <text:p>39,9522</text:p>
          </table:table-cell>
          <table:table-cell table:style-name="ce11" table:content-validation-name="val3" office:value-type="float" office:value="0.000049" calcext:value-type="float">
            <text:p>0,000049</text:p>
          </table:table-cell>
          <table:table-cell table:style-name="ce11" table:content-validation-name="val3" office:value-type="float" office:value="39.9522" calcext:value-type="float">
            <text:p>39,9522</text:p>
          </table:table-cell>
          <table:table-cell table:style-name="ce11" table:content-validation-name="val3" office:value-type="float" office:value="0.000049" calcext:value-type="float">
            <text:p>0,000049</text:p>
          </table:table-cell>
          <table:table-cell table:style-name="ce11" table:content-validation-name="val3" office:value-type="float" office:value="39.9522" calcext:value-type="float">
            <text:p>39,9522</text:p>
          </table:table-cell>
          <table:table-cell table:style-name="ce11" table:content-validation-name="val3" office:value-type="float" office:value="0.000048" calcext:value-type="float">
            <text:p>0,000048</text:p>
          </table:table-cell>
          <table:table-cell table:style-name="ce11" table:content-validation-name="val3" office:value-type="float" office:value="39.9522" calcext:value-type="float">
            <text:p>39,9522</text:p>
          </table:table-cell>
          <table:table-cell table:style-name="ce11" table:content-validation-name="val3" office:value-type="float" office:value="0.000054" calcext:value-type="float">
            <text:p>0,000054</text:p>
          </table:table-cell>
          <table:table-cell table:style-name="ce11" table:content-validation-name="val3" office:value-type="float" office:value="39.9522" calcext:value-type="float">
            <text:p>39,9522</text:p>
          </table:table-cell>
          <table:table-cell table:style-name="ce11" table:content-validation-name="val3" office:value-type="float" office:value="0.000047" calcext:value-type="float">
            <text:p>0,000047</text:p>
          </table:table-cell>
          <table:table-cell table:style-name="ce11" table:content-validation-name="val3" office:value-type="float" office:value="39.9522" calcext:value-type="float">
            <text:p>39,9522</text:p>
          </table:table-cell>
          <table:table-cell table:style-name="ce11" table:content-validation-name="val3" office:value-type="float" office:value="0.000048" calcext:value-type="float">
            <text:p>0,000048</text:p>
          </table:table-cell>
          <table:table-cell table:style-name="ce11" table:content-validation-name="val3" office:value-type="float" office:value="39.9522" calcext:value-type="float">
            <text:p>39,9522</text:p>
          </table:table-cell>
          <table:table-cell table:style-name="ce11" table:content-validation-name="val3" office:value-type="float" office:value="0.000047" calcext:value-type="float">
            <text:p>0,000047</text:p>
          </table:table-cell>
          <table:table-cell table:number-columns-repeated="1003"/>
        </table:table-row>
        <table:table-row table:style-name="ro2">
          <table:table-cell table:style-name="ce8" table:formula="of:=[$'Nomes de arquivos'.A5]" office:value-type="string" office:string-value="GKD-a_04_n10_m02" calcext:value-type="string">
            <text:p>GKD-a_04_n10_m02</text:p>
          </table:table-cell>
          <table:table-cell table:style-name="ce11" table:content-validation-name="val3" office:value-type="float" office:value="64.0668" calcext:value-type="float">
            <text:p>64,0668</text:p>
          </table:table-cell>
          <table:table-cell table:style-name="ce11" table:content-validation-name="val3" office:value-type="float" office:value="0.000048" calcext:value-type="float">
            <text:p>0,000048</text:p>
          </table:table-cell>
          <table:table-cell table:style-name="ce11" table:content-validation-name="val3" office:value-type="float" office:value="64.0668" calcext:value-type="float">
            <text:p>64,0668</text:p>
          </table:table-cell>
          <table:table-cell table:style-name="ce11" table:content-validation-name="val3" office:value-type="float" office:value="0.000049" calcext:value-type="float">
            <text:p>0,000049</text:p>
          </table:table-cell>
          <table:table-cell table:style-name="ce11" table:content-validation-name="val3" office:value-type="float" office:value="64.0668" calcext:value-type="float">
            <text:p>64,0668</text:p>
          </table:table-cell>
          <table:table-cell table:style-name="ce11" table:content-validation-name="val3" office:value-type="float" office:value="0.000048" calcext:value-type="float">
            <text:p>0,000048</text:p>
          </table:table-cell>
          <table:table-cell table:style-name="ce11" table:content-validation-name="val3" office:value-type="float" office:value="64.0668" calcext:value-type="float">
            <text:p>64,0668</text:p>
          </table:table-cell>
          <table:table-cell table:style-name="ce11" table:content-validation-name="val3" office:value-type="float" office:value="0.000048" calcext:value-type="float">
            <text:p>0,000048</text:p>
          </table:table-cell>
          <table:table-cell table:style-name="ce11" table:content-validation-name="val3" office:value-type="float" office:value="64.0668" calcext:value-type="float">
            <text:p>64,0668</text:p>
          </table:table-cell>
          <table:table-cell table:style-name="ce11" table:content-validation-name="val3" office:value-type="float" office:value="0.00005" calcext:value-type="float">
            <text:p>0,00005</text:p>
          </table:table-cell>
          <table:table-cell table:style-name="ce11" table:content-validation-name="val3" office:value-type="float" office:value="64.0668" calcext:value-type="float">
            <text:p>64,0668</text:p>
          </table:table-cell>
          <table:table-cell table:style-name="ce11" table:content-validation-name="val3" office:value-type="float" office:value="0.00005" calcext:value-type="float">
            <text:p>0,00005</text:p>
          </table:table-cell>
          <table:table-cell table:style-name="ce11" table:content-validation-name="val3" office:value-type="float" office:value="64.0668" calcext:value-type="float">
            <text:p>64,0668</text:p>
          </table:table-cell>
          <table:table-cell table:style-name="ce11" table:content-validation-name="val3" office:value-type="float" office:value="0.000047" calcext:value-type="float">
            <text:p>0,000047</text:p>
          </table:table-cell>
          <table:table-cell table:style-name="ce11" table:content-validation-name="val3" office:value-type="float" office:value="64.0668" calcext:value-type="float">
            <text:p>64,0668</text:p>
          </table:table-cell>
          <table:table-cell table:style-name="ce11" table:content-validation-name="val3" office:value-type="float" office:value="0.000049" calcext:value-type="float">
            <text:p>0,000049</text:p>
          </table:table-cell>
          <table:table-cell table:style-name="ce11" table:content-validation-name="val3" office:value-type="float" office:value="64.0668" calcext:value-type="float">
            <text:p>64,0668</text:p>
          </table:table-cell>
          <table:table-cell table:style-name="ce11" table:content-validation-name="val3" office:value-type="float" office:value="0.000049" calcext:value-type="float">
            <text:p>0,000049</text:p>
          </table:table-cell>
          <table:table-cell table:style-name="ce11" table:content-validation-name="val3" office:value-type="float" office:value="64.0668" calcext:value-type="float">
            <text:p>64,0668</text:p>
          </table:table-cell>
          <table:table-cell table:style-name="ce11" table:content-validation-name="val3" office:value-type="float" office:value="0.000049" calcext:value-type="float">
            <text:p>0,000049</text:p>
          </table:table-cell>
          <table:table-cell table:number-columns-repeated="1003"/>
        </table:table-row>
        <table:table-row table:style-name="ro2">
          <table:table-cell table:style-name="ce8" table:formula="of:=[$'Nomes de arquivos'.A6]" office:value-type="string" office:string-value="GKD-a_05_n10_m02" calcext:value-type="string">
            <text:p>GKD-a_05_n10_m02</text:p>
          </table:table-cell>
          <table:table-cell table:style-name="ce11" table:content-validation-name="val3" office:value-type="float" office:value="109.121" calcext:value-type="float">
            <text:p>109,121</text:p>
          </table:table-cell>
          <table:table-cell table:style-name="ce11" table:content-validation-name="val3" office:value-type="float" office:value="0.000046" calcext:value-type="float">
            <text:p>0,000046</text:p>
          </table:table-cell>
          <table:table-cell table:style-name="ce11" table:content-validation-name="val3" office:value-type="float" office:value="109.121" calcext:value-type="float">
            <text:p>109,121</text:p>
          </table:table-cell>
          <table:table-cell table:style-name="ce11" table:content-validation-name="val3" office:value-type="float" office:value="0.00005" calcext:value-type="float">
            <text:p>0,00005</text:p>
          </table:table-cell>
          <table:table-cell table:style-name="ce11" table:content-validation-name="val3" office:value-type="float" office:value="109.121" calcext:value-type="float">
            <text:p>109,121</text:p>
          </table:table-cell>
          <table:table-cell table:style-name="ce11" table:content-validation-name="val3" office:value-type="float" office:value="0.000045" calcext:value-type="float">
            <text:p>0,000045</text:p>
          </table:table-cell>
          <table:table-cell table:style-name="ce11" table:content-validation-name="val3" office:value-type="float" office:value="109.121" calcext:value-type="float">
            <text:p>109,121</text:p>
          </table:table-cell>
          <table:table-cell table:style-name="ce11" table:content-validation-name="val3" office:value-type="float" office:value="0.000047" calcext:value-type="float">
            <text:p>0,000047</text:p>
          </table:table-cell>
          <table:table-cell table:style-name="ce11" table:content-validation-name="val3" office:value-type="float" office:value="109.121" calcext:value-type="float">
            <text:p>109,121</text:p>
          </table:table-cell>
          <table:table-cell table:style-name="ce11" table:content-validation-name="val3" office:value-type="float" office:value="0.000048" calcext:value-type="float">
            <text:p>0,000048</text:p>
          </table:table-cell>
          <table:table-cell table:style-name="ce11" table:content-validation-name="val3" office:value-type="float" office:value="109.121" calcext:value-type="float">
            <text:p>109,121</text:p>
          </table:table-cell>
          <table:table-cell table:style-name="ce11" table:content-validation-name="val3" office:value-type="float" office:value="0.000053" calcext:value-type="float">
            <text:p>0,000053</text:p>
          </table:table-cell>
          <table:table-cell table:style-name="ce11" table:content-validation-name="val3" office:value-type="float" office:value="109.121" calcext:value-type="float">
            <text:p>109,121</text:p>
          </table:table-cell>
          <table:table-cell table:style-name="ce11" table:content-validation-name="val3" office:value-type="float" office:value="0.000047" calcext:value-type="float">
            <text:p>0,000047</text:p>
          </table:table-cell>
          <table:table-cell table:style-name="ce11" table:content-validation-name="val3" office:value-type="float" office:value="109.121" calcext:value-type="float">
            <text:p>109,121</text:p>
          </table:table-cell>
          <table:table-cell table:style-name="ce11" table:content-validation-name="val3" office:value-type="float" office:value="0.000047" calcext:value-type="float">
            <text:p>0,000047</text:p>
          </table:table-cell>
          <table:table-cell table:style-name="ce11" table:content-validation-name="val3" office:value-type="float" office:value="109.121" calcext:value-type="float">
            <text:p>109,121</text:p>
          </table:table-cell>
          <table:table-cell table:style-name="ce11" table:content-validation-name="val3" office:value-type="float" office:value="0.000046" calcext:value-type="float">
            <text:p>0,000046</text:p>
          </table:table-cell>
          <table:table-cell table:style-name="ce11" table:content-validation-name="val3" office:value-type="float" office:value="109.121" calcext:value-type="float">
            <text:p>109,121</text:p>
          </table:table-cell>
          <table:table-cell table:style-name="ce11" table:content-validation-name="val3" office:value-type="float" office:value="0.000047" calcext:value-type="float">
            <text:p>0,000047</text:p>
          </table:table-cell>
          <table:table-cell table:number-columns-repeated="1003"/>
        </table:table-row>
        <table:table-row table:style-name="ro2">
          <table:table-cell table:style-name="ce8" table:formula="of:=[$'Nomes de arquivos'.A7]" office:value-type="string" office:string-value="GKD-a_06_n10_m03" calcext:value-type="string">
            <text:p>GKD-a_06_n10_m03</text:p>
          </table:table-cell>
          <table:table-cell table:style-name="ce11" table:content-validation-name="val3" office:value-type="float" office:value="70.5777" calcext:value-type="float">
            <text:p>70,5777</text:p>
          </table:table-cell>
          <table:table-cell table:style-name="ce11" table:content-validation-name="val3" office:value-type="float" office:value="0.000061" calcext:value-type="float">
            <text:p>0,000061</text:p>
          </table:table-cell>
          <table:table-cell table:style-name="ce11" table:content-validation-name="val3" office:value-type="float" office:value="70.5777" calcext:value-type="float">
            <text:p>70,5777</text:p>
          </table:table-cell>
          <table:table-cell table:style-name="ce11" table:content-validation-name="val3" office:value-type="float" office:value="0.000062" calcext:value-type="float">
            <text:p>0,000062</text:p>
          </table:table-cell>
          <table:table-cell table:style-name="ce11" table:content-validation-name="val3" office:value-type="float" office:value="70.5777" calcext:value-type="float">
            <text:p>70,5777</text:p>
          </table:table-cell>
          <table:table-cell table:style-name="ce11" table:content-validation-name="val3" office:value-type="float" office:value="0.00006" calcext:value-type="float">
            <text:p>0,00006</text:p>
          </table:table-cell>
          <table:table-cell table:style-name="ce11" table:content-validation-name="val3" office:value-type="float" office:value="70.5777" calcext:value-type="float">
            <text:p>70,5777</text:p>
          </table:table-cell>
          <table:table-cell table:style-name="ce11" table:content-validation-name="val3" office:value-type="float" office:value="0.000059" calcext:value-type="float">
            <text:p>0,000059</text:p>
          </table:table-cell>
          <table:table-cell table:style-name="ce11" table:content-validation-name="val3" office:value-type="float" office:value="70.5777" calcext:value-type="float">
            <text:p>70,5777</text:p>
          </table:table-cell>
          <table:table-cell table:style-name="ce11" table:content-validation-name="val3" office:value-type="float" office:value="0.000059" calcext:value-type="float">
            <text:p>0,000059</text:p>
          </table:table-cell>
          <table:table-cell table:style-name="ce11" table:content-validation-name="val3" office:value-type="float" office:value="70.5777" calcext:value-type="float">
            <text:p>70,5777</text:p>
          </table:table-cell>
          <table:table-cell table:style-name="ce11" table:content-validation-name="val3" office:value-type="float" office:value="0.000059" calcext:value-type="float">
            <text:p>0,000059</text:p>
          </table:table-cell>
          <table:table-cell table:style-name="ce11" table:content-validation-name="val3" office:value-type="float" office:value="70.5777" calcext:value-type="float">
            <text:p>70,5777</text:p>
          </table:table-cell>
          <table:table-cell table:style-name="ce11" table:content-validation-name="val3" office:value-type="float" office:value="0.000062" calcext:value-type="float">
            <text:p>0,000062</text:p>
          </table:table-cell>
          <table:table-cell table:style-name="ce11" table:content-validation-name="val3" office:value-type="float" office:value="70.5777" calcext:value-type="float">
            <text:p>70,5777</text:p>
          </table:table-cell>
          <table:table-cell table:style-name="ce11" table:content-validation-name="val3" office:value-type="float" office:value="0.000062" calcext:value-type="float">
            <text:p>0,000062</text:p>
          </table:table-cell>
          <table:table-cell table:style-name="ce11" table:content-validation-name="val3" office:value-type="float" office:value="70.5777" calcext:value-type="float">
            <text:p>70,5777</text:p>
          </table:table-cell>
          <table:table-cell table:style-name="ce11" table:content-validation-name="val3" office:value-type="float" office:value="0.00006" calcext:value-type="float">
            <text:p>0,00006</text:p>
          </table:table-cell>
          <table:table-cell table:style-name="ce11" table:content-validation-name="val3" office:value-type="float" office:value="70.5777" calcext:value-type="float">
            <text:p>70,5777</text:p>
          </table:table-cell>
          <table:table-cell table:style-name="ce11" table:content-validation-name="val3" office:value-type="float" office:value="0.000062" calcext:value-type="float">
            <text:p>0,000062</text:p>
          </table:table-cell>
          <table:table-cell table:number-columns-repeated="1003"/>
        </table:table-row>
        <table:table-row table:style-name="ro2">
          <table:table-cell table:style-name="ce8" table:formula="of:=[$'Nomes de arquivos'.A8]" office:value-type="string" office:string-value="GKD-a_07_n10_m03" calcext:value-type="string">
            <text:p>GKD-a_07_n10_m03</text:p>
          </table:table-cell>
          <table:table-cell table:style-name="ce11" table:content-validation-name="val3" office:value-type="float" office:value="234.323" calcext:value-type="float">
            <text:p>234,323</text:p>
          </table:table-cell>
          <table:table-cell table:style-name="ce11" table:content-validation-name="val3" office:value-type="float" office:value="0.000059" calcext:value-type="float">
            <text:p>0,000059</text:p>
          </table:table-cell>
          <table:table-cell table:style-name="ce11" table:content-validation-name="val3" office:value-type="float" office:value="234.323" calcext:value-type="float">
            <text:p>234,323</text:p>
          </table:table-cell>
          <table:table-cell table:style-name="ce11" table:content-validation-name="val3" office:value-type="float" office:value="0.00006" calcext:value-type="float">
            <text:p>0,00006</text:p>
          </table:table-cell>
          <table:table-cell table:style-name="ce11" table:content-validation-name="val3" office:value-type="float" office:value="234.323" calcext:value-type="float">
            <text:p>234,323</text:p>
          </table:table-cell>
          <table:table-cell table:style-name="ce11" table:content-validation-name="val3" office:value-type="float" office:value="0.00006" calcext:value-type="float">
            <text:p>0,00006</text:p>
          </table:table-cell>
          <table:table-cell table:style-name="ce11" table:content-validation-name="val3" office:value-type="float" office:value="234.323" calcext:value-type="float">
            <text:p>234,323</text:p>
          </table:table-cell>
          <table:table-cell table:style-name="ce11" table:content-validation-name="val3" office:value-type="float" office:value="0.000062" calcext:value-type="float">
            <text:p>0,000062</text:p>
          </table:table-cell>
          <table:table-cell table:style-name="ce11" table:content-validation-name="val3" office:value-type="float" office:value="234.323" calcext:value-type="float">
            <text:p>234,323</text:p>
          </table:table-cell>
          <table:table-cell table:style-name="ce11" table:content-validation-name="val3" office:value-type="float" office:value="0.00006" calcext:value-type="float">
            <text:p>0,00006</text:p>
          </table:table-cell>
          <table:table-cell table:style-name="ce11" table:content-validation-name="val3" office:value-type="float" office:value="234.323" calcext:value-type="float">
            <text:p>234,323</text:p>
          </table:table-cell>
          <table:table-cell table:style-name="ce11" table:content-validation-name="val3" office:value-type="float" office:value="0.00006" calcext:value-type="float">
            <text:p>0,00006</text:p>
          </table:table-cell>
          <table:table-cell table:style-name="ce11" table:content-validation-name="val3" office:value-type="float" office:value="234.323" calcext:value-type="float">
            <text:p>234,323</text:p>
          </table:table-cell>
          <table:table-cell table:style-name="ce11" table:content-validation-name="val3" office:value-type="float" office:value="0.000059" calcext:value-type="float">
            <text:p>0,000059</text:p>
          </table:table-cell>
          <table:table-cell table:style-name="ce11" table:content-validation-name="val3" office:value-type="float" office:value="234.323" calcext:value-type="float">
            <text:p>234,323</text:p>
          </table:table-cell>
          <table:table-cell table:style-name="ce11" table:content-validation-name="val3" office:value-type="float" office:value="0.000059" calcext:value-type="float">
            <text:p>0,000059</text:p>
          </table:table-cell>
          <table:table-cell table:style-name="ce11" table:content-validation-name="val3" office:value-type="float" office:value="234.323" calcext:value-type="float">
            <text:p>234,323</text:p>
          </table:table-cell>
          <table:table-cell table:style-name="ce11" table:content-validation-name="val3" office:value-type="float" office:value="0.000059" calcext:value-type="float">
            <text:p>0,000059</text:p>
          </table:table-cell>
          <table:table-cell table:style-name="ce11" table:content-validation-name="val3" office:value-type="float" office:value="234.323" calcext:value-type="float">
            <text:p>234,323</text:p>
          </table:table-cell>
          <table:table-cell table:style-name="ce11" table:content-validation-name="val3" office:value-type="float" office:value="0.00006" calcext:value-type="float">
            <text:p>0,00006</text:p>
          </table:table-cell>
          <table:table-cell table:number-columns-repeated="1003"/>
        </table:table-row>
        <table:table-row table:style-name="ro2">
          <table:table-cell table:style-name="ce8" table:formula="of:=[$'Nomes de arquivos'.A9]" office:value-type="string" office:string-value="GKD-a_08_n10_m03" calcext:value-type="string">
            <text:p>GKD-a_08_n10_m03</text:p>
          </table:table-cell>
          <table:table-cell table:style-name="ce11" table:content-validation-name="val3" office:value-type="float" office:value="130.681" calcext:value-type="float">
            <text:p>130,681</text:p>
          </table:table-cell>
          <table:table-cell table:style-name="ce11" table:content-validation-name="val3" office:value-type="float" office:value="0.00006" calcext:value-type="float">
            <text:p>0,00006</text:p>
          </table:table-cell>
          <table:table-cell table:style-name="ce11" table:content-validation-name="val3" office:value-type="float" office:value="130.681" calcext:value-type="float">
            <text:p>130,681</text:p>
          </table:table-cell>
          <table:table-cell table:style-name="ce11" table:content-validation-name="val3" office:value-type="float" office:value="0.00006" calcext:value-type="float">
            <text:p>0,00006</text:p>
          </table:table-cell>
          <table:table-cell table:style-name="ce11" table:content-validation-name="val3" office:value-type="float" office:value="130.681" calcext:value-type="float">
            <text:p>130,681</text:p>
          </table:table-cell>
          <table:table-cell table:style-name="ce11" table:content-validation-name="val3" office:value-type="float" office:value="0.00006" calcext:value-type="float">
            <text:p>0,00006</text:p>
          </table:table-cell>
          <table:table-cell table:style-name="ce11" table:content-validation-name="val3" office:value-type="float" office:value="130.681" calcext:value-type="float">
            <text:p>130,681</text:p>
          </table:table-cell>
          <table:table-cell table:style-name="ce11" table:content-validation-name="val3" office:value-type="float" office:value="0.00006" calcext:value-type="float">
            <text:p>0,00006</text:p>
          </table:table-cell>
          <table:table-cell table:style-name="ce11" table:content-validation-name="val3" office:value-type="float" office:value="130.681" calcext:value-type="float">
            <text:p>130,681</text:p>
          </table:table-cell>
          <table:table-cell table:style-name="ce11" table:content-validation-name="val3" office:value-type="float" office:value="0.00006" calcext:value-type="float">
            <text:p>0,00006</text:p>
          </table:table-cell>
          <table:table-cell table:style-name="ce11" table:content-validation-name="val3" office:value-type="float" office:value="130.681" calcext:value-type="float">
            <text:p>130,681</text:p>
          </table:table-cell>
          <table:table-cell table:style-name="ce11" table:content-validation-name="val3" office:value-type="float" office:value="0.000073" calcext:value-type="float">
            <text:p>0,000073</text:p>
          </table:table-cell>
          <table:table-cell table:style-name="ce11" table:content-validation-name="val3" office:value-type="float" office:value="130.681" calcext:value-type="float">
            <text:p>130,681</text:p>
          </table:table-cell>
          <table:table-cell table:style-name="ce11" table:content-validation-name="val3" office:value-type="float" office:value="0.000058" calcext:value-type="float">
            <text:p>0,000058</text:p>
          </table:table-cell>
          <table:table-cell table:style-name="ce11" table:content-validation-name="val3" office:value-type="float" office:value="130.681" calcext:value-type="float">
            <text:p>130,681</text:p>
          </table:table-cell>
          <table:table-cell table:style-name="ce11" table:content-validation-name="val3" office:value-type="float" office:value="0.00006" calcext:value-type="float">
            <text:p>0,00006</text:p>
          </table:table-cell>
          <table:table-cell table:style-name="ce11" table:content-validation-name="val3" office:value-type="float" office:value="130.681" calcext:value-type="float">
            <text:p>130,681</text:p>
          </table:table-cell>
          <table:table-cell table:style-name="ce11" table:content-validation-name="val3" office:value-type="float" office:value="0.000059" calcext:value-type="float">
            <text:p>0,000059</text:p>
          </table:table-cell>
          <table:table-cell table:style-name="ce11" table:content-validation-name="val3" office:value-type="float" office:value="130.681" calcext:value-type="float">
            <text:p>130,681</text:p>
          </table:table-cell>
          <table:table-cell table:style-name="ce11" table:content-validation-name="val3" office:value-type="float" office:value="0.00006" calcext:value-type="float">
            <text:p>0,00006</text:p>
          </table:table-cell>
          <table:table-cell table:number-columns-repeated="1003"/>
        </table:table-row>
        <table:table-row table:style-name="ro2">
          <table:table-cell table:style-name="ce8" table:formula="of:=[$'Nomes de arquivos'.A10]" office:value-type="string" office:string-value="GKD-a_09_n10_m03" calcext:value-type="string">
            <text:p>GKD-a_09_n10_m03</text:p>
          </table:table-cell>
          <table:table-cell table:style-name="ce11" table:content-validation-name="val3" office:value-type="float" office:value="298.872" calcext:value-type="float">
            <text:p>298,872</text:p>
          </table:table-cell>
          <table:table-cell table:style-name="ce11" table:content-validation-name="val3" office:value-type="float" office:value="0.000061" calcext:value-type="float">
            <text:p>0,000061</text:p>
          </table:table-cell>
          <table:table-cell table:style-name="ce11" table:content-validation-name="val3" office:value-type="float" office:value="298.872" calcext:value-type="float">
            <text:p>298,872</text:p>
          </table:table-cell>
          <table:table-cell table:style-name="ce11" table:content-validation-name="val3" office:value-type="float" office:value="0.000061" calcext:value-type="float">
            <text:p>0,000061</text:p>
          </table:table-cell>
          <table:table-cell table:style-name="ce11" table:content-validation-name="val3" office:value-type="float" office:value="298.872" calcext:value-type="float">
            <text:p>298,872</text:p>
          </table:table-cell>
          <table:table-cell table:style-name="ce11" table:content-validation-name="val3" office:value-type="float" office:value="0.000064" calcext:value-type="float">
            <text:p>0,000064</text:p>
          </table:table-cell>
          <table:table-cell table:style-name="ce11" table:content-validation-name="val3" office:value-type="float" office:value="298.872" calcext:value-type="float">
            <text:p>298,872</text:p>
          </table:table-cell>
          <table:table-cell table:style-name="ce11" table:content-validation-name="val3" office:value-type="float" office:value="0.000061" calcext:value-type="float">
            <text:p>0,000061</text:p>
          </table:table-cell>
          <table:table-cell table:style-name="ce11" table:content-validation-name="val3" office:value-type="float" office:value="298.872" calcext:value-type="float">
            <text:p>298,872</text:p>
          </table:table-cell>
          <table:table-cell table:style-name="ce11" table:content-validation-name="val3" office:value-type="float" office:value="0.000059" calcext:value-type="float">
            <text:p>0,000059</text:p>
          </table:table-cell>
          <table:table-cell table:style-name="ce11" table:content-validation-name="val3" office:value-type="float" office:value="298.872" calcext:value-type="float">
            <text:p>298,872</text:p>
          </table:table-cell>
          <table:table-cell table:style-name="ce11" table:content-validation-name="val3" office:value-type="float" office:value="0.00006" calcext:value-type="float">
            <text:p>0,00006</text:p>
          </table:table-cell>
          <table:table-cell table:style-name="ce11" table:content-validation-name="val3" office:value-type="float" office:value="298.872" calcext:value-type="float">
            <text:p>298,872</text:p>
          </table:table-cell>
          <table:table-cell table:style-name="ce11" table:content-validation-name="val3" office:value-type="float" office:value="0.000058" calcext:value-type="float">
            <text:p>0,000058</text:p>
          </table:table-cell>
          <table:table-cell table:style-name="ce11" table:content-validation-name="val3" office:value-type="float" office:value="298.872" calcext:value-type="float">
            <text:p>298,872</text:p>
          </table:table-cell>
          <table:table-cell table:style-name="ce11" table:content-validation-name="val3" office:value-type="float" office:value="0.00006" calcext:value-type="float">
            <text:p>0,00006</text:p>
          </table:table-cell>
          <table:table-cell table:style-name="ce11" table:content-validation-name="val3" office:value-type="float" office:value="298.872" calcext:value-type="float">
            <text:p>298,872</text:p>
          </table:table-cell>
          <table:table-cell table:style-name="ce11" table:content-validation-name="val3" office:value-type="float" office:value="0.000059" calcext:value-type="float">
            <text:p>0,000059</text:p>
          </table:table-cell>
          <table:table-cell table:style-name="ce11" table:content-validation-name="val3" office:value-type="float" office:value="298.872" calcext:value-type="float">
            <text:p>298,872</text:p>
          </table:table-cell>
          <table:table-cell table:style-name="ce11" table:content-validation-name="val3" office:value-type="float" office:value="0.000061" calcext:value-type="float">
            <text:p>0,000061</text:p>
          </table:table-cell>
          <table:table-cell table:number-columns-repeated="1003"/>
        </table:table-row>
        <table:table-row table:style-name="ro2">
          <table:table-cell table:style-name="ce8" table:formula="of:=[$'Nomes de arquivos'.A11]" office:value-type="string" office:string-value="GKD-a_10_n10_m03" calcext:value-type="string">
            <text:p>GKD-a_10_n10_m03</text:p>
          </table:table-cell>
          <table:table-cell table:style-name="ce11" table:content-validation-name="val3" office:value-type="float" office:value="265.168" calcext:value-type="float">
            <text:p>265,168</text:p>
          </table:table-cell>
          <table:table-cell table:style-name="ce11" table:content-validation-name="val3" office:value-type="float" office:value="0.00006" calcext:value-type="float">
            <text:p>0,00006</text:p>
          </table:table-cell>
          <table:table-cell table:style-name="ce11" table:content-validation-name="val3" office:value-type="float" office:value="265.168" calcext:value-type="float">
            <text:p>265,168</text:p>
          </table:table-cell>
          <table:table-cell table:style-name="ce11" table:content-validation-name="val3" office:value-type="float" office:value="0.000059" calcext:value-type="float">
            <text:p>0,000059</text:p>
          </table:table-cell>
          <table:table-cell table:style-name="ce11" table:content-validation-name="val3" office:value-type="float" office:value="265.168" calcext:value-type="float">
            <text:p>265,168</text:p>
          </table:table-cell>
          <table:table-cell table:style-name="ce11" table:content-validation-name="val3" office:value-type="float" office:value="0.000061" calcext:value-type="float">
            <text:p>0,000061</text:p>
          </table:table-cell>
          <table:table-cell table:style-name="ce11" table:content-validation-name="val3" office:value-type="float" office:value="265.168" calcext:value-type="float">
            <text:p>265,168</text:p>
          </table:table-cell>
          <table:table-cell table:style-name="ce11" table:content-validation-name="val3" office:value-type="float" office:value="0.000059" calcext:value-type="float">
            <text:p>0,000059</text:p>
          </table:table-cell>
          <table:table-cell table:style-name="ce11" table:content-validation-name="val3" office:value-type="float" office:value="265.168" calcext:value-type="float">
            <text:p>265,168</text:p>
          </table:table-cell>
          <table:table-cell table:style-name="ce11" table:content-validation-name="val3" office:value-type="float" office:value="0.000059" calcext:value-type="float">
            <text:p>0,000059</text:p>
          </table:table-cell>
          <table:table-cell table:style-name="ce11" table:content-validation-name="val3" office:value-type="float" office:value="265.168" calcext:value-type="float">
            <text:p>265,168</text:p>
          </table:table-cell>
          <table:table-cell table:style-name="ce11" table:content-validation-name="val3" office:value-type="float" office:value="0.00006" calcext:value-type="float">
            <text:p>0,00006</text:p>
          </table:table-cell>
          <table:table-cell table:style-name="ce11" table:content-validation-name="val3" office:value-type="float" office:value="265.168" calcext:value-type="float">
            <text:p>265,168</text:p>
          </table:table-cell>
          <table:table-cell table:style-name="ce11" table:content-validation-name="val3" office:value-type="float" office:value="0.00006" calcext:value-type="float">
            <text:p>0,00006</text:p>
          </table:table-cell>
          <table:table-cell table:style-name="ce11" table:content-validation-name="val3" office:value-type="float" office:value="265.168" calcext:value-type="float">
            <text:p>265,168</text:p>
          </table:table-cell>
          <table:table-cell table:style-name="ce11" table:content-validation-name="val3" office:value-type="float" office:value="0.000058" calcext:value-type="float">
            <text:p>0,000058</text:p>
          </table:table-cell>
          <table:table-cell table:style-name="ce11" table:content-validation-name="val3" office:value-type="float" office:value="265.168" calcext:value-type="float">
            <text:p>265,168</text:p>
          </table:table-cell>
          <table:table-cell table:style-name="ce11" table:content-validation-name="val3" office:value-type="float" office:value="0.000059" calcext:value-type="float">
            <text:p>0,000059</text:p>
          </table:table-cell>
          <table:table-cell table:style-name="ce11" table:content-validation-name="val3" office:value-type="float" office:value="265.168" calcext:value-type="float">
            <text:p>265,168</text:p>
          </table:table-cell>
          <table:table-cell table:style-name="ce11" table:content-validation-name="val3" office:value-type="float" office:value="0.000059" calcext:value-type="float">
            <text:p>0,000059</text:p>
          </table:table-cell>
          <table:table-cell table:number-columns-repeated="1003"/>
        </table:table-row>
        <table:table-row table:style-name="ro2">
          <table:table-cell table:style-name="ce8" table:formula="of:=[$'Nomes de arquivos'.A12]" office:value-type="string" office:string-value="GKD-a_11_n10_m04" calcext:value-type="string">
            <text:p>GKD-a_11_n10_m04</text:p>
          </table:table-cell>
          <table:table-cell table:style-name="ce11" table:content-validation-name="val3" office:value-type="float" office:value="313.553" calcext:value-type="float">
            <text:p>313,553</text:p>
          </table:table-cell>
          <table:table-cell table:style-name="ce11" table:content-validation-name="val3" office:value-type="float" office:value="0.000073" calcext:value-type="float">
            <text:p>0,000073</text:p>
          </table:table-cell>
          <table:table-cell table:style-name="ce11" table:content-validation-name="val3" office:value-type="float" office:value="313.553" calcext:value-type="float">
            <text:p>313,553</text:p>
          </table:table-cell>
          <table:table-cell table:style-name="ce11" table:content-validation-name="val3" office:value-type="float" office:value="0.000072" calcext:value-type="float">
            <text:p>0,000072</text:p>
          </table:table-cell>
          <table:table-cell table:style-name="ce11" table:content-validation-name="val3" office:value-type="float" office:value="313.553" calcext:value-type="float">
            <text:p>313,553</text:p>
          </table:table-cell>
          <table:table-cell table:style-name="ce11" table:content-validation-name="val3" office:value-type="float" office:value="0.000073" calcext:value-type="float">
            <text:p>0,000073</text:p>
          </table:table-cell>
          <table:table-cell table:style-name="ce11" table:content-validation-name="val3" office:value-type="float" office:value="313.553" calcext:value-type="float">
            <text:p>313,553</text:p>
          </table:table-cell>
          <table:table-cell table:style-name="ce11" table:content-validation-name="val3" office:value-type="float" office:value="0.000071" calcext:value-type="float">
            <text:p>0,000071</text:p>
          </table:table-cell>
          <table:table-cell table:style-name="ce11" table:content-validation-name="val3" office:value-type="float" office:value="313.553" calcext:value-type="float">
            <text:p>313,553</text:p>
          </table:table-cell>
          <table:table-cell table:style-name="ce11" table:content-validation-name="val3" office:value-type="float" office:value="0.000072" calcext:value-type="float">
            <text:p>0,000072</text:p>
          </table:table-cell>
          <table:table-cell table:style-name="ce11" table:content-validation-name="val3" office:value-type="float" office:value="313.553" calcext:value-type="float">
            <text:p>313,553</text:p>
          </table:table-cell>
          <table:table-cell table:style-name="ce11" table:content-validation-name="val3" office:value-type="float" office:value="0.000072" calcext:value-type="float">
            <text:p>0,000072</text:p>
          </table:table-cell>
          <table:table-cell table:style-name="ce11" table:content-validation-name="val3" office:value-type="float" office:value="313.553" calcext:value-type="float">
            <text:p>313,553</text:p>
          </table:table-cell>
          <table:table-cell table:style-name="ce11" table:content-validation-name="val3" office:value-type="float" office:value="0.000073" calcext:value-type="float">
            <text:p>0,000073</text:p>
          </table:table-cell>
          <table:table-cell table:style-name="ce11" table:content-validation-name="val3" office:value-type="float" office:value="313.553" calcext:value-type="float">
            <text:p>313,553</text:p>
          </table:table-cell>
          <table:table-cell table:style-name="ce11" table:content-validation-name="val3" office:value-type="float" office:value="0.000077" calcext:value-type="float">
            <text:p>0,000077</text:p>
          </table:table-cell>
          <table:table-cell table:style-name="ce11" table:content-validation-name="val3" office:value-type="float" office:value="313.553" calcext:value-type="float">
            <text:p>313,553</text:p>
          </table:table-cell>
          <table:table-cell table:style-name="ce11" table:content-validation-name="val3" office:value-type="float" office:value="0.000073" calcext:value-type="float">
            <text:p>0,000073</text:p>
          </table:table-cell>
          <table:table-cell table:style-name="ce11" table:content-validation-name="val3" office:value-type="float" office:value="313.553" calcext:value-type="float">
            <text:p>313,553</text:p>
          </table:table-cell>
          <table:table-cell table:style-name="ce11" table:content-validation-name="val3" office:value-type="float" office:value="0.000072" calcext:value-type="float">
            <text:p>0,000072</text:p>
          </table:table-cell>
          <table:table-cell table:number-columns-repeated="1003"/>
        </table:table-row>
        <table:table-row table:style-name="ro2">
          <table:table-cell table:style-name="ce8" table:formula="of:=[$'Nomes de arquivos'.A13]" office:value-type="string" office:string-value="GKD-a_12_n10_m04" calcext:value-type="string">
            <text:p>GKD-a_12_n10_m04</text:p>
          </table:table-cell>
          <table:table-cell table:style-name="ce11" table:content-validation-name="val3" office:value-type="float" office:value="776.953" calcext:value-type="float">
            <text:p>776,953</text:p>
          </table:table-cell>
          <table:table-cell table:style-name="ce11" table:content-validation-name="val3" office:value-type="float" office:value="0.000068" calcext:value-type="float">
            <text:p>0,000068</text:p>
          </table:table-cell>
          <table:table-cell table:style-name="ce11" table:content-validation-name="val3" office:value-type="float" office:value="776.953" calcext:value-type="float">
            <text:p>776,953</text:p>
          </table:table-cell>
          <table:table-cell table:style-name="ce11" table:content-validation-name="val3" office:value-type="float" office:value="0.000069" calcext:value-type="float">
            <text:p>0,000069</text:p>
          </table:table-cell>
          <table:table-cell table:style-name="ce11" table:content-validation-name="val3" office:value-type="float" office:value="776.953" calcext:value-type="float">
            <text:p>776,953</text:p>
          </table:table-cell>
          <table:table-cell table:style-name="ce11" table:content-validation-name="val3" office:value-type="float" office:value="0.000067" calcext:value-type="float">
            <text:p>0,000067</text:p>
          </table:table-cell>
          <table:table-cell table:style-name="ce11" table:content-validation-name="val3" office:value-type="float" office:value="776.953" calcext:value-type="float">
            <text:p>776,953</text:p>
          </table:table-cell>
          <table:table-cell table:style-name="ce11" table:content-validation-name="val3" office:value-type="float" office:value="0.00007" calcext:value-type="float">
            <text:p>0,00007</text:p>
          </table:table-cell>
          <table:table-cell table:style-name="ce11" table:content-validation-name="val3" office:value-type="float" office:value="776.953" calcext:value-type="float">
            <text:p>776,953</text:p>
          </table:table-cell>
          <table:table-cell table:style-name="ce11" table:content-validation-name="val3" office:value-type="float" office:value="0.000068" calcext:value-type="float">
            <text:p>0,000068</text:p>
          </table:table-cell>
          <table:table-cell table:style-name="ce11" table:content-validation-name="val3" office:value-type="float" office:value="776.953" calcext:value-type="float">
            <text:p>776,953</text:p>
          </table:table-cell>
          <table:table-cell table:style-name="ce11" table:content-validation-name="val3" office:value-type="float" office:value="0.000069" calcext:value-type="float">
            <text:p>0,000069</text:p>
          </table:table-cell>
          <table:table-cell table:style-name="ce11" table:content-validation-name="val3" office:value-type="float" office:value="776.953" calcext:value-type="float">
            <text:p>776,953</text:p>
          </table:table-cell>
          <table:table-cell table:style-name="ce11" table:content-validation-name="val3" office:value-type="float" office:value="0.000068" calcext:value-type="float">
            <text:p>0,000068</text:p>
          </table:table-cell>
          <table:table-cell table:style-name="ce11" table:content-validation-name="val3" office:value-type="float" office:value="776.953" calcext:value-type="float">
            <text:p>776,953</text:p>
          </table:table-cell>
          <table:table-cell table:style-name="ce11" table:content-validation-name="val3" office:value-type="float" office:value="0.00007" calcext:value-type="float">
            <text:p>0,00007</text:p>
          </table:table-cell>
          <table:table-cell table:style-name="ce11" table:content-validation-name="val3" office:value-type="float" office:value="776.953" calcext:value-type="float">
            <text:p>776,953</text:p>
          </table:table-cell>
          <table:table-cell table:style-name="ce11" table:content-validation-name="val3" office:value-type="float" office:value="0.000069" calcext:value-type="float">
            <text:p>0,000069</text:p>
          </table:table-cell>
          <table:table-cell table:style-name="ce11" table:content-validation-name="val3" office:value-type="float" office:value="776.953" calcext:value-type="float">
            <text:p>776,953</text:p>
          </table:table-cell>
          <table:table-cell table:style-name="ce11" table:content-validation-name="val3" office:value-type="float" office:value="0.000067" calcext:value-type="float">
            <text:p>0,000067</text:p>
          </table:table-cell>
          <table:table-cell table:number-columns-repeated="1003"/>
        </table:table-row>
        <table:table-row table:style-name="ro2">
          <table:table-cell table:style-name="ce8" table:formula="of:=[$'Nomes de arquivos'.A14]" office:value-type="string" office:string-value="GKD-a_13_n10_m04" calcext:value-type="string">
            <text:p>GKD-a_13_n10_m04</text:p>
          </table:table-cell>
          <table:table-cell table:style-name="ce11" table:content-validation-name="val3" office:value-type="float" office:value="383.613" calcext:value-type="float">
            <text:p>383,613</text:p>
          </table:table-cell>
          <table:table-cell table:style-name="ce11" table:content-validation-name="val3" office:value-type="float" office:value="0.000072" calcext:value-type="float">
            <text:p>0,000072</text:p>
          </table:table-cell>
          <table:table-cell table:style-name="ce11" table:content-validation-name="val3" office:value-type="float" office:value="383.613" calcext:value-type="float">
            <text:p>383,613</text:p>
          </table:table-cell>
          <table:table-cell table:style-name="ce11" table:content-validation-name="val3" office:value-type="float" office:value="0.000072" calcext:value-type="float">
            <text:p>0,000072</text:p>
          </table:table-cell>
          <table:table-cell table:style-name="ce11" table:content-validation-name="val3" office:value-type="float" office:value="383.613" calcext:value-type="float">
            <text:p>383,613</text:p>
          </table:table-cell>
          <table:table-cell table:style-name="ce11" table:content-validation-name="val3" office:value-type="float" office:value="0.00007" calcext:value-type="float">
            <text:p>0,00007</text:p>
          </table:table-cell>
          <table:table-cell table:style-name="ce11" table:content-validation-name="val3" office:value-type="float" office:value="383.613" calcext:value-type="float">
            <text:p>383,613</text:p>
          </table:table-cell>
          <table:table-cell table:style-name="ce11" table:content-validation-name="val3" office:value-type="float" office:value="0.000074" calcext:value-type="float">
            <text:p>0,000074</text:p>
          </table:table-cell>
          <table:table-cell table:style-name="ce11" table:content-validation-name="val3" office:value-type="float" office:value="383.613" calcext:value-type="float">
            <text:p>383,613</text:p>
          </table:table-cell>
          <table:table-cell table:style-name="ce11" table:content-validation-name="val3" office:value-type="float" office:value="0.000072" calcext:value-type="float">
            <text:p>0,000072</text:p>
          </table:table-cell>
          <table:table-cell table:style-name="ce11" table:content-validation-name="val3" office:value-type="float" office:value="383.613" calcext:value-type="float">
            <text:p>383,613</text:p>
          </table:table-cell>
          <table:table-cell table:style-name="ce11" table:content-validation-name="val3" office:value-type="float" office:value="0.000072" calcext:value-type="float">
            <text:p>0,000072</text:p>
          </table:table-cell>
          <table:table-cell table:style-name="ce11" table:content-validation-name="val3" office:value-type="float" office:value="383.613" calcext:value-type="float">
            <text:p>383,613</text:p>
          </table:table-cell>
          <table:table-cell table:style-name="ce11" table:content-validation-name="val3" office:value-type="float" office:value="0.000073" calcext:value-type="float">
            <text:p>0,000073</text:p>
          </table:table-cell>
          <table:table-cell table:style-name="ce11" table:content-validation-name="val3" office:value-type="float" office:value="383.613" calcext:value-type="float">
            <text:p>383,613</text:p>
          </table:table-cell>
          <table:table-cell table:style-name="ce11" table:content-validation-name="val3" office:value-type="float" office:value="0.000073" calcext:value-type="float">
            <text:p>0,000073</text:p>
          </table:table-cell>
          <table:table-cell table:style-name="ce11" table:content-validation-name="val3" office:value-type="float" office:value="383.613" calcext:value-type="float">
            <text:p>383,613</text:p>
          </table:table-cell>
          <table:table-cell table:style-name="ce11" table:content-validation-name="val3" office:value-type="float" office:value="0.000074" calcext:value-type="float">
            <text:p>0,000074</text:p>
          </table:table-cell>
          <table:table-cell table:style-name="ce11" table:content-validation-name="val3" office:value-type="float" office:value="384.835" calcext:value-type="float">
            <text:p>384,835</text:p>
          </table:table-cell>
          <table:table-cell table:style-name="ce11" table:content-validation-name="val3" office:value-type="float" office:value="0.000072" calcext:value-type="float">
            <text:p>0,000072</text:p>
          </table:table-cell>
          <table:table-cell table:number-columns-repeated="1003"/>
        </table:table-row>
        <table:table-row table:style-name="ro2">
          <table:table-cell table:style-name="ce8" table:formula="of:=[$'Nomes de arquivos'.A15]" office:value-type="string" office:string-value="GKD-a_14_n10_m04" calcext:value-type="string">
            <text:p>GKD-a_14_n10_m04</text:p>
          </table:table-cell>
          <table:table-cell table:style-name="ce11" table:content-validation-name="val3" office:value-type="float" office:value="706.428" calcext:value-type="float">
            <text:p>706,428</text:p>
          </table:table-cell>
          <table:table-cell table:style-name="ce11" table:content-validation-name="val3" office:value-type="float" office:value="0.000076" calcext:value-type="float">
            <text:p>0,000076</text:p>
          </table:table-cell>
          <table:table-cell table:style-name="ce11" table:content-validation-name="val3" office:value-type="float" office:value="706.428" calcext:value-type="float">
            <text:p>706,428</text:p>
          </table:table-cell>
          <table:table-cell table:style-name="ce11" table:content-validation-name="val3" office:value-type="float" office:value="0.000069" calcext:value-type="float">
            <text:p>0,000069</text:p>
          </table:table-cell>
          <table:table-cell table:style-name="ce11" table:content-validation-name="val3" office:value-type="float" office:value="706.428" calcext:value-type="float">
            <text:p>706,428</text:p>
          </table:table-cell>
          <table:table-cell table:style-name="ce11" table:content-validation-name="val3" office:value-type="float" office:value="0.000069" calcext:value-type="float">
            <text:p>0,000069</text:p>
          </table:table-cell>
          <table:table-cell table:style-name="ce11" table:content-validation-name="val3" office:value-type="float" office:value="706.428" calcext:value-type="float">
            <text:p>706,428</text:p>
          </table:table-cell>
          <table:table-cell table:style-name="ce11" table:content-validation-name="val3" office:value-type="float" office:value="0.000113" calcext:value-type="float">
            <text:p>0,000113</text:p>
          </table:table-cell>
          <table:table-cell table:style-name="ce11" table:content-validation-name="val3" office:value-type="float" office:value="706.428" calcext:value-type="float">
            <text:p>706,428</text:p>
          </table:table-cell>
          <table:table-cell table:style-name="ce11" table:content-validation-name="val3" office:value-type="float" office:value="0.000069" calcext:value-type="float">
            <text:p>0,000069</text:p>
          </table:table-cell>
          <table:table-cell table:style-name="ce11" table:content-validation-name="val3" office:value-type="float" office:value="706.428" calcext:value-type="float">
            <text:p>706,428</text:p>
          </table:table-cell>
          <table:table-cell table:style-name="ce11" table:content-validation-name="val3" office:value-type="float" office:value="0.00007" calcext:value-type="float">
            <text:p>0,00007</text:p>
          </table:table-cell>
          <table:table-cell table:style-name="ce11" table:content-validation-name="val3" office:value-type="float" office:value="706.428" calcext:value-type="float">
            <text:p>706,428</text:p>
          </table:table-cell>
          <table:table-cell table:style-name="ce11" table:content-validation-name="val3" office:value-type="float" office:value="0.000069" calcext:value-type="float">
            <text:p>0,000069</text:p>
          </table:table-cell>
          <table:table-cell table:style-name="ce11" table:content-validation-name="val3" office:value-type="float" office:value="706.428" calcext:value-type="float">
            <text:p>706,428</text:p>
          </table:table-cell>
          <table:table-cell table:style-name="ce11" table:content-validation-name="val3" office:value-type="float" office:value="0.000071" calcext:value-type="float">
            <text:p>0,000071</text:p>
          </table:table-cell>
          <table:table-cell table:style-name="ce11" table:content-validation-name="val3" office:value-type="float" office:value="706.428" calcext:value-type="float">
            <text:p>706,428</text:p>
          </table:table-cell>
          <table:table-cell table:style-name="ce11" table:content-validation-name="val3" office:value-type="float" office:value="0.000068" calcext:value-type="float">
            <text:p>0,000068</text:p>
          </table:table-cell>
          <table:table-cell table:style-name="ce11" table:content-validation-name="val3" office:value-type="float" office:value="706.428" calcext:value-type="float">
            <text:p>706,428</text:p>
          </table:table-cell>
          <table:table-cell table:style-name="ce11" table:content-validation-name="val3" office:value-type="float" office:value="0.000067" calcext:value-type="float">
            <text:p>0,000067</text:p>
          </table:table-cell>
          <table:table-cell table:number-columns-repeated="1003"/>
        </table:table-row>
        <table:table-row table:style-name="ro2">
          <table:table-cell table:style-name="ce8" table:formula="of:=[$'Nomes de arquivos'.A16]" office:value-type="string" office:string-value="GKD-a_15_n10_m04" calcext:value-type="string">
            <text:p>GKD-a_15_n10_m04</text:p>
          </table:table-cell>
          <table:table-cell table:style-name="ce11" table:content-validation-name="val3" office:value-type="float" office:value="921.795" calcext:value-type="float">
            <text:p>921,795</text:p>
          </table:table-cell>
          <table:table-cell table:style-name="ce11" table:content-validation-name="val3" office:value-type="float" office:value="0.000075" calcext:value-type="float">
            <text:p>0,000075</text:p>
          </table:table-cell>
          <table:table-cell table:style-name="ce11" table:content-validation-name="val3" office:value-type="float" office:value="921.795" calcext:value-type="float">
            <text:p>921,795</text:p>
          </table:table-cell>
          <table:table-cell table:style-name="ce11" table:content-validation-name="val3" office:value-type="float" office:value="0.000069" calcext:value-type="float">
            <text:p>0,000069</text:p>
          </table:table-cell>
          <table:table-cell table:style-name="ce11" table:content-validation-name="val3" office:value-type="float" office:value="921.795" calcext:value-type="float">
            <text:p>921,795</text:p>
          </table:table-cell>
          <table:table-cell table:style-name="ce11" table:content-validation-name="val3" office:value-type="float" office:value="0.000069" calcext:value-type="float">
            <text:p>0,000069</text:p>
          </table:table-cell>
          <table:table-cell table:style-name="ce11" table:content-validation-name="val3" office:value-type="float" office:value="921.795" calcext:value-type="float">
            <text:p>921,795</text:p>
          </table:table-cell>
          <table:table-cell table:style-name="ce11" table:content-validation-name="val3" office:value-type="float" office:value="0.00007" calcext:value-type="float">
            <text:p>0,00007</text:p>
          </table:table-cell>
          <table:table-cell table:style-name="ce11" table:content-validation-name="val3" office:value-type="float" office:value="921.795" calcext:value-type="float">
            <text:p>921,795</text:p>
          </table:table-cell>
          <table:table-cell table:style-name="ce11" table:content-validation-name="val3" office:value-type="float" office:value="0.000069" calcext:value-type="float">
            <text:p>0,000069</text:p>
          </table:table-cell>
          <table:table-cell table:style-name="ce11" table:content-validation-name="val3" office:value-type="float" office:value="921.795" calcext:value-type="float">
            <text:p>921,795</text:p>
          </table:table-cell>
          <table:table-cell table:style-name="ce11" table:content-validation-name="val3" office:value-type="float" office:value="0.000069" calcext:value-type="float">
            <text:p>0,000069</text:p>
          </table:table-cell>
          <table:table-cell table:style-name="ce11" table:content-validation-name="val3" office:value-type="float" office:value="921.795" calcext:value-type="float">
            <text:p>921,795</text:p>
          </table:table-cell>
          <table:table-cell table:style-name="ce11" table:content-validation-name="val3" office:value-type="float" office:value="0.000068" calcext:value-type="float">
            <text:p>0,000068</text:p>
          </table:table-cell>
          <table:table-cell table:style-name="ce11" table:content-validation-name="val3" office:value-type="float" office:value="921.795" calcext:value-type="float">
            <text:p>921,795</text:p>
          </table:table-cell>
          <table:table-cell table:style-name="ce11" table:content-validation-name="val3" office:value-type="float" office:value="0.000068" calcext:value-type="float">
            <text:p>0,000068</text:p>
          </table:table-cell>
          <table:table-cell table:style-name="ce11" table:content-validation-name="val3" office:value-type="float" office:value="921.795" calcext:value-type="float">
            <text:p>921,795</text:p>
          </table:table-cell>
          <table:table-cell table:style-name="ce11" table:content-validation-name="val3" office:value-type="float" office:value="0.00007" calcext:value-type="float">
            <text:p>0,00007</text:p>
          </table:table-cell>
          <table:table-cell table:style-name="ce11" table:content-validation-name="val3" office:value-type="float" office:value="921.795" calcext:value-type="float">
            <text:p>921,795</text:p>
          </table:table-cell>
          <table:table-cell table:style-name="ce11" table:content-validation-name="val3" office:value-type="float" office:value="0.000071" calcext:value-type="float">
            <text:p>0,000071</text:p>
          </table:table-cell>
          <table:table-cell table:number-columns-repeated="1003"/>
        </table:table-row>
        <table:table-row table:style-name="ro2">
          <table:table-cell table:style-name="ce8" table:formula="of:=[$'Nomes de arquivos'.A17]" office:value-type="string" office:string-value="GKD-a_16_n10_m06" calcext:value-type="string">
            <text:p>GKD-a_16_n10_m06</text:p>
          </table:table-cell>
          <table:table-cell table:style-name="ce11" table:content-validation-name="val3" office:value-type="float" office:value="1654.56" calcext:value-type="float">
            <text:p>1654,56</text:p>
          </table:table-cell>
          <table:table-cell table:style-name="ce11" table:content-validation-name="val3" office:value-type="float" office:value="0.000097" calcext:value-type="float">
            <text:p>0,000097</text:p>
          </table:table-cell>
          <table:table-cell table:style-name="ce11" table:content-validation-name="val3" office:value-type="float" office:value="1654.56" calcext:value-type="float">
            <text:p>1654,56</text:p>
          </table:table-cell>
          <table:table-cell table:style-name="ce11" table:content-validation-name="val3" office:value-type="float" office:value="0.000095" calcext:value-type="float">
            <text:p>0,000095</text:p>
          </table:table-cell>
          <table:table-cell table:style-name="ce11" table:content-validation-name="val3" office:value-type="float" office:value="1654.56" calcext:value-type="float">
            <text:p>1654,56</text:p>
          </table:table-cell>
          <table:table-cell table:style-name="ce11" table:content-validation-name="val3" office:value-type="float" office:value="0.000092" calcext:value-type="float">
            <text:p>0,000092</text:p>
          </table:table-cell>
          <table:table-cell table:style-name="ce11" table:content-validation-name="val3" office:value-type="float" office:value="1654.56" calcext:value-type="float">
            <text:p>1654,56</text:p>
          </table:table-cell>
          <table:table-cell table:style-name="ce11" table:content-validation-name="val3" office:value-type="float" office:value="0.000092" calcext:value-type="float">
            <text:p>0,000092</text:p>
          </table:table-cell>
          <table:table-cell table:style-name="ce11" table:content-validation-name="val3" office:value-type="float" office:value="1654.56" calcext:value-type="float">
            <text:p>1654,56</text:p>
          </table:table-cell>
          <table:table-cell table:style-name="ce11" table:content-validation-name="val3" office:value-type="float" office:value="0.000088" calcext:value-type="float">
            <text:p>0,000088</text:p>
          </table:table-cell>
          <table:table-cell table:style-name="ce11" table:content-validation-name="val3" office:value-type="float" office:value="1654.56" calcext:value-type="float">
            <text:p>1654,56</text:p>
          </table:table-cell>
          <table:table-cell table:style-name="ce11" table:content-validation-name="val3" office:value-type="float" office:value="0.000087" calcext:value-type="float">
            <text:p>0,000087</text:p>
          </table:table-cell>
          <table:table-cell table:style-name="ce11" table:content-validation-name="val3" office:value-type="float" office:value="1654.56" calcext:value-type="float">
            <text:p>1654,56</text:p>
          </table:table-cell>
          <table:table-cell table:style-name="ce11" table:content-validation-name="val3" office:value-type="float" office:value="0.00009" calcext:value-type="float">
            <text:p>0,00009</text:p>
          </table:table-cell>
          <table:table-cell table:style-name="ce11" table:content-validation-name="val3" office:value-type="float" office:value="1654.56" calcext:value-type="float">
            <text:p>1654,56</text:p>
          </table:table-cell>
          <table:table-cell table:style-name="ce11" table:content-validation-name="val3" office:value-type="float" office:value="0.000089" calcext:value-type="float">
            <text:p>0,000089</text:p>
          </table:table-cell>
          <table:table-cell table:style-name="ce11" table:content-validation-name="val3" office:value-type="float" office:value="1654.56" calcext:value-type="float">
            <text:p>1654,56</text:p>
          </table:table-cell>
          <table:table-cell table:style-name="ce11" table:content-validation-name="val3" office:value-type="float" office:value="0.00009" calcext:value-type="float">
            <text:p>0,00009</text:p>
          </table:table-cell>
          <table:table-cell table:style-name="ce11" table:content-validation-name="val3" office:value-type="float" office:value="1654.56" calcext:value-type="float">
            <text:p>1654,56</text:p>
          </table:table-cell>
          <table:table-cell table:style-name="ce11" table:content-validation-name="val3" office:value-type="float" office:value="0.00009" calcext:value-type="float">
            <text:p>0,00009</text:p>
          </table:table-cell>
          <table:table-cell table:number-columns-repeated="1003"/>
        </table:table-row>
        <table:table-row table:style-name="ro2">
          <table:table-cell table:style-name="ce8" table:formula="of:=[$'Nomes de arquivos'.A18]" office:value-type="string" office:string-value="GKD-a_17_n10_m06" calcext:value-type="string">
            <text:p>GKD-a_17_n10_m06</text:p>
          </table:table-cell>
          <table:table-cell table:style-name="ce11" table:content-validation-name="val3" office:value-type="float" office:value="1976.42" calcext:value-type="float">
            <text:p>1976,42</text:p>
          </table:table-cell>
          <table:table-cell table:style-name="ce11" table:content-validation-name="val3" office:value-type="float" office:value="0.000098" calcext:value-type="float">
            <text:p>0,000098</text:p>
          </table:table-cell>
          <table:table-cell table:style-name="ce11" table:content-validation-name="val3" office:value-type="float" office:value="1976.42" calcext:value-type="float">
            <text:p>1976,42</text:p>
          </table:table-cell>
          <table:table-cell table:style-name="ce11" table:content-validation-name="val3" office:value-type="float" office:value="0.000103" calcext:value-type="float">
            <text:p>0,000103</text:p>
          </table:table-cell>
          <table:table-cell table:style-name="ce11" table:content-validation-name="val3" office:value-type="float" office:value="1976.42" calcext:value-type="float">
            <text:p>1976,42</text:p>
          </table:table-cell>
          <table:table-cell table:style-name="ce11" table:content-validation-name="val3" office:value-type="float" office:value="0.00009" calcext:value-type="float">
            <text:p>0,00009</text:p>
          </table:table-cell>
          <table:table-cell table:style-name="ce11" table:content-validation-name="val3" office:value-type="float" office:value="1976.42" calcext:value-type="float">
            <text:p>1976,42</text:p>
          </table:table-cell>
          <table:table-cell table:style-name="ce11" table:content-validation-name="val3" office:value-type="float" office:value="0.000094" calcext:value-type="float">
            <text:p>0,000094</text:p>
          </table:table-cell>
          <table:table-cell table:style-name="ce11" table:content-validation-name="val3" office:value-type="float" office:value="1976.42" calcext:value-type="float">
            <text:p>1976,42</text:p>
          </table:table-cell>
          <table:table-cell table:style-name="ce11" table:content-validation-name="val3" office:value-type="float" office:value="0.000104" calcext:value-type="float">
            <text:p>0,000104</text:p>
          </table:table-cell>
          <table:table-cell table:style-name="ce11" table:content-validation-name="val3" office:value-type="float" office:value="1976.42" calcext:value-type="float">
            <text:p>1976,42</text:p>
          </table:table-cell>
          <table:table-cell table:style-name="ce11" table:content-validation-name="val3" office:value-type="float" office:value="0.000093" calcext:value-type="float">
            <text:p>0,000093</text:p>
          </table:table-cell>
          <table:table-cell table:style-name="ce11" table:content-validation-name="val3" office:value-type="float" office:value="1976.42" calcext:value-type="float">
            <text:p>1976,42</text:p>
          </table:table-cell>
          <table:table-cell table:style-name="ce11" table:content-validation-name="val3" office:value-type="float" office:value="0.000095" calcext:value-type="float">
            <text:p>0,000095</text:p>
          </table:table-cell>
          <table:table-cell table:style-name="ce11" table:content-validation-name="val3" office:value-type="float" office:value="1976.42" calcext:value-type="float">
            <text:p>1976,42</text:p>
          </table:table-cell>
          <table:table-cell table:style-name="ce11" table:content-validation-name="val3" office:value-type="float" office:value="0.000087" calcext:value-type="float">
            <text:p>0,000087</text:p>
          </table:table-cell>
          <table:table-cell table:style-name="ce11" table:content-validation-name="val3" office:value-type="float" office:value="1976.42" calcext:value-type="float">
            <text:p>1976,42</text:p>
          </table:table-cell>
          <table:table-cell table:style-name="ce11" table:content-validation-name="val3" office:value-type="float" office:value="0.000096" calcext:value-type="float">
            <text:p>0,000096</text:p>
          </table:table-cell>
          <table:table-cell table:style-name="ce11" table:content-validation-name="val3" office:value-type="float" office:value="1976.42" calcext:value-type="float">
            <text:p>1976,42</text:p>
          </table:table-cell>
          <table:table-cell table:style-name="ce11" table:content-validation-name="val3" office:value-type="float" office:value="0.000093" calcext:value-type="float">
            <text:p>0,000093</text:p>
          </table:table-cell>
          <table:table-cell table:number-columns-repeated="1003"/>
        </table:table-row>
        <table:table-row table:style-name="ro2">
          <table:table-cell table:style-name="ce8" table:formula="of:=[$'Nomes de arquivos'.A19]" office:value-type="string" office:string-value="GKD-a_18_n10_m06" calcext:value-type="string">
            <text:p>GKD-a_18_n10_m06</text:p>
          </table:table-cell>
          <table:table-cell table:style-name="ce11" table:content-validation-name="val3" office:value-type="float" office:value="1456.5" calcext:value-type="float">
            <text:p>1456,5</text:p>
          </table:table-cell>
          <table:table-cell table:style-name="ce11" table:content-validation-name="val3" office:value-type="float" office:value="0.000097" calcext:value-type="float">
            <text:p>0,000097</text:p>
          </table:table-cell>
          <table:table-cell table:style-name="ce11" table:content-validation-name="val3" office:value-type="float" office:value="1456.5" calcext:value-type="float">
            <text:p>1456,5</text:p>
          </table:table-cell>
          <table:table-cell table:style-name="ce11" table:content-validation-name="val3" office:value-type="float" office:value="0.000097" calcext:value-type="float">
            <text:p>0,000097</text:p>
          </table:table-cell>
          <table:table-cell table:style-name="ce11" table:content-validation-name="val3" office:value-type="float" office:value="1456.5" calcext:value-type="float">
            <text:p>1456,5</text:p>
          </table:table-cell>
          <table:table-cell table:style-name="ce11" table:content-validation-name="val3" office:value-type="float" office:value="0.000089" calcext:value-type="float">
            <text:p>0,000089</text:p>
          </table:table-cell>
          <table:table-cell table:style-name="ce11" table:content-validation-name="val3" office:value-type="float" office:value="1456.5" calcext:value-type="float">
            <text:p>1456,5</text:p>
          </table:table-cell>
          <table:table-cell table:style-name="ce11" table:content-validation-name="val3" office:value-type="float" office:value="0.00009" calcext:value-type="float">
            <text:p>0,00009</text:p>
          </table:table-cell>
          <table:table-cell table:style-name="ce11" table:content-validation-name="val3" office:value-type="float" office:value="1456.5" calcext:value-type="float">
            <text:p>1456,5</text:p>
          </table:table-cell>
          <table:table-cell table:style-name="ce11" table:content-validation-name="val3" office:value-type="float" office:value="0.000097" calcext:value-type="float">
            <text:p>0,000097</text:p>
          </table:table-cell>
          <table:table-cell table:style-name="ce11" table:content-validation-name="val3" office:value-type="float" office:value="1456.5" calcext:value-type="float">
            <text:p>1456,5</text:p>
          </table:table-cell>
          <table:table-cell table:style-name="ce11" table:content-validation-name="val3" office:value-type="float" office:value="0.000091" calcext:value-type="float">
            <text:p>0,000091</text:p>
          </table:table-cell>
          <table:table-cell table:style-name="ce11" table:content-validation-name="val3" office:value-type="float" office:value="1456.5" calcext:value-type="float">
            <text:p>1456,5</text:p>
          </table:table-cell>
          <table:table-cell table:style-name="ce11" table:content-validation-name="val3" office:value-type="float" office:value="0.000091" calcext:value-type="float">
            <text:p>0,000091</text:p>
          </table:table-cell>
          <table:table-cell table:style-name="ce11" table:content-validation-name="val3" office:value-type="float" office:value="1456.5" calcext:value-type="float">
            <text:p>1456,5</text:p>
          </table:table-cell>
          <table:table-cell table:style-name="ce11" table:content-validation-name="val3" office:value-type="float" office:value="0.00009" calcext:value-type="float">
            <text:p>0,00009</text:p>
          </table:table-cell>
          <table:table-cell table:style-name="ce11" table:content-validation-name="val3" office:value-type="float" office:value="1456.5" calcext:value-type="float">
            <text:p>1456,5</text:p>
          </table:table-cell>
          <table:table-cell table:style-name="ce11" table:content-validation-name="val3" office:value-type="float" office:value="0.00009" calcext:value-type="float">
            <text:p>0,00009</text:p>
          </table:table-cell>
          <table:table-cell table:style-name="ce11" table:content-validation-name="val3" office:value-type="float" office:value="1456.5" calcext:value-type="float">
            <text:p>1456,5</text:p>
          </table:table-cell>
          <table:table-cell table:style-name="ce11" table:content-validation-name="val3" office:value-type="float" office:value="0.000094" calcext:value-type="float">
            <text:p>0,000094</text:p>
          </table:table-cell>
          <table:table-cell table:number-columns-repeated="1003"/>
        </table:table-row>
        <table:table-row table:style-name="ro2">
          <table:table-cell table:style-name="ce8" table:formula="of:=[$'Nomes de arquivos'.A20]" office:value-type="string" office:string-value="GKD-a_19_n10_m06" calcext:value-type="string">
            <text:p>GKD-a_19_n10_m06</text:p>
          </table:table-cell>
          <table:table-cell table:style-name="ce11" table:content-validation-name="val3" office:value-type="float" office:value="2056.82" calcext:value-type="float">
            <text:p>2056,82</text:p>
          </table:table-cell>
          <table:table-cell table:style-name="ce11" table:content-validation-name="val3" office:value-type="float" office:value="0.000101" calcext:value-type="float">
            <text:p>0,000101</text:p>
          </table:table-cell>
          <table:table-cell table:style-name="ce11" table:content-validation-name="val3" office:value-type="float" office:value="2056.82" calcext:value-type="float">
            <text:p>2056,82</text:p>
          </table:table-cell>
          <table:table-cell table:style-name="ce11" table:content-validation-name="val3" office:value-type="float" office:value="0.000094" calcext:value-type="float">
            <text:p>0,000094</text:p>
          </table:table-cell>
          <table:table-cell table:style-name="ce11" table:content-validation-name="val3" office:value-type="float" office:value="2056.82" calcext:value-type="float">
            <text:p>2056,82</text:p>
          </table:table-cell>
          <table:table-cell table:style-name="ce11" table:content-validation-name="val3" office:value-type="float" office:value="0.000093" calcext:value-type="float">
            <text:p>0,000093</text:p>
          </table:table-cell>
          <table:table-cell table:style-name="ce11" table:content-validation-name="val3" office:value-type="float" office:value="2056.82" calcext:value-type="float">
            <text:p>2056,82</text:p>
          </table:table-cell>
          <table:table-cell table:style-name="ce11" table:content-validation-name="val3" office:value-type="float" office:value="0.000093" calcext:value-type="float">
            <text:p>0,000093</text:p>
          </table:table-cell>
          <table:table-cell table:style-name="ce11" table:content-validation-name="val3" office:value-type="float" office:value="2056.82" calcext:value-type="float">
            <text:p>2056,82</text:p>
          </table:table-cell>
          <table:table-cell table:style-name="ce11" table:content-validation-name="val3" office:value-type="float" office:value="0.000099" calcext:value-type="float">
            <text:p>0,000099</text:p>
          </table:table-cell>
          <table:table-cell table:style-name="ce11" table:content-validation-name="val3" office:value-type="float" office:value="2056.82" calcext:value-type="float">
            <text:p>2056,82</text:p>
          </table:table-cell>
          <table:table-cell table:style-name="ce11" table:content-validation-name="val3" office:value-type="float" office:value="0.000094" calcext:value-type="float">
            <text:p>0,000094</text:p>
          </table:table-cell>
          <table:table-cell table:style-name="ce11" table:content-validation-name="val3" office:value-type="float" office:value="2056.82" calcext:value-type="float">
            <text:p>2056,82</text:p>
          </table:table-cell>
          <table:table-cell table:style-name="ce11" table:content-validation-name="val3" office:value-type="float" office:value="0.000093" calcext:value-type="float">
            <text:p>0,000093</text:p>
          </table:table-cell>
          <table:table-cell table:style-name="ce11" table:content-validation-name="val3" office:value-type="float" office:value="2056.82" calcext:value-type="float">
            <text:p>2056,82</text:p>
          </table:table-cell>
          <table:table-cell table:style-name="ce11" table:content-validation-name="val3" office:value-type="float" office:value="0.000094" calcext:value-type="float">
            <text:p>0,000094</text:p>
          </table:table-cell>
          <table:table-cell table:style-name="ce11" table:content-validation-name="val3" office:value-type="float" office:value="2056.82" calcext:value-type="float">
            <text:p>2056,82</text:p>
          </table:table-cell>
          <table:table-cell table:style-name="ce11" table:content-validation-name="val3" office:value-type="float" office:value="0.000093" calcext:value-type="float">
            <text:p>0,000093</text:p>
          </table:table-cell>
          <table:table-cell table:style-name="ce11" table:content-validation-name="val3" office:value-type="float" office:value="2056.82" calcext:value-type="float">
            <text:p>2056,82</text:p>
          </table:table-cell>
          <table:table-cell table:style-name="ce11" table:content-validation-name="val3" office:value-type="float" office:value="0.000098" calcext:value-type="float">
            <text:p>0,000098</text:p>
          </table:table-cell>
          <table:table-cell table:number-columns-repeated="1003"/>
        </table:table-row>
        <table:table-row table:style-name="ro2">
          <table:table-cell table:style-name="ce8" table:formula="of:=[$'Nomes de arquivos'.A21]" office:value-type="string" office:string-value="GKD-a_20_n10_m06" calcext:value-type="string">
            <text:p>GKD-a_20_n10_m06</text:p>
          </table:table-cell>
          <table:table-cell table:style-name="ce11" table:content-validation-name="val3" office:value-type="float" office:value="959.917" calcext:value-type="float">
            <text:p>959,917</text:p>
          </table:table-cell>
          <table:table-cell table:style-name="ce11" table:content-validation-name="val3" office:value-type="float" office:value="0.000099" calcext:value-type="float">
            <text:p>0,000099</text:p>
          </table:table-cell>
          <table:table-cell table:style-name="ce11" table:content-validation-name="val3" office:value-type="float" office:value="959.917" calcext:value-type="float">
            <text:p>959,917</text:p>
          </table:table-cell>
          <table:table-cell table:style-name="ce11" table:content-validation-name="val3" office:value-type="float" office:value="0.000091" calcext:value-type="float">
            <text:p>0,000091</text:p>
          </table:table-cell>
          <table:table-cell table:style-name="ce11" table:content-validation-name="val3" office:value-type="float" office:value="959.917" calcext:value-type="float">
            <text:p>959,917</text:p>
          </table:table-cell>
          <table:table-cell table:style-name="ce11" table:content-validation-name="val3" office:value-type="float" office:value="0.000094" calcext:value-type="float">
            <text:p>0,000094</text:p>
          </table:table-cell>
          <table:table-cell table:style-name="ce11" table:content-validation-name="val3" office:value-type="float" office:value="959.917" calcext:value-type="float">
            <text:p>959,917</text:p>
          </table:table-cell>
          <table:table-cell table:style-name="ce11" table:content-validation-name="val3" office:value-type="float" office:value="0.000093" calcext:value-type="float">
            <text:p>0,000093</text:p>
          </table:table-cell>
          <table:table-cell table:style-name="ce11" table:content-validation-name="val3" office:value-type="float" office:value="959.917" calcext:value-type="float">
            <text:p>959,917</text:p>
          </table:table-cell>
          <table:table-cell table:style-name="ce11" table:content-validation-name="val3" office:value-type="float" office:value="0.000099" calcext:value-type="float">
            <text:p>0,000099</text:p>
          </table:table-cell>
          <table:table-cell table:style-name="ce11" table:content-validation-name="val3" office:value-type="float" office:value="959.917" calcext:value-type="float">
            <text:p>959,917</text:p>
          </table:table-cell>
          <table:table-cell table:style-name="ce11" table:content-validation-name="val3" office:value-type="float" office:value="0.000091" calcext:value-type="float">
            <text:p>0,000091</text:p>
          </table:table-cell>
          <table:table-cell table:style-name="ce11" table:content-validation-name="val3" office:value-type="float" office:value="959.917" calcext:value-type="float">
            <text:p>959,917</text:p>
          </table:table-cell>
          <table:table-cell table:style-name="ce11" table:content-validation-name="val3" office:value-type="float" office:value="0.00009" calcext:value-type="float">
            <text:p>0,00009</text:p>
          </table:table-cell>
          <table:table-cell table:style-name="ce11" table:content-validation-name="val3" office:value-type="float" office:value="959.917" calcext:value-type="float">
            <text:p>959,917</text:p>
          </table:table-cell>
          <table:table-cell table:style-name="ce11" table:content-validation-name="val3" office:value-type="float" office:value="0.000093" calcext:value-type="float">
            <text:p>0,000093</text:p>
          </table:table-cell>
          <table:table-cell table:style-name="ce11" table:content-validation-name="val3" office:value-type="float" office:value="959.917" calcext:value-type="float">
            <text:p>959,917</text:p>
          </table:table-cell>
          <table:table-cell table:style-name="ce11" table:content-validation-name="val3" office:value-type="float" office:value="0.000091" calcext:value-type="float">
            <text:p>0,000091</text:p>
          </table:table-cell>
          <table:table-cell table:style-name="ce11" table:content-validation-name="val3" office:value-type="float" office:value="959.917" calcext:value-type="float">
            <text:p>959,917</text:p>
          </table:table-cell>
          <table:table-cell table:style-name="ce11" table:content-validation-name="val3" office:value-type="float" office:value="0.000099" calcext:value-type="float">
            <text:p>0,000099</text:p>
          </table:table-cell>
          <table:table-cell table:number-columns-repeated="1003"/>
        </table:table-row>
        <table:table-row table:style-name="ro2">
          <table:table-cell table:style-name="ce8" table:formula="of:=[$'Nomes de arquivos'.A22]" office:value-type="string" office:string-value="GKD-a_21_n10_m08" calcext:value-type="string">
            <text:p>GKD-a_21_n10_m08</text:p>
          </table:table-cell>
          <table:table-cell table:style-name="ce11" table:content-validation-name="val3" office:value-type="float" office:value="4866.97" calcext:value-type="float">
            <text:p>4866,97</text:p>
          </table:table-cell>
          <table:table-cell table:style-name="ce11" table:content-validation-name="val3" office:value-type="float" office:value="0.000118" calcext:value-type="float">
            <text:p>0,000118</text:p>
          </table:table-cell>
          <table:table-cell table:style-name="ce11" table:content-validation-name="val3" office:value-type="float" office:value="4866.97" calcext:value-type="float">
            <text:p>4866,97</text:p>
          </table:table-cell>
          <table:table-cell table:style-name="ce11" table:content-validation-name="val3" office:value-type="float" office:value="0.000109" calcext:value-type="float">
            <text:p>0,000109</text:p>
          </table:table-cell>
          <table:table-cell table:style-name="ce11" table:content-validation-name="val3" office:value-type="float" office:value="4866.97" calcext:value-type="float">
            <text:p>4866,97</text:p>
          </table:table-cell>
          <table:table-cell table:style-name="ce11" table:content-validation-name="val3" office:value-type="float" office:value="0.000111" calcext:value-type="float">
            <text:p>0,000111</text:p>
          </table:table-cell>
          <table:table-cell table:style-name="ce11" table:content-validation-name="val3" office:value-type="float" office:value="4866.97" calcext:value-type="float">
            <text:p>4866,97</text:p>
          </table:table-cell>
          <table:table-cell table:style-name="ce11" table:content-validation-name="val3" office:value-type="float" office:value="0.000112" calcext:value-type="float">
            <text:p>0,000112</text:p>
          </table:table-cell>
          <table:table-cell table:style-name="ce11" table:content-validation-name="val3" office:value-type="float" office:value="4866.97" calcext:value-type="float">
            <text:p>4866,97</text:p>
          </table:table-cell>
          <table:table-cell table:style-name="ce11" table:content-validation-name="val3" office:value-type="float" office:value="0.000118" calcext:value-type="float">
            <text:p>0,000118</text:p>
          </table:table-cell>
          <table:table-cell table:style-name="ce11" table:content-validation-name="val3" office:value-type="float" office:value="4866.97" calcext:value-type="float">
            <text:p>4866,97</text:p>
          </table:table-cell>
          <table:table-cell table:style-name="ce11" table:content-validation-name="val3" office:value-type="float" office:value="0.000113" calcext:value-type="float">
            <text:p>0,000113</text:p>
          </table:table-cell>
          <table:table-cell table:style-name="ce11" table:content-validation-name="val3" office:value-type="float" office:value="4866.97" calcext:value-type="float">
            <text:p>4866,97</text:p>
          </table:table-cell>
          <table:table-cell table:style-name="ce11" table:content-validation-name="val3" office:value-type="float" office:value="0.000112" calcext:value-type="float">
            <text:p>0,000112</text:p>
          </table:table-cell>
          <table:table-cell table:style-name="ce11" table:content-validation-name="val3" office:value-type="float" office:value="4866.97" calcext:value-type="float">
            <text:p>4866,97</text:p>
          </table:table-cell>
          <table:table-cell table:style-name="ce11" table:content-validation-name="val3" office:value-type="float" office:value="0.000112" calcext:value-type="float">
            <text:p>0,000112</text:p>
          </table:table-cell>
          <table:table-cell table:style-name="ce11" table:content-validation-name="val3" office:value-type="float" office:value="4866.97" calcext:value-type="float">
            <text:p>4866,97</text:p>
          </table:table-cell>
          <table:table-cell table:style-name="ce11" table:content-validation-name="val3" office:value-type="float" office:value="0.00011" calcext:value-type="float">
            <text:p>0,00011</text:p>
          </table:table-cell>
          <table:table-cell table:style-name="ce11" table:content-validation-name="val3" office:value-type="float" office:value="4866.97" calcext:value-type="float">
            <text:p>4866,97</text:p>
          </table:table-cell>
          <table:table-cell table:style-name="ce11" table:content-validation-name="val3" office:value-type="float" office:value="0.000118" calcext:value-type="float">
            <text:p>0,000118</text:p>
          </table:table-cell>
          <table:table-cell table:number-columns-repeated="1003"/>
        </table:table-row>
        <table:table-row table:style-name="ro2">
          <table:table-cell table:style-name="ce8" table:formula="of:=[$'Nomes de arquivos'.A23]" office:value-type="string" office:string-value="GKD-a_22_n10_m08" calcext:value-type="string">
            <text:p>GKD-a_22_n10_m08</text:p>
          </table:table-cell>
          <table:table-cell table:style-name="ce11" table:content-validation-name="val3" office:value-type="float" office:value="2878.34" calcext:value-type="float">
            <text:p>2878,34</text:p>
          </table:table-cell>
          <table:table-cell table:style-name="ce11" table:content-validation-name="val3" office:value-type="float" office:value="0.000111" calcext:value-type="float">
            <text:p>0,000111</text:p>
          </table:table-cell>
          <table:table-cell table:style-name="ce11" table:content-validation-name="val3" office:value-type="float" office:value="2878.34" calcext:value-type="float">
            <text:p>2878,34</text:p>
          </table:table-cell>
          <table:table-cell table:style-name="ce11" table:content-validation-name="val3" office:value-type="float" office:value="0.000103" calcext:value-type="float">
            <text:p>0,000103</text:p>
          </table:table-cell>
          <table:table-cell table:style-name="ce11" table:content-validation-name="val3" office:value-type="float" office:value="2878.34" calcext:value-type="float">
            <text:p>2878,34</text:p>
          </table:table-cell>
          <table:table-cell table:style-name="ce11" table:content-validation-name="val3" office:value-type="float" office:value="0.000104" calcext:value-type="float">
            <text:p>0,000104</text:p>
          </table:table-cell>
          <table:table-cell table:style-name="ce11" table:content-validation-name="val3" office:value-type="float" office:value="2878.34" calcext:value-type="float">
            <text:p>2878,34</text:p>
          </table:table-cell>
          <table:table-cell table:style-name="ce11" table:content-validation-name="val3" office:value-type="float" office:value="0.000102" calcext:value-type="float">
            <text:p>0,000102</text:p>
          </table:table-cell>
          <table:table-cell table:style-name="ce11" table:content-validation-name="val3" office:value-type="float" office:value="2878.34" calcext:value-type="float">
            <text:p>2878,34</text:p>
          </table:table-cell>
          <table:table-cell table:style-name="ce11" table:content-validation-name="val3" office:value-type="float" office:value="0.000111" calcext:value-type="float">
            <text:p>0,000111</text:p>
          </table:table-cell>
          <table:table-cell table:style-name="ce11" table:content-validation-name="val3" office:value-type="float" office:value="2878.34" calcext:value-type="float">
            <text:p>2878,34</text:p>
          </table:table-cell>
          <table:table-cell table:style-name="ce11" table:content-validation-name="val3" office:value-type="float" office:value="0.000101" calcext:value-type="float">
            <text:p>0,000101</text:p>
          </table:table-cell>
          <table:table-cell table:style-name="ce11" table:content-validation-name="val3" office:value-type="float" office:value="2878.34" calcext:value-type="float">
            <text:p>2878,34</text:p>
          </table:table-cell>
          <table:table-cell table:style-name="ce11" table:content-validation-name="val3" office:value-type="float" office:value="0.0001" calcext:value-type="float">
            <text:p>0,0001</text:p>
          </table:table-cell>
          <table:table-cell table:style-name="ce11" table:content-validation-name="val3" office:value-type="float" office:value="2878.34" calcext:value-type="float">
            <text:p>2878,34</text:p>
          </table:table-cell>
          <table:table-cell table:style-name="ce11" table:content-validation-name="val3" office:value-type="float" office:value="0.000102" calcext:value-type="float">
            <text:p>0,000102</text:p>
          </table:table-cell>
          <table:table-cell table:style-name="ce11" table:content-validation-name="val3" office:value-type="float" office:value="2878.34" calcext:value-type="float">
            <text:p>2878,34</text:p>
          </table:table-cell>
          <table:table-cell table:style-name="ce11" table:content-validation-name="val3" office:value-type="float" office:value="0.000105" calcext:value-type="float">
            <text:p>0,000105</text:p>
          </table:table-cell>
          <table:table-cell table:style-name="ce11" table:content-validation-name="val3" office:value-type="float" office:value="2878.34" calcext:value-type="float">
            <text:p>2878,34</text:p>
          </table:table-cell>
          <table:table-cell table:style-name="ce11" table:content-validation-name="val3" office:value-type="float" office:value="0.000112" calcext:value-type="float">
            <text:p>0,000112</text:p>
          </table:table-cell>
          <table:table-cell table:number-columns-repeated="1003"/>
        </table:table-row>
        <table:table-row table:style-name="ro2">
          <table:table-cell table:style-name="ce8" table:formula="of:=[$'Nomes de arquivos'.A24]" office:value-type="string" office:string-value="GKD-a_23_n10_m08" calcext:value-type="string">
            <text:p>GKD-a_23_n10_m08</text:p>
          </table:table-cell>
          <table:table-cell table:style-name="ce11" table:content-validation-name="val3" office:value-type="float" office:value="2416.21" calcext:value-type="float">
            <text:p>2416,21</text:p>
          </table:table-cell>
          <table:table-cell table:style-name="ce11" table:content-validation-name="val3" office:value-type="float" office:value="0.000122" calcext:value-type="float">
            <text:p>0,000122</text:p>
          </table:table-cell>
          <table:table-cell table:style-name="ce11" table:content-validation-name="val3" office:value-type="float" office:value="2416.21" calcext:value-type="float">
            <text:p>2416,21</text:p>
          </table:table-cell>
          <table:table-cell table:style-name="ce11" table:content-validation-name="val3" office:value-type="float" office:value="0.000114" calcext:value-type="float">
            <text:p>0,000114</text:p>
          </table:table-cell>
          <table:table-cell table:style-name="ce11" table:content-validation-name="val3" office:value-type="float" office:value="2416.21" calcext:value-type="float">
            <text:p>2416,21</text:p>
          </table:table-cell>
          <table:table-cell table:style-name="ce11" table:content-validation-name="val3" office:value-type="float" office:value="0.000114" calcext:value-type="float">
            <text:p>0,000114</text:p>
          </table:table-cell>
          <table:table-cell table:style-name="ce11" table:content-validation-name="val3" office:value-type="float" office:value="2416.21" calcext:value-type="float">
            <text:p>2416,21</text:p>
          </table:table-cell>
          <table:table-cell table:style-name="ce11" table:content-validation-name="val3" office:value-type="float" office:value="0.000113" calcext:value-type="float">
            <text:p>0,000113</text:p>
          </table:table-cell>
          <table:table-cell table:style-name="ce11" table:content-validation-name="val3" office:value-type="float" office:value="2416.21" calcext:value-type="float">
            <text:p>2416,21</text:p>
          </table:table-cell>
          <table:table-cell table:style-name="ce11" table:content-validation-name="val3" office:value-type="float" office:value="0.000121" calcext:value-type="float">
            <text:p>0,000121</text:p>
          </table:table-cell>
          <table:table-cell table:style-name="ce11" table:content-validation-name="val3" office:value-type="float" office:value="2416.21" calcext:value-type="float">
            <text:p>2416,21</text:p>
          </table:table-cell>
          <table:table-cell table:style-name="ce11" table:content-validation-name="val3" office:value-type="float" office:value="0.000116" calcext:value-type="float">
            <text:p>0,000116</text:p>
          </table:table-cell>
          <table:table-cell table:style-name="ce11" table:content-validation-name="val3" office:value-type="float" office:value="2416.21" calcext:value-type="float">
            <text:p>2416,21</text:p>
          </table:table-cell>
          <table:table-cell table:style-name="ce11" table:content-validation-name="val3" office:value-type="float" office:value="0.000114" calcext:value-type="float">
            <text:p>0,000114</text:p>
          </table:table-cell>
          <table:table-cell table:style-name="ce11" table:content-validation-name="val3" office:value-type="float" office:value="2416.21" calcext:value-type="float">
            <text:p>2416,21</text:p>
          </table:table-cell>
          <table:table-cell table:style-name="ce11" table:content-validation-name="val3" office:value-type="float" office:value="0.000114" calcext:value-type="float">
            <text:p>0,000114</text:p>
          </table:table-cell>
          <table:table-cell table:style-name="ce11" table:content-validation-name="val3" office:value-type="float" office:value="2416.21" calcext:value-type="float">
            <text:p>2416,21</text:p>
          </table:table-cell>
          <table:table-cell table:style-name="ce11" table:content-validation-name="val3" office:value-type="float" office:value="0.000113" calcext:value-type="float">
            <text:p>0,000113</text:p>
          </table:table-cell>
          <table:table-cell table:style-name="ce11" table:content-validation-name="val3" office:value-type="float" office:value="2416.21" calcext:value-type="float">
            <text:p>2416,21</text:p>
          </table:table-cell>
          <table:table-cell table:style-name="ce11" table:content-validation-name="val3" office:value-type="float" office:value="0.000123" calcext:value-type="float">
            <text:p>0,000123</text:p>
          </table:table-cell>
          <table:table-cell table:number-columns-repeated="1003"/>
        </table:table-row>
        <table:table-row table:style-name="ro2">
          <table:table-cell table:style-name="ce8" table:formula="of:=[$'Nomes de arquivos'.A25]" office:value-type="string" office:string-value="GKD-a_24_n10_m08" calcext:value-type="string">
            <text:p>GKD-a_24_n10_m08</text:p>
          </table:table-cell>
          <table:table-cell table:style-name="ce11" table:content-validation-name="val3" office:value-type="float" office:value="3068.41" calcext:value-type="float">
            <text:p>3068,41</text:p>
          </table:table-cell>
          <table:table-cell table:style-name="ce11" table:content-validation-name="val3" office:value-type="float" office:value="0.000121" calcext:value-type="float">
            <text:p>0,000121</text:p>
          </table:table-cell>
          <table:table-cell table:style-name="ce11" table:content-validation-name="val3" office:value-type="float" office:value="3068.41" calcext:value-type="float">
            <text:p>3068,41</text:p>
          </table:table-cell>
          <table:table-cell table:style-name="ce11" table:content-validation-name="val3" office:value-type="float" office:value="0.000107" calcext:value-type="float">
            <text:p>0,000107</text:p>
          </table:table-cell>
          <table:table-cell table:style-name="ce11" table:content-validation-name="val3" office:value-type="float" office:value="3068.41" calcext:value-type="float">
            <text:p>3068,41</text:p>
          </table:table-cell>
          <table:table-cell table:style-name="ce11" table:content-validation-name="val3" office:value-type="float" office:value="0.000113" calcext:value-type="float">
            <text:p>0,000113</text:p>
          </table:table-cell>
          <table:table-cell table:style-name="ce11" table:content-validation-name="val3" office:value-type="float" office:value="3068.41" calcext:value-type="float">
            <text:p>3068,41</text:p>
          </table:table-cell>
          <table:table-cell table:style-name="ce11" table:content-validation-name="val3" office:value-type="float" office:value="0.000111" calcext:value-type="float">
            <text:p>0,000111</text:p>
          </table:table-cell>
          <table:table-cell table:style-name="ce11" table:content-validation-name="val3" office:value-type="float" office:value="3068.41" calcext:value-type="float">
            <text:p>3068,41</text:p>
          </table:table-cell>
          <table:table-cell table:style-name="ce11" table:content-validation-name="val3" office:value-type="float" office:value="0.000111" calcext:value-type="float">
            <text:p>0,000111</text:p>
          </table:table-cell>
          <table:table-cell table:style-name="ce11" table:content-validation-name="val3" office:value-type="float" office:value="3068.41" calcext:value-type="float">
            <text:p>3068,41</text:p>
          </table:table-cell>
          <table:table-cell table:style-name="ce11" table:content-validation-name="val3" office:value-type="float" office:value="0.000111" calcext:value-type="float">
            <text:p>0,000111</text:p>
          </table:table-cell>
          <table:table-cell table:style-name="ce11" table:content-validation-name="val3" office:value-type="float" office:value="3068.41" calcext:value-type="float">
            <text:p>3068,41</text:p>
          </table:table-cell>
          <table:table-cell table:style-name="ce11" table:content-validation-name="val3" office:value-type="float" office:value="0.000109" calcext:value-type="float">
            <text:p>0,000109</text:p>
          </table:table-cell>
          <table:table-cell table:style-name="ce11" table:content-validation-name="val3" office:value-type="float" office:value="3068.41" calcext:value-type="float">
            <text:p>3068,41</text:p>
          </table:table-cell>
          <table:table-cell table:style-name="ce11" table:content-validation-name="val3" office:value-type="float" office:value="0.000111" calcext:value-type="float">
            <text:p>0,000111</text:p>
          </table:table-cell>
          <table:table-cell table:style-name="ce11" table:content-validation-name="val3" office:value-type="float" office:value="3068.41" calcext:value-type="float">
            <text:p>3068,41</text:p>
          </table:table-cell>
          <table:table-cell table:style-name="ce11" table:content-validation-name="val3" office:value-type="float" office:value="0.000111" calcext:value-type="float">
            <text:p>0,000111</text:p>
          </table:table-cell>
          <table:table-cell table:style-name="ce11" table:content-validation-name="val3" office:value-type="float" office:value="3068.41" calcext:value-type="float">
            <text:p>3068,41</text:p>
          </table:table-cell>
          <table:table-cell table:style-name="ce11" table:content-validation-name="val3" office:value-type="float" office:value="0.000119" calcext:value-type="float">
            <text:p>0,000119</text:p>
          </table:table-cell>
          <table:table-cell table:number-columns-repeated="1003"/>
        </table:table-row>
        <table:table-row table:style-name="ro2">
          <table:table-cell table:style-name="ce8" table:formula="of:=[$'Nomes de arquivos'.A26]" office:value-type="string" office:string-value="GKD-a_25_n10_m08" calcext:value-type="string">
            <text:p>GKD-a_25_n10_m08</text:p>
          </table:table-cell>
          <table:table-cell table:style-name="ce11" table:content-validation-name="val3" office:value-type="float" office:value="3078.5" calcext:value-type="float">
            <text:p>3078,5</text:p>
          </table:table-cell>
          <table:table-cell table:style-name="ce11" table:content-validation-name="val3" office:value-type="float" office:value="0.000114" calcext:value-type="float">
            <text:p>0,000114</text:p>
          </table:table-cell>
          <table:table-cell table:style-name="ce11" table:content-validation-name="val3" office:value-type="float" office:value="3078.5" calcext:value-type="float">
            <text:p>3078,5</text:p>
          </table:table-cell>
          <table:table-cell table:style-name="ce11" table:content-validation-name="val3" office:value-type="float" office:value="0.000109" calcext:value-type="float">
            <text:p>0,000109</text:p>
          </table:table-cell>
          <table:table-cell table:style-name="ce11" table:content-validation-name="val3" office:value-type="float" office:value="3078.5" calcext:value-type="float">
            <text:p>3078,5</text:p>
          </table:table-cell>
          <table:table-cell table:style-name="ce11" table:content-validation-name="val3" office:value-type="float" office:value="0.000107" calcext:value-type="float">
            <text:p>0,000107</text:p>
          </table:table-cell>
          <table:table-cell table:style-name="ce11" table:content-validation-name="val3" office:value-type="float" office:value="3078.5" calcext:value-type="float">
            <text:p>3078,5</text:p>
          </table:table-cell>
          <table:table-cell table:style-name="ce11" table:content-validation-name="val3" office:value-type="float" office:value="0.000109" calcext:value-type="float">
            <text:p>0,000109</text:p>
          </table:table-cell>
          <table:table-cell table:style-name="ce11" table:content-validation-name="val3" office:value-type="float" office:value="3078.5" calcext:value-type="float">
            <text:p>3078,5</text:p>
          </table:table-cell>
          <table:table-cell table:style-name="ce11" table:content-validation-name="val3" office:value-type="float" office:value="0.000107" calcext:value-type="float">
            <text:p>0,000107</text:p>
          </table:table-cell>
          <table:table-cell table:style-name="ce11" table:content-validation-name="val3" office:value-type="float" office:value="3078.5" calcext:value-type="float">
            <text:p>3078,5</text:p>
          </table:table-cell>
          <table:table-cell table:style-name="ce11" table:content-validation-name="val3" office:value-type="float" office:value="0.000109" calcext:value-type="float">
            <text:p>0,000109</text:p>
          </table:table-cell>
          <table:table-cell table:style-name="ce11" table:content-validation-name="val3" office:value-type="float" office:value="3078.5" calcext:value-type="float">
            <text:p>3078,5</text:p>
          </table:table-cell>
          <table:table-cell table:style-name="ce11" table:content-validation-name="val3" office:value-type="float" office:value="0.000104" calcext:value-type="float">
            <text:p>0,000104</text:p>
          </table:table-cell>
          <table:table-cell table:style-name="ce11" table:content-validation-name="val3" office:value-type="float" office:value="3078.5" calcext:value-type="float">
            <text:p>3078,5</text:p>
          </table:table-cell>
          <table:table-cell table:style-name="ce11" table:content-validation-name="val3" office:value-type="float" office:value="0.000107" calcext:value-type="float">
            <text:p>0,000107</text:p>
          </table:table-cell>
          <table:table-cell table:style-name="ce11" table:content-validation-name="val3" office:value-type="float" office:value="3078.5" calcext:value-type="float">
            <text:p>3078,5</text:p>
          </table:table-cell>
          <table:table-cell table:style-name="ce11" table:content-validation-name="val3" office:value-type="float" office:value="0.000107" calcext:value-type="float">
            <text:p>0,000107</text:p>
          </table:table-cell>
          <table:table-cell table:style-name="ce11" table:content-validation-name="val3" office:value-type="float" office:value="3078.5" calcext:value-type="float">
            <text:p>3078,5</text:p>
          </table:table-cell>
          <table:table-cell table:style-name="ce11" table:content-validation-name="val3" office:value-type="float" office:value="0.000116" calcext:value-type="float">
            <text:p>0,000116</text:p>
          </table:table-cell>
          <table:table-cell table:number-columns-repeated="1003"/>
        </table:table-row>
        <table:table-row table:style-name="ro2">
          <table:table-cell table:style-name="ce8" table:formula="of:=[$'Nomes de arquivos'.A27]" office:value-type="string" office:string-value="GKD-a_26_n15_m03" calcext:value-type="string">
            <text:p>GKD-a_26_n15_m03</text:p>
          </table:table-cell>
          <table:table-cell table:style-name="ce11" table:content-validation-name="val3" office:value-type="float" office:value="74.1438" calcext:value-type="float">
            <text:p>74,1438</text:p>
          </table:table-cell>
          <table:table-cell table:style-name="ce11" table:content-validation-name="val3" office:value-type="float" office:value="0.000219" calcext:value-type="float">
            <text:p>0,000219</text:p>
          </table:table-cell>
          <table:table-cell table:style-name="ce11" table:content-validation-name="val3" office:value-type="float" office:value="74.1438" calcext:value-type="float">
            <text:p>74,1438</text:p>
          </table:table-cell>
          <table:table-cell table:style-name="ce11" table:content-validation-name="val3" office:value-type="float" office:value="0.000194" calcext:value-type="float">
            <text:p>0,000194</text:p>
          </table:table-cell>
          <table:table-cell table:style-name="ce11" table:content-validation-name="val3" office:value-type="float" office:value="74.1438" calcext:value-type="float">
            <text:p>74,1438</text:p>
          </table:table-cell>
          <table:table-cell table:style-name="ce11" table:content-validation-name="val3" office:value-type="float" office:value="0.000193" calcext:value-type="float">
            <text:p>0,000193</text:p>
          </table:table-cell>
          <table:table-cell table:style-name="ce11" table:content-validation-name="val3" office:value-type="float" office:value="74.1438" calcext:value-type="float">
            <text:p>74,1438</text:p>
          </table:table-cell>
          <table:table-cell table:style-name="ce11" table:content-validation-name="val3" office:value-type="float" office:value="0.000187" calcext:value-type="float">
            <text:p>0,000187</text:p>
          </table:table-cell>
          <table:table-cell table:style-name="ce11" table:content-validation-name="val3" office:value-type="float" office:value="74.1438" calcext:value-type="float">
            <text:p>74,1438</text:p>
          </table:table-cell>
          <table:table-cell table:style-name="ce11" table:content-validation-name="val3" office:value-type="float" office:value="0.000185" calcext:value-type="float">
            <text:p>0,000185</text:p>
          </table:table-cell>
          <table:table-cell table:style-name="ce11" table:content-validation-name="val3" office:value-type="float" office:value="74.1438" calcext:value-type="float">
            <text:p>74,1438</text:p>
          </table:table-cell>
          <table:table-cell table:style-name="ce11" table:content-validation-name="val3" office:value-type="float" office:value="0.00019" calcext:value-type="float">
            <text:p>0,00019</text:p>
          </table:table-cell>
          <table:table-cell table:style-name="ce11" table:content-validation-name="val3" office:value-type="float" office:value="74.1438" calcext:value-type="float">
            <text:p>74,1438</text:p>
          </table:table-cell>
          <table:table-cell table:style-name="ce11" table:content-validation-name="val3" office:value-type="float" office:value="0.000195" calcext:value-type="float">
            <text:p>0,000195</text:p>
          </table:table-cell>
          <table:table-cell table:style-name="ce11" table:content-validation-name="val3" office:value-type="float" office:value="74.1438" calcext:value-type="float">
            <text:p>74,1438</text:p>
          </table:table-cell>
          <table:table-cell table:style-name="ce11" table:content-validation-name="val3" office:value-type="float" office:value="0.000193" calcext:value-type="float">
            <text:p>0,000193</text:p>
          </table:table-cell>
          <table:table-cell table:style-name="ce11" table:content-validation-name="val3" office:value-type="float" office:value="74.1438" calcext:value-type="float">
            <text:p>74,1438</text:p>
          </table:table-cell>
          <table:table-cell table:style-name="ce11" table:content-validation-name="val3" office:value-type="float" office:value="0.000199" calcext:value-type="float">
            <text:p>0,000199</text:p>
          </table:table-cell>
          <table:table-cell table:style-name="ce11" table:content-validation-name="val3" office:value-type="float" office:value="74.1438" calcext:value-type="float">
            <text:p>74,1438</text:p>
          </table:table-cell>
          <table:table-cell table:style-name="ce11" table:content-validation-name="val3" office:value-type="float" office:value="0.000202" calcext:value-type="float">
            <text:p>0,000202</text:p>
          </table:table-cell>
          <table:table-cell table:number-columns-repeated="1003"/>
        </table:table-row>
        <table:table-row table:style-name="ro2">
          <table:table-cell table:style-name="ce8" table:formula="of:=[$'Nomes de arquivos'.A28]" office:value-type="string" office:string-value="GKD-a_27_n15_m03" calcext:value-type="string">
            <text:p>GKD-a_27_n15_m03</text:p>
          </table:table-cell>
          <table:table-cell table:style-name="ce11" table:content-validation-name="val3" office:value-type="float" office:value="367.026" calcext:value-type="float">
            <text:p>367,026</text:p>
          </table:table-cell>
          <table:table-cell table:style-name="ce11" table:content-validation-name="val3" office:value-type="float" office:value="0.000205" calcext:value-type="float">
            <text:p>0,000205</text:p>
          </table:table-cell>
          <table:table-cell table:style-name="ce11" table:content-validation-name="val3" office:value-type="float" office:value="367.026" calcext:value-type="float">
            <text:p>367,026</text:p>
          </table:table-cell>
          <table:table-cell table:style-name="ce11" table:content-validation-name="val3" office:value-type="float" office:value="0.000194" calcext:value-type="float">
            <text:p>0,000194</text:p>
          </table:table-cell>
          <table:table-cell table:style-name="ce11" table:content-validation-name="val3" office:value-type="float" office:value="367.026" calcext:value-type="float">
            <text:p>367,026</text:p>
          </table:table-cell>
          <table:table-cell table:style-name="ce11" table:content-validation-name="val3" office:value-type="float" office:value="0.000183" calcext:value-type="float">
            <text:p>0,000183</text:p>
          </table:table-cell>
          <table:table-cell table:style-name="ce11" table:content-validation-name="val3" office:value-type="float" office:value="367.026" calcext:value-type="float">
            <text:p>367,026</text:p>
          </table:table-cell>
          <table:table-cell table:style-name="ce11" table:content-validation-name="val3" office:value-type="float" office:value="0.000213" calcext:value-type="float">
            <text:p>0,000213</text:p>
          </table:table-cell>
          <table:table-cell table:style-name="ce11" table:content-validation-name="val3" office:value-type="float" office:value="367.026" calcext:value-type="float">
            <text:p>367,026</text:p>
          </table:table-cell>
          <table:table-cell table:style-name="ce11" table:content-validation-name="val3" office:value-type="float" office:value="0.000183" calcext:value-type="float">
            <text:p>0,000183</text:p>
          </table:table-cell>
          <table:table-cell table:style-name="ce11" table:content-validation-name="val3" office:value-type="float" office:value="367.026" calcext:value-type="float">
            <text:p>367,026</text:p>
          </table:table-cell>
          <table:table-cell table:style-name="ce11" table:content-validation-name="val3" office:value-type="float" office:value="0.000193" calcext:value-type="float">
            <text:p>0,000193</text:p>
          </table:table-cell>
          <table:table-cell table:style-name="ce11" table:content-validation-name="val3" office:value-type="float" office:value="367.026" calcext:value-type="float">
            <text:p>367,026</text:p>
          </table:table-cell>
          <table:table-cell table:style-name="ce11" table:content-validation-name="val3" office:value-type="float" office:value="0.000195" calcext:value-type="float">
            <text:p>0,000195</text:p>
          </table:table-cell>
          <table:table-cell table:style-name="ce11" table:content-validation-name="val3" office:value-type="float" office:value="367.026" calcext:value-type="float">
            <text:p>367,026</text:p>
          </table:table-cell>
          <table:table-cell table:style-name="ce11" table:content-validation-name="val3" office:value-type="float" office:value="0.000199" calcext:value-type="float">
            <text:p>0,000199</text:p>
          </table:table-cell>
          <table:table-cell table:style-name="ce11" table:content-validation-name="val3" office:value-type="float" office:value="367.026" calcext:value-type="float">
            <text:p>367,026</text:p>
          </table:table-cell>
          <table:table-cell table:style-name="ce11" table:content-validation-name="val3" office:value-type="float" office:value="0.000183" calcext:value-type="float">
            <text:p>0,000183</text:p>
          </table:table-cell>
          <table:table-cell table:style-name="ce11" table:content-validation-name="val3" office:value-type="float" office:value="367.026" calcext:value-type="float">
            <text:p>367,026</text:p>
          </table:table-cell>
          <table:table-cell table:style-name="ce11" table:content-validation-name="val3" office:value-type="float" office:value="0.0002" calcext:value-type="float">
            <text:p>0,0002</text:p>
          </table:table-cell>
          <table:table-cell table:number-columns-repeated="1003"/>
        </table:table-row>
        <table:table-row table:style-name="ro2">
          <table:table-cell table:style-name="ce8" table:formula="of:=[$'Nomes de arquivos'.A29]" office:value-type="string" office:string-value="GKD-a_28_n15_m03" calcext:value-type="string">
            <text:p>GKD-a_28_n15_m03</text:p>
          </table:table-cell>
          <table:table-cell table:style-name="ce11" table:content-validation-name="val3" office:value-type="float" office:value="350.325" calcext:value-type="float">
            <text:p>350,325</text:p>
          </table:table-cell>
          <table:table-cell table:style-name="ce11" table:content-validation-name="val3" office:value-type="float" office:value="0.000196" calcext:value-type="float">
            <text:p>0,000196</text:p>
          </table:table-cell>
          <table:table-cell table:style-name="ce11" table:content-validation-name="val3" office:value-type="float" office:value="350.325" calcext:value-type="float">
            <text:p>350,325</text:p>
          </table:table-cell>
          <table:table-cell table:style-name="ce11" table:content-validation-name="val3" office:value-type="float" office:value="0.000183" calcext:value-type="float">
            <text:p>0,000183</text:p>
          </table:table-cell>
          <table:table-cell table:style-name="ce11" table:content-validation-name="val3" office:value-type="float" office:value="350.325" calcext:value-type="float">
            <text:p>350,325</text:p>
          </table:table-cell>
          <table:table-cell table:style-name="ce11" table:content-validation-name="val3" office:value-type="float" office:value="0.000182" calcext:value-type="float">
            <text:p>0,000182</text:p>
          </table:table-cell>
          <table:table-cell table:style-name="ce11" table:content-validation-name="val3" office:value-type="float" office:value="350.325" calcext:value-type="float">
            <text:p>350,325</text:p>
          </table:table-cell>
          <table:table-cell table:style-name="ce11" table:content-validation-name="val3" office:value-type="float" office:value="0.000183" calcext:value-type="float">
            <text:p>0,000183</text:p>
          </table:table-cell>
          <table:table-cell table:style-name="ce11" table:content-validation-name="val3" office:value-type="float" office:value="350.325" calcext:value-type="float">
            <text:p>350,325</text:p>
          </table:table-cell>
          <table:table-cell table:style-name="ce11" table:content-validation-name="val3" office:value-type="float" office:value="0.000182" calcext:value-type="float">
            <text:p>0,000182</text:p>
          </table:table-cell>
          <table:table-cell table:style-name="ce11" table:content-validation-name="val3" office:value-type="float" office:value="350.325" calcext:value-type="float">
            <text:p>350,325</text:p>
          </table:table-cell>
          <table:table-cell table:style-name="ce11" table:content-validation-name="val3" office:value-type="float" office:value="0.000182" calcext:value-type="float">
            <text:p>0,000182</text:p>
          </table:table-cell>
          <table:table-cell table:style-name="ce11" table:content-validation-name="val3" office:value-type="float" office:value="350.325" calcext:value-type="float">
            <text:p>350,325</text:p>
          </table:table-cell>
          <table:table-cell table:style-name="ce11" table:content-validation-name="val3" office:value-type="float" office:value="0.000205" calcext:value-type="float">
            <text:p>0,000205</text:p>
          </table:table-cell>
          <table:table-cell table:style-name="ce11" table:content-validation-name="val3" office:value-type="float" office:value="350.325" calcext:value-type="float">
            <text:p>350,325</text:p>
          </table:table-cell>
          <table:table-cell table:style-name="ce11" table:content-validation-name="val3" office:value-type="float" office:value="0.000187" calcext:value-type="float">
            <text:p>0,000187</text:p>
          </table:table-cell>
          <table:table-cell table:style-name="ce11" table:content-validation-name="val3" office:value-type="float" office:value="350.325" calcext:value-type="float">
            <text:p>350,325</text:p>
          </table:table-cell>
          <table:table-cell table:style-name="ce11" table:content-validation-name="val3" office:value-type="float" office:value="0.00019" calcext:value-type="float">
            <text:p>0,00019</text:p>
          </table:table-cell>
          <table:table-cell table:style-name="ce11" table:content-validation-name="val3" office:value-type="float" office:value="350.325" calcext:value-type="float">
            <text:p>350,325</text:p>
          </table:table-cell>
          <table:table-cell table:style-name="ce11" table:content-validation-name="val3" office:value-type="float" office:value="0.000205" calcext:value-type="float">
            <text:p>0,000205</text:p>
          </table:table-cell>
          <table:table-cell table:number-columns-repeated="1003"/>
        </table:table-row>
        <table:table-row table:style-name="ro2">
          <table:table-cell table:style-name="ce8" table:formula="of:=[$'Nomes de arquivos'.A30]" office:value-type="string" office:string-value="GKD-a_29_n15_m03" calcext:value-type="string">
            <text:p>GKD-a_29_n15_m03</text:p>
          </table:table-cell>
          <table:table-cell table:style-name="ce11" table:content-validation-name="val3" office:value-type="float" office:value="271.062" calcext:value-type="float">
            <text:p>271,062</text:p>
          </table:table-cell>
          <table:table-cell table:style-name="ce11" table:content-validation-name="val3" office:value-type="float" office:value="0.000208" calcext:value-type="float">
            <text:p>0,000208</text:p>
          </table:table-cell>
          <table:table-cell table:style-name="ce11" table:content-validation-name="val3" office:value-type="float" office:value="271.062" calcext:value-type="float">
            <text:p>271,062</text:p>
          </table:table-cell>
          <table:table-cell table:style-name="ce11" table:content-validation-name="val3" office:value-type="float" office:value="0.000199" calcext:value-type="float">
            <text:p>0,000199</text:p>
          </table:table-cell>
          <table:table-cell table:style-name="ce11" table:content-validation-name="val3" office:value-type="float" office:value="271.062" calcext:value-type="float">
            <text:p>271,062</text:p>
          </table:table-cell>
          <table:table-cell table:style-name="ce11" table:content-validation-name="val3" office:value-type="float" office:value="0.000165" calcext:value-type="float">
            <text:p>0,000165</text:p>
          </table:table-cell>
          <table:table-cell table:style-name="ce11" table:content-validation-name="val3" office:value-type="float" office:value="271.062" calcext:value-type="float">
            <text:p>271,062</text:p>
          </table:table-cell>
          <table:table-cell table:style-name="ce11" table:content-validation-name="val3" office:value-type="float" office:value="0.000201" calcext:value-type="float">
            <text:p>0,000201</text:p>
          </table:table-cell>
          <table:table-cell table:style-name="ce11" table:content-validation-name="val3" office:value-type="float" office:value="271.062" calcext:value-type="float">
            <text:p>271,062</text:p>
          </table:table-cell>
          <table:table-cell table:style-name="ce11" table:content-validation-name="val3" office:value-type="float" office:value="0.000203" calcext:value-type="float">
            <text:p>0,000203</text:p>
          </table:table-cell>
          <table:table-cell table:style-name="ce11" table:content-validation-name="val3" office:value-type="float" office:value="271.062" calcext:value-type="float">
            <text:p>271,062</text:p>
          </table:table-cell>
          <table:table-cell table:style-name="ce11" table:content-validation-name="val3" office:value-type="float" office:value="0.000204" calcext:value-type="float">
            <text:p>0,000204</text:p>
          </table:table-cell>
          <table:table-cell table:style-name="ce11" table:content-validation-name="val3" office:value-type="float" office:value="271.062" calcext:value-type="float">
            <text:p>271,062</text:p>
          </table:table-cell>
          <table:table-cell table:style-name="ce11" table:content-validation-name="val3" office:value-type="float" office:value="0.000157" calcext:value-type="float">
            <text:p>0,000157</text:p>
          </table:table-cell>
          <table:table-cell table:style-name="ce11" table:content-validation-name="val3" office:value-type="float" office:value="271.062" calcext:value-type="float">
            <text:p>271,062</text:p>
          </table:table-cell>
          <table:table-cell table:style-name="ce11" table:content-validation-name="val3" office:value-type="float" office:value="0.000202" calcext:value-type="float">
            <text:p>0,000202</text:p>
          </table:table-cell>
          <table:table-cell table:style-name="ce11" table:content-validation-name="val3" office:value-type="float" office:value="271.062" calcext:value-type="float">
            <text:p>271,062</text:p>
          </table:table-cell>
          <table:table-cell table:style-name="ce11" table:content-validation-name="val3" office:value-type="float" office:value="0.000199" calcext:value-type="float">
            <text:p>0,000199</text:p>
          </table:table-cell>
          <table:table-cell table:style-name="ce11" table:content-validation-name="val3" office:value-type="float" office:value="271.062" calcext:value-type="float">
            <text:p>271,062</text:p>
          </table:table-cell>
          <table:table-cell table:style-name="ce11" table:content-validation-name="val3" office:value-type="float" office:value="0.000168" calcext:value-type="float">
            <text:p>0,000168</text:p>
          </table:table-cell>
          <table:table-cell table:number-columns-repeated="1003"/>
        </table:table-row>
        <table:table-row table:style-name="ro2">
          <table:table-cell table:style-name="ce8" table:formula="of:=[$'Nomes de arquivos'.A31]" office:value-type="string" office:string-value="GKD-a_30_n15_m03" calcext:value-type="string">
            <text:p>GKD-a_30_n15_m03</text:p>
          </table:table-cell>
          <table:table-cell table:style-name="ce11" table:content-validation-name="val3" office:value-type="float" office:value="288.374" calcext:value-type="float">
            <text:p>288,374</text:p>
          </table:table-cell>
          <table:table-cell table:style-name="ce11" table:content-validation-name="val3" office:value-type="float" office:value="0.000195" calcext:value-type="float">
            <text:p>0,000195</text:p>
          </table:table-cell>
          <table:table-cell table:style-name="ce11" table:content-validation-name="val3" office:value-type="float" office:value="288.374" calcext:value-type="float">
            <text:p>288,374</text:p>
          </table:table-cell>
          <table:table-cell table:style-name="ce11" table:content-validation-name="val3" office:value-type="float" office:value="0.000195" calcext:value-type="float">
            <text:p>0,000195</text:p>
          </table:table-cell>
          <table:table-cell table:style-name="ce11" table:content-validation-name="val3" office:value-type="float" office:value="288.374" calcext:value-type="float">
            <text:p>288,374</text:p>
          </table:table-cell>
          <table:table-cell table:style-name="ce11" table:content-validation-name="val3" office:value-type="float" office:value="0.000178" calcext:value-type="float">
            <text:p>0,000178</text:p>
          </table:table-cell>
          <table:table-cell table:style-name="ce11" table:content-validation-name="val3" office:value-type="float" office:value="288.374" calcext:value-type="float">
            <text:p>288,374</text:p>
          </table:table-cell>
          <table:table-cell table:style-name="ce11" table:content-validation-name="val3" office:value-type="float" office:value="0.000192" calcext:value-type="float">
            <text:p>0,000192</text:p>
          </table:table-cell>
          <table:table-cell table:style-name="ce11" table:content-validation-name="val3" office:value-type="float" office:value="288.374" calcext:value-type="float">
            <text:p>288,374</text:p>
          </table:table-cell>
          <table:table-cell table:style-name="ce11" table:content-validation-name="val3" office:value-type="float" office:value="0.000153" calcext:value-type="float">
            <text:p>0,000153</text:p>
          </table:table-cell>
          <table:table-cell table:style-name="ce11" table:content-validation-name="val3" office:value-type="float" office:value="288.374" calcext:value-type="float">
            <text:p>288,374</text:p>
          </table:table-cell>
          <table:table-cell table:style-name="ce11" table:content-validation-name="val3" office:value-type="float" office:value="0.000185" calcext:value-type="float">
            <text:p>0,000185</text:p>
          </table:table-cell>
          <table:table-cell table:style-name="ce11" table:content-validation-name="val3" office:value-type="float" office:value="288.374" calcext:value-type="float">
            <text:p>288,374</text:p>
          </table:table-cell>
          <table:table-cell table:style-name="ce11" table:content-validation-name="val3" office:value-type="float" office:value="0.000202" calcext:value-type="float">
            <text:p>0,000202</text:p>
          </table:table-cell>
          <table:table-cell table:style-name="ce11" table:content-validation-name="val3" office:value-type="float" office:value="288.374" calcext:value-type="float">
            <text:p>288,374</text:p>
          </table:table-cell>
          <table:table-cell table:style-name="ce11" table:content-validation-name="val3" office:value-type="float" office:value="0.000199" calcext:value-type="float">
            <text:p>0,000199</text:p>
          </table:table-cell>
          <table:table-cell table:style-name="ce11" table:content-validation-name="val3" office:value-type="float" office:value="288.374" calcext:value-type="float">
            <text:p>288,374</text:p>
          </table:table-cell>
          <table:table-cell table:style-name="ce11" table:content-validation-name="val3" office:value-type="float" office:value="0.0002" calcext:value-type="float">
            <text:p>0,0002</text:p>
          </table:table-cell>
          <table:table-cell table:style-name="ce11" table:content-validation-name="val3" office:value-type="float" office:value="288.374" calcext:value-type="float">
            <text:p>288,374</text:p>
          </table:table-cell>
          <table:table-cell table:style-name="ce11" table:content-validation-name="val3" office:value-type="float" office:value="0.000196" calcext:value-type="float">
            <text:p>0,000196</text:p>
          </table:table-cell>
          <table:table-cell table:number-columns-repeated="1003"/>
        </table:table-row>
        <table:table-row table:style-name="ro2">
          <table:table-cell table:style-name="ce8" table:formula="of:=[$'Nomes de arquivos'.A32]" office:value-type="string" office:string-value="GKD-a_31_n15_m04" calcext:value-type="string">
            <text:p>GKD-a_31_n15_m04</text:p>
          </table:table-cell>
          <table:table-cell table:style-name="ce11" table:content-validation-name="val3" office:value-type="float" office:value="179.171" calcext:value-type="float">
            <text:p>179,171</text:p>
          </table:table-cell>
          <table:table-cell table:style-name="ce11" table:content-validation-name="val3" office:value-type="float" office:value="0.000217" calcext:value-type="float">
            <text:p>0,000217</text:p>
          </table:table-cell>
          <table:table-cell table:style-name="ce11" table:content-validation-name="val3" office:value-type="float" office:value="179.171" calcext:value-type="float">
            <text:p>179,171</text:p>
          </table:table-cell>
          <table:table-cell table:style-name="ce11" table:content-validation-name="val3" office:value-type="float" office:value="0.000221" calcext:value-type="float">
            <text:p>0,000221</text:p>
          </table:table-cell>
          <table:table-cell table:style-name="ce11" table:content-validation-name="val3" office:value-type="float" office:value="179.171" calcext:value-type="float">
            <text:p>179,171</text:p>
          </table:table-cell>
          <table:table-cell table:style-name="ce11" table:content-validation-name="val3" office:value-type="float" office:value="0.000217" calcext:value-type="float">
            <text:p>0,000217</text:p>
          </table:table-cell>
          <table:table-cell table:style-name="ce11" table:content-validation-name="val3" office:value-type="float" office:value="179.171" calcext:value-type="float">
            <text:p>179,171</text:p>
          </table:table-cell>
          <table:table-cell table:style-name="ce11" table:content-validation-name="val3" office:value-type="float" office:value="0.000229" calcext:value-type="float">
            <text:p>0,000229</text:p>
          </table:table-cell>
          <table:table-cell table:style-name="ce11" table:content-validation-name="val3" office:value-type="float" office:value="179.171" calcext:value-type="float">
            <text:p>179,171</text:p>
          </table:table-cell>
          <table:table-cell table:style-name="ce11" table:content-validation-name="val3" office:value-type="float" office:value="0.000225" calcext:value-type="float">
            <text:p>0,000225</text:p>
          </table:table-cell>
          <table:table-cell table:style-name="ce11" table:content-validation-name="val3" office:value-type="float" office:value="179.171" calcext:value-type="float">
            <text:p>179,171</text:p>
          </table:table-cell>
          <table:table-cell table:style-name="ce11" table:content-validation-name="val3" office:value-type="float" office:value="0.00022" calcext:value-type="float">
            <text:p>0,00022</text:p>
          </table:table-cell>
          <table:table-cell table:style-name="ce11" table:content-validation-name="val3" office:value-type="float" office:value="179.171" calcext:value-type="float">
            <text:p>179,171</text:p>
          </table:table-cell>
          <table:table-cell table:style-name="ce11" table:content-validation-name="val3" office:value-type="float" office:value="0.00022" calcext:value-type="float">
            <text:p>0,00022</text:p>
          </table:table-cell>
          <table:table-cell table:style-name="ce11" table:content-validation-name="val3" office:value-type="float" office:value="179.171" calcext:value-type="float">
            <text:p>179,171</text:p>
          </table:table-cell>
          <table:table-cell table:style-name="ce11" table:content-validation-name="val3" office:value-type="float" office:value="0.000221" calcext:value-type="float">
            <text:p>0,000221</text:p>
          </table:table-cell>
          <table:table-cell table:style-name="ce11" table:content-validation-name="val3" office:value-type="float" office:value="179.171" calcext:value-type="float">
            <text:p>179,171</text:p>
          </table:table-cell>
          <table:table-cell table:style-name="ce11" table:content-validation-name="val3" office:value-type="float" office:value="0.000219" calcext:value-type="float">
            <text:p>0,000219</text:p>
          </table:table-cell>
          <table:table-cell table:style-name="ce11" table:content-validation-name="val3" office:value-type="float" office:value="179.171" calcext:value-type="float">
            <text:p>179,171</text:p>
          </table:table-cell>
          <table:table-cell table:style-name="ce11" table:content-validation-name="val3" office:value-type="float" office:value="0.000217" calcext:value-type="float">
            <text:p>0,000217</text:p>
          </table:table-cell>
          <table:table-cell table:number-columns-repeated="1003"/>
        </table:table-row>
        <table:table-row table:style-name="ro2">
          <table:table-cell table:style-name="ce8" table:formula="of:=[$'Nomes de arquivos'.A33]" office:value-type="string" office:string-value="GKD-a_32_n15_m04" calcext:value-type="string">
            <text:p>GKD-a_32_n15_m04</text:p>
          </table:table-cell>
          <table:table-cell table:style-name="ce11" table:content-validation-name="val3" office:value-type="float" office:value="464.506" calcext:value-type="float">
            <text:p>464,506</text:p>
          </table:table-cell>
          <table:table-cell table:style-name="ce11" table:content-validation-name="val3" office:value-type="float" office:value="0.000218" calcext:value-type="float">
            <text:p>0,000218</text:p>
          </table:table-cell>
          <table:table-cell table:style-name="ce11" table:content-validation-name="val3" office:value-type="float" office:value="433.533" calcext:value-type="float">
            <text:p>433,533</text:p>
          </table:table-cell>
          <table:table-cell table:style-name="ce11" table:content-validation-name="val3" office:value-type="float" office:value="0.000213" calcext:value-type="float">
            <text:p>0,000213</text:p>
          </table:table-cell>
          <table:table-cell table:style-name="ce11" table:content-validation-name="val3" office:value-type="float" office:value="464.506" calcext:value-type="float">
            <text:p>464,506</text:p>
          </table:table-cell>
          <table:table-cell table:style-name="ce11" table:content-validation-name="val3" office:value-type="float" office:value="0.000203" calcext:value-type="float">
            <text:p>0,000203</text:p>
          </table:table-cell>
          <table:table-cell table:style-name="ce11" table:content-validation-name="val3" office:value-type="float" office:value="464.506" calcext:value-type="float">
            <text:p>464,506</text:p>
          </table:table-cell>
          <table:table-cell table:style-name="ce11" table:content-validation-name="val3" office:value-type="float" office:value="0.000215" calcext:value-type="float">
            <text:p>0,000215</text:p>
          </table:table-cell>
          <table:table-cell table:style-name="ce11" table:content-validation-name="val3" office:value-type="float" office:value="433.533" calcext:value-type="float">
            <text:p>433,533</text:p>
          </table:table-cell>
          <table:table-cell table:style-name="ce11" table:content-validation-name="val3" office:value-type="float" office:value="0.000233" calcext:value-type="float">
            <text:p>0,000233</text:p>
          </table:table-cell>
          <table:table-cell table:style-name="ce11" table:content-validation-name="val3" office:value-type="float" office:value="464.506" calcext:value-type="float">
            <text:p>464,506</text:p>
          </table:table-cell>
          <table:table-cell table:style-name="ce11" table:content-validation-name="val3" office:value-type="float" office:value="0.000207" calcext:value-type="float">
            <text:p>0,000207</text:p>
          </table:table-cell>
          <table:table-cell table:style-name="ce11" table:content-validation-name="val3" office:value-type="float" office:value="433.533" calcext:value-type="float">
            <text:p>433,533</text:p>
          </table:table-cell>
          <table:table-cell table:style-name="ce11" table:content-validation-name="val3" office:value-type="float" office:value="0.000223" calcext:value-type="float">
            <text:p>0,000223</text:p>
          </table:table-cell>
          <table:table-cell table:style-name="ce11" table:content-validation-name="val3" office:value-type="float" office:value="464.506" calcext:value-type="float">
            <text:p>464,506</text:p>
          </table:table-cell>
          <table:table-cell table:style-name="ce11" table:content-validation-name="val3" office:value-type="float" office:value="0.000206" calcext:value-type="float">
            <text:p>0,000206</text:p>
          </table:table-cell>
          <table:table-cell table:style-name="ce11" table:content-validation-name="val3" office:value-type="float" office:value="433.533" calcext:value-type="float">
            <text:p>433,533</text:p>
          </table:table-cell>
          <table:table-cell table:style-name="ce11" table:content-validation-name="val3" office:value-type="float" office:value="0.000212" calcext:value-type="float">
            <text:p>0,000212</text:p>
          </table:table-cell>
          <table:table-cell table:style-name="ce11" table:content-validation-name="val3" office:value-type="float" office:value="433.533" calcext:value-type="float">
            <text:p>433,533</text:p>
          </table:table-cell>
          <table:table-cell table:style-name="ce11" table:content-validation-name="val3" office:value-type="float" office:value="0.000204" calcext:value-type="float">
            <text:p>0,000204</text:p>
          </table:table-cell>
          <table:table-cell table:number-columns-repeated="1003"/>
        </table:table-row>
        <table:table-row table:style-name="ro2">
          <table:table-cell table:style-name="ce8" table:formula="of:=[$'Nomes de arquivos'.A34]" office:value-type="string" office:string-value="GKD-a_33_n15_m04" calcext:value-type="string">
            <text:p>GKD-a_33_n15_m04</text:p>
          </table:table-cell>
          <table:table-cell table:style-name="ce11" table:content-validation-name="val3" office:value-type="float" office:value="794.662" calcext:value-type="float">
            <text:p>794,662</text:p>
          </table:table-cell>
          <table:table-cell table:style-name="ce11" table:content-validation-name="val3" office:value-type="float" office:value="0.000209" calcext:value-type="float">
            <text:p>0,000209</text:p>
          </table:table-cell>
          <table:table-cell table:style-name="ce11" table:content-validation-name="val3" office:value-type="float" office:value="794.662" calcext:value-type="float">
            <text:p>794,662</text:p>
          </table:table-cell>
          <table:table-cell table:style-name="ce11" table:content-validation-name="val3" office:value-type="float" office:value="0.000292" calcext:value-type="float">
            <text:p>0,000292</text:p>
          </table:table-cell>
          <table:table-cell table:style-name="ce11" table:content-validation-name="val3" office:value-type="float" office:value="794.662" calcext:value-type="float">
            <text:p>794,662</text:p>
          </table:table-cell>
          <table:table-cell table:style-name="ce11" table:content-validation-name="val3" office:value-type="float" office:value="0.000221" calcext:value-type="float">
            <text:p>0,000221</text:p>
          </table:table-cell>
          <table:table-cell table:style-name="ce11" table:content-validation-name="val3" office:value-type="float" office:value="794.662" calcext:value-type="float">
            <text:p>794,662</text:p>
          </table:table-cell>
          <table:table-cell table:style-name="ce11" table:content-validation-name="val3" office:value-type="float" office:value="0.000225" calcext:value-type="float">
            <text:p>0,000225</text:p>
          </table:table-cell>
          <table:table-cell table:style-name="ce11" table:content-validation-name="val3" office:value-type="float" office:value="794.662" calcext:value-type="float">
            <text:p>794,662</text:p>
          </table:table-cell>
          <table:table-cell table:style-name="ce11" table:content-validation-name="val3" office:value-type="float" office:value="0.000228" calcext:value-type="float">
            <text:p>0,000228</text:p>
          </table:table-cell>
          <table:table-cell table:style-name="ce11" table:content-validation-name="val3" office:value-type="float" office:value="794.662" calcext:value-type="float">
            <text:p>794,662</text:p>
          </table:table-cell>
          <table:table-cell table:style-name="ce11" table:content-validation-name="val3" office:value-type="float" office:value="0.000211" calcext:value-type="float">
            <text:p>0,000211</text:p>
          </table:table-cell>
          <table:table-cell table:style-name="ce11" table:content-validation-name="val3" office:value-type="float" office:value="794.662" calcext:value-type="float">
            <text:p>794,662</text:p>
          </table:table-cell>
          <table:table-cell table:style-name="ce11" table:content-validation-name="val3" office:value-type="float" office:value="0.000222" calcext:value-type="float">
            <text:p>0,000222</text:p>
          </table:table-cell>
          <table:table-cell table:style-name="ce11" table:content-validation-name="val3" office:value-type="float" office:value="794.662" calcext:value-type="float">
            <text:p>794,662</text:p>
          </table:table-cell>
          <table:table-cell table:style-name="ce11" table:content-validation-name="val3" office:value-type="float" office:value="0.000221" calcext:value-type="float">
            <text:p>0,000221</text:p>
          </table:table-cell>
          <table:table-cell table:style-name="ce11" table:content-validation-name="val3" office:value-type="float" office:value="794.662" calcext:value-type="float">
            <text:p>794,662</text:p>
          </table:table-cell>
          <table:table-cell table:style-name="ce11" table:content-validation-name="val3" office:value-type="float" office:value="0.000222" calcext:value-type="float">
            <text:p>0,000222</text:p>
          </table:table-cell>
          <table:table-cell table:style-name="ce11" table:content-validation-name="val3" office:value-type="float" office:value="794.662" calcext:value-type="float">
            <text:p>794,662</text:p>
          </table:table-cell>
          <table:table-cell table:style-name="ce11" table:content-validation-name="val3" office:value-type="float" office:value="0.000222" calcext:value-type="float">
            <text:p>0,000222</text:p>
          </table:table-cell>
          <table:table-cell table:number-columns-repeated="1003"/>
        </table:table-row>
        <table:table-row table:style-name="ro2">
          <table:table-cell table:style-name="ce8" table:formula="of:=[$'Nomes de arquivos'.A35]" office:value-type="string" office:string-value="GKD-a_34_n15_m04" calcext:value-type="string">
            <text:p>GKD-a_34_n15_m04</text:p>
          </table:table-cell>
          <table:table-cell table:style-name="ce11" table:content-validation-name="val3" office:value-type="float" office:value="475.446" calcext:value-type="float">
            <text:p>475,446</text:p>
          </table:table-cell>
          <table:table-cell table:style-name="ce11" table:content-validation-name="val3" office:value-type="float" office:value="0.000205" calcext:value-type="float">
            <text:p>0,000205</text:p>
          </table:table-cell>
          <table:table-cell table:style-name="ce11" table:content-validation-name="val3" office:value-type="float" office:value="473.573" calcext:value-type="float">
            <text:p>473,573</text:p>
          </table:table-cell>
          <table:table-cell table:style-name="ce11" table:content-validation-name="val3" office:value-type="float" office:value="0.000205" calcext:value-type="float">
            <text:p>0,000205</text:p>
          </table:table-cell>
          <table:table-cell table:style-name="ce11" table:content-validation-name="val3" office:value-type="float" office:value="475.446" calcext:value-type="float">
            <text:p>475,446</text:p>
          </table:table-cell>
          <table:table-cell table:style-name="ce11" table:content-validation-name="val3" office:value-type="float" office:value="0.000205" calcext:value-type="float">
            <text:p>0,000205</text:p>
          </table:table-cell>
          <table:table-cell table:style-name="ce11" table:content-validation-name="val3" office:value-type="float" office:value="475.446" calcext:value-type="float">
            <text:p>475,446</text:p>
          </table:table-cell>
          <table:table-cell table:style-name="ce11" table:content-validation-name="val3" office:value-type="float" office:value="0.000207" calcext:value-type="float">
            <text:p>0,000207</text:p>
          </table:table-cell>
          <table:table-cell table:style-name="ce11" table:content-validation-name="val3" office:value-type="float" office:value="473.573" calcext:value-type="float">
            <text:p>473,573</text:p>
          </table:table-cell>
          <table:table-cell table:style-name="ce11" table:content-validation-name="val3" office:value-type="float" office:value="0.000216" calcext:value-type="float">
            <text:p>0,000216</text:p>
          </table:table-cell>
          <table:table-cell table:style-name="ce11" table:content-validation-name="val3" office:value-type="float" office:value="473.573" calcext:value-type="float">
            <text:p>473,573</text:p>
          </table:table-cell>
          <table:table-cell table:style-name="ce11" table:content-validation-name="val3" office:value-type="float" office:value="0.000216" calcext:value-type="float">
            <text:p>0,000216</text:p>
          </table:table-cell>
          <table:table-cell table:style-name="ce11" table:content-validation-name="val3" office:value-type="float" office:value="475.446" calcext:value-type="float">
            <text:p>475,446</text:p>
          </table:table-cell>
          <table:table-cell table:style-name="ce11" table:content-validation-name="val3" office:value-type="float" office:value="0.000207" calcext:value-type="float">
            <text:p>0,000207</text:p>
          </table:table-cell>
          <table:table-cell table:style-name="ce11" table:content-validation-name="val3" office:value-type="float" office:value="475.446" calcext:value-type="float">
            <text:p>475,446</text:p>
          </table:table-cell>
          <table:table-cell table:style-name="ce11" table:content-validation-name="val3" office:value-type="float" office:value="0.00021" calcext:value-type="float">
            <text:p>0,00021</text:p>
          </table:table-cell>
          <table:table-cell table:style-name="ce11" table:content-validation-name="val3" office:value-type="float" office:value="475.446" calcext:value-type="float">
            <text:p>475,446</text:p>
          </table:table-cell>
          <table:table-cell table:style-name="ce11" table:content-validation-name="val3" office:value-type="float" office:value="0.000209" calcext:value-type="float">
            <text:p>0,000209</text:p>
          </table:table-cell>
          <table:table-cell table:style-name="ce11" table:content-validation-name="val3" office:value-type="float" office:value="473.573" calcext:value-type="float">
            <text:p>473,573</text:p>
          </table:table-cell>
          <table:table-cell table:style-name="ce11" table:content-validation-name="val3" office:value-type="float" office:value="0.000204" calcext:value-type="float">
            <text:p>0,000204</text:p>
          </table:table-cell>
          <table:table-cell table:number-columns-repeated="1003"/>
        </table:table-row>
        <table:table-row table:style-name="ro2">
          <table:table-cell table:style-name="ce8" table:formula="of:=[$'Nomes de arquivos'.A36]" office:value-type="string" office:string-value="GKD-a_35_n15_m04" calcext:value-type="string">
            <text:p>GKD-a_35_n15_m04</text:p>
          </table:table-cell>
          <table:table-cell table:style-name="ce11" table:content-validation-name="val3" office:value-type="float" office:value="72.5056" calcext:value-type="float">
            <text:p>72,5056</text:p>
          </table:table-cell>
          <table:table-cell table:style-name="ce11" table:content-validation-name="val3" office:value-type="float" office:value="0.000222" calcext:value-type="float">
            <text:p>0,000222</text:p>
          </table:table-cell>
          <table:table-cell table:style-name="ce11" table:content-validation-name="val3" office:value-type="float" office:value="72.5056" calcext:value-type="float">
            <text:p>72,5056</text:p>
          </table:table-cell>
          <table:table-cell table:style-name="ce11" table:content-validation-name="val3" office:value-type="float" office:value="0.000222" calcext:value-type="float">
            <text:p>0,000222</text:p>
          </table:table-cell>
          <table:table-cell table:style-name="ce11" table:content-validation-name="val3" office:value-type="float" office:value="72.5056" calcext:value-type="float">
            <text:p>72,5056</text:p>
          </table:table-cell>
          <table:table-cell table:style-name="ce11" table:content-validation-name="val3" office:value-type="float" office:value="0.00022" calcext:value-type="float">
            <text:p>0,00022</text:p>
          </table:table-cell>
          <table:table-cell table:style-name="ce11" table:content-validation-name="val3" office:value-type="float" office:value="72.5056" calcext:value-type="float">
            <text:p>72,5056</text:p>
          </table:table-cell>
          <table:table-cell table:style-name="ce11" table:content-validation-name="val3" office:value-type="float" office:value="0.000213" calcext:value-type="float">
            <text:p>0,000213</text:p>
          </table:table-cell>
          <table:table-cell table:style-name="ce11" table:content-validation-name="val3" office:value-type="float" office:value="72.5056" calcext:value-type="float">
            <text:p>72,5056</text:p>
          </table:table-cell>
          <table:table-cell table:style-name="ce11" table:content-validation-name="val3" office:value-type="float" office:value="0.000221" calcext:value-type="float">
            <text:p>0,000221</text:p>
          </table:table-cell>
          <table:table-cell table:style-name="ce11" table:content-validation-name="val3" office:value-type="float" office:value="72.5056" calcext:value-type="float">
            <text:p>72,5056</text:p>
          </table:table-cell>
          <table:table-cell table:style-name="ce11" table:content-validation-name="val3" office:value-type="float" office:value="0.000208" calcext:value-type="float">
            <text:p>0,000208</text:p>
          </table:table-cell>
          <table:table-cell table:style-name="ce11" table:content-validation-name="val3" office:value-type="float" office:value="72.5056" calcext:value-type="float">
            <text:p>72,5056</text:p>
          </table:table-cell>
          <table:table-cell table:style-name="ce11" table:content-validation-name="val3" office:value-type="float" office:value="0.000209" calcext:value-type="float">
            <text:p>0,000209</text:p>
          </table:table-cell>
          <table:table-cell table:style-name="ce11" table:content-validation-name="val3" office:value-type="float" office:value="72.5056" calcext:value-type="float">
            <text:p>72,5056</text:p>
          </table:table-cell>
          <table:table-cell table:style-name="ce11" table:content-validation-name="val3" office:value-type="float" office:value="0.00021" calcext:value-type="float">
            <text:p>0,00021</text:p>
          </table:table-cell>
          <table:table-cell table:style-name="ce11" table:content-validation-name="val3" office:value-type="float" office:value="72.5056" calcext:value-type="float">
            <text:p>72,5056</text:p>
          </table:table-cell>
          <table:table-cell table:style-name="ce11" table:content-validation-name="val3" office:value-type="float" office:value="0.000305" calcext:value-type="float">
            <text:p>0,000305</text:p>
          </table:table-cell>
          <table:table-cell table:style-name="ce11" table:content-validation-name="val3" office:value-type="float" office:value="72.5056" calcext:value-type="float">
            <text:p>72,5056</text:p>
          </table:table-cell>
          <table:table-cell table:style-name="ce11" table:content-validation-name="val3" office:value-type="float" office:value="0.000215" calcext:value-type="float">
            <text:p>0,000215</text:p>
          </table:table-cell>
          <table:table-cell table:number-columns-repeated="1003"/>
        </table:table-row>
        <table:table-row table:style-name="ro2">
          <table:table-cell table:style-name="ce8" table:formula="of:=[$'Nomes de arquivos'.A37]" office:value-type="string" office:string-value="GKD-a_36_n15_m06" calcext:value-type="string">
            <text:p>GKD-a_36_n15_m06</text:p>
          </table:table-cell>
          <table:table-cell table:style-name="ce11" table:content-validation-name="val3" office:value-type="float" office:value="2108.42" calcext:value-type="float">
            <text:p>2108,42</text:p>
          </table:table-cell>
          <table:table-cell table:style-name="ce11" table:content-validation-name="val3" office:value-type="float" office:value="0.00028" calcext:value-type="float">
            <text:p>0,00028</text:p>
          </table:table-cell>
          <table:table-cell table:style-name="ce11" table:content-validation-name="val3" office:value-type="float" office:value="2108.42" calcext:value-type="float">
            <text:p>2108,42</text:p>
          </table:table-cell>
          <table:table-cell table:style-name="ce11" table:content-validation-name="val3" office:value-type="float" office:value="0.000282" calcext:value-type="float">
            <text:p>0,000282</text:p>
          </table:table-cell>
          <table:table-cell table:style-name="ce11" table:content-validation-name="val3" office:value-type="float" office:value="2108.42" calcext:value-type="float">
            <text:p>2108,42</text:p>
          </table:table-cell>
          <table:table-cell table:style-name="ce11" table:content-validation-name="val3" office:value-type="float" office:value="0.000272" calcext:value-type="float">
            <text:p>0,000272</text:p>
          </table:table-cell>
          <table:table-cell table:style-name="ce11" table:content-validation-name="val3" office:value-type="float" office:value="2108.42" calcext:value-type="float">
            <text:p>2108,42</text:p>
          </table:table-cell>
          <table:table-cell table:style-name="ce11" table:content-validation-name="val3" office:value-type="float" office:value="0.00028" calcext:value-type="float">
            <text:p>0,00028</text:p>
          </table:table-cell>
          <table:table-cell table:style-name="ce11" table:content-validation-name="val3" office:value-type="float" office:value="2108.42" calcext:value-type="float">
            <text:p>2108,42</text:p>
          </table:table-cell>
          <table:table-cell table:style-name="ce11" table:content-validation-name="val3" office:value-type="float" office:value="0.000268" calcext:value-type="float">
            <text:p>0,000268</text:p>
          </table:table-cell>
          <table:table-cell table:style-name="ce11" table:content-validation-name="val3" office:value-type="float" office:value="2108.42" calcext:value-type="float">
            <text:p>2108,42</text:p>
          </table:table-cell>
          <table:table-cell table:style-name="ce11" table:content-validation-name="val3" office:value-type="float" office:value="0.000276" calcext:value-type="float">
            <text:p>0,000276</text:p>
          </table:table-cell>
          <table:table-cell table:style-name="ce11" table:content-validation-name="val3" office:value-type="float" office:value="2108.42" calcext:value-type="float">
            <text:p>2108,42</text:p>
          </table:table-cell>
          <table:table-cell table:style-name="ce11" table:content-validation-name="val3" office:value-type="float" office:value="0.000272" calcext:value-type="float">
            <text:p>0,000272</text:p>
          </table:table-cell>
          <table:table-cell table:style-name="ce11" table:content-validation-name="val3" office:value-type="float" office:value="2108.42" calcext:value-type="float">
            <text:p>2108,42</text:p>
          </table:table-cell>
          <table:table-cell table:style-name="ce11" table:content-validation-name="val3" office:value-type="float" office:value="0.000281" calcext:value-type="float">
            <text:p>0,000281</text:p>
          </table:table-cell>
          <table:table-cell table:style-name="ce11" table:content-validation-name="val3" office:value-type="float" office:value="2108.42" calcext:value-type="float">
            <text:p>2108,42</text:p>
          </table:table-cell>
          <table:table-cell table:style-name="ce11" table:content-validation-name="val3" office:value-type="float" office:value="0.000302" calcext:value-type="float">
            <text:p>0,000302</text:p>
          </table:table-cell>
          <table:table-cell table:style-name="ce11" table:content-validation-name="val3" office:value-type="float" office:value="2108.42" calcext:value-type="float">
            <text:p>2108,42</text:p>
          </table:table-cell>
          <table:table-cell table:style-name="ce11" table:content-validation-name="val3" office:value-type="float" office:value="0.000287" calcext:value-type="float">
            <text:p>0,000287</text:p>
          </table:table-cell>
          <table:table-cell table:number-columns-repeated="1003"/>
        </table:table-row>
        <table:table-row table:style-name="ro2">
          <table:table-cell table:style-name="ce8" table:formula="of:=[$'Nomes de arquivos'.A38]" office:value-type="string" office:string-value="GKD-a_37_n15_m06" calcext:value-type="string">
            <text:p>GKD-a_37_n15_m06</text:p>
          </table:table-cell>
          <table:table-cell table:style-name="ce11" table:content-validation-name="val3" office:value-type="float" office:value="2027.04" calcext:value-type="float">
            <text:p>2027,04</text:p>
          </table:table-cell>
          <table:table-cell table:style-name="ce11" table:content-validation-name="val3" office:value-type="float" office:value="0.000274" calcext:value-type="float">
            <text:p>0,000274</text:p>
          </table:table-cell>
          <table:table-cell table:style-name="ce11" table:content-validation-name="val3" office:value-type="float" office:value="2027.04" calcext:value-type="float">
            <text:p>2027,04</text:p>
          </table:table-cell>
          <table:table-cell table:style-name="ce11" table:content-validation-name="val3" office:value-type="float" office:value="0.00027" calcext:value-type="float">
            <text:p>0,00027</text:p>
          </table:table-cell>
          <table:table-cell table:style-name="ce11" table:content-validation-name="val3" office:value-type="float" office:value="2027.04" calcext:value-type="float">
            <text:p>2027,04</text:p>
          </table:table-cell>
          <table:table-cell table:style-name="ce11" table:content-validation-name="val3" office:value-type="float" office:value="0.000258" calcext:value-type="float">
            <text:p>0,000258</text:p>
          </table:table-cell>
          <table:table-cell table:style-name="ce11" table:content-validation-name="val3" office:value-type="float" office:value="2027.04" calcext:value-type="float">
            <text:p>2027,04</text:p>
          </table:table-cell>
          <table:table-cell table:style-name="ce11" table:content-validation-name="val3" office:value-type="float" office:value="0.000262" calcext:value-type="float">
            <text:p>0,000262</text:p>
          </table:table-cell>
          <table:table-cell table:style-name="ce11" table:content-validation-name="val3" office:value-type="float" office:value="2027.04" calcext:value-type="float">
            <text:p>2027,04</text:p>
          </table:table-cell>
          <table:table-cell table:style-name="ce11" table:content-validation-name="val3" office:value-type="float" office:value="0.000269" calcext:value-type="float">
            <text:p>0,000269</text:p>
          </table:table-cell>
          <table:table-cell table:style-name="ce11" table:content-validation-name="val3" office:value-type="float" office:value="2027.04" calcext:value-type="float">
            <text:p>2027,04</text:p>
          </table:table-cell>
          <table:table-cell table:style-name="ce11" table:content-validation-name="val3" office:value-type="float" office:value="0.000254" calcext:value-type="float">
            <text:p>0,000254</text:p>
          </table:table-cell>
          <table:table-cell table:style-name="ce11" table:content-validation-name="val3" office:value-type="float" office:value="2027.04" calcext:value-type="float">
            <text:p>2027,04</text:p>
          </table:table-cell>
          <table:table-cell table:style-name="ce11" table:content-validation-name="val3" office:value-type="float" office:value="0.000273" calcext:value-type="float">
            <text:p>0,000273</text:p>
          </table:table-cell>
          <table:table-cell table:style-name="ce11" table:content-validation-name="val3" office:value-type="float" office:value="2027.04" calcext:value-type="float">
            <text:p>2027,04</text:p>
          </table:table-cell>
          <table:table-cell table:style-name="ce11" table:content-validation-name="val3" office:value-type="float" office:value="0.000253" calcext:value-type="float">
            <text:p>0,000253</text:p>
          </table:table-cell>
          <table:table-cell table:style-name="ce11" table:content-validation-name="val3" office:value-type="float" office:value="2027.04" calcext:value-type="float">
            <text:p>2027,04</text:p>
          </table:table-cell>
          <table:table-cell table:style-name="ce11" table:content-validation-name="val3" office:value-type="float" office:value="0.000256" calcext:value-type="float">
            <text:p>0,000256</text:p>
          </table:table-cell>
          <table:table-cell table:style-name="ce11" table:content-validation-name="val3" office:value-type="float" office:value="2027.04" calcext:value-type="float">
            <text:p>2027,04</text:p>
          </table:table-cell>
          <table:table-cell table:style-name="ce11" table:content-validation-name="val3" office:value-type="float" office:value="0.00026" calcext:value-type="float">
            <text:p>0,00026</text:p>
          </table:table-cell>
          <table:table-cell table:number-columns-repeated="1003"/>
        </table:table-row>
        <table:table-row table:style-name="ro2">
          <table:table-cell table:style-name="ce8" table:formula="of:=[$'Nomes de arquivos'.A39]" office:value-type="string" office:string-value="GKD-a_38_n15_m06" calcext:value-type="string">
            <text:p>GKD-a_38_n15_m06</text:p>
          </table:table-cell>
          <table:table-cell table:style-name="ce11" table:content-validation-name="val3" office:value-type="float" office:value="1509.18" calcext:value-type="float">
            <text:p>1509,18</text:p>
          </table:table-cell>
          <table:table-cell table:style-name="ce11" table:content-validation-name="val3" office:value-type="float" office:value="0.000263" calcext:value-type="float">
            <text:p>0,000263</text:p>
          </table:table-cell>
          <table:table-cell table:style-name="ce11" table:content-validation-name="val3" office:value-type="float" office:value="1509.18" calcext:value-type="float">
            <text:p>1509,18</text:p>
          </table:table-cell>
          <table:table-cell table:style-name="ce11" table:content-validation-name="val3" office:value-type="float" office:value="0.000268" calcext:value-type="float">
            <text:p>0,000268</text:p>
          </table:table-cell>
          <table:table-cell table:style-name="ce11" table:content-validation-name="val3" office:value-type="float" office:value="1509.18" calcext:value-type="float">
            <text:p>1509,18</text:p>
          </table:table-cell>
          <table:table-cell table:style-name="ce11" table:content-validation-name="val3" office:value-type="float" office:value="0.000262" calcext:value-type="float">
            <text:p>0,000262</text:p>
          </table:table-cell>
          <table:table-cell table:style-name="ce11" table:content-validation-name="val3" office:value-type="float" office:value="1509.18" calcext:value-type="float">
            <text:p>1509,18</text:p>
          </table:table-cell>
          <table:table-cell table:style-name="ce11" table:content-validation-name="val3" office:value-type="float" office:value="0.000263" calcext:value-type="float">
            <text:p>0,000263</text:p>
          </table:table-cell>
          <table:table-cell table:style-name="ce11" table:content-validation-name="val3" office:value-type="float" office:value="1509.18" calcext:value-type="float">
            <text:p>1509,18</text:p>
          </table:table-cell>
          <table:table-cell table:style-name="ce11" table:content-validation-name="val3" office:value-type="float" office:value="0.000265" calcext:value-type="float">
            <text:p>0,000265</text:p>
          </table:table-cell>
          <table:table-cell table:style-name="ce11" table:content-validation-name="val3" office:value-type="float" office:value="1509.18" calcext:value-type="float">
            <text:p>1509,18</text:p>
          </table:table-cell>
          <table:table-cell table:style-name="ce11" table:content-validation-name="val3" office:value-type="float" office:value="0.00026" calcext:value-type="float">
            <text:p>0,00026</text:p>
          </table:table-cell>
          <table:table-cell table:style-name="ce11" table:content-validation-name="val3" office:value-type="float" office:value="1509.18" calcext:value-type="float">
            <text:p>1509,18</text:p>
          </table:table-cell>
          <table:table-cell table:style-name="ce11" table:content-validation-name="val3" office:value-type="float" office:value="0.000277" calcext:value-type="float">
            <text:p>0,000277</text:p>
          </table:table-cell>
          <table:table-cell table:style-name="ce11" table:content-validation-name="val3" office:value-type="float" office:value="1509.18" calcext:value-type="float">
            <text:p>1509,18</text:p>
          </table:table-cell>
          <table:table-cell table:style-name="ce11" table:content-validation-name="val3" office:value-type="float" office:value="0.000285" calcext:value-type="float">
            <text:p>0,000285</text:p>
          </table:table-cell>
          <table:table-cell table:style-name="ce11" table:content-validation-name="val3" office:value-type="float" office:value="1509.18" calcext:value-type="float">
            <text:p>1509,18</text:p>
          </table:table-cell>
          <table:table-cell table:style-name="ce11" table:content-validation-name="val3" office:value-type="float" office:value="0.000279" calcext:value-type="float">
            <text:p>0,000279</text:p>
          </table:table-cell>
          <table:table-cell table:style-name="ce11" table:content-validation-name="val3" office:value-type="float" office:value="1509.18" calcext:value-type="float">
            <text:p>1509,18</text:p>
          </table:table-cell>
          <table:table-cell table:style-name="ce11" table:content-validation-name="val3" office:value-type="float" office:value="0.000265" calcext:value-type="float">
            <text:p>0,000265</text:p>
          </table:table-cell>
          <table:table-cell table:number-columns-repeated="1003"/>
        </table:table-row>
        <table:table-row table:style-name="ro2">
          <table:table-cell table:style-name="ce8" table:formula="of:=[$'Nomes de arquivos'.A40]" office:value-type="string" office:string-value="GKD-a_39_n15_m06" calcext:value-type="string">
            <text:p>GKD-a_39_n15_m06</text:p>
          </table:table-cell>
          <table:table-cell table:style-name="ce11" table:content-validation-name="val3" office:value-type="float" office:value="2328.72" calcext:value-type="float">
            <text:p>2328,72</text:p>
          </table:table-cell>
          <table:table-cell table:style-name="ce11" table:content-validation-name="val3" office:value-type="float" office:value="0.000267" calcext:value-type="float">
            <text:p>0,000267</text:p>
          </table:table-cell>
          <table:table-cell table:style-name="ce11" table:content-validation-name="val3" office:value-type="float" office:value="2328.72" calcext:value-type="float">
            <text:p>2328,72</text:p>
          </table:table-cell>
          <table:table-cell table:style-name="ce11" table:content-validation-name="val3" office:value-type="float" office:value="0.000283" calcext:value-type="float">
            <text:p>0,000283</text:p>
          </table:table-cell>
          <table:table-cell table:style-name="ce11" table:content-validation-name="val3" office:value-type="float" office:value="2328.72" calcext:value-type="float">
            <text:p>2328,72</text:p>
          </table:table-cell>
          <table:table-cell table:style-name="ce11" table:content-validation-name="val3" office:value-type="float" office:value="0.000265" calcext:value-type="float">
            <text:p>0,000265</text:p>
          </table:table-cell>
          <table:table-cell table:style-name="ce11" table:content-validation-name="val3" office:value-type="float" office:value="2328.72" calcext:value-type="float">
            <text:p>2328,72</text:p>
          </table:table-cell>
          <table:table-cell table:style-name="ce11" table:content-validation-name="val3" office:value-type="float" office:value="0.000274" calcext:value-type="float">
            <text:p>0,000274</text:p>
          </table:table-cell>
          <table:table-cell table:style-name="ce11" table:content-validation-name="val3" office:value-type="float" office:value="2328.72" calcext:value-type="float">
            <text:p>2328,72</text:p>
          </table:table-cell>
          <table:table-cell table:style-name="ce11" table:content-validation-name="val3" office:value-type="float" office:value="0.000272" calcext:value-type="float">
            <text:p>0,000272</text:p>
          </table:table-cell>
          <table:table-cell table:style-name="ce11" table:content-validation-name="val3" office:value-type="float" office:value="2328.72" calcext:value-type="float">
            <text:p>2328,72</text:p>
          </table:table-cell>
          <table:table-cell table:style-name="ce11" table:content-validation-name="val3" office:value-type="float" office:value="0.000279" calcext:value-type="float">
            <text:p>0,000279</text:p>
          </table:table-cell>
          <table:table-cell table:style-name="ce11" table:content-validation-name="val3" office:value-type="float" office:value="2328.72" calcext:value-type="float">
            <text:p>2328,72</text:p>
          </table:table-cell>
          <table:table-cell table:style-name="ce11" table:content-validation-name="val3" office:value-type="float" office:value="0.000263" calcext:value-type="float">
            <text:p>0,000263</text:p>
          </table:table-cell>
          <table:table-cell table:style-name="ce11" table:content-validation-name="val3" office:value-type="float" office:value="2328.72" calcext:value-type="float">
            <text:p>2328,72</text:p>
          </table:table-cell>
          <table:table-cell table:style-name="ce11" table:content-validation-name="val3" office:value-type="float" office:value="0.000263" calcext:value-type="float">
            <text:p>0,000263</text:p>
          </table:table-cell>
          <table:table-cell table:style-name="ce11" table:content-validation-name="val3" office:value-type="float" office:value="2328.72" calcext:value-type="float">
            <text:p>2328,72</text:p>
          </table:table-cell>
          <table:table-cell table:style-name="ce11" table:content-validation-name="val3" office:value-type="float" office:value="0.00028" calcext:value-type="float">
            <text:p>0,00028</text:p>
          </table:table-cell>
          <table:table-cell table:style-name="ce11" table:content-validation-name="val3" office:value-type="float" office:value="2328.72" calcext:value-type="float">
            <text:p>2328,72</text:p>
          </table:table-cell>
          <table:table-cell table:style-name="ce11" table:content-validation-name="val3" office:value-type="float" office:value="0.000285" calcext:value-type="float">
            <text:p>0,000285</text:p>
          </table:table-cell>
          <table:table-cell table:number-columns-repeated="1003"/>
        </table:table-row>
        <table:table-row table:style-name="ro2">
          <table:table-cell table:style-name="ce8" table:formula="of:=[$'Nomes de arquivos'.A41]" office:value-type="string" office:string-value="GKD-a_40_n15_m06" calcext:value-type="string">
            <text:p>GKD-a_40_n15_m06</text:p>
          </table:table-cell>
          <table:table-cell table:style-name="ce11" table:content-validation-name="val3" office:value-type="float" office:value="1675.9" calcext:value-type="float">
            <text:p>1675,9</text:p>
          </table:table-cell>
          <table:table-cell table:style-name="ce11" table:content-validation-name="val3" office:value-type="float" office:value="0.000273" calcext:value-type="float">
            <text:p>0,000273</text:p>
          </table:table-cell>
          <table:table-cell table:style-name="ce11" table:content-validation-name="val3" office:value-type="float" office:value="1675.9" calcext:value-type="float">
            <text:p>1675,9</text:p>
          </table:table-cell>
          <table:table-cell table:style-name="ce11" table:content-validation-name="val3" office:value-type="float" office:value="0.000258" calcext:value-type="float">
            <text:p>0,000258</text:p>
          </table:table-cell>
          <table:table-cell table:style-name="ce11" table:content-validation-name="val3" office:value-type="float" office:value="1675.9" calcext:value-type="float">
            <text:p>1675,9</text:p>
          </table:table-cell>
          <table:table-cell table:style-name="ce11" table:content-validation-name="val3" office:value-type="float" office:value="0.000259" calcext:value-type="float">
            <text:p>0,000259</text:p>
          </table:table-cell>
          <table:table-cell table:style-name="ce11" table:content-validation-name="val3" office:value-type="float" office:value="1675.9" calcext:value-type="float">
            <text:p>1675,9</text:p>
          </table:table-cell>
          <table:table-cell table:style-name="ce11" table:content-validation-name="val3" office:value-type="float" office:value="0.000261" calcext:value-type="float">
            <text:p>0,000261</text:p>
          </table:table-cell>
          <table:table-cell table:style-name="ce11" table:content-validation-name="val3" office:value-type="float" office:value="1675.9" calcext:value-type="float">
            <text:p>1675,9</text:p>
          </table:table-cell>
          <table:table-cell table:style-name="ce11" table:content-validation-name="val3" office:value-type="float" office:value="0.000271" calcext:value-type="float">
            <text:p>0,000271</text:p>
          </table:table-cell>
          <table:table-cell table:style-name="ce11" table:content-validation-name="val3" office:value-type="float" office:value="1675.9" calcext:value-type="float">
            <text:p>1675,9</text:p>
          </table:table-cell>
          <table:table-cell table:style-name="ce11" table:content-validation-name="val3" office:value-type="float" office:value="0.000266" calcext:value-type="float">
            <text:p>0,000266</text:p>
          </table:table-cell>
          <table:table-cell table:style-name="ce11" table:content-validation-name="val3" office:value-type="float" office:value="1675.9" calcext:value-type="float">
            <text:p>1675,9</text:p>
          </table:table-cell>
          <table:table-cell table:style-name="ce11" table:content-validation-name="val3" office:value-type="float" office:value="0.000254" calcext:value-type="float">
            <text:p>0,000254</text:p>
          </table:table-cell>
          <table:table-cell table:style-name="ce11" table:content-validation-name="val3" office:value-type="float" office:value="1675.9" calcext:value-type="float">
            <text:p>1675,9</text:p>
          </table:table-cell>
          <table:table-cell table:style-name="ce11" table:content-validation-name="val3" office:value-type="float" office:value="0.000272" calcext:value-type="float">
            <text:p>0,000272</text:p>
          </table:table-cell>
          <table:table-cell table:style-name="ce11" table:content-validation-name="val3" office:value-type="float" office:value="1675.9" calcext:value-type="float">
            <text:p>1675,9</text:p>
          </table:table-cell>
          <table:table-cell table:style-name="ce11" table:content-validation-name="val3" office:value-type="float" office:value="0.000273" calcext:value-type="float">
            <text:p>0,000273</text:p>
          </table:table-cell>
          <table:table-cell table:style-name="ce11" table:content-validation-name="val3" office:value-type="float" office:value="1675.9" calcext:value-type="float">
            <text:p>1675,9</text:p>
          </table:table-cell>
          <table:table-cell table:style-name="ce11" table:content-validation-name="val3" office:value-type="float" office:value="0.000275" calcext:value-type="float">
            <text:p>0,000275</text:p>
          </table:table-cell>
          <table:table-cell table:number-columns-repeated="1003"/>
        </table:table-row>
        <table:table-row table:style-name="ro2">
          <table:table-cell table:style-name="ce8" table:formula="of:=[$'Nomes de arquivos'.A42]" office:value-type="string" office:string-value="GKD-a_41_n15_m09" calcext:value-type="string">
            <text:p>GKD-a_41_n15_m09</text:p>
          </table:table-cell>
          <table:table-cell table:style-name="ce11" table:content-validation-name="val3" office:value-type="float" office:value="6256.45" calcext:value-type="float">
            <text:p>6256,45</text:p>
          </table:table-cell>
          <table:table-cell table:style-name="ce11" table:content-validation-name="val3" office:value-type="float" office:value="0.000353" calcext:value-type="float">
            <text:p>0,000353</text:p>
          </table:table-cell>
          <table:table-cell table:style-name="ce11" table:content-validation-name="val3" office:value-type="float" office:value="6256.45" calcext:value-type="float">
            <text:p>6256,45</text:p>
          </table:table-cell>
          <table:table-cell table:style-name="ce11" table:content-validation-name="val3" office:value-type="float" office:value="0.000362" calcext:value-type="float">
            <text:p>0,000362</text:p>
          </table:table-cell>
          <table:table-cell table:style-name="ce11" table:content-validation-name="val3" office:value-type="float" office:value="6256.45" calcext:value-type="float">
            <text:p>6256,45</text:p>
          </table:table-cell>
          <table:table-cell table:style-name="ce11" table:content-validation-name="val3" office:value-type="float" office:value="0.000336" calcext:value-type="float">
            <text:p>0,000336</text:p>
          </table:table-cell>
          <table:table-cell table:style-name="ce11" table:content-validation-name="val3" office:value-type="float" office:value="6256.45" calcext:value-type="float">
            <text:p>6256,45</text:p>
          </table:table-cell>
          <table:table-cell table:style-name="ce11" table:content-validation-name="val3" office:value-type="float" office:value="0.00033" calcext:value-type="float">
            <text:p>0,00033</text:p>
          </table:table-cell>
          <table:table-cell table:style-name="ce11" table:content-validation-name="val3" office:value-type="float" office:value="6256.45" calcext:value-type="float">
            <text:p>6256,45</text:p>
          </table:table-cell>
          <table:table-cell table:style-name="ce11" table:content-validation-name="val3" office:value-type="float" office:value="0.000353" calcext:value-type="float">
            <text:p>0,000353</text:p>
          </table:table-cell>
          <table:table-cell table:style-name="ce11" table:content-validation-name="val3" office:value-type="float" office:value="6256.45" calcext:value-type="float">
            <text:p>6256,45</text:p>
          </table:table-cell>
          <table:table-cell table:style-name="ce11" table:content-validation-name="val3" office:value-type="float" office:value="0.000353" calcext:value-type="float">
            <text:p>0,000353</text:p>
          </table:table-cell>
          <table:table-cell table:style-name="ce11" table:content-validation-name="val3" office:value-type="float" office:value="6256.45" calcext:value-type="float">
            <text:p>6256,45</text:p>
          </table:table-cell>
          <table:table-cell table:style-name="ce11" table:content-validation-name="val3" office:value-type="float" office:value="0.000407" calcext:value-type="float">
            <text:p>0,000407</text:p>
          </table:table-cell>
          <table:table-cell table:style-name="ce11" table:content-validation-name="val3" office:value-type="float" office:value="6256.45" calcext:value-type="float">
            <text:p>6256,45</text:p>
          </table:table-cell>
          <table:table-cell table:style-name="ce11" table:content-validation-name="val3" office:value-type="float" office:value="0.000336" calcext:value-type="float">
            <text:p>0,000336</text:p>
          </table:table-cell>
          <table:table-cell table:style-name="ce11" table:content-validation-name="val3" office:value-type="float" office:value="6256.45" calcext:value-type="float">
            <text:p>6256,45</text:p>
          </table:table-cell>
          <table:table-cell table:style-name="ce11" table:content-validation-name="val3" office:value-type="float" office:value="0.000335" calcext:value-type="float">
            <text:p>0,000335</text:p>
          </table:table-cell>
          <table:table-cell table:style-name="ce11" table:content-validation-name="val3" office:value-type="float" office:value="6256.45" calcext:value-type="float">
            <text:p>6256,45</text:p>
          </table:table-cell>
          <table:table-cell table:style-name="ce11" table:content-validation-name="val3" office:value-type="float" office:value="0.000337" calcext:value-type="float">
            <text:p>0,000337</text:p>
          </table:table-cell>
          <table:table-cell table:number-columns-repeated="1003"/>
        </table:table-row>
        <table:table-row table:style-name="ro2">
          <table:table-cell table:style-name="ce8" table:formula="of:=[$'Nomes de arquivos'.A43]" office:value-type="string" office:string-value="GKD-a_42_n15_m09" calcext:value-type="string">
            <text:p>GKD-a_42_n15_m09</text:p>
          </table:table-cell>
          <table:table-cell table:style-name="ce11" table:content-validation-name="val3" office:value-type="float" office:value="5608.67" calcext:value-type="float">
            <text:p>5608,67</text:p>
          </table:table-cell>
          <table:table-cell table:style-name="ce11" table:content-validation-name="val3" office:value-type="float" office:value="0.000403" calcext:value-type="float">
            <text:p>0,000403</text:p>
          </table:table-cell>
          <table:table-cell table:style-name="ce11" table:content-validation-name="val3" office:value-type="float" office:value="5608.67" calcext:value-type="float">
            <text:p>5608,67</text:p>
          </table:table-cell>
          <table:table-cell table:style-name="ce11" table:content-validation-name="val3" office:value-type="float" office:value="0.000377" calcext:value-type="float">
            <text:p>0,000377</text:p>
          </table:table-cell>
          <table:table-cell table:style-name="ce11" table:content-validation-name="val3" office:value-type="float" office:value="5608.67" calcext:value-type="float">
            <text:p>5608,67</text:p>
          </table:table-cell>
          <table:table-cell table:style-name="ce11" table:content-validation-name="val3" office:value-type="float" office:value="0.0004" calcext:value-type="float">
            <text:p>0,0004</text:p>
          </table:table-cell>
          <table:table-cell table:style-name="ce11" table:content-validation-name="val3" office:value-type="float" office:value="5608.67" calcext:value-type="float">
            <text:p>5608,67</text:p>
          </table:table-cell>
          <table:table-cell table:style-name="ce11" table:content-validation-name="val3" office:value-type="float" office:value="0.000354" calcext:value-type="float">
            <text:p>0,000354</text:p>
          </table:table-cell>
          <table:table-cell table:style-name="ce11" table:content-validation-name="val3" office:value-type="float" office:value="5608.67" calcext:value-type="float">
            <text:p>5608,67</text:p>
          </table:table-cell>
          <table:table-cell table:style-name="ce11" table:content-validation-name="val3" office:value-type="float" office:value="0.000366" calcext:value-type="float">
            <text:p>0,000366</text:p>
          </table:table-cell>
          <table:table-cell table:style-name="ce11" table:content-validation-name="val3" office:value-type="float" office:value="5608.67" calcext:value-type="float">
            <text:p>5608,67</text:p>
          </table:table-cell>
          <table:table-cell table:style-name="ce11" table:content-validation-name="val3" office:value-type="float" office:value="0.000396" calcext:value-type="float">
            <text:p>0,000396</text:p>
          </table:table-cell>
          <table:table-cell table:style-name="ce11" table:content-validation-name="val3" office:value-type="float" office:value="5608.67" calcext:value-type="float">
            <text:p>5608,67</text:p>
          </table:table-cell>
          <table:table-cell table:style-name="ce11" table:content-validation-name="val3" office:value-type="float" office:value="0.000355" calcext:value-type="float">
            <text:p>0,000355</text:p>
          </table:table-cell>
          <table:table-cell table:style-name="ce11" table:content-validation-name="val3" office:value-type="float" office:value="5608.67" calcext:value-type="float">
            <text:p>5608,67</text:p>
          </table:table-cell>
          <table:table-cell table:style-name="ce11" table:content-validation-name="val3" office:value-type="float" office:value="0.000309" calcext:value-type="float">
            <text:p>0,000309</text:p>
          </table:table-cell>
          <table:table-cell table:style-name="ce11" table:content-validation-name="val3" office:value-type="float" office:value="5608.67" calcext:value-type="float">
            <text:p>5608,67</text:p>
          </table:table-cell>
          <table:table-cell table:style-name="ce11" table:content-validation-name="val3" office:value-type="float" office:value="0.000376" calcext:value-type="float">
            <text:p>0,000376</text:p>
          </table:table-cell>
          <table:table-cell table:style-name="ce11" table:content-validation-name="val3" office:value-type="float" office:value="5608.67" calcext:value-type="float">
            <text:p>5608,67</text:p>
          </table:table-cell>
          <table:table-cell table:style-name="ce11" table:content-validation-name="val3" office:value-type="float" office:value="0.000376" calcext:value-type="float">
            <text:p>0,000376</text:p>
          </table:table-cell>
          <table:table-cell table:number-columns-repeated="1003"/>
        </table:table-row>
        <table:table-row table:style-name="ro2">
          <table:table-cell table:style-name="ce8" table:formula="of:=[$'Nomes de arquivos'.A44]" office:value-type="string" office:string-value="GKD-a_43_n15_m09" calcext:value-type="string">
            <text:p>GKD-a_43_n15_m09</text:p>
          </table:table-cell>
          <table:table-cell table:style-name="ce11" table:content-validation-name="val3" office:value-type="float" office:value="3391.08" calcext:value-type="float">
            <text:p>3391,08</text:p>
          </table:table-cell>
          <table:table-cell table:style-name="ce11" table:content-validation-name="val3" office:value-type="float" office:value="0.000399" calcext:value-type="float">
            <text:p>0,000399</text:p>
          </table:table-cell>
          <table:table-cell table:style-name="ce11" table:content-validation-name="val3" office:value-type="float" office:value="3391.08" calcext:value-type="float">
            <text:p>3391,08</text:p>
          </table:table-cell>
          <table:table-cell table:style-name="ce11" table:content-validation-name="val3" office:value-type="float" office:value="0.000261" calcext:value-type="float">
            <text:p>0,000261</text:p>
          </table:table-cell>
          <table:table-cell table:style-name="ce11" table:content-validation-name="val3" office:value-type="float" office:value="3391.08" calcext:value-type="float">
            <text:p>3391,08</text:p>
          </table:table-cell>
          <table:table-cell table:style-name="ce11" table:content-validation-name="val3" office:value-type="float" office:value="0.00038" calcext:value-type="float">
            <text:p>0,00038</text:p>
          </table:table-cell>
          <table:table-cell table:style-name="ce11" table:content-validation-name="val3" office:value-type="float" office:value="3391.08" calcext:value-type="float">
            <text:p>3391,08</text:p>
          </table:table-cell>
          <table:table-cell table:style-name="ce11" table:content-validation-name="val3" office:value-type="float" office:value="0.000411" calcext:value-type="float">
            <text:p>0,000411</text:p>
          </table:table-cell>
          <table:table-cell table:style-name="ce11" table:content-validation-name="val3" office:value-type="float" office:value="3391.08" calcext:value-type="float">
            <text:p>3391,08</text:p>
          </table:table-cell>
          <table:table-cell table:style-name="ce11" table:content-validation-name="val3" office:value-type="float" office:value="0.000414" calcext:value-type="float">
            <text:p>0,000414</text:p>
          </table:table-cell>
          <table:table-cell table:style-name="ce11" table:content-validation-name="val3" office:value-type="float" office:value="3391.08" calcext:value-type="float">
            <text:p>3391,08</text:p>
          </table:table-cell>
          <table:table-cell table:style-name="ce11" table:content-validation-name="val3" office:value-type="float" office:value="0.000379" calcext:value-type="float">
            <text:p>0,000379</text:p>
          </table:table-cell>
          <table:table-cell table:style-name="ce11" table:content-validation-name="val3" office:value-type="float" office:value="3391.08" calcext:value-type="float">
            <text:p>3391,08</text:p>
          </table:table-cell>
          <table:table-cell table:style-name="ce11" table:content-validation-name="val3" office:value-type="float" office:value="0.00032" calcext:value-type="float">
            <text:p>0,00032</text:p>
          </table:table-cell>
          <table:table-cell table:style-name="ce11" table:content-validation-name="val3" office:value-type="float" office:value="3391.08" calcext:value-type="float">
            <text:p>3391,08</text:p>
          </table:table-cell>
          <table:table-cell table:style-name="ce11" table:content-validation-name="val3" office:value-type="float" office:value="0.000421" calcext:value-type="float">
            <text:p>0,000421</text:p>
          </table:table-cell>
          <table:table-cell table:style-name="ce11" table:content-validation-name="val3" office:value-type="float" office:value="3391.08" calcext:value-type="float">
            <text:p>3391,08</text:p>
          </table:table-cell>
          <table:table-cell table:style-name="ce11" table:content-validation-name="val3" office:value-type="float" office:value="0.000298" calcext:value-type="float">
            <text:p>0,000298</text:p>
          </table:table-cell>
          <table:table-cell table:style-name="ce11" table:content-validation-name="val3" office:value-type="float" office:value="3391.08" calcext:value-type="float">
            <text:p>3391,08</text:p>
          </table:table-cell>
          <table:table-cell table:style-name="ce11" table:content-validation-name="val3" office:value-type="float" office:value="0.000338" calcext:value-type="float">
            <text:p>0,000338</text:p>
          </table:table-cell>
          <table:table-cell table:number-columns-repeated="1003"/>
        </table:table-row>
        <table:table-row table:style-name="ro2">
          <table:table-cell table:style-name="ce8" table:formula="of:=[$'Nomes de arquivos'.A45]" office:value-type="string" office:string-value="GKD-a_44_n15_m09" calcext:value-type="string">
            <text:p>GKD-a_44_n15_m09</text:p>
          </table:table-cell>
          <table:table-cell table:style-name="ce11" table:content-validation-name="val3" office:value-type="float" office:value="4540.36" calcext:value-type="float">
            <text:p>4540,36</text:p>
          </table:table-cell>
          <table:table-cell table:style-name="ce11" table:content-validation-name="val3" office:value-type="float" office:value="0.000319" calcext:value-type="float">
            <text:p>0,000319</text:p>
          </table:table-cell>
          <table:table-cell table:style-name="ce11" table:content-validation-name="val3" office:value-type="float" office:value="4540.36" calcext:value-type="float">
            <text:p>4540,36</text:p>
          </table:table-cell>
          <table:table-cell table:style-name="ce11" table:content-validation-name="val3" office:value-type="float" office:value="0.000362" calcext:value-type="float">
            <text:p>0,000362</text:p>
          </table:table-cell>
          <table:table-cell table:style-name="ce11" table:content-validation-name="val3" office:value-type="float" office:value="4540.36" calcext:value-type="float">
            <text:p>4540,36</text:p>
          </table:table-cell>
          <table:table-cell table:style-name="ce11" table:content-validation-name="val3" office:value-type="float" office:value="0.000329" calcext:value-type="float">
            <text:p>0,000329</text:p>
          </table:table-cell>
          <table:table-cell table:style-name="ce11" table:content-validation-name="val3" office:value-type="float" office:value="4540.36" calcext:value-type="float">
            <text:p>4540,36</text:p>
          </table:table-cell>
          <table:table-cell table:style-name="ce11" table:content-validation-name="val3" office:value-type="float" office:value="0.000401" calcext:value-type="float">
            <text:p>0,000401</text:p>
          </table:table-cell>
          <table:table-cell table:style-name="ce11" table:content-validation-name="val3" office:value-type="float" office:value="4540.36" calcext:value-type="float">
            <text:p>4540,36</text:p>
          </table:table-cell>
          <table:table-cell table:style-name="ce11" table:content-validation-name="val3" office:value-type="float" office:value="0.000418" calcext:value-type="float">
            <text:p>0,000418</text:p>
          </table:table-cell>
          <table:table-cell table:style-name="ce11" table:content-validation-name="val3" office:value-type="float" office:value="4540.36" calcext:value-type="float">
            <text:p>4540,36</text:p>
          </table:table-cell>
          <table:table-cell table:style-name="ce11" table:content-validation-name="val3" office:value-type="float" office:value="0.000336" calcext:value-type="float">
            <text:p>0,000336</text:p>
          </table:table-cell>
          <table:table-cell table:style-name="ce11" table:content-validation-name="val3" office:value-type="float" office:value="4540.36" calcext:value-type="float">
            <text:p>4540,36</text:p>
          </table:table-cell>
          <table:table-cell table:style-name="ce11" table:content-validation-name="val3" office:value-type="float" office:value="0.000404" calcext:value-type="float">
            <text:p>0,000404</text:p>
          </table:table-cell>
          <table:table-cell table:style-name="ce11" table:content-validation-name="val3" office:value-type="float" office:value="4540.36" calcext:value-type="float">
            <text:p>4540,36</text:p>
          </table:table-cell>
          <table:table-cell table:style-name="ce11" table:content-validation-name="val3" office:value-type="float" office:value="0.0004" calcext:value-type="float">
            <text:p>0,0004</text:p>
          </table:table-cell>
          <table:table-cell table:style-name="ce11" table:content-validation-name="val3" office:value-type="float" office:value="4540.36" calcext:value-type="float">
            <text:p>4540,36</text:p>
          </table:table-cell>
          <table:table-cell table:style-name="ce11" table:content-validation-name="val3" office:value-type="float" office:value="0.000406" calcext:value-type="float">
            <text:p>0,000406</text:p>
          </table:table-cell>
          <table:table-cell table:style-name="ce11" table:content-validation-name="val3" office:value-type="float" office:value="4540.36" calcext:value-type="float">
            <text:p>4540,36</text:p>
          </table:table-cell>
          <table:table-cell table:style-name="ce11" table:content-validation-name="val3" office:value-type="float" office:value="0.000394" calcext:value-type="float">
            <text:p>0,000394</text:p>
          </table:table-cell>
          <table:table-cell table:number-columns-repeated="1003"/>
        </table:table-row>
        <table:table-row table:style-name="ro2">
          <table:table-cell table:style-name="ce8" table:formula="of:=[$'Nomes de arquivos'.A46]" office:value-type="string" office:string-value="GKD-a_45_n15_m09" calcext:value-type="string">
            <text:p>GKD-a_45_n15_m09</text:p>
          </table:table-cell>
          <table:table-cell table:style-name="ce11" table:content-validation-name="val3" office:value-type="float" office:value="2992.01" calcext:value-type="float">
            <text:p>2992,01</text:p>
          </table:table-cell>
          <table:table-cell table:style-name="ce11" table:content-validation-name="val3" office:value-type="float" office:value="0.000343" calcext:value-type="float">
            <text:p>0,000343</text:p>
          </table:table-cell>
          <table:table-cell table:style-name="ce11" table:content-validation-name="val3" office:value-type="float" office:value="2992.01" calcext:value-type="float">
            <text:p>2992,01</text:p>
          </table:table-cell>
          <table:table-cell table:style-name="ce11" table:content-validation-name="val3" office:value-type="float" office:value="0.000349" calcext:value-type="float">
            <text:p>0,000349</text:p>
          </table:table-cell>
          <table:table-cell table:style-name="ce11" table:content-validation-name="val3" office:value-type="float" office:value="2992.01" calcext:value-type="float">
            <text:p>2992,01</text:p>
          </table:table-cell>
          <table:table-cell table:style-name="ce11" table:content-validation-name="val3" office:value-type="float" office:value="0.000341" calcext:value-type="float">
            <text:p>0,000341</text:p>
          </table:table-cell>
          <table:table-cell table:style-name="ce11" table:content-validation-name="val3" office:value-type="float" office:value="2992.01" calcext:value-type="float">
            <text:p>2992,01</text:p>
          </table:table-cell>
          <table:table-cell table:style-name="ce11" table:content-validation-name="val3" office:value-type="float" office:value="0.000337" calcext:value-type="float">
            <text:p>0,000337</text:p>
          </table:table-cell>
          <table:table-cell table:style-name="ce11" table:content-validation-name="val3" office:value-type="float" office:value="2992.01" calcext:value-type="float">
            <text:p>2992,01</text:p>
          </table:table-cell>
          <table:table-cell table:style-name="ce11" table:content-validation-name="val3" office:value-type="float" office:value="0.000342" calcext:value-type="float">
            <text:p>0,000342</text:p>
          </table:table-cell>
          <table:table-cell table:style-name="ce11" table:content-validation-name="val3" office:value-type="float" office:value="2992.01" calcext:value-type="float">
            <text:p>2992,01</text:p>
          </table:table-cell>
          <table:table-cell table:style-name="ce11" table:content-validation-name="val3" office:value-type="float" office:value="0.000361" calcext:value-type="float">
            <text:p>0,000361</text:p>
          </table:table-cell>
          <table:table-cell table:style-name="ce11" table:content-validation-name="val3" office:value-type="float" office:value="2992.01" calcext:value-type="float">
            <text:p>2992,01</text:p>
          </table:table-cell>
          <table:table-cell table:style-name="ce11" table:content-validation-name="val3" office:value-type="float" office:value="0.000363" calcext:value-type="float">
            <text:p>0,000363</text:p>
          </table:table-cell>
          <table:table-cell table:style-name="ce11" table:content-validation-name="val3" office:value-type="float" office:value="2992.01" calcext:value-type="float">
            <text:p>2992,01</text:p>
          </table:table-cell>
          <table:table-cell table:style-name="ce11" table:content-validation-name="val3" office:value-type="float" office:value="0.000345" calcext:value-type="float">
            <text:p>0,000345</text:p>
          </table:table-cell>
          <table:table-cell table:style-name="ce11" table:content-validation-name="val3" office:value-type="float" office:value="2992.01" calcext:value-type="float">
            <text:p>2992,01</text:p>
          </table:table-cell>
          <table:table-cell table:style-name="ce11" table:content-validation-name="val3" office:value-type="float" office:value="0.00035" calcext:value-type="float">
            <text:p>0,00035</text:p>
          </table:table-cell>
          <table:table-cell table:style-name="ce11" table:content-validation-name="val3" office:value-type="float" office:value="2992.01" calcext:value-type="float">
            <text:p>2992,01</text:p>
          </table:table-cell>
          <table:table-cell table:style-name="ce11" table:content-validation-name="val3" office:value-type="float" office:value="0.00034" calcext:value-type="float">
            <text:p>0,00034</text:p>
          </table:table-cell>
          <table:table-cell table:number-columns-repeated="1003"/>
        </table:table-row>
        <table:table-row table:style-name="ro2">
          <table:table-cell table:style-name="ce8" table:formula="of:=[$'Nomes de arquivos'.A47]" office:value-type="string" office:string-value="GKD-a_46_n15_m12" calcext:value-type="string">
            <text:p>GKD-a_46_n15_m12</text:p>
          </table:table-cell>
          <table:table-cell table:style-name="ce11" table:content-validation-name="val3" office:value-type="float" office:value="9327.93" calcext:value-type="float">
            <text:p>9327,93</text:p>
          </table:table-cell>
          <table:table-cell table:style-name="ce11" table:content-validation-name="val3" office:value-type="float" office:value="0.000408" calcext:value-type="float">
            <text:p>0,000408</text:p>
          </table:table-cell>
          <table:table-cell table:style-name="ce11" table:content-validation-name="val3" office:value-type="float" office:value="9327.93" calcext:value-type="float">
            <text:p>9327,93</text:p>
          </table:table-cell>
          <table:table-cell table:style-name="ce11" table:content-validation-name="val3" office:value-type="float" office:value="0.000433" calcext:value-type="float">
            <text:p>0,000433</text:p>
          </table:table-cell>
          <table:table-cell table:style-name="ce11" table:content-validation-name="val3" office:value-type="float" office:value="9327.93" calcext:value-type="float">
            <text:p>9327,93</text:p>
          </table:table-cell>
          <table:table-cell table:style-name="ce11" table:content-validation-name="val3" office:value-type="float" office:value="0.00041" calcext:value-type="float">
            <text:p>0,00041</text:p>
          </table:table-cell>
          <table:table-cell table:style-name="ce11" table:content-validation-name="val3" office:value-type="float" office:value="9327.93" calcext:value-type="float">
            <text:p>9327,93</text:p>
          </table:table-cell>
          <table:table-cell table:style-name="ce11" table:content-validation-name="val3" office:value-type="float" office:value="0.000428" calcext:value-type="float">
            <text:p>0,000428</text:p>
          </table:table-cell>
          <table:table-cell table:style-name="ce11" table:content-validation-name="val3" office:value-type="float" office:value="9327.93" calcext:value-type="float">
            <text:p>9327,93</text:p>
          </table:table-cell>
          <table:table-cell table:style-name="ce11" table:content-validation-name="val3" office:value-type="float" office:value="0.000412" calcext:value-type="float">
            <text:p>0,000412</text:p>
          </table:table-cell>
          <table:table-cell table:style-name="ce11" table:content-validation-name="val3" office:value-type="float" office:value="9327.93" calcext:value-type="float">
            <text:p>9327,93</text:p>
          </table:table-cell>
          <table:table-cell table:style-name="ce11" table:content-validation-name="val3" office:value-type="float" office:value="0.000419" calcext:value-type="float">
            <text:p>0,000419</text:p>
          </table:table-cell>
          <table:table-cell table:style-name="ce11" table:content-validation-name="val3" office:value-type="float" office:value="9327.93" calcext:value-type="float">
            <text:p>9327,93</text:p>
          </table:table-cell>
          <table:table-cell table:style-name="ce11" table:content-validation-name="val3" office:value-type="float" office:value="0.000408" calcext:value-type="float">
            <text:p>0,000408</text:p>
          </table:table-cell>
          <table:table-cell table:style-name="ce11" table:content-validation-name="val3" office:value-type="float" office:value="9327.93" calcext:value-type="float">
            <text:p>9327,93</text:p>
          </table:table-cell>
          <table:table-cell table:style-name="ce11" table:content-validation-name="val3" office:value-type="float" office:value="0.000408" calcext:value-type="float">
            <text:p>0,000408</text:p>
          </table:table-cell>
          <table:table-cell table:style-name="ce11" table:content-validation-name="val3" office:value-type="float" office:value="9327.93" calcext:value-type="float">
            <text:p>9327,93</text:p>
          </table:table-cell>
          <table:table-cell table:style-name="ce11" table:content-validation-name="val3" office:value-type="float" office:value="0.000429" calcext:value-type="float">
            <text:p>0,000429</text:p>
          </table:table-cell>
          <table:table-cell table:style-name="ce11" table:content-validation-name="val3" office:value-type="float" office:value="9327.93" calcext:value-type="float">
            <text:p>9327,93</text:p>
          </table:table-cell>
          <table:table-cell table:style-name="ce11" table:content-validation-name="val3" office:value-type="float" office:value="0.000413" calcext:value-type="float">
            <text:p>0,000413</text:p>
          </table:table-cell>
          <table:table-cell table:number-columns-repeated="1003"/>
        </table:table-row>
        <table:table-row table:style-name="ro2">
          <table:table-cell table:style-name="ce8" table:formula="of:=[$'Nomes de arquivos'.A48]" office:value-type="string" office:string-value="GKD-a_47_n15_m12" calcext:value-type="string">
            <text:p>GKD-a_47_n15_m12</text:p>
          </table:table-cell>
          <table:table-cell table:style-name="ce11" table:content-validation-name="val3" office:value-type="float" office:value="11952.3" calcext:value-type="float">
            <text:p>11952,3</text:p>
          </table:table-cell>
          <table:table-cell table:style-name="ce11" table:content-validation-name="val3" office:value-type="float" office:value="0.000401" calcext:value-type="float">
            <text:p>0,000401</text:p>
          </table:table-cell>
          <table:table-cell table:style-name="ce11" table:content-validation-name="val3" office:value-type="float" office:value="11952.3" calcext:value-type="float">
            <text:p>11952,3</text:p>
          </table:table-cell>
          <table:table-cell table:style-name="ce11" table:content-validation-name="val3" office:value-type="float" office:value="0.000405" calcext:value-type="float">
            <text:p>0,000405</text:p>
          </table:table-cell>
          <table:table-cell table:style-name="ce11" table:content-validation-name="val3" office:value-type="float" office:value="11952.3" calcext:value-type="float">
            <text:p>11952,3</text:p>
          </table:table-cell>
          <table:table-cell table:style-name="ce11" table:content-validation-name="val3" office:value-type="float" office:value="0.000425" calcext:value-type="float">
            <text:p>0,000425</text:p>
          </table:table-cell>
          <table:table-cell table:style-name="ce11" table:content-validation-name="val3" office:value-type="float" office:value="11952.3" calcext:value-type="float">
            <text:p>11952,3</text:p>
          </table:table-cell>
          <table:table-cell table:style-name="ce11" table:content-validation-name="val3" office:value-type="float" office:value="0.000396" calcext:value-type="float">
            <text:p>0,000396</text:p>
          </table:table-cell>
          <table:table-cell table:style-name="ce11" table:content-validation-name="val3" office:value-type="float" office:value="11952.3" calcext:value-type="float">
            <text:p>11952,3</text:p>
          </table:table-cell>
          <table:table-cell table:style-name="ce11" table:content-validation-name="val3" office:value-type="float" office:value="0.000415" calcext:value-type="float">
            <text:p>0,000415</text:p>
          </table:table-cell>
          <table:table-cell table:style-name="ce11" table:content-validation-name="val3" office:value-type="float" office:value="11952.3" calcext:value-type="float">
            <text:p>11952,3</text:p>
          </table:table-cell>
          <table:table-cell table:style-name="ce11" table:content-validation-name="val3" office:value-type="float" office:value="0.000397" calcext:value-type="float">
            <text:p>0,000397</text:p>
          </table:table-cell>
          <table:table-cell table:style-name="ce11" table:content-validation-name="val3" office:value-type="float" office:value="11952.3" calcext:value-type="float">
            <text:p>11952,3</text:p>
          </table:table-cell>
          <table:table-cell table:style-name="ce11" table:content-validation-name="val3" office:value-type="float" office:value="0.000422" calcext:value-type="float">
            <text:p>0,000422</text:p>
          </table:table-cell>
          <table:table-cell table:style-name="ce11" table:content-validation-name="val3" office:value-type="float" office:value="11952.3" calcext:value-type="float">
            <text:p>11952,3</text:p>
          </table:table-cell>
          <table:table-cell table:style-name="ce11" table:content-validation-name="val3" office:value-type="float" office:value="0.000433" calcext:value-type="float">
            <text:p>0,000433</text:p>
          </table:table-cell>
          <table:table-cell table:style-name="ce11" table:content-validation-name="val3" office:value-type="float" office:value="11952.3" calcext:value-type="float">
            <text:p>11952,3</text:p>
          </table:table-cell>
          <table:table-cell table:style-name="ce11" table:content-validation-name="val3" office:value-type="float" office:value="0.000426" calcext:value-type="float">
            <text:p>0,000426</text:p>
          </table:table-cell>
          <table:table-cell table:style-name="ce11" table:content-validation-name="val3" office:value-type="float" office:value="11952.3" calcext:value-type="float">
            <text:p>11952,3</text:p>
          </table:table-cell>
          <table:table-cell table:style-name="ce11" table:content-validation-name="val3" office:value-type="float" office:value="0.000422" calcext:value-type="float">
            <text:p>0,000422</text:p>
          </table:table-cell>
          <table:table-cell table:number-columns-repeated="1003"/>
        </table:table-row>
        <table:table-row table:style-name="ro2">
          <table:table-cell table:style-name="ce8" table:formula="of:=[$'Nomes de arquivos'.A49]" office:value-type="string" office:string-value="GKD-a_48_n15_m12" calcext:value-type="string">
            <text:p>GKD-a_48_n15_m12</text:p>
          </table:table-cell>
          <table:table-cell table:style-name="ce11" table:content-validation-name="val3" office:value-type="float" office:value="9874.05" calcext:value-type="float">
            <text:p>9874,05</text:p>
          </table:table-cell>
          <table:table-cell table:style-name="ce11" table:content-validation-name="val3" office:value-type="float" office:value="0.000401" calcext:value-type="float">
            <text:p>0,000401</text:p>
          </table:table-cell>
          <table:table-cell table:style-name="ce11" table:content-validation-name="val3" office:value-type="float" office:value="9874.05" calcext:value-type="float">
            <text:p>9874,05</text:p>
          </table:table-cell>
          <table:table-cell table:style-name="ce11" table:content-validation-name="val3" office:value-type="float" office:value="0.000397" calcext:value-type="float">
            <text:p>0,000397</text:p>
          </table:table-cell>
          <table:table-cell table:style-name="ce11" table:content-validation-name="val3" office:value-type="float" office:value="9874.05" calcext:value-type="float">
            <text:p>9874,05</text:p>
          </table:table-cell>
          <table:table-cell table:style-name="ce11" table:content-validation-name="val3" office:value-type="float" office:value="0.000421" calcext:value-type="float">
            <text:p>0,000421</text:p>
          </table:table-cell>
          <table:table-cell table:style-name="ce11" table:content-validation-name="val3" office:value-type="float" office:value="9874.05" calcext:value-type="float">
            <text:p>9874,05</text:p>
          </table:table-cell>
          <table:table-cell table:style-name="ce11" table:content-validation-name="val3" office:value-type="float" office:value="0.000404" calcext:value-type="float">
            <text:p>0,000404</text:p>
          </table:table-cell>
          <table:table-cell table:style-name="ce11" table:content-validation-name="val3" office:value-type="float" office:value="9874.05" calcext:value-type="float">
            <text:p>9874,05</text:p>
          </table:table-cell>
          <table:table-cell table:style-name="ce11" table:content-validation-name="val3" office:value-type="float" office:value="0.000421" calcext:value-type="float">
            <text:p>0,000421</text:p>
          </table:table-cell>
          <table:table-cell table:style-name="ce11" table:content-validation-name="val3" office:value-type="float" office:value="9874.05" calcext:value-type="float">
            <text:p>9874,05</text:p>
          </table:table-cell>
          <table:table-cell table:style-name="ce11" table:content-validation-name="val3" office:value-type="float" office:value="0.000419" calcext:value-type="float">
            <text:p>0,000419</text:p>
          </table:table-cell>
          <table:table-cell table:style-name="ce11" table:content-validation-name="val3" office:value-type="float" office:value="9874.05" calcext:value-type="float">
            <text:p>9874,05</text:p>
          </table:table-cell>
          <table:table-cell table:style-name="ce11" table:content-validation-name="val3" office:value-type="float" office:value="0.000399" calcext:value-type="float">
            <text:p>0,000399</text:p>
          </table:table-cell>
          <table:table-cell table:style-name="ce11" table:content-validation-name="val3" office:value-type="float" office:value="9874.05" calcext:value-type="float">
            <text:p>9874,05</text:p>
          </table:table-cell>
          <table:table-cell table:style-name="ce11" table:content-validation-name="val3" office:value-type="float" office:value="0.00042" calcext:value-type="float">
            <text:p>0,00042</text:p>
          </table:table-cell>
          <table:table-cell table:style-name="ce11" table:content-validation-name="val3" office:value-type="float" office:value="9874.05" calcext:value-type="float">
            <text:p>9874,05</text:p>
          </table:table-cell>
          <table:table-cell table:style-name="ce11" table:content-validation-name="val3" office:value-type="float" office:value="0.000422" calcext:value-type="float">
            <text:p>0,000422</text:p>
          </table:table-cell>
          <table:table-cell table:style-name="ce11" table:content-validation-name="val3" office:value-type="float" office:value="9874.05" calcext:value-type="float">
            <text:p>9874,05</text:p>
          </table:table-cell>
          <table:table-cell table:style-name="ce11" table:content-validation-name="val3" office:value-type="float" office:value="0.00039" calcext:value-type="float">
            <text:p>0,00039</text:p>
          </table:table-cell>
          <table:table-cell table:number-columns-repeated="1003"/>
        </table:table-row>
        <table:table-row table:style-name="ro2">
          <table:table-cell table:style-name="ce8" table:formula="of:=[$'Nomes de arquivos'.A50]" office:value-type="string" office:string-value="GKD-a_49_n15_m12" calcext:value-type="string">
            <text:p>GKD-a_49_n15_m12</text:p>
          </table:table-cell>
          <table:table-cell table:style-name="ce11" table:content-validation-name="val3" office:value-type="float" office:value="7051.02" calcext:value-type="float">
            <text:p>7051,02</text:p>
          </table:table-cell>
          <table:table-cell table:style-name="ce11" table:content-validation-name="val3" office:value-type="float" office:value="0.000414" calcext:value-type="float">
            <text:p>0,000414</text:p>
          </table:table-cell>
          <table:table-cell table:style-name="ce11" table:content-validation-name="val3" office:value-type="float" office:value="7051.02" calcext:value-type="float">
            <text:p>7051,02</text:p>
          </table:table-cell>
          <table:table-cell table:style-name="ce11" table:content-validation-name="val3" office:value-type="float" office:value="0.000393" calcext:value-type="float">
            <text:p>0,000393</text:p>
          </table:table-cell>
          <table:table-cell table:style-name="ce11" table:content-validation-name="val3" office:value-type="float" office:value="7051.02" calcext:value-type="float">
            <text:p>7051,02</text:p>
          </table:table-cell>
          <table:table-cell table:style-name="ce11" table:content-validation-name="val3" office:value-type="float" office:value="0.000405" calcext:value-type="float">
            <text:p>0,000405</text:p>
          </table:table-cell>
          <table:table-cell table:style-name="ce11" table:content-validation-name="val3" office:value-type="float" office:value="7051.02" calcext:value-type="float">
            <text:p>7051,02</text:p>
          </table:table-cell>
          <table:table-cell table:style-name="ce11" table:content-validation-name="val3" office:value-type="float" office:value="0.000385" calcext:value-type="float">
            <text:p>0,000385</text:p>
          </table:table-cell>
          <table:table-cell table:style-name="ce11" table:content-validation-name="val3" office:value-type="float" office:value="7051.02" calcext:value-type="float">
            <text:p>7051,02</text:p>
          </table:table-cell>
          <table:table-cell table:style-name="ce11" table:content-validation-name="val3" office:value-type="float" office:value="0.000415" calcext:value-type="float">
            <text:p>0,000415</text:p>
          </table:table-cell>
          <table:table-cell table:style-name="ce11" table:content-validation-name="val3" office:value-type="float" office:value="7051.02" calcext:value-type="float">
            <text:p>7051,02</text:p>
          </table:table-cell>
          <table:table-cell table:style-name="ce11" table:content-validation-name="val3" office:value-type="float" office:value="0.00041" calcext:value-type="float">
            <text:p>0,00041</text:p>
          </table:table-cell>
          <table:table-cell table:style-name="ce11" table:content-validation-name="val3" office:value-type="float" office:value="7051.02" calcext:value-type="float">
            <text:p>7051,02</text:p>
          </table:table-cell>
          <table:table-cell table:style-name="ce11" table:content-validation-name="val3" office:value-type="float" office:value="0.000394" calcext:value-type="float">
            <text:p>0,000394</text:p>
          </table:table-cell>
          <table:table-cell table:style-name="ce11" table:content-validation-name="val3" office:value-type="float" office:value="7051.02" calcext:value-type="float">
            <text:p>7051,02</text:p>
          </table:table-cell>
          <table:table-cell table:style-name="ce11" table:content-validation-name="val3" office:value-type="float" office:value="0.000395" calcext:value-type="float">
            <text:p>0,000395</text:p>
          </table:table-cell>
          <table:table-cell table:style-name="ce11" table:content-validation-name="val3" office:value-type="float" office:value="7051.02" calcext:value-type="float">
            <text:p>7051,02</text:p>
          </table:table-cell>
          <table:table-cell table:style-name="ce11" table:content-validation-name="val3" office:value-type="float" office:value="0.000393" calcext:value-type="float">
            <text:p>0,000393</text:p>
          </table:table-cell>
          <table:table-cell table:style-name="ce11" table:content-validation-name="val3" office:value-type="float" office:value="7051.02" calcext:value-type="float">
            <text:p>7051,02</text:p>
          </table:table-cell>
          <table:table-cell table:style-name="ce11" table:content-validation-name="val3" office:value-type="float" office:value="0.000414" calcext:value-type="float">
            <text:p>0,000414</text:p>
          </table:table-cell>
          <table:table-cell table:number-columns-repeated="1003"/>
        </table:table-row>
        <table:table-row table:style-name="ro2">
          <table:table-cell table:style-name="ce8" table:formula="of:=[$'Nomes de arquivos'.A51]" office:value-type="string" office:string-value="GKD-a_50_n15_m12" calcext:value-type="string">
            <text:p>GKD-a_50_n15_m12</text:p>
          </table:table-cell>
          <table:table-cell table:style-name="ce11" table:content-validation-name="val3" office:value-type="float" office:value="9289.51" calcext:value-type="float">
            <text:p>9289,51</text:p>
          </table:table-cell>
          <table:table-cell table:style-name="ce11" table:content-validation-name="val3" office:value-type="float" office:value="0.000393" calcext:value-type="float">
            <text:p>0,000393</text:p>
          </table:table-cell>
          <table:table-cell table:style-name="ce11" table:content-validation-name="val3" office:value-type="float" office:value="9289.51" calcext:value-type="float">
            <text:p>9289,51</text:p>
          </table:table-cell>
          <table:table-cell table:style-name="ce11" table:content-validation-name="val3" office:value-type="float" office:value="0.000439" calcext:value-type="float">
            <text:p>0,000439</text:p>
          </table:table-cell>
          <table:table-cell table:style-name="ce11" table:content-validation-name="val3" office:value-type="float" office:value="9289.51" calcext:value-type="float">
            <text:p>9289,51</text:p>
          </table:table-cell>
          <table:table-cell table:style-name="ce11" table:content-validation-name="val3" office:value-type="float" office:value="0.000399" calcext:value-type="float">
            <text:p>0,000399</text:p>
          </table:table-cell>
          <table:table-cell table:style-name="ce11" table:content-validation-name="val3" office:value-type="float" office:value="9289.51" calcext:value-type="float">
            <text:p>9289,51</text:p>
          </table:table-cell>
          <table:table-cell table:style-name="ce11" table:content-validation-name="val3" office:value-type="float" office:value="0.000419" calcext:value-type="float">
            <text:p>0,000419</text:p>
          </table:table-cell>
          <table:table-cell table:style-name="ce11" table:content-validation-name="val3" office:value-type="float" office:value="9289.51" calcext:value-type="float">
            <text:p>9289,51</text:p>
          </table:table-cell>
          <table:table-cell table:style-name="ce11" table:content-validation-name="val3" office:value-type="float" office:value="0.000398" calcext:value-type="float">
            <text:p>0,000398</text:p>
          </table:table-cell>
          <table:table-cell table:style-name="ce11" table:content-validation-name="val3" office:value-type="float" office:value="9289.51" calcext:value-type="float">
            <text:p>9289,51</text:p>
          </table:table-cell>
          <table:table-cell table:style-name="ce11" table:content-validation-name="val3" office:value-type="float" office:value="0.000399" calcext:value-type="float">
            <text:p>0,000399</text:p>
          </table:table-cell>
          <table:table-cell table:style-name="ce11" table:content-validation-name="val3" office:value-type="float" office:value="9289.51" calcext:value-type="float">
            <text:p>9289,51</text:p>
          </table:table-cell>
          <table:table-cell table:style-name="ce11" table:content-validation-name="val3" office:value-type="float" office:value="0.000424" calcext:value-type="float">
            <text:p>0,000424</text:p>
          </table:table-cell>
          <table:table-cell table:style-name="ce11" table:content-validation-name="val3" office:value-type="float" office:value="9289.51" calcext:value-type="float">
            <text:p>9289,51</text:p>
          </table:table-cell>
          <table:table-cell table:style-name="ce11" table:content-validation-name="val3" office:value-type="float" office:value="0.000435" calcext:value-type="float">
            <text:p>0,000435</text:p>
          </table:table-cell>
          <table:table-cell table:style-name="ce11" table:content-validation-name="val3" office:value-type="float" office:value="9289.51" calcext:value-type="float">
            <text:p>9289,51</text:p>
          </table:table-cell>
          <table:table-cell table:style-name="ce11" table:content-validation-name="val3" office:value-type="float" office:value="0.000406" calcext:value-type="float">
            <text:p>0,000406</text:p>
          </table:table-cell>
          <table:table-cell table:style-name="ce11" table:content-validation-name="val3" office:value-type="float" office:value="9289.51" calcext:value-type="float">
            <text:p>9289,51</text:p>
          </table:table-cell>
          <table:table-cell table:style-name="ce11" table:content-validation-name="val3" office:value-type="float" office:value="0.000428" calcext:value-type="float">
            <text:p>0,000428</text:p>
          </table:table-cell>
          <table:table-cell table:number-columns-repeated="1003"/>
        </table:table-row>
        <table:table-row table:style-name="ro2">
          <table:table-cell table:style-name="ce8" table:formula="of:=[$'Nomes de arquivos'.A52]" office:value-type="string" office:string-value="GKD-a_51_n30_m06" calcext:value-type="string">
            <text:p>GKD-a_51_n30_m06</text:p>
          </table:table-cell>
          <table:table-cell table:style-name="ce11" table:content-validation-name="val3" office:value-type="float" office:value="2078.95" calcext:value-type="float">
            <text:p>2078,95</text:p>
          </table:table-cell>
          <table:table-cell table:style-name="ce11" table:content-validation-name="val3" office:value-type="float" office:value="0.001473" calcext:value-type="float">
            <text:p>0,001473</text:p>
          </table:table-cell>
          <table:table-cell table:style-name="ce11" table:content-validation-name="val3" office:value-type="float" office:value="2078.95" calcext:value-type="float">
            <text:p>2078,95</text:p>
          </table:table-cell>
          <table:table-cell table:style-name="ce11" table:content-validation-name="val3" office:value-type="float" office:value="0.001346" calcext:value-type="float">
            <text:p>0,001346</text:p>
          </table:table-cell>
          <table:table-cell table:style-name="ce11" table:content-validation-name="val3" office:value-type="float" office:value="2078.95" calcext:value-type="float">
            <text:p>2078,95</text:p>
          </table:table-cell>
          <table:table-cell table:style-name="ce11" table:content-validation-name="val3" office:value-type="float" office:value="0.001353" calcext:value-type="float">
            <text:p>0,001353</text:p>
          </table:table-cell>
          <table:table-cell table:style-name="ce11" table:content-validation-name="val3" office:value-type="float" office:value="2078.95" calcext:value-type="float">
            <text:p>2078,95</text:p>
          </table:table-cell>
          <table:table-cell table:style-name="ce11" table:content-validation-name="val3" office:value-type="float" office:value="0.001335" calcext:value-type="float">
            <text:p>0,001335</text:p>
          </table:table-cell>
          <table:table-cell table:style-name="ce11" table:content-validation-name="val3" office:value-type="float" office:value="2078.95" calcext:value-type="float">
            <text:p>2078,95</text:p>
          </table:table-cell>
          <table:table-cell table:style-name="ce11" table:content-validation-name="val3" office:value-type="float" office:value="0.001539" calcext:value-type="float">
            <text:p>0,001539</text:p>
          </table:table-cell>
          <table:table-cell table:style-name="ce11" table:content-validation-name="val3" office:value-type="float" office:value="2078.95" calcext:value-type="float">
            <text:p>2078,95</text:p>
          </table:table-cell>
          <table:table-cell table:style-name="ce11" table:content-validation-name="val3" office:value-type="float" office:value="0.001521" calcext:value-type="float">
            <text:p>0,001521</text:p>
          </table:table-cell>
          <table:table-cell table:style-name="ce11" table:content-validation-name="val3" office:value-type="float" office:value="2078.95" calcext:value-type="float">
            <text:p>2078,95</text:p>
          </table:table-cell>
          <table:table-cell table:style-name="ce11" table:content-validation-name="val3" office:value-type="float" office:value="0.001587" calcext:value-type="float">
            <text:p>0,001587</text:p>
          </table:table-cell>
          <table:table-cell table:style-name="ce11" table:content-validation-name="val3" office:value-type="float" office:value="2078.95" calcext:value-type="float">
            <text:p>2078,95</text:p>
          </table:table-cell>
          <table:table-cell table:style-name="ce11" table:content-validation-name="val3" office:value-type="float" office:value="0.001538" calcext:value-type="float">
            <text:p>0,001538</text:p>
          </table:table-cell>
          <table:table-cell table:style-name="ce11" table:content-validation-name="val3" office:value-type="float" office:value="2078.95" calcext:value-type="float">
            <text:p>2078,95</text:p>
          </table:table-cell>
          <table:table-cell table:style-name="ce11" table:content-validation-name="val3" office:value-type="float" office:value="0.00177" calcext:value-type="float">
            <text:p>0,00177</text:p>
          </table:table-cell>
          <table:table-cell table:style-name="ce11" table:content-validation-name="val3" office:value-type="float" office:value="2078.95" calcext:value-type="float">
            <text:p>2078,95</text:p>
          </table:table-cell>
          <table:table-cell table:style-name="ce11" table:content-validation-name="val3" office:value-type="float" office:value="0.001333" calcext:value-type="float">
            <text:p>0,001333</text:p>
          </table:table-cell>
          <table:table-cell table:number-columns-repeated="1003"/>
        </table:table-row>
        <table:table-row table:style-name="ro2">
          <table:table-cell table:style-name="ce8" table:formula="of:=[$'Nomes de arquivos'.A53]" office:value-type="string" office:string-value="GKD-a_52_n30_m06" calcext:value-type="string">
            <text:p>GKD-a_52_n30_m06</text:p>
          </table:table-cell>
          <table:table-cell table:style-name="ce11" table:content-validation-name="val3" office:value-type="float" office:value="1928.97" calcext:value-type="float">
            <text:p>1928,97</text:p>
          </table:table-cell>
          <table:table-cell table:style-name="ce11" table:content-validation-name="val3" office:value-type="float" office:value="0.001684" calcext:value-type="float">
            <text:p>0,001684</text:p>
          </table:table-cell>
          <table:table-cell table:style-name="ce11" table:content-validation-name="val3" office:value-type="float" office:value="1928.97" calcext:value-type="float">
            <text:p>1928,97</text:p>
          </table:table-cell>
          <table:table-cell table:style-name="ce11" table:content-validation-name="val3" office:value-type="float" office:value="0.001327" calcext:value-type="float">
            <text:p>0,001327</text:p>
          </table:table-cell>
          <table:table-cell table:style-name="ce11" table:content-validation-name="val3" office:value-type="float" office:value="1928.97" calcext:value-type="float">
            <text:p>1928,97</text:p>
          </table:table-cell>
          <table:table-cell table:style-name="ce11" table:content-validation-name="val3" office:value-type="float" office:value="0.001427" calcext:value-type="float">
            <text:p>0,001427</text:p>
          </table:table-cell>
          <table:table-cell table:style-name="ce11" table:content-validation-name="val3" office:value-type="float" office:value="1928.97" calcext:value-type="float">
            <text:p>1928,97</text:p>
          </table:table-cell>
          <table:table-cell table:style-name="ce11" table:content-validation-name="val3" office:value-type="float" office:value="0.001333" calcext:value-type="float">
            <text:p>0,001333</text:p>
          </table:table-cell>
          <table:table-cell table:style-name="ce11" table:content-validation-name="val3" office:value-type="float" office:value="1928.97" calcext:value-type="float">
            <text:p>1928,97</text:p>
          </table:table-cell>
          <table:table-cell table:style-name="ce11" table:content-validation-name="val3" office:value-type="float" office:value="0.001652" calcext:value-type="float">
            <text:p>0,001652</text:p>
          </table:table-cell>
          <table:table-cell table:style-name="ce11" table:content-validation-name="val3" office:value-type="float" office:value="1928.97" calcext:value-type="float">
            <text:p>1928,97</text:p>
          </table:table-cell>
          <table:table-cell table:style-name="ce11" table:content-validation-name="val3" office:value-type="float" office:value="0.001083" calcext:value-type="float">
            <text:p>0,001083</text:p>
          </table:table-cell>
          <table:table-cell table:style-name="ce11" table:content-validation-name="val3" office:value-type="float" office:value="1928.97" calcext:value-type="float">
            <text:p>1928,97</text:p>
          </table:table-cell>
          <table:table-cell table:style-name="ce11" table:content-validation-name="val3" office:value-type="float" office:value="0.001797" calcext:value-type="float">
            <text:p>0,001797</text:p>
          </table:table-cell>
          <table:table-cell table:style-name="ce11" table:content-validation-name="val3" office:value-type="float" office:value="1928.97" calcext:value-type="float">
            <text:p>1928,97</text:p>
          </table:table-cell>
          <table:table-cell table:style-name="ce11" table:content-validation-name="val3" office:value-type="float" office:value="0.001358" calcext:value-type="float">
            <text:p>0,001358</text:p>
          </table:table-cell>
          <table:table-cell table:style-name="ce11" table:content-validation-name="val3" office:value-type="float" office:value="1928.97" calcext:value-type="float">
            <text:p>1928,97</text:p>
          </table:table-cell>
          <table:table-cell table:style-name="ce11" table:content-validation-name="val3" office:value-type="float" office:value="0.001762" calcext:value-type="float">
            <text:p>0,001762</text:p>
          </table:table-cell>
          <table:table-cell table:style-name="ce11" table:content-validation-name="val3" office:value-type="float" office:value="1928.97" calcext:value-type="float">
            <text:p>1928,97</text:p>
          </table:table-cell>
          <table:table-cell table:style-name="ce11" table:content-validation-name="val3" office:value-type="float" office:value="0.001675" calcext:value-type="float">
            <text:p>0,001675</text:p>
          </table:table-cell>
          <table:table-cell table:number-columns-repeated="1003"/>
        </table:table-row>
        <table:table-row table:style-name="ro2">
          <table:table-cell table:style-name="ce8" table:formula="of:=[$'Nomes de arquivos'.A54]" office:value-type="string" office:string-value="GKD-a_53_n30_m06" calcext:value-type="string">
            <text:p>GKD-a_53_n30_m06</text:p>
          </table:table-cell>
          <table:table-cell table:style-name="ce11" table:content-validation-name="val3" office:value-type="float" office:value="1634.68" calcext:value-type="float">
            <text:p>1634,68</text:p>
          </table:table-cell>
          <table:table-cell table:style-name="ce11" table:content-validation-name="val3" office:value-type="float" office:value="0.000972" calcext:value-type="float">
            <text:p>0,000972</text:p>
          </table:table-cell>
          <table:table-cell table:style-name="ce11" table:content-validation-name="val3" office:value-type="float" office:value="1634.68" calcext:value-type="float">
            <text:p>1634,68</text:p>
          </table:table-cell>
          <table:table-cell table:style-name="ce11" table:content-validation-name="val3" office:value-type="float" office:value="0.000968" calcext:value-type="float">
            <text:p>0,000968</text:p>
          </table:table-cell>
          <table:table-cell table:style-name="ce11" table:content-validation-name="val3" office:value-type="float" office:value="1634.68" calcext:value-type="float">
            <text:p>1634,68</text:p>
          </table:table-cell>
          <table:table-cell table:style-name="ce11" table:content-validation-name="val3" office:value-type="float" office:value="0.001792" calcext:value-type="float">
            <text:p>0,001792</text:p>
          </table:table-cell>
          <table:table-cell table:style-name="ce11" table:content-validation-name="val3" office:value-type="float" office:value="1634.68" calcext:value-type="float">
            <text:p>1634,68</text:p>
          </table:table-cell>
          <table:table-cell table:style-name="ce11" table:content-validation-name="val3" office:value-type="float" office:value="0.001495" calcext:value-type="float">
            <text:p>0,001495</text:p>
          </table:table-cell>
          <table:table-cell table:style-name="ce11" table:content-validation-name="val3" office:value-type="float" office:value="1634.68" calcext:value-type="float">
            <text:p>1634,68</text:p>
          </table:table-cell>
          <table:table-cell table:style-name="ce11" table:content-validation-name="val3" office:value-type="float" office:value="0.000973" calcext:value-type="float">
            <text:p>0,000973</text:p>
          </table:table-cell>
          <table:table-cell table:style-name="ce11" table:content-validation-name="val3" office:value-type="float" office:value="1634.68" calcext:value-type="float">
            <text:p>1634,68</text:p>
          </table:table-cell>
          <table:table-cell table:style-name="ce11" table:content-validation-name="val3" office:value-type="float" office:value="0.001764" calcext:value-type="float">
            <text:p>0,001764</text:p>
          </table:table-cell>
          <table:table-cell table:style-name="ce11" table:content-validation-name="val3" office:value-type="float" office:value="1634.68" calcext:value-type="float">
            <text:p>1634,68</text:p>
          </table:table-cell>
          <table:table-cell table:style-name="ce11" table:content-validation-name="val3" office:value-type="float" office:value="0.001771" calcext:value-type="float">
            <text:p>0,001771</text:p>
          </table:table-cell>
          <table:table-cell table:style-name="ce11" table:content-validation-name="val3" office:value-type="float" office:value="1634.68" calcext:value-type="float">
            <text:p>1634,68</text:p>
          </table:table-cell>
          <table:table-cell table:style-name="ce11" table:content-validation-name="val3" office:value-type="float" office:value="0.001755" calcext:value-type="float">
            <text:p>0,001755</text:p>
          </table:table-cell>
          <table:table-cell table:style-name="ce11" table:content-validation-name="val3" office:value-type="float" office:value="1634.68" calcext:value-type="float">
            <text:p>1634,68</text:p>
          </table:table-cell>
          <table:table-cell table:style-name="ce11" table:content-validation-name="val3" office:value-type="float" office:value="0.001757" calcext:value-type="float">
            <text:p>0,001757</text:p>
          </table:table-cell>
          <table:table-cell table:style-name="ce11" table:content-validation-name="val3" office:value-type="float" office:value="1634.68" calcext:value-type="float">
            <text:p>1634,68</text:p>
          </table:table-cell>
          <table:table-cell table:style-name="ce11" table:content-validation-name="val3" office:value-type="float" office:value="0.000951" calcext:value-type="float">
            <text:p>0,000951</text:p>
          </table:table-cell>
          <table:table-cell table:number-columns-repeated="1003"/>
        </table:table-row>
        <table:table-row table:style-name="ro2">
          <table:table-cell table:style-name="ce8" table:formula="of:=[$'Nomes de arquivos'.A55]" office:value-type="string" office:string-value="GKD-a_54_n30_m06" calcext:value-type="string">
            <text:p>GKD-a_54_n30_m06</text:p>
          </table:table-cell>
          <table:table-cell table:style-name="ce11" table:content-validation-name="val3" office:value-type="float" office:value="778.502" calcext:value-type="float">
            <text:p>778,502</text:p>
          </table:table-cell>
          <table:table-cell table:style-name="ce11" table:content-validation-name="val3" office:value-type="float" office:value="0.001766" calcext:value-type="float">
            <text:p>0,001766</text:p>
          </table:table-cell>
          <table:table-cell table:style-name="ce11" table:content-validation-name="val3" office:value-type="float" office:value="778.502" calcext:value-type="float">
            <text:p>778,502</text:p>
          </table:table-cell>
          <table:table-cell table:style-name="ce11" table:content-validation-name="val3" office:value-type="float" office:value="0.001504" calcext:value-type="float">
            <text:p>0,001504</text:p>
          </table:table-cell>
          <table:table-cell table:style-name="ce11" table:content-validation-name="val3" office:value-type="float" office:value="778.502" calcext:value-type="float">
            <text:p>778,502</text:p>
          </table:table-cell>
          <table:table-cell table:style-name="ce11" table:content-validation-name="val3" office:value-type="float" office:value="0.001759" calcext:value-type="float">
            <text:p>0,001759</text:p>
          </table:table-cell>
          <table:table-cell table:style-name="ce11" table:content-validation-name="val3" office:value-type="float" office:value="778.502" calcext:value-type="float">
            <text:p>778,502</text:p>
          </table:table-cell>
          <table:table-cell table:style-name="ce11" table:content-validation-name="val3" office:value-type="float" office:value="0.00179" calcext:value-type="float">
            <text:p>0,00179</text:p>
          </table:table-cell>
          <table:table-cell table:style-name="ce11" table:content-validation-name="val3" office:value-type="float" office:value="778.502" calcext:value-type="float">
            <text:p>778,502</text:p>
          </table:table-cell>
          <table:table-cell table:style-name="ce11" table:content-validation-name="val3" office:value-type="float" office:value="0.001505" calcext:value-type="float">
            <text:p>0,001505</text:p>
          </table:table-cell>
          <table:table-cell table:style-name="ce11" table:content-validation-name="val3" office:value-type="float" office:value="778.502" calcext:value-type="float">
            <text:p>778,502</text:p>
          </table:table-cell>
          <table:table-cell table:style-name="ce11" table:content-validation-name="val3" office:value-type="float" office:value="0.000955" calcext:value-type="float">
            <text:p>0,000955</text:p>
          </table:table-cell>
          <table:table-cell table:style-name="ce11" table:content-validation-name="val3" office:value-type="float" office:value="778.502" calcext:value-type="float">
            <text:p>778,502</text:p>
          </table:table-cell>
          <table:table-cell table:style-name="ce11" table:content-validation-name="val3" office:value-type="float" office:value="0.001763" calcext:value-type="float">
            <text:p>0,001763</text:p>
          </table:table-cell>
          <table:table-cell table:style-name="ce11" table:content-validation-name="val3" office:value-type="float" office:value="778.502" calcext:value-type="float">
            <text:p>778,502</text:p>
          </table:table-cell>
          <table:table-cell table:style-name="ce11" table:content-validation-name="val3" office:value-type="float" office:value="0.000954" calcext:value-type="float">
            <text:p>0,000954</text:p>
          </table:table-cell>
          <table:table-cell table:style-name="ce11" table:content-validation-name="val3" office:value-type="float" office:value="778.502" calcext:value-type="float">
            <text:p>778,502</text:p>
          </table:table-cell>
          <table:table-cell table:style-name="ce11" table:content-validation-name="val3" office:value-type="float" office:value="0.001773" calcext:value-type="float">
            <text:p>0,001773</text:p>
          </table:table-cell>
          <table:table-cell table:style-name="ce11" table:content-validation-name="val3" office:value-type="float" office:value="778.502" calcext:value-type="float">
            <text:p>778,502</text:p>
          </table:table-cell>
          <table:table-cell table:style-name="ce11" table:content-validation-name="val3" office:value-type="float" office:value="0.001241" calcext:value-type="float">
            <text:p>0,001241</text:p>
          </table:table-cell>
          <table:table-cell table:number-columns-repeated="1003"/>
        </table:table-row>
        <table:table-row table:style-name="ro2">
          <table:table-cell table:style-name="ce8" table:formula="of:=[$'Nomes de arquivos'.A56]" office:value-type="string" office:string-value="GKD-a_55_n30_m06" calcext:value-type="string">
            <text:p>GKD-a_55_n30_m06</text:p>
          </table:table-cell>
          <table:table-cell table:style-name="ce11" table:content-validation-name="val3" office:value-type="float" office:value="947.73" calcext:value-type="float">
            <text:p>947,73</text:p>
          </table:table-cell>
          <table:table-cell table:style-name="ce11" table:content-validation-name="val3" office:value-type="float" office:value="0.001455" calcext:value-type="float">
            <text:p>0,001455</text:p>
          </table:table-cell>
          <table:table-cell table:style-name="ce11" table:content-validation-name="val3" office:value-type="float" office:value="947.73" calcext:value-type="float">
            <text:p>947,73</text:p>
          </table:table-cell>
          <table:table-cell table:style-name="ce11" table:content-validation-name="val3" office:value-type="float" office:value="0.001514" calcext:value-type="float">
            <text:p>0,001514</text:p>
          </table:table-cell>
          <table:table-cell table:style-name="ce11" table:content-validation-name="val3" office:value-type="float" office:value="947.73" calcext:value-type="float">
            <text:p>947,73</text:p>
          </table:table-cell>
          <table:table-cell table:style-name="ce11" table:content-validation-name="val3" office:value-type="float" office:value="0.001584" calcext:value-type="float">
            <text:p>0,001584</text:p>
          </table:table-cell>
          <table:table-cell table:style-name="ce11" table:content-validation-name="val3" office:value-type="float" office:value="947.73" calcext:value-type="float">
            <text:p>947,73</text:p>
          </table:table-cell>
          <table:table-cell table:style-name="ce11" table:content-validation-name="val3" office:value-type="float" office:value="0.00149" calcext:value-type="float">
            <text:p>0,00149</text:p>
          </table:table-cell>
          <table:table-cell table:style-name="ce11" table:content-validation-name="val3" office:value-type="float" office:value="947.73" calcext:value-type="float">
            <text:p>947,73</text:p>
          </table:table-cell>
          <table:table-cell table:style-name="ce11" table:content-validation-name="val3" office:value-type="float" office:value="0.001684" calcext:value-type="float">
            <text:p>0,001684</text:p>
          </table:table-cell>
          <table:table-cell table:style-name="ce11" table:content-validation-name="val3" office:value-type="float" office:value="947.73" calcext:value-type="float">
            <text:p>947,73</text:p>
          </table:table-cell>
          <table:table-cell table:style-name="ce11" table:content-validation-name="val3" office:value-type="float" office:value="0.001591" calcext:value-type="float">
            <text:p>0,001591</text:p>
          </table:table-cell>
          <table:table-cell table:style-name="ce11" table:content-validation-name="val3" office:value-type="float" office:value="947.73" calcext:value-type="float">
            <text:p>947,73</text:p>
          </table:table-cell>
          <table:table-cell table:style-name="ce11" table:content-validation-name="val3" office:value-type="float" office:value="0.001723" calcext:value-type="float">
            <text:p>0,001723</text:p>
          </table:table-cell>
          <table:table-cell table:style-name="ce11" table:content-validation-name="val3" office:value-type="float" office:value="947.73" calcext:value-type="float">
            <text:p>947,73</text:p>
          </table:table-cell>
          <table:table-cell table:style-name="ce11" table:content-validation-name="val3" office:value-type="float" office:value="0.00144" calcext:value-type="float">
            <text:p>0,00144</text:p>
          </table:table-cell>
          <table:table-cell table:style-name="ce11" table:content-validation-name="val3" office:value-type="float" office:value="947.73" calcext:value-type="float">
            <text:p>947,73</text:p>
          </table:table-cell>
          <table:table-cell table:style-name="ce11" table:content-validation-name="val3" office:value-type="float" office:value="0.001753" calcext:value-type="float">
            <text:p>0,001753</text:p>
          </table:table-cell>
          <table:table-cell table:style-name="ce11" table:content-validation-name="val3" office:value-type="float" office:value="947.73" calcext:value-type="float">
            <text:p>947,73</text:p>
          </table:table-cell>
          <table:table-cell table:style-name="ce11" table:content-validation-name="val3" office:value-type="float" office:value="0.001269" calcext:value-type="float">
            <text:p>0,001269</text:p>
          </table:table-cell>
          <table:table-cell table:number-columns-repeated="1003"/>
        </table:table-row>
        <table:table-row table:style-name="ro2">
          <table:table-cell table:style-name="ce8" table:formula="of:=[$'Nomes de arquivos'.A57]" office:value-type="string" office:string-value="GKD-a_56_n30_m09" calcext:value-type="string">
            <text:p>GKD-a_56_n30_m09</text:p>
          </table:table-cell>
          <table:table-cell table:style-name="ce11" table:content-validation-name="val3" office:value-type="float" office:value="4083.2" calcext:value-type="float">
            <text:p>4083,2</text:p>
          </table:table-cell>
          <table:table-cell table:style-name="ce11" table:content-validation-name="val3" office:value-type="float" office:value="0.002086" calcext:value-type="float">
            <text:p>0,002086</text:p>
          </table:table-cell>
          <table:table-cell table:style-name="ce11" table:content-validation-name="val3" office:value-type="float" office:value="4083.2" calcext:value-type="float">
            <text:p>4083,2</text:p>
          </table:table-cell>
          <table:table-cell table:style-name="ce11" table:content-validation-name="val3" office:value-type="float" office:value="0.002058" calcext:value-type="float">
            <text:p>0,002058</text:p>
          </table:table-cell>
          <table:table-cell table:style-name="ce11" table:content-validation-name="val3" office:value-type="float" office:value="4083.2" calcext:value-type="float">
            <text:p>4083,2</text:p>
          </table:table-cell>
          <table:table-cell table:style-name="ce11" table:content-validation-name="val3" office:value-type="float" office:value="0.001573" calcext:value-type="float">
            <text:p>0,001573</text:p>
          </table:table-cell>
          <table:table-cell table:style-name="ce11" table:content-validation-name="val3" office:value-type="float" office:value="4083.2" calcext:value-type="float">
            <text:p>4083,2</text:p>
          </table:table-cell>
          <table:table-cell table:style-name="ce11" table:content-validation-name="val3" office:value-type="float" office:value="0.0012" calcext:value-type="float">
            <text:p>0,0012</text:p>
          </table:table-cell>
          <table:table-cell table:style-name="ce11" table:content-validation-name="val3" office:value-type="float" office:value="4083.2" calcext:value-type="float">
            <text:p>4083,2</text:p>
          </table:table-cell>
          <table:table-cell table:style-name="ce11" table:content-validation-name="val3" office:value-type="float" office:value="0.001977" calcext:value-type="float">
            <text:p>0,001977</text:p>
          </table:table-cell>
          <table:table-cell table:style-name="ce11" table:content-validation-name="val3" office:value-type="float" office:value="4083.2" calcext:value-type="float">
            <text:p>4083,2</text:p>
          </table:table-cell>
          <table:table-cell table:style-name="ce11" table:content-validation-name="val3" office:value-type="float" office:value="0.0014" calcext:value-type="float">
            <text:p>0,0014</text:p>
          </table:table-cell>
          <table:table-cell table:style-name="ce11" table:content-validation-name="val3" office:value-type="float" office:value="4083.2" calcext:value-type="float">
            <text:p>4083,2</text:p>
          </table:table-cell>
          <table:table-cell table:style-name="ce11" table:content-validation-name="val3" office:value-type="float" office:value="0.001653" calcext:value-type="float">
            <text:p>0,001653</text:p>
          </table:table-cell>
          <table:table-cell table:style-name="ce11" table:content-validation-name="val3" office:value-type="float" office:value="4083.2" calcext:value-type="float">
            <text:p>4083,2</text:p>
          </table:table-cell>
          <table:table-cell table:style-name="ce11" table:content-validation-name="val3" office:value-type="float" office:value="0.002157" calcext:value-type="float">
            <text:p>0,002157</text:p>
          </table:table-cell>
          <table:table-cell table:style-name="ce11" table:content-validation-name="val3" office:value-type="float" office:value="4083.2" calcext:value-type="float">
            <text:p>4083,2</text:p>
          </table:table-cell>
          <table:table-cell table:style-name="ce11" table:content-validation-name="val3" office:value-type="float" office:value="0.001924" calcext:value-type="float">
            <text:p>0,001924</text:p>
          </table:table-cell>
          <table:table-cell table:style-name="ce11" table:content-validation-name="val3" office:value-type="float" office:value="4083.2" calcext:value-type="float">
            <text:p>4083,2</text:p>
          </table:table-cell>
          <table:table-cell table:style-name="ce11" table:content-validation-name="val3" office:value-type="float" office:value="0.001604" calcext:value-type="float">
            <text:p>0,001604</text:p>
          </table:table-cell>
          <table:table-cell table:number-columns-repeated="1003"/>
        </table:table-row>
        <table:table-row table:style-name="ro2">
          <table:table-cell table:style-name="ce8" table:formula="of:=[$'Nomes de arquivos'.A58]" office:value-type="string" office:string-value="GKD-a_57_n30_m09" calcext:value-type="string">
            <text:p>GKD-a_57_n30_m09</text:p>
          </table:table-cell>
          <table:table-cell table:style-name="ce11" table:content-validation-name="val3" office:value-type="float" office:value="5851.75" calcext:value-type="float">
            <text:p>5851,75</text:p>
          </table:table-cell>
          <table:table-cell table:style-name="ce11" table:content-validation-name="val3" office:value-type="float" office:value="0.001605" calcext:value-type="float">
            <text:p>0,001605</text:p>
          </table:table-cell>
          <table:table-cell table:style-name="ce11" table:content-validation-name="val3" office:value-type="float" office:value="5851.75" calcext:value-type="float">
            <text:p>5851,75</text:p>
          </table:table-cell>
          <table:table-cell table:style-name="ce11" table:content-validation-name="val3" office:value-type="float" office:value="0.001483" calcext:value-type="float">
            <text:p>0,001483</text:p>
          </table:table-cell>
          <table:table-cell table:style-name="ce11" table:content-validation-name="val3" office:value-type="float" office:value="5851.75" calcext:value-type="float">
            <text:p>5851,75</text:p>
          </table:table-cell>
          <table:table-cell table:style-name="ce11" table:content-validation-name="val3" office:value-type="float" office:value="0.001631" calcext:value-type="float">
            <text:p>0,001631</text:p>
          </table:table-cell>
          <table:table-cell table:style-name="ce11" table:content-validation-name="val3" office:value-type="float" office:value="5851.75" calcext:value-type="float">
            <text:p>5851,75</text:p>
          </table:table-cell>
          <table:table-cell table:style-name="ce11" table:content-validation-name="val3" office:value-type="float" office:value="0.002363" calcext:value-type="float">
            <text:p>0,002363</text:p>
          </table:table-cell>
          <table:table-cell table:style-name="ce11" table:content-validation-name="val3" office:value-type="float" office:value="5851.75" calcext:value-type="float">
            <text:p>5851,75</text:p>
          </table:table-cell>
          <table:table-cell table:style-name="ce11" table:content-validation-name="val3" office:value-type="float" office:value="0.001701" calcext:value-type="float">
            <text:p>0,001701</text:p>
          </table:table-cell>
          <table:table-cell table:style-name="ce11" table:content-validation-name="val3" office:value-type="float" office:value="5851.75" calcext:value-type="float">
            <text:p>5851,75</text:p>
          </table:table-cell>
          <table:table-cell table:style-name="ce11" table:content-validation-name="val3" office:value-type="float" office:value="0.001126" calcext:value-type="float">
            <text:p>0,001126</text:p>
          </table:table-cell>
          <table:table-cell table:style-name="ce11" table:content-validation-name="val3" office:value-type="float" office:value="5851.75" calcext:value-type="float">
            <text:p>5851,75</text:p>
          </table:table-cell>
          <table:table-cell table:style-name="ce11" table:content-validation-name="val3" office:value-type="float" office:value="0.001557" calcext:value-type="float">
            <text:p>0,001557</text:p>
          </table:table-cell>
          <table:table-cell table:style-name="ce11" table:content-validation-name="val3" office:value-type="float" office:value="5851.75" calcext:value-type="float">
            <text:p>5851,75</text:p>
          </table:table-cell>
          <table:table-cell table:style-name="ce11" table:content-validation-name="val3" office:value-type="float" office:value="0.001734" calcext:value-type="float">
            <text:p>0,001734</text:p>
          </table:table-cell>
          <table:table-cell table:style-name="ce11" table:content-validation-name="val3" office:value-type="float" office:value="5851.75" calcext:value-type="float">
            <text:p>5851,75</text:p>
          </table:table-cell>
          <table:table-cell table:style-name="ce11" table:content-validation-name="val3" office:value-type="float" office:value="0.002221" calcext:value-type="float">
            <text:p>0,002221</text:p>
          </table:table-cell>
          <table:table-cell table:style-name="ce11" table:content-validation-name="val3" office:value-type="float" office:value="5851.75" calcext:value-type="float">
            <text:p>5851,75</text:p>
          </table:table-cell>
          <table:table-cell table:style-name="ce11" table:content-validation-name="val3" office:value-type="float" office:value="0.001636" calcext:value-type="float">
            <text:p>0,001636</text:p>
          </table:table-cell>
          <table:table-cell table:number-columns-repeated="1003"/>
        </table:table-row>
        <table:table-row table:style-name="ro2">
          <table:table-cell table:style-name="ce8" table:formula="of:=[$'Nomes de arquivos'.A59]" office:value-type="string" office:string-value="GKD-a_58_n30_m09" calcext:value-type="string">
            <text:p>GKD-a_58_n30_m09</text:p>
          </table:table-cell>
          <table:table-cell table:style-name="ce11" table:content-validation-name="val3" office:value-type="float" office:value="4716.18" calcext:value-type="float">
            <text:p>4716,18</text:p>
          </table:table-cell>
          <table:table-cell table:style-name="ce11" table:content-validation-name="val3" office:value-type="float" office:value="0.002078" calcext:value-type="float">
            <text:p>0,002078</text:p>
          </table:table-cell>
          <table:table-cell table:style-name="ce11" table:content-validation-name="val3" office:value-type="float" office:value="4716.18" calcext:value-type="float">
            <text:p>4716,18</text:p>
          </table:table-cell>
          <table:table-cell table:style-name="ce11" table:content-validation-name="val3" office:value-type="float" office:value="0.002097" calcext:value-type="float">
            <text:p>0,002097</text:p>
          </table:table-cell>
          <table:table-cell table:style-name="ce11" table:content-validation-name="val3" office:value-type="float" office:value="4716.18" calcext:value-type="float">
            <text:p>4716,18</text:p>
          </table:table-cell>
          <table:table-cell table:style-name="ce11" table:content-validation-name="val3" office:value-type="float" office:value="0.001468" calcext:value-type="float">
            <text:p>0,001468</text:p>
          </table:table-cell>
          <table:table-cell table:style-name="ce11" table:content-validation-name="val3" office:value-type="float" office:value="4716.18" calcext:value-type="float">
            <text:p>4716,18</text:p>
          </table:table-cell>
          <table:table-cell table:style-name="ce11" table:content-validation-name="val3" office:value-type="float" office:value="0.001454" calcext:value-type="float">
            <text:p>0,001454</text:p>
          </table:table-cell>
          <table:table-cell table:style-name="ce11" table:content-validation-name="val3" office:value-type="float" office:value="4716.18" calcext:value-type="float">
            <text:p>4716,18</text:p>
          </table:table-cell>
          <table:table-cell table:style-name="ce11" table:content-validation-name="val3" office:value-type="float" office:value="0.001733" calcext:value-type="float">
            <text:p>0,001733</text:p>
          </table:table-cell>
          <table:table-cell table:style-name="ce11" table:content-validation-name="val3" office:value-type="float" office:value="4716.18" calcext:value-type="float">
            <text:p>4716,18</text:p>
          </table:table-cell>
          <table:table-cell table:style-name="ce11" table:content-validation-name="val3" office:value-type="float" office:value="0.002063" calcext:value-type="float">
            <text:p>0,002063</text:p>
          </table:table-cell>
          <table:table-cell table:style-name="ce11" table:content-validation-name="val3" office:value-type="float" office:value="4716.18" calcext:value-type="float">
            <text:p>4716,18</text:p>
          </table:table-cell>
          <table:table-cell table:style-name="ce11" table:content-validation-name="val3" office:value-type="float" office:value="0.001756" calcext:value-type="float">
            <text:p>0,001756</text:p>
          </table:table-cell>
          <table:table-cell table:style-name="ce11" table:content-validation-name="val3" office:value-type="float" office:value="4716.18" calcext:value-type="float">
            <text:p>4716,18</text:p>
          </table:table-cell>
          <table:table-cell table:style-name="ce11" table:content-validation-name="val3" office:value-type="float" office:value="0.001731" calcext:value-type="float">
            <text:p>0,001731</text:p>
          </table:table-cell>
          <table:table-cell table:style-name="ce11" table:content-validation-name="val3" office:value-type="float" office:value="4716.18" calcext:value-type="float">
            <text:p>4716,18</text:p>
          </table:table-cell>
          <table:table-cell table:style-name="ce11" table:content-validation-name="val3" office:value-type="float" office:value="0.001478" calcext:value-type="float">
            <text:p>0,001478</text:p>
          </table:table-cell>
          <table:table-cell table:style-name="ce11" table:content-validation-name="val3" office:value-type="float" office:value="4716.18" calcext:value-type="float">
            <text:p>4716,18</text:p>
          </table:table-cell>
          <table:table-cell table:style-name="ce11" table:content-validation-name="val3" office:value-type="float" office:value="0.001145" calcext:value-type="float">
            <text:p>0,001145</text:p>
          </table:table-cell>
          <table:table-cell table:number-columns-repeated="1003"/>
        </table:table-row>
        <table:table-row table:style-name="ro2">
          <table:table-cell table:style-name="ce8" table:formula="of:=[$'Nomes de arquivos'.A60]" office:value-type="string" office:string-value="GKD-a_59_n30_m09" calcext:value-type="string">
            <text:p>GKD-a_59_n30_m09</text:p>
          </table:table-cell>
          <table:table-cell table:style-name="ce11" table:content-validation-name="val3" office:value-type="float" office:value="4985.12" calcext:value-type="float">
            <text:p>4985,12</text:p>
          </table:table-cell>
          <table:table-cell table:style-name="ce11" table:content-validation-name="val3" office:value-type="float" office:value="0.002073" calcext:value-type="float">
            <text:p>0,002073</text:p>
          </table:table-cell>
          <table:table-cell table:style-name="ce11" table:content-validation-name="val3" office:value-type="float" office:value="4985.12" calcext:value-type="float">
            <text:p>4985,12</text:p>
          </table:table-cell>
          <table:table-cell table:style-name="ce11" table:content-validation-name="val3" office:value-type="float" office:value="0.001707" calcext:value-type="float">
            <text:p>0,001707</text:p>
          </table:table-cell>
          <table:table-cell table:style-name="ce11" table:content-validation-name="val3" office:value-type="float" office:value="4985.12" calcext:value-type="float">
            <text:p>4985,12</text:p>
          </table:table-cell>
          <table:table-cell table:style-name="ce11" table:content-validation-name="val3" office:value-type="float" office:value="0.001728" calcext:value-type="float">
            <text:p>0,001728</text:p>
          </table:table-cell>
          <table:table-cell table:style-name="ce11" table:content-validation-name="val3" office:value-type="float" office:value="4985.12" calcext:value-type="float">
            <text:p>4985,12</text:p>
          </table:table-cell>
          <table:table-cell table:style-name="ce11" table:content-validation-name="val3" office:value-type="float" office:value="0.002066" calcext:value-type="float">
            <text:p>0,002066</text:p>
          </table:table-cell>
          <table:table-cell table:style-name="ce11" table:content-validation-name="val3" office:value-type="float" office:value="4985.12" calcext:value-type="float">
            <text:p>4985,12</text:p>
          </table:table-cell>
          <table:table-cell table:style-name="ce11" table:content-validation-name="val3" office:value-type="float" office:value="0.001723" calcext:value-type="float">
            <text:p>0,001723</text:p>
          </table:table-cell>
          <table:table-cell table:style-name="ce11" table:content-validation-name="val3" office:value-type="float" office:value="4985.12" calcext:value-type="float">
            <text:p>4985,12</text:p>
          </table:table-cell>
          <table:table-cell table:style-name="ce11" table:content-validation-name="val3" office:value-type="float" office:value="0.001105" calcext:value-type="float">
            <text:p>0,001105</text:p>
          </table:table-cell>
          <table:table-cell table:style-name="ce11" table:content-validation-name="val3" office:value-type="float" office:value="4985.12" calcext:value-type="float">
            <text:p>4985,12</text:p>
          </table:table-cell>
          <table:table-cell table:style-name="ce11" table:content-validation-name="val3" office:value-type="float" office:value="0.001708" calcext:value-type="float">
            <text:p>0,001708</text:p>
          </table:table-cell>
          <table:table-cell table:style-name="ce11" table:content-validation-name="val3" office:value-type="float" office:value="4985.12" calcext:value-type="float">
            <text:p>4985,12</text:p>
          </table:table-cell>
          <table:table-cell table:style-name="ce11" table:content-validation-name="val3" office:value-type="float" office:value="0.001118" calcext:value-type="float">
            <text:p>0,001118</text:p>
          </table:table-cell>
          <table:table-cell table:style-name="ce11" table:content-validation-name="val3" office:value-type="float" office:value="4985.12" calcext:value-type="float">
            <text:p>4985,12</text:p>
          </table:table-cell>
          <table:table-cell table:style-name="ce11" table:content-validation-name="val3" office:value-type="float" office:value="0.001104" calcext:value-type="float">
            <text:p>0,001104</text:p>
          </table:table-cell>
          <table:table-cell table:style-name="ce11" table:content-validation-name="val3" office:value-type="float" office:value="4985.12" calcext:value-type="float">
            <text:p>4985,12</text:p>
          </table:table-cell>
          <table:table-cell table:style-name="ce11" table:content-validation-name="val3" office:value-type="float" office:value="0.001713" calcext:value-type="float">
            <text:p>0,001713</text:p>
          </table:table-cell>
          <table:table-cell table:number-columns-repeated="1003"/>
        </table:table-row>
        <table:table-row table:style-name="ro2">
          <table:table-cell table:style-name="ce8" table:formula="of:=[$'Nomes de arquivos'.A61]" office:value-type="string" office:string-value="GKD-a_60_n30_m09" calcext:value-type="string">
            <text:p>GKD-a_60_n30_m09</text:p>
          </table:table-cell>
          <table:table-cell table:style-name="ce11" table:content-validation-name="val3" office:value-type="float" office:value="4990.49" calcext:value-type="float">
            <text:p>4990,49</text:p>
          </table:table-cell>
          <table:table-cell table:style-name="ce11" table:content-validation-name="val3" office:value-type="float" office:value="0.000905" calcext:value-type="float">
            <text:p>0,000905</text:p>
          </table:table-cell>
          <table:table-cell table:style-name="ce11" table:content-validation-name="val3" office:value-type="float" office:value="4990.49" calcext:value-type="float">
            <text:p>4990,49</text:p>
          </table:table-cell>
          <table:table-cell table:style-name="ce11" table:content-validation-name="val3" office:value-type="float" office:value="0.001506" calcext:value-type="float">
            <text:p>0,001506</text:p>
          </table:table-cell>
          <table:table-cell table:style-name="ce11" table:content-validation-name="val3" office:value-type="float" office:value="4991.96" calcext:value-type="float">
            <text:p>4991,96</text:p>
          </table:table-cell>
          <table:table-cell table:style-name="ce11" table:content-validation-name="val3" office:value-type="float" office:value="0.001992" calcext:value-type="float">
            <text:p>0,001992</text:p>
          </table:table-cell>
          <table:table-cell table:style-name="ce11" table:content-validation-name="val3" office:value-type="float" office:value="4990.49" calcext:value-type="float">
            <text:p>4990,49</text:p>
          </table:table-cell>
          <table:table-cell table:style-name="ce11" table:content-validation-name="val3" office:value-type="float" office:value="0.002069" calcext:value-type="float">
            <text:p>0,002069</text:p>
          </table:table-cell>
          <table:table-cell table:style-name="ce11" table:content-validation-name="val3" office:value-type="float" office:value="4990.49" calcext:value-type="float">
            <text:p>4990,49</text:p>
          </table:table-cell>
          <table:table-cell table:style-name="ce11" table:content-validation-name="val3" office:value-type="float" office:value="0.00201" calcext:value-type="float">
            <text:p>0,00201</text:p>
          </table:table-cell>
          <table:table-cell table:style-name="ce11" table:content-validation-name="val3" office:value-type="float" office:value="4990.49" calcext:value-type="float">
            <text:p>4990,49</text:p>
          </table:table-cell>
          <table:table-cell table:style-name="ce11" table:content-validation-name="val3" office:value-type="float" office:value="0.001395" calcext:value-type="float">
            <text:p>0,001395</text:p>
          </table:table-cell>
          <table:table-cell table:style-name="ce11" table:content-validation-name="val3" office:value-type="float" office:value="4990.49" calcext:value-type="float">
            <text:p>4990,49</text:p>
          </table:table-cell>
          <table:table-cell table:style-name="ce11" table:content-validation-name="val3" office:value-type="float" office:value="0.001944" calcext:value-type="float">
            <text:p>0,001944</text:p>
          </table:table-cell>
          <table:table-cell table:style-name="ce11" table:content-validation-name="val3" office:value-type="float" office:value="4991.96" calcext:value-type="float">
            <text:p>4991,96</text:p>
          </table:table-cell>
          <table:table-cell table:style-name="ce11" table:content-validation-name="val3" office:value-type="float" office:value="0.00152" calcext:value-type="float">
            <text:p>0,00152</text:p>
          </table:table-cell>
          <table:table-cell table:style-name="ce11" table:content-validation-name="val3" office:value-type="float" office:value="4990.49" calcext:value-type="float">
            <text:p>4990,49</text:p>
          </table:table-cell>
          <table:table-cell table:style-name="ce11" table:content-validation-name="val3" office:value-type="float" office:value="0.001875" calcext:value-type="float">
            <text:p>0,001875</text:p>
          </table:table-cell>
          <table:table-cell table:style-name="ce11" table:content-validation-name="val3" office:value-type="float" office:value="4990.49" calcext:value-type="float">
            <text:p>4990,49</text:p>
          </table:table-cell>
          <table:table-cell table:style-name="ce11" table:content-validation-name="val3" office:value-type="float" office:value="0.001487" calcext:value-type="float">
            <text:p>0,001487</text:p>
          </table:table-cell>
          <table:table-cell table:number-columns-repeated="1003"/>
        </table:table-row>
        <table:table-row table:style-name="ro2">
          <table:table-cell table:style-name="ce8" table:formula="of:=[$'Nomes de arquivos'.A62]" office:value-type="string" office:string-value="GKD-a_61_n30_m12" calcext:value-type="string">
            <text:p>GKD-a_61_n30_m12</text:p>
          </table:table-cell>
          <table:table-cell table:style-name="ce11" table:content-validation-name="val3" office:value-type="float" office:value="9788.1" calcext:value-type="float">
            <text:p>9788,1</text:p>
          </table:table-cell>
          <table:table-cell table:style-name="ce11" table:content-validation-name="val3" office:value-type="float" office:value="0.001739" calcext:value-type="float">
            <text:p>0,001739</text:p>
          </table:table-cell>
          <table:table-cell table:style-name="ce11" table:content-validation-name="val3" office:value-type="float" office:value="9788.1" calcext:value-type="float">
            <text:p>9788,1</text:p>
          </table:table-cell>
          <table:table-cell table:style-name="ce11" table:content-validation-name="val3" office:value-type="float" office:value="0.00191" calcext:value-type="float">
            <text:p>0,00191</text:p>
          </table:table-cell>
          <table:table-cell table:style-name="ce11" table:content-validation-name="val3" office:value-type="float" office:value="9788.1" calcext:value-type="float">
            <text:p>9788,1</text:p>
          </table:table-cell>
          <table:table-cell table:style-name="ce11" table:content-validation-name="val3" office:value-type="float" office:value="0.002119" calcext:value-type="float">
            <text:p>0,002119</text:p>
          </table:table-cell>
          <table:table-cell table:style-name="ce11" table:content-validation-name="val3" office:value-type="float" office:value="9788.1" calcext:value-type="float">
            <text:p>9788,1</text:p>
          </table:table-cell>
          <table:table-cell table:style-name="ce11" table:content-validation-name="val3" office:value-type="float" office:value="0.001609" calcext:value-type="float">
            <text:p>0,001609</text:p>
          </table:table-cell>
          <table:table-cell table:style-name="ce11" table:content-validation-name="val3" office:value-type="float" office:value="9788.1" calcext:value-type="float">
            <text:p>9788,1</text:p>
          </table:table-cell>
          <table:table-cell table:style-name="ce11" table:content-validation-name="val3" office:value-type="float" office:value="0.00194" calcext:value-type="float">
            <text:p>0,00194</text:p>
          </table:table-cell>
          <table:table-cell table:style-name="ce11" table:content-validation-name="val3" office:value-type="float" office:value="9788.1" calcext:value-type="float">
            <text:p>9788,1</text:p>
          </table:table-cell>
          <table:table-cell table:style-name="ce11" table:content-validation-name="val3" office:value-type="float" office:value="0.002197" calcext:value-type="float">
            <text:p>0,002197</text:p>
          </table:table-cell>
          <table:table-cell table:style-name="ce11" table:content-validation-name="val3" office:value-type="float" office:value="9788.1" calcext:value-type="float">
            <text:p>9788,1</text:p>
          </table:table-cell>
          <table:table-cell table:style-name="ce11" table:content-validation-name="val3" office:value-type="float" office:value="0.002122" calcext:value-type="float">
            <text:p>0,002122</text:p>
          </table:table-cell>
          <table:table-cell table:style-name="ce11" table:content-validation-name="val3" office:value-type="float" office:value="9788.1" calcext:value-type="float">
            <text:p>9788,1</text:p>
          </table:table-cell>
          <table:table-cell table:style-name="ce11" table:content-validation-name="val3" office:value-type="float" office:value="0.002595" calcext:value-type="float">
            <text:p>0,002595</text:p>
          </table:table-cell>
          <table:table-cell table:style-name="ce11" table:content-validation-name="val3" office:value-type="float" office:value="9788.1" calcext:value-type="float">
            <text:p>9788,1</text:p>
          </table:table-cell>
          <table:table-cell table:style-name="ce11" table:content-validation-name="val3" office:value-type="float" office:value="0.002117" calcext:value-type="float">
            <text:p>0,002117</text:p>
          </table:table-cell>
          <table:table-cell table:style-name="ce11" table:content-validation-name="val3" office:value-type="float" office:value="9788.1" calcext:value-type="float">
            <text:p>9788,1</text:p>
          </table:table-cell>
          <table:table-cell table:style-name="ce11" table:content-validation-name="val3" office:value-type="float" office:value="0.002097" calcext:value-type="float">
            <text:p>0,002097</text:p>
          </table:table-cell>
          <table:table-cell table:number-columns-repeated="1003"/>
        </table:table-row>
        <table:table-row table:style-name="ro2">
          <table:table-cell table:style-name="ce8" table:formula="of:=[$'Nomes de arquivos'.A63]" office:value-type="string" office:string-value="GKD-a_62_n30_m12" calcext:value-type="string">
            <text:p>GKD-a_62_n30_m12</text:p>
          </table:table-cell>
          <table:table-cell table:style-name="ce11" table:content-validation-name="val3" office:value-type="float" office:value="6897.96" calcext:value-type="float">
            <text:p>6897,96</text:p>
          </table:table-cell>
          <table:table-cell table:style-name="ce11" table:content-validation-name="val3" office:value-type="float" office:value="0.002013" calcext:value-type="float">
            <text:p>0,002013</text:p>
          </table:table-cell>
          <table:table-cell table:style-name="ce11" table:content-validation-name="val3" office:value-type="float" office:value="6897.96" calcext:value-type="float">
            <text:p>6897,96</text:p>
          </table:table-cell>
          <table:table-cell table:style-name="ce11" table:content-validation-name="val3" office:value-type="float" office:value="0.002287" calcext:value-type="float">
            <text:p>0,002287</text:p>
          </table:table-cell>
          <table:table-cell table:style-name="ce11" table:content-validation-name="val3" office:value-type="float" office:value="6897.96" calcext:value-type="float">
            <text:p>6897,96</text:p>
          </table:table-cell>
          <table:table-cell table:style-name="ce11" table:content-validation-name="val3" office:value-type="float" office:value="0.00237" calcext:value-type="float">
            <text:p>0,00237</text:p>
          </table:table-cell>
          <table:table-cell table:style-name="ce11" table:content-validation-name="val3" office:value-type="float" office:value="6897.96" calcext:value-type="float">
            <text:p>6897,96</text:p>
          </table:table-cell>
          <table:table-cell table:style-name="ce11" table:content-validation-name="val3" office:value-type="float" office:value="0.002289" calcext:value-type="float">
            <text:p>0,002289</text:p>
          </table:table-cell>
          <table:table-cell table:style-name="ce11" table:content-validation-name="val3" office:value-type="float" office:value="6897.96" calcext:value-type="float">
            <text:p>6897,96</text:p>
          </table:table-cell>
          <table:table-cell table:style-name="ce11" table:content-validation-name="val3" office:value-type="float" office:value="0.001852" calcext:value-type="float">
            <text:p>0,001852</text:p>
          </table:table-cell>
          <table:table-cell table:style-name="ce11" table:content-validation-name="val3" office:value-type="float" office:value="6897.96" calcext:value-type="float">
            <text:p>6897,96</text:p>
          </table:table-cell>
          <table:table-cell table:style-name="ce11" table:content-validation-name="val3" office:value-type="float" office:value="0.001992" calcext:value-type="float">
            <text:p>0,001992</text:p>
          </table:table-cell>
          <table:table-cell table:style-name="ce11" table:content-validation-name="val3" office:value-type="float" office:value="6897.96" calcext:value-type="float">
            <text:p>6897,96</text:p>
          </table:table-cell>
          <table:table-cell table:style-name="ce11" table:content-validation-name="val3" office:value-type="float" office:value="0.0021" calcext:value-type="float">
            <text:p>0,0021</text:p>
          </table:table-cell>
          <table:table-cell table:style-name="ce11" table:content-validation-name="val3" office:value-type="float" office:value="6897.96" calcext:value-type="float">
            <text:p>6897,96</text:p>
          </table:table-cell>
          <table:table-cell table:style-name="ce11" table:content-validation-name="val3" office:value-type="float" office:value="0.002387" calcext:value-type="float">
            <text:p>0,002387</text:p>
          </table:table-cell>
          <table:table-cell table:style-name="ce11" table:content-validation-name="val3" office:value-type="float" office:value="6897.96" calcext:value-type="float">
            <text:p>6897,96</text:p>
          </table:table-cell>
          <table:table-cell table:style-name="ce11" table:content-validation-name="val3" office:value-type="float" office:value="0.002104" calcext:value-type="float">
            <text:p>0,002104</text:p>
          </table:table-cell>
          <table:table-cell table:style-name="ce11" table:content-validation-name="val3" office:value-type="float" office:value="6897.96" calcext:value-type="float">
            <text:p>6897,96</text:p>
          </table:table-cell>
          <table:table-cell table:style-name="ce11" table:content-validation-name="val3" office:value-type="float" office:value="0.002033" calcext:value-type="float">
            <text:p>0,002033</text:p>
          </table:table-cell>
          <table:table-cell table:number-columns-repeated="1003"/>
        </table:table-row>
        <table:table-row table:style-name="ro2">
          <table:table-cell table:style-name="ce8" table:formula="of:=[$'Nomes de arquivos'.A64]" office:value-type="string" office:string-value="GKD-a_63_n30_m12" calcext:value-type="string">
            <text:p>GKD-a_63_n30_m12</text:p>
          </table:table-cell>
          <table:table-cell table:style-name="ce11" table:content-validation-name="val3" office:value-type="float" office:value="10991.9" calcext:value-type="float">
            <text:p>10991,9</text:p>
          </table:table-cell>
          <table:table-cell table:style-name="ce11" table:content-validation-name="val3" office:value-type="float" office:value="0.002221" calcext:value-type="float">
            <text:p>0,002221</text:p>
          </table:table-cell>
          <table:table-cell table:style-name="ce11" table:content-validation-name="val3" office:value-type="float" office:value="10991.9" calcext:value-type="float">
            <text:p>10991,9</text:p>
          </table:table-cell>
          <table:table-cell table:style-name="ce11" table:content-validation-name="val3" office:value-type="float" office:value="0.001883" calcext:value-type="float">
            <text:p>0,001883</text:p>
          </table:table-cell>
          <table:table-cell table:style-name="ce11" table:content-validation-name="val3" office:value-type="float" office:value="10991.9" calcext:value-type="float">
            <text:p>10991,9</text:p>
          </table:table-cell>
          <table:table-cell table:style-name="ce11" table:content-validation-name="val3" office:value-type="float" office:value="0.001485" calcext:value-type="float">
            <text:p>0,001485</text:p>
          </table:table-cell>
          <table:table-cell table:style-name="ce11" table:content-validation-name="val3" office:value-type="float" office:value="10991.9" calcext:value-type="float">
            <text:p>10991,9</text:p>
          </table:table-cell>
          <table:table-cell table:style-name="ce11" table:content-validation-name="val3" office:value-type="float" office:value="0.001998" calcext:value-type="float">
            <text:p>0,001998</text:p>
          </table:table-cell>
          <table:table-cell table:style-name="ce11" table:content-validation-name="val3" office:value-type="float" office:value="10991.9" calcext:value-type="float">
            <text:p>10991,9</text:p>
          </table:table-cell>
          <table:table-cell table:style-name="ce11" table:content-validation-name="val3" office:value-type="float" office:value="0.002537" calcext:value-type="float">
            <text:p>0,002537</text:p>
          </table:table-cell>
          <table:table-cell table:style-name="ce11" table:content-validation-name="val3" office:value-type="float" office:value="10991.9" calcext:value-type="float">
            <text:p>10991,9</text:p>
          </table:table-cell>
          <table:table-cell table:style-name="ce11" table:content-validation-name="val3" office:value-type="float" office:value="0.002562" calcext:value-type="float">
            <text:p>0,002562</text:p>
          </table:table-cell>
          <table:table-cell table:style-name="ce11" table:content-validation-name="val3" office:value-type="float" office:value="10991.9" calcext:value-type="float">
            <text:p>10991,9</text:p>
          </table:table-cell>
          <table:table-cell table:style-name="ce11" table:content-validation-name="val3" office:value-type="float" office:value="0.002836" calcext:value-type="float">
            <text:p>0,002836</text:p>
          </table:table-cell>
          <table:table-cell table:style-name="ce11" table:content-validation-name="val3" office:value-type="float" office:value="10991.9" calcext:value-type="float">
            <text:p>10991,9</text:p>
          </table:table-cell>
          <table:table-cell table:style-name="ce11" table:content-validation-name="val3" office:value-type="float" office:value="0.002167" calcext:value-type="float">
            <text:p>0,002167</text:p>
          </table:table-cell>
          <table:table-cell table:style-name="ce11" table:content-validation-name="val3" office:value-type="float" office:value="10991.9" calcext:value-type="float">
            <text:p>10991,9</text:p>
          </table:table-cell>
          <table:table-cell table:style-name="ce11" table:content-validation-name="val3" office:value-type="float" office:value="0.002432" calcext:value-type="float">
            <text:p>0,002432</text:p>
          </table:table-cell>
          <table:table-cell table:style-name="ce11" table:content-validation-name="val3" office:value-type="float" office:value="10991.9" calcext:value-type="float">
            <text:p>10991,9</text:p>
          </table:table-cell>
          <table:table-cell table:style-name="ce11" table:content-validation-name="val3" office:value-type="float" office:value="0.001847" calcext:value-type="float">
            <text:p>0,001847</text:p>
          </table:table-cell>
          <table:table-cell table:number-columns-repeated="1003"/>
        </table:table-row>
        <table:table-row table:style-name="ro2">
          <table:table-cell table:style-name="ce8" table:formula="of:=[$'Nomes de arquivos'.A65]" office:value-type="string" office:string-value="GKD-a_64_n30_m12" calcext:value-type="string">
            <text:p>GKD-a_64_n30_m12</text:p>
          </table:table-cell>
          <table:table-cell table:style-name="ce11" table:content-validation-name="val3" office:value-type="float" office:value="8125.68" calcext:value-type="float">
            <text:p>8125,68</text:p>
          </table:table-cell>
          <table:table-cell table:style-name="ce11" table:content-validation-name="val3" office:value-type="float" office:value="0.001977" calcext:value-type="float">
            <text:p>0,001977</text:p>
          </table:table-cell>
          <table:table-cell table:style-name="ce11" table:content-validation-name="val3" office:value-type="float" office:value="8125.68" calcext:value-type="float">
            <text:p>8125,68</text:p>
          </table:table-cell>
          <table:table-cell table:style-name="ce11" table:content-validation-name="val3" office:value-type="float" office:value="0.002151" calcext:value-type="float">
            <text:p>0,002151</text:p>
          </table:table-cell>
          <table:table-cell table:style-name="ce11" table:content-validation-name="val3" office:value-type="float" office:value="8125.68" calcext:value-type="float">
            <text:p>8125,68</text:p>
          </table:table-cell>
          <table:table-cell table:style-name="ce11" table:content-validation-name="val3" office:value-type="float" office:value="0.001943" calcext:value-type="float">
            <text:p>0,001943</text:p>
          </table:table-cell>
          <table:table-cell table:style-name="ce11" table:content-validation-name="val3" office:value-type="float" office:value="8125.68" calcext:value-type="float">
            <text:p>8125,68</text:p>
          </table:table-cell>
          <table:table-cell table:style-name="ce11" table:content-validation-name="val3" office:value-type="float" office:value="0.002146" calcext:value-type="float">
            <text:p>0,002146</text:p>
          </table:table-cell>
          <table:table-cell table:style-name="ce11" table:content-validation-name="val3" office:value-type="float" office:value="8125.68" calcext:value-type="float">
            <text:p>8125,68</text:p>
          </table:table-cell>
          <table:table-cell table:style-name="ce11" table:content-validation-name="val3" office:value-type="float" office:value="0.002147" calcext:value-type="float">
            <text:p>0,002147</text:p>
          </table:table-cell>
          <table:table-cell table:style-name="ce11" table:content-validation-name="val3" office:value-type="float" office:value="8125.68" calcext:value-type="float">
            <text:p>8125,68</text:p>
          </table:table-cell>
          <table:table-cell table:style-name="ce11" table:content-validation-name="val3" office:value-type="float" office:value="0.001785" calcext:value-type="float">
            <text:p>0,001785</text:p>
          </table:table-cell>
          <table:table-cell table:style-name="ce11" table:content-validation-name="val3" office:value-type="float" office:value="8125.68" calcext:value-type="float">
            <text:p>8125,68</text:p>
          </table:table-cell>
          <table:table-cell table:style-name="ce11" table:content-validation-name="val3" office:value-type="float" office:value="0.002458" calcext:value-type="float">
            <text:p>0,002458</text:p>
          </table:table-cell>
          <table:table-cell table:style-name="ce11" table:content-validation-name="val3" office:value-type="float" office:value="8125.68" calcext:value-type="float">
            <text:p>8125,68</text:p>
          </table:table-cell>
          <table:table-cell table:style-name="ce11" table:content-validation-name="val3" office:value-type="float" office:value="0.002165" calcext:value-type="float">
            <text:p>0,002165</text:p>
          </table:table-cell>
          <table:table-cell table:style-name="ce11" table:content-validation-name="val3" office:value-type="float" office:value="8125.68" calcext:value-type="float">
            <text:p>8125,68</text:p>
          </table:table-cell>
          <table:table-cell table:style-name="ce11" table:content-validation-name="val3" office:value-type="float" office:value="0.002256" calcext:value-type="float">
            <text:p>0,002256</text:p>
          </table:table-cell>
          <table:table-cell table:style-name="ce11" table:content-validation-name="val3" office:value-type="float" office:value="8125.68" calcext:value-type="float">
            <text:p>8125,68</text:p>
          </table:table-cell>
          <table:table-cell table:style-name="ce11" table:content-validation-name="val3" office:value-type="float" office:value="0.001552" calcext:value-type="float">
            <text:p>0,001552</text:p>
          </table:table-cell>
          <table:table-cell table:number-columns-repeated="1003"/>
        </table:table-row>
        <table:table-row table:style-name="ro2">
          <table:table-cell table:style-name="ce8" table:formula="of:=[$'Nomes de arquivos'.A66]" office:value-type="string" office:string-value="GKD-a_65_n30_m12" calcext:value-type="string">
            <text:p>GKD-a_65_n30_m12</text:p>
          </table:table-cell>
          <table:table-cell table:style-name="ce11" table:content-validation-name="val3" office:value-type="float" office:value="6238.51" calcext:value-type="float">
            <text:p>6238,51</text:p>
          </table:table-cell>
          <table:table-cell table:style-name="ce11" table:content-validation-name="val3" office:value-type="float" office:value="0.00241" calcext:value-type="float">
            <text:p>0,00241</text:p>
          </table:table-cell>
          <table:table-cell table:style-name="ce11" table:content-validation-name="val3" office:value-type="float" office:value="6238.51" calcext:value-type="float">
            <text:p>6238,51</text:p>
          </table:table-cell>
          <table:table-cell table:style-name="ce11" table:content-validation-name="val3" office:value-type="float" office:value="0.00171" calcext:value-type="float">
            <text:p>0,00171</text:p>
          </table:table-cell>
          <table:table-cell table:style-name="ce11" table:content-validation-name="val3" office:value-type="float" office:value="6238.51" calcext:value-type="float">
            <text:p>6238,51</text:p>
          </table:table-cell>
          <table:table-cell table:style-name="ce11" table:content-validation-name="val3" office:value-type="float" office:value="0.001327" calcext:value-type="float">
            <text:p>0,001327</text:p>
          </table:table-cell>
          <table:table-cell table:style-name="ce11" table:content-validation-name="val3" office:value-type="float" office:value="6238.51" calcext:value-type="float">
            <text:p>6238,51</text:p>
          </table:table-cell>
          <table:table-cell table:style-name="ce11" table:content-validation-name="val3" office:value-type="float" office:value="0.001299" calcext:value-type="float">
            <text:p>0,001299</text:p>
          </table:table-cell>
          <table:table-cell table:style-name="ce11" table:content-validation-name="val3" office:value-type="float" office:value="6238.51" calcext:value-type="float">
            <text:p>6238,51</text:p>
          </table:table-cell>
          <table:table-cell table:style-name="ce11" table:content-validation-name="val3" office:value-type="float" office:value="0.002014" calcext:value-type="float">
            <text:p>0,002014</text:p>
          </table:table-cell>
          <table:table-cell table:style-name="ce11" table:content-validation-name="val3" office:value-type="float" office:value="6238.51" calcext:value-type="float">
            <text:p>6238,51</text:p>
          </table:table-cell>
          <table:table-cell table:style-name="ce11" table:content-validation-name="val3" office:value-type="float" office:value="0.001333" calcext:value-type="float">
            <text:p>0,001333</text:p>
          </table:table-cell>
          <table:table-cell table:style-name="ce11" table:content-validation-name="val3" office:value-type="float" office:value="6238.51" calcext:value-type="float">
            <text:p>6238,51</text:p>
          </table:table-cell>
          <table:table-cell table:style-name="ce11" table:content-validation-name="val3" office:value-type="float" office:value="0.001694" calcext:value-type="float">
            <text:p>0,001694</text:p>
          </table:table-cell>
          <table:table-cell table:style-name="ce11" table:content-validation-name="val3" office:value-type="float" office:value="6238.51" calcext:value-type="float">
            <text:p>6238,51</text:p>
          </table:table-cell>
          <table:table-cell table:style-name="ce11" table:content-validation-name="val3" office:value-type="float" office:value="0.002406" calcext:value-type="float">
            <text:p>0,002406</text:p>
          </table:table-cell>
          <table:table-cell table:style-name="ce11" table:content-validation-name="val3" office:value-type="float" office:value="6238.51" calcext:value-type="float">
            <text:p>6238,51</text:p>
          </table:table-cell>
          <table:table-cell table:style-name="ce11" table:content-validation-name="val3" office:value-type="float" office:value="0.002434" calcext:value-type="float">
            <text:p>0,002434</text:p>
          </table:table-cell>
          <table:table-cell table:style-name="ce11" table:content-validation-name="val3" office:value-type="float" office:value="6238.51" calcext:value-type="float">
            <text:p>6238,51</text:p>
          </table:table-cell>
          <table:table-cell table:style-name="ce11" table:content-validation-name="val3" office:value-type="float" office:value="0.001301" calcext:value-type="float">
            <text:p>0,001301</text:p>
          </table:table-cell>
          <table:table-cell table:number-columns-repeated="1003"/>
        </table:table-row>
        <table:table-row table:style-name="ro2">
          <table:table-cell table:style-name="ce8" table:formula="of:=[$'Nomes de arquivos'.A67]" office:value-type="string" office:string-value="GKD-a_66_n30_m18" calcext:value-type="string">
            <text:p>GKD-a_66_n30_m18</text:p>
          </table:table-cell>
          <table:table-cell table:style-name="ce11" table:content-validation-name="val3" office:value-type="float" office:value="20792.7" calcext:value-type="float">
            <text:p>20792,7</text:p>
          </table:table-cell>
          <table:table-cell table:style-name="ce11" table:content-validation-name="val3" office:value-type="float" office:value="0.001524" calcext:value-type="float">
            <text:p>0,001524</text:p>
          </table:table-cell>
          <table:table-cell table:style-name="ce11" table:content-validation-name="val3" office:value-type="float" office:value="20792.7" calcext:value-type="float">
            <text:p>20792,7</text:p>
          </table:table-cell>
          <table:table-cell table:style-name="ce11" table:content-validation-name="val3" office:value-type="float" office:value="0.003109" calcext:value-type="float">
            <text:p>0,003109</text:p>
          </table:table-cell>
          <table:table-cell table:style-name="ce11" table:content-validation-name="val3" office:value-type="float" office:value="20792.7" calcext:value-type="float">
            <text:p>20792,7</text:p>
          </table:table-cell>
          <table:table-cell table:style-name="ce11" table:content-validation-name="val3" office:value-type="float" office:value="0.002364" calcext:value-type="float">
            <text:p>0,002364</text:p>
          </table:table-cell>
          <table:table-cell table:style-name="ce11" table:content-validation-name="val3" office:value-type="float" office:value="20792.7" calcext:value-type="float">
            <text:p>20792,7</text:p>
          </table:table-cell>
          <table:table-cell table:style-name="ce11" table:content-validation-name="val3" office:value-type="float" office:value="0.002935" calcext:value-type="float">
            <text:p>0,002935</text:p>
          </table:table-cell>
          <table:table-cell table:style-name="ce11" table:content-validation-name="val3" office:value-type="float" office:value="20792.7" calcext:value-type="float">
            <text:p>20792,7</text:p>
          </table:table-cell>
          <table:table-cell table:style-name="ce11" table:content-validation-name="val3" office:value-type="float" office:value="0.003461" calcext:value-type="float">
            <text:p>0,003461</text:p>
          </table:table-cell>
          <table:table-cell table:style-name="ce11" table:content-validation-name="val3" office:value-type="float" office:value="20792.7" calcext:value-type="float">
            <text:p>20792,7</text:p>
          </table:table-cell>
          <table:table-cell table:style-name="ce11" table:content-validation-name="val3" office:value-type="float" office:value="0.003033" calcext:value-type="float">
            <text:p>0,003033</text:p>
          </table:table-cell>
          <table:table-cell table:style-name="ce11" table:content-validation-name="val3" office:value-type="float" office:value="20792.7" calcext:value-type="float">
            <text:p>20792,7</text:p>
          </table:table-cell>
          <table:table-cell table:style-name="ce11" table:content-validation-name="val3" office:value-type="float" office:value="0.003002" calcext:value-type="float">
            <text:p>0,003002</text:p>
          </table:table-cell>
          <table:table-cell table:style-name="ce11" table:content-validation-name="val3" office:value-type="float" office:value="20792.7" calcext:value-type="float">
            <text:p>20792,7</text:p>
          </table:table-cell>
          <table:table-cell table:style-name="ce11" table:content-validation-name="val3" office:value-type="float" office:value="0.003058" calcext:value-type="float">
            <text:p>0,003058</text:p>
          </table:table-cell>
          <table:table-cell table:style-name="ce11" table:content-validation-name="val3" office:value-type="float" office:value="20792.7" calcext:value-type="float">
            <text:p>20792,7</text:p>
          </table:table-cell>
          <table:table-cell table:style-name="ce11" table:content-validation-name="val3" office:value-type="float" office:value="0.002589" calcext:value-type="float">
            <text:p>0,002589</text:p>
          </table:table-cell>
          <table:table-cell table:style-name="ce11" table:content-validation-name="val3" office:value-type="float" office:value="20792.7" calcext:value-type="float">
            <text:p>20792,7</text:p>
          </table:table-cell>
          <table:table-cell table:style-name="ce11" table:content-validation-name="val3" office:value-type="float" office:value="0.002182" calcext:value-type="float">
            <text:p>0,002182</text:p>
          </table:table-cell>
          <table:table-cell table:number-columns-repeated="1003"/>
        </table:table-row>
        <table:table-row table:style-name="ro2">
          <table:table-cell table:style-name="ce8" table:formula="of:=[$'Nomes de arquivos'.A68]" office:value-type="string" office:string-value="GKD-a_67_n30_m18" calcext:value-type="string">
            <text:p>GKD-a_67_n30_m18</text:p>
          </table:table-cell>
          <table:table-cell table:style-name="ce11" table:content-validation-name="val3" office:value-type="float" office:value="19991.9" calcext:value-type="float">
            <text:p>19991,9</text:p>
          </table:table-cell>
          <table:table-cell table:style-name="ce11" table:content-validation-name="val3" office:value-type="float" office:value="0.00225" calcext:value-type="float">
            <text:p>0,00225</text:p>
          </table:table-cell>
          <table:table-cell table:style-name="ce11" table:content-validation-name="val3" office:value-type="float" office:value="19991.9" calcext:value-type="float">
            <text:p>19991,9</text:p>
          </table:table-cell>
          <table:table-cell table:style-name="ce11" table:content-validation-name="val3" office:value-type="float" office:value="0.00264" calcext:value-type="float">
            <text:p>0,00264</text:p>
          </table:table-cell>
          <table:table-cell table:style-name="ce11" table:content-validation-name="val3" office:value-type="float" office:value="19991.9" calcext:value-type="float">
            <text:p>19991,9</text:p>
          </table:table-cell>
          <table:table-cell table:style-name="ce11" table:content-validation-name="val3" office:value-type="float" office:value="0.001984" calcext:value-type="float">
            <text:p>0,001984</text:p>
          </table:table-cell>
          <table:table-cell table:style-name="ce11" table:content-validation-name="val3" office:value-type="float" office:value="19991.9" calcext:value-type="float">
            <text:p>19991,9</text:p>
          </table:table-cell>
          <table:table-cell table:style-name="ce11" table:content-validation-name="val3" office:value-type="float" office:value="0.002803" calcext:value-type="float">
            <text:p>0,002803</text:p>
          </table:table-cell>
          <table:table-cell table:style-name="ce11" table:content-validation-name="val3" office:value-type="float" office:value="19991.9" calcext:value-type="float">
            <text:p>19991,9</text:p>
          </table:table-cell>
          <table:table-cell table:style-name="ce11" table:content-validation-name="val3" office:value-type="float" office:value="0.003253" calcext:value-type="float">
            <text:p>0,003253</text:p>
          </table:table-cell>
          <table:table-cell table:style-name="ce11" table:content-validation-name="val3" office:value-type="float" office:value="19991.9" calcext:value-type="float">
            <text:p>19991,9</text:p>
          </table:table-cell>
          <table:table-cell table:style-name="ce11" table:content-validation-name="val3" office:value-type="float" office:value="0.003056" calcext:value-type="float">
            <text:p>0,003056</text:p>
          </table:table-cell>
          <table:table-cell table:style-name="ce11" table:content-validation-name="val3" office:value-type="float" office:value="19991.9" calcext:value-type="float">
            <text:p>19991,9</text:p>
          </table:table-cell>
          <table:table-cell table:style-name="ce11" table:content-validation-name="val3" office:value-type="float" office:value="0.003192" calcext:value-type="float">
            <text:p>0,003192</text:p>
          </table:table-cell>
          <table:table-cell table:style-name="ce11" table:content-validation-name="val3" office:value-type="float" office:value="19991.9" calcext:value-type="float">
            <text:p>19991,9</text:p>
          </table:table-cell>
          <table:table-cell table:style-name="ce11" table:content-validation-name="val3" office:value-type="float" office:value="0.002601" calcext:value-type="float">
            <text:p>0,002601</text:p>
          </table:table-cell>
          <table:table-cell table:style-name="ce11" table:content-validation-name="val3" office:value-type="float" office:value="19991.9" calcext:value-type="float">
            <text:p>19991,9</text:p>
          </table:table-cell>
          <table:table-cell table:style-name="ce11" table:content-validation-name="val3" office:value-type="float" office:value="0.002938" calcext:value-type="float">
            <text:p>0,002938</text:p>
          </table:table-cell>
          <table:table-cell table:style-name="ce11" table:content-validation-name="val3" office:value-type="float" office:value="19991.9" calcext:value-type="float">
            <text:p>19991,9</text:p>
          </table:table-cell>
          <table:table-cell table:style-name="ce11" table:content-validation-name="val3" office:value-type="float" office:value="0.003098" calcext:value-type="float">
            <text:p>0,003098</text:p>
          </table:table-cell>
          <table:table-cell table:number-columns-repeated="1003"/>
        </table:table-row>
        <table:table-row table:style-name="ro2">
          <table:table-cell table:style-name="ce8" table:formula="of:=[$'Nomes de arquivos'.A69]" office:value-type="string" office:string-value="GKD-a_68_n30_m18" calcext:value-type="string">
            <text:p>GKD-a_68_n30_m18</text:p>
          </table:table-cell>
          <table:table-cell table:style-name="ce11" table:content-validation-name="val3" office:value-type="float" office:value="26587.4" calcext:value-type="float">
            <text:p>26587,4</text:p>
          </table:table-cell>
          <table:table-cell table:style-name="ce11" table:content-validation-name="val3" office:value-type="float" office:value="0.002571" calcext:value-type="float">
            <text:p>0,002571</text:p>
          </table:table-cell>
          <table:table-cell table:style-name="ce11" table:content-validation-name="val3" office:value-type="float" office:value="26587.4" calcext:value-type="float">
            <text:p>26587,4</text:p>
          </table:table-cell>
          <table:table-cell table:style-name="ce11" table:content-validation-name="val3" office:value-type="float" office:value="0.002136" calcext:value-type="float">
            <text:p>0,002136</text:p>
          </table:table-cell>
          <table:table-cell table:style-name="ce11" table:content-validation-name="val3" office:value-type="float" office:value="26587.4" calcext:value-type="float">
            <text:p>26587,4</text:p>
          </table:table-cell>
          <table:table-cell table:style-name="ce11" table:content-validation-name="val3" office:value-type="float" office:value="0.003053" calcext:value-type="float">
            <text:p>0,003053</text:p>
          </table:table-cell>
          <table:table-cell table:style-name="ce11" table:content-validation-name="val3" office:value-type="float" office:value="26587.4" calcext:value-type="float">
            <text:p>26587,4</text:p>
          </table:table-cell>
          <table:table-cell table:style-name="ce11" table:content-validation-name="val3" office:value-type="float" office:value="0.002168" calcext:value-type="float">
            <text:p>0,002168</text:p>
          </table:table-cell>
          <table:table-cell table:style-name="ce11" table:content-validation-name="val3" office:value-type="float" office:value="26587.4" calcext:value-type="float">
            <text:p>26587,4</text:p>
          </table:table-cell>
          <table:table-cell table:style-name="ce11" table:content-validation-name="val3" office:value-type="float" office:value="0.00302" calcext:value-type="float">
            <text:p>0,00302</text:p>
          </table:table-cell>
          <table:table-cell table:style-name="ce11" table:content-validation-name="val3" office:value-type="float" office:value="26587.4" calcext:value-type="float">
            <text:p>26587,4</text:p>
          </table:table-cell>
          <table:table-cell table:style-name="ce11" table:content-validation-name="val3" office:value-type="float" office:value="0.002134" calcext:value-type="float">
            <text:p>0,002134</text:p>
          </table:table-cell>
          <table:table-cell table:style-name="ce11" table:content-validation-name="val3" office:value-type="float" office:value="26587.4" calcext:value-type="float">
            <text:p>26587,4</text:p>
          </table:table-cell>
          <table:table-cell table:style-name="ce11" table:content-validation-name="val3" office:value-type="float" office:value="0.002168" calcext:value-type="float">
            <text:p>0,002168</text:p>
          </table:table-cell>
          <table:table-cell table:style-name="ce11" table:content-validation-name="val3" office:value-type="float" office:value="26587.4" calcext:value-type="float">
            <text:p>26587,4</text:p>
          </table:table-cell>
          <table:table-cell table:style-name="ce11" table:content-validation-name="val3" office:value-type="float" office:value="0.003032" calcext:value-type="float">
            <text:p>0,003032</text:p>
          </table:table-cell>
          <table:table-cell table:style-name="ce11" table:content-validation-name="val3" office:value-type="float" office:value="26587.4" calcext:value-type="float">
            <text:p>26587,4</text:p>
          </table:table-cell>
          <table:table-cell table:style-name="ce11" table:content-validation-name="val3" office:value-type="float" office:value="0.001658" calcext:value-type="float">
            <text:p>0,001658</text:p>
          </table:table-cell>
          <table:table-cell table:style-name="ce11" table:content-validation-name="val3" office:value-type="float" office:value="26587.4" calcext:value-type="float">
            <text:p>26587,4</text:p>
          </table:table-cell>
          <table:table-cell table:style-name="ce11" table:content-validation-name="val3" office:value-type="float" office:value="0.001631" calcext:value-type="float">
            <text:p>0,001631</text:p>
          </table:table-cell>
          <table:table-cell table:number-columns-repeated="1003"/>
        </table:table-row>
        <table:table-row table:style-name="ro2">
          <table:table-cell table:style-name="ce8" table:formula="of:=[$'Nomes de arquivos'.A70]" office:value-type="string" office:string-value="GKD-a_69_n30_m18" calcext:value-type="string">
            <text:p>GKD-a_69_n30_m18</text:p>
          </table:table-cell>
          <table:table-cell table:style-name="ce11" table:content-validation-name="val3" office:value-type="float" office:value="22024.9" calcext:value-type="float">
            <text:p>22024,9</text:p>
          </table:table-cell>
          <table:table-cell table:style-name="ce11" table:content-validation-name="val3" office:value-type="float" office:value="0.002114" calcext:value-type="float">
            <text:p>0,002114</text:p>
          </table:table-cell>
          <table:table-cell table:style-name="ce11" table:content-validation-name="val3" office:value-type="float" office:value="22024.9" calcext:value-type="float">
            <text:p>22024,9</text:p>
          </table:table-cell>
          <table:table-cell table:style-name="ce11" table:content-validation-name="val3" office:value-type="float" office:value="0.001637" calcext:value-type="float">
            <text:p>0,001637</text:p>
          </table:table-cell>
          <table:table-cell table:style-name="ce11" table:content-validation-name="val3" office:value-type="float" office:value="22024.9" calcext:value-type="float">
            <text:p>22024,9</text:p>
          </table:table-cell>
          <table:table-cell table:style-name="ce11" table:content-validation-name="val3" office:value-type="float" office:value="0.002533" calcext:value-type="float">
            <text:p>0,002533</text:p>
          </table:table-cell>
          <table:table-cell table:style-name="ce11" table:content-validation-name="val3" office:value-type="float" office:value="22024.9" calcext:value-type="float">
            <text:p>22024,9</text:p>
          </table:table-cell>
          <table:table-cell table:style-name="ce11" table:content-validation-name="val3" office:value-type="float" office:value="0.002123" calcext:value-type="float">
            <text:p>0,002123</text:p>
          </table:table-cell>
          <table:table-cell table:style-name="ce11" table:content-validation-name="val3" office:value-type="float" office:value="22024.9" calcext:value-type="float">
            <text:p>22024,9</text:p>
          </table:table-cell>
          <table:table-cell table:style-name="ce11" table:content-validation-name="val3" office:value-type="float" office:value="0.001637" calcext:value-type="float">
            <text:p>0,001637</text:p>
          </table:table-cell>
          <table:table-cell table:style-name="ce11" table:content-validation-name="val3" office:value-type="float" office:value="22024.9" calcext:value-type="float">
            <text:p>22024,9</text:p>
          </table:table-cell>
          <table:table-cell table:style-name="ce11" table:content-validation-name="val3" office:value-type="float" office:value="0.002137" calcext:value-type="float">
            <text:p>0,002137</text:p>
          </table:table-cell>
          <table:table-cell table:style-name="ce11" table:content-validation-name="val3" office:value-type="float" office:value="22024.9" calcext:value-type="float">
            <text:p>22024,9</text:p>
          </table:table-cell>
          <table:table-cell table:style-name="ce11" table:content-validation-name="val3" office:value-type="float" office:value="0.001635" calcext:value-type="float">
            <text:p>0,001635</text:p>
          </table:table-cell>
          <table:table-cell table:style-name="ce11" table:content-validation-name="val3" office:value-type="float" office:value="22024.9" calcext:value-type="float">
            <text:p>22024,9</text:p>
          </table:table-cell>
          <table:table-cell table:style-name="ce11" table:content-validation-name="val3" office:value-type="float" office:value="0.002537" calcext:value-type="float">
            <text:p>0,002537</text:p>
          </table:table-cell>
          <table:table-cell table:style-name="ce11" table:content-validation-name="val3" office:value-type="float" office:value="22024.9" calcext:value-type="float">
            <text:p>22024,9</text:p>
          </table:table-cell>
          <table:table-cell table:style-name="ce11" table:content-validation-name="val3" office:value-type="float" office:value="0.002547" calcext:value-type="float">
            <text:p>0,002547</text:p>
          </table:table-cell>
          <table:table-cell table:style-name="ce11" table:content-validation-name="val3" office:value-type="float" office:value="22024.9" calcext:value-type="float">
            <text:p>22024,9</text:p>
          </table:table-cell>
          <table:table-cell table:style-name="ce11" table:content-validation-name="val3" office:value-type="float" office:value="0.002119" calcext:value-type="float">
            <text:p>0,002119</text:p>
          </table:table-cell>
          <table:table-cell table:number-columns-repeated="1003"/>
        </table:table-row>
        <table:table-row table:style-name="ro2">
          <table:table-cell table:style-name="ce8" table:formula="of:=[$'Nomes de arquivos'.A71]" office:value-type="string" office:string-value="GKD-a_70_n30_m18" calcext:value-type="string">
            <text:p>GKD-a_70_n30_m18</text:p>
          </table:table-cell>
          <table:table-cell table:style-name="ce11" table:content-validation-name="val3" office:value-type="float" office:value="19056.6" calcext:value-type="float">
            <text:p>19056,6</text:p>
          </table:table-cell>
          <table:table-cell table:style-name="ce11" table:content-validation-name="val3" office:value-type="float" office:value="0.002996" calcext:value-type="float">
            <text:p>0,002996</text:p>
          </table:table-cell>
          <table:table-cell table:style-name="ce11" table:content-validation-name="val3" office:value-type="float" office:value="19056.6" calcext:value-type="float">
            <text:p>19056,6</text:p>
          </table:table-cell>
          <table:table-cell table:style-name="ce11" table:content-validation-name="val3" office:value-type="float" office:value="0.003022" calcext:value-type="float">
            <text:p>0,003022</text:p>
          </table:table-cell>
          <table:table-cell table:style-name="ce11" table:content-validation-name="val3" office:value-type="float" office:value="19056.6" calcext:value-type="float">
            <text:p>19056,6</text:p>
          </table:table-cell>
          <table:table-cell table:style-name="ce11" table:content-validation-name="val3" office:value-type="float" office:value="0.00254" calcext:value-type="float">
            <text:p>0,00254</text:p>
          </table:table-cell>
          <table:table-cell table:style-name="ce11" table:content-validation-name="val3" office:value-type="float" office:value="19056.6" calcext:value-type="float">
            <text:p>19056,6</text:p>
          </table:table-cell>
          <table:table-cell table:style-name="ce11" table:content-validation-name="val3" office:value-type="float" office:value="0.001633" calcext:value-type="float">
            <text:p>0,001633</text:p>
          </table:table-cell>
          <table:table-cell table:style-name="ce11" table:content-validation-name="val3" office:value-type="float" office:value="19056.6" calcext:value-type="float">
            <text:p>19056,6</text:p>
          </table:table-cell>
          <table:table-cell table:style-name="ce11" table:content-validation-name="val3" office:value-type="float" office:value="0.002508" calcext:value-type="float">
            <text:p>0,002508</text:p>
          </table:table-cell>
          <table:table-cell table:style-name="ce11" table:content-validation-name="val3" office:value-type="float" office:value="19056.6" calcext:value-type="float">
            <text:p>19056,6</text:p>
          </table:table-cell>
          <table:table-cell table:style-name="ce11" table:content-validation-name="val3" office:value-type="float" office:value="0.002135" calcext:value-type="float">
            <text:p>0,002135</text:p>
          </table:table-cell>
          <table:table-cell table:style-name="ce11" table:content-validation-name="val3" office:value-type="float" office:value="19056.6" calcext:value-type="float">
            <text:p>19056,6</text:p>
          </table:table-cell>
          <table:table-cell table:style-name="ce11" table:content-validation-name="val3" office:value-type="float" office:value="0.00165" calcext:value-type="float">
            <text:p>0,00165</text:p>
          </table:table-cell>
          <table:table-cell table:style-name="ce11" table:content-validation-name="val3" office:value-type="float" office:value="19056.6" calcext:value-type="float">
            <text:p>19056,6</text:p>
          </table:table-cell>
          <table:table-cell table:style-name="ce11" table:content-validation-name="val3" office:value-type="float" office:value="0.002522" calcext:value-type="float">
            <text:p>0,002522</text:p>
          </table:table-cell>
          <table:table-cell table:style-name="ce11" table:content-validation-name="val3" office:value-type="float" office:value="19056.6" calcext:value-type="float">
            <text:p>19056,6</text:p>
          </table:table-cell>
          <table:table-cell table:style-name="ce11" table:content-validation-name="val3" office:value-type="float" office:value="0.001646" calcext:value-type="float">
            <text:p>0,001646</text:p>
          </table:table-cell>
          <table:table-cell table:style-name="ce11" table:content-validation-name="val3" office:value-type="float" office:value="19056.6" calcext:value-type="float">
            <text:p>19056,6</text:p>
          </table:table-cell>
          <table:table-cell table:style-name="ce11" table:content-validation-name="val3" office:value-type="float" office:value="0.001622" calcext:value-type="float">
            <text:p>0,001622</text:p>
          </table:table-cell>
          <table:table-cell table:number-columns-repeated="1003"/>
        </table:table-row>
        <table:table-row table:style-name="ro2">
          <table:table-cell table:style-name="ce8" table:formula="of:=[$'Nomes de arquivos'.A72]" office:value-type="string" office:string-value="GKD-a_71_n30_m24" calcext:value-type="string">
            <text:p>GKD-a_71_n30_m24</text:p>
          </table:table-cell>
          <table:table-cell table:style-name="ce11" table:content-validation-name="val3" office:value-type="float" office:value="30327" calcext:value-type="float">
            <text:p>30327</text:p>
          </table:table-cell>
          <table:table-cell table:style-name="ce11" table:content-validation-name="val3" office:value-type="float" office:value="0.002508" calcext:value-type="float">
            <text:p>0,002508</text:p>
          </table:table-cell>
          <table:table-cell table:style-name="ce11" table:content-validation-name="val3" office:value-type="float" office:value="30327" calcext:value-type="float">
            <text:p>30327</text:p>
          </table:table-cell>
          <table:table-cell table:style-name="ce11" table:content-validation-name="val3" office:value-type="float" office:value="0.002965" calcext:value-type="float">
            <text:p>0,002965</text:p>
          </table:table-cell>
          <table:table-cell table:style-name="ce11" table:content-validation-name="val3" office:value-type="float" office:value="30327" calcext:value-type="float">
            <text:p>30327</text:p>
          </table:table-cell>
          <table:table-cell table:style-name="ce11" table:content-validation-name="val3" office:value-type="float" office:value="0.002494" calcext:value-type="float">
            <text:p>0,002494</text:p>
          </table:table-cell>
          <table:table-cell table:style-name="ce11" table:content-validation-name="val3" office:value-type="float" office:value="30327" calcext:value-type="float">
            <text:p>30327</text:p>
          </table:table-cell>
          <table:table-cell table:style-name="ce11" table:content-validation-name="val3" office:value-type="float" office:value="0.003573" calcext:value-type="float">
            <text:p>0,003573</text:p>
          </table:table-cell>
          <table:table-cell table:style-name="ce11" table:content-validation-name="val3" office:value-type="float" office:value="30327" calcext:value-type="float">
            <text:p>30327</text:p>
          </table:table-cell>
          <table:table-cell table:style-name="ce11" table:content-validation-name="val3" office:value-type="float" office:value="0.002969" calcext:value-type="float">
            <text:p>0,002969</text:p>
          </table:table-cell>
          <table:table-cell table:style-name="ce11" table:content-validation-name="val3" office:value-type="float" office:value="30327" calcext:value-type="float">
            <text:p>30327</text:p>
          </table:table-cell>
          <table:table-cell table:style-name="ce11" table:content-validation-name="val3" office:value-type="float" office:value="0.002987" calcext:value-type="float">
            <text:p>0,002987</text:p>
          </table:table-cell>
          <table:table-cell table:style-name="ce11" table:content-validation-name="val3" office:value-type="float" office:value="30327" calcext:value-type="float">
            <text:p>30327</text:p>
          </table:table-cell>
          <table:table-cell table:style-name="ce11" table:content-validation-name="val3" office:value-type="float" office:value="0.001921" calcext:value-type="float">
            <text:p>0,001921</text:p>
          </table:table-cell>
          <table:table-cell table:style-name="ce11" table:content-validation-name="val3" office:value-type="float" office:value="30327" calcext:value-type="float">
            <text:p>30327</text:p>
          </table:table-cell>
          <table:table-cell table:style-name="ce11" table:content-validation-name="val3" office:value-type="float" office:value="0.002498" calcext:value-type="float">
            <text:p>0,002498</text:p>
          </table:table-cell>
          <table:table-cell table:style-name="ce11" table:content-validation-name="val3" office:value-type="float" office:value="30327" calcext:value-type="float">
            <text:p>30327</text:p>
          </table:table-cell>
          <table:table-cell table:style-name="ce11" table:content-validation-name="val3" office:value-type="float" office:value="0.003545" calcext:value-type="float">
            <text:p>0,003545</text:p>
          </table:table-cell>
          <table:table-cell table:style-name="ce11" table:content-validation-name="val3" office:value-type="float" office:value="30327" calcext:value-type="float">
            <text:p>30327</text:p>
          </table:table-cell>
          <table:table-cell table:style-name="ce11" table:content-validation-name="val3" office:value-type="float" office:value="0.002527" calcext:value-type="float">
            <text:p>0,002527</text:p>
          </table:table-cell>
          <table:table-cell table:number-columns-repeated="1003"/>
        </table:table-row>
        <table:table-row table:style-name="ro2">
          <table:table-cell table:style-name="ce8" table:formula="of:=[$'Nomes de arquivos'.A73]" office:value-type="string" office:string-value="GKD-a_72_n30_m24" calcext:value-type="string">
            <text:p>GKD-a_72_n30_m24</text:p>
          </table:table-cell>
          <table:table-cell table:style-name="ce11" table:content-validation-name="val3" office:value-type="float" office:value="44971.1" calcext:value-type="float">
            <text:p>44971,1</text:p>
          </table:table-cell>
          <table:table-cell table:style-name="ce11" table:content-validation-name="val3" office:value-type="float" office:value="0.003" calcext:value-type="float">
            <text:p>0,003</text:p>
          </table:table-cell>
          <table:table-cell table:style-name="ce11" table:content-validation-name="val3" office:value-type="float" office:value="44971.1" calcext:value-type="float">
            <text:p>44971,1</text:p>
          </table:table-cell>
          <table:table-cell table:style-name="ce11" table:content-validation-name="val3" office:value-type="float" office:value="0.001963" calcext:value-type="float">
            <text:p>0,001963</text:p>
          </table:table-cell>
          <table:table-cell table:style-name="ce11" table:content-validation-name="val3" office:value-type="float" office:value="44971.1" calcext:value-type="float">
            <text:p>44971,1</text:p>
          </table:table-cell>
          <table:table-cell table:style-name="ce11" table:content-validation-name="val3" office:value-type="float" office:value="0.003547" calcext:value-type="float">
            <text:p>0,003547</text:p>
          </table:table-cell>
          <table:table-cell table:style-name="ce11" table:content-validation-name="val3" office:value-type="float" office:value="44971.1" calcext:value-type="float">
            <text:p>44971,1</text:p>
          </table:table-cell>
          <table:table-cell table:style-name="ce11" table:content-validation-name="val3" office:value-type="float" office:value="0.002999" calcext:value-type="float">
            <text:p>0,002999</text:p>
          </table:table-cell>
          <table:table-cell table:style-name="ce11" table:content-validation-name="val3" office:value-type="float" office:value="44971.1" calcext:value-type="float">
            <text:p>44971,1</text:p>
          </table:table-cell>
          <table:table-cell table:style-name="ce11" table:content-validation-name="val3" office:value-type="float" office:value="0.002997" calcext:value-type="float">
            <text:p>0,002997</text:p>
          </table:table-cell>
          <table:table-cell table:style-name="ce11" table:content-validation-name="val3" office:value-type="float" office:value="44971.1" calcext:value-type="float">
            <text:p>44971,1</text:p>
          </table:table-cell>
          <table:table-cell table:style-name="ce11" table:content-validation-name="val3" office:value-type="float" office:value="0.003008" calcext:value-type="float">
            <text:p>0,003008</text:p>
          </table:table-cell>
          <table:table-cell table:style-name="ce11" table:content-validation-name="val3" office:value-type="float" office:value="44971.1" calcext:value-type="float">
            <text:p>44971,1</text:p>
          </table:table-cell>
          <table:table-cell table:style-name="ce11" table:content-validation-name="val3" office:value-type="float" office:value="0.001941" calcext:value-type="float">
            <text:p>0,001941</text:p>
          </table:table-cell>
          <table:table-cell table:style-name="ce11" table:content-validation-name="val3" office:value-type="float" office:value="44971.1" calcext:value-type="float">
            <text:p>44971,1</text:p>
          </table:table-cell>
          <table:table-cell table:style-name="ce11" table:content-validation-name="val3" office:value-type="float" office:value="0.002526" calcext:value-type="float">
            <text:p>0,002526</text:p>
          </table:table-cell>
          <table:table-cell table:style-name="ce11" table:content-validation-name="val3" office:value-type="float" office:value="44971.1" calcext:value-type="float">
            <text:p>44971,1</text:p>
          </table:table-cell>
          <table:table-cell table:style-name="ce11" table:content-validation-name="val3" office:value-type="float" office:value="0.001954" calcext:value-type="float">
            <text:p>0,001954</text:p>
          </table:table-cell>
          <table:table-cell table:style-name="ce11" table:content-validation-name="val3" office:value-type="float" office:value="44971.1" calcext:value-type="float">
            <text:p>44971,1</text:p>
          </table:table-cell>
          <table:table-cell table:style-name="ce11" table:content-validation-name="val3" office:value-type="float" office:value="0.002481" calcext:value-type="float">
            <text:p>0,002481</text:p>
          </table:table-cell>
          <table:table-cell table:number-columns-repeated="1003"/>
        </table:table-row>
        <table:table-row table:style-name="ro2">
          <table:table-cell table:style-name="ce8" table:formula="of:=[$'Nomes de arquivos'.A74]" office:value-type="string" office:string-value="GKD-a_73_n30_m24" calcext:value-type="string">
            <text:p>GKD-a_73_n30_m24</text:p>
          </table:table-cell>
          <table:table-cell table:style-name="ce11" table:content-validation-name="val3" office:value-type="float" office:value="24013.5" calcext:value-type="float">
            <text:p>24013,5</text:p>
          </table:table-cell>
          <table:table-cell table:style-name="ce11" table:content-validation-name="val3" office:value-type="float" office:value="0.001911" calcext:value-type="float">
            <text:p>0,001911</text:p>
          </table:table-cell>
          <table:table-cell table:style-name="ce11" table:content-validation-name="val3" office:value-type="float" office:value="24013.5" calcext:value-type="float">
            <text:p>24013,5</text:p>
          </table:table-cell>
          <table:table-cell table:style-name="ce11" table:content-validation-name="val3" office:value-type="float" office:value="0.002937" calcext:value-type="float">
            <text:p>0,002937</text:p>
          </table:table-cell>
          <table:table-cell table:style-name="ce11" table:content-validation-name="val3" office:value-type="float" office:value="24013.5" calcext:value-type="float">
            <text:p>24013,5</text:p>
          </table:table-cell>
          <table:table-cell table:style-name="ce11" table:content-validation-name="val3" office:value-type="float" office:value="0.002965" calcext:value-type="float">
            <text:p>0,002965</text:p>
          </table:table-cell>
          <table:table-cell table:style-name="ce11" table:content-validation-name="val3" office:value-type="float" office:value="24013.5" calcext:value-type="float">
            <text:p>24013,5</text:p>
          </table:table-cell>
          <table:table-cell table:style-name="ce11" table:content-validation-name="val3" office:value-type="float" office:value="0.001919" calcext:value-type="float">
            <text:p>0,001919</text:p>
          </table:table-cell>
          <table:table-cell table:style-name="ce11" table:content-validation-name="val3" office:value-type="float" office:value="24013.5" calcext:value-type="float">
            <text:p>24013,5</text:p>
          </table:table-cell>
          <table:table-cell table:style-name="ce11" table:content-validation-name="val3" office:value-type="float" office:value="0.001921" calcext:value-type="float">
            <text:p>0,001921</text:p>
          </table:table-cell>
          <table:table-cell table:style-name="ce11" table:content-validation-name="val3" office:value-type="float" office:value="24013.5" calcext:value-type="float">
            <text:p>24013,5</text:p>
          </table:table-cell>
          <table:table-cell table:style-name="ce11" table:content-validation-name="val3" office:value-type="float" office:value="0.001901" calcext:value-type="float">
            <text:p>0,001901</text:p>
          </table:table-cell>
          <table:table-cell table:style-name="ce11" table:content-validation-name="val3" office:value-type="float" office:value="24013.5" calcext:value-type="float">
            <text:p>24013,5</text:p>
          </table:table-cell>
          <table:table-cell table:style-name="ce11" table:content-validation-name="val3" office:value-type="float" office:value="0.001943" calcext:value-type="float">
            <text:p>0,001943</text:p>
          </table:table-cell>
          <table:table-cell table:style-name="ce11" table:content-validation-name="val3" office:value-type="float" office:value="24013.5" calcext:value-type="float">
            <text:p>24013,5</text:p>
          </table:table-cell>
          <table:table-cell table:style-name="ce11" table:content-validation-name="val3" office:value-type="float" office:value="0.0019" calcext:value-type="float">
            <text:p>0,0019</text:p>
          </table:table-cell>
          <table:table-cell table:style-name="ce11" table:content-validation-name="val3" office:value-type="float" office:value="24013.5" calcext:value-type="float">
            <text:p>24013,5</text:p>
          </table:table-cell>
          <table:table-cell table:style-name="ce11" table:content-validation-name="val3" office:value-type="float" office:value="0.002953" calcext:value-type="float">
            <text:p>0,002953</text:p>
          </table:table-cell>
          <table:table-cell table:style-name="ce11" table:content-validation-name="val3" office:value-type="float" office:value="24013.5" calcext:value-type="float">
            <text:p>24013,5</text:p>
          </table:table-cell>
          <table:table-cell table:style-name="ce11" table:content-validation-name="val3" office:value-type="float" office:value="0.002492" calcext:value-type="float">
            <text:p>0,002492</text:p>
          </table:table-cell>
          <table:table-cell table:number-columns-repeated="1003"/>
        </table:table-row>
        <table:table-row table:style-name="ro2">
          <table:table-cell table:style-name="ce8" table:formula="of:=[$'Nomes de arquivos'.A75]" office:value-type="string" office:string-value="GKD-a_74_n30_m24" calcext:value-type="string">
            <text:p>GKD-a_74_n30_m24</text:p>
          </table:table-cell>
          <table:table-cell table:style-name="ce11" table:content-validation-name="val3" office:value-type="float" office:value="16114.6" calcext:value-type="float">
            <text:p>16114,6</text:p>
          </table:table-cell>
          <table:table-cell table:style-name="ce11" table:content-validation-name="val3" office:value-type="float" office:value="0.003001" calcext:value-type="float">
            <text:p>0,003001</text:p>
          </table:table-cell>
          <table:table-cell table:style-name="ce11" table:content-validation-name="val3" office:value-type="float" office:value="16114.6" calcext:value-type="float">
            <text:p>16114,6</text:p>
          </table:table-cell>
          <table:table-cell table:style-name="ce11" table:content-validation-name="val3" office:value-type="float" office:value="0.003587" calcext:value-type="float">
            <text:p>0,003587</text:p>
          </table:table-cell>
          <table:table-cell table:style-name="ce11" table:content-validation-name="val3" office:value-type="float" office:value="16114.6" calcext:value-type="float">
            <text:p>16114,6</text:p>
          </table:table-cell>
          <table:table-cell table:style-name="ce11" table:content-validation-name="val3" office:value-type="float" office:value="0.00356" calcext:value-type="float">
            <text:p>0,00356</text:p>
          </table:table-cell>
          <table:table-cell table:style-name="ce11" table:content-validation-name="val3" office:value-type="float" office:value="16114.6" calcext:value-type="float">
            <text:p>16114,6</text:p>
          </table:table-cell>
          <table:table-cell table:style-name="ce11" table:content-validation-name="val3" office:value-type="float" office:value="0.002993" calcext:value-type="float">
            <text:p>0,002993</text:p>
          </table:table-cell>
          <table:table-cell table:style-name="ce11" table:content-validation-name="val3" office:value-type="float" office:value="16114.6" calcext:value-type="float">
            <text:p>16114,6</text:p>
          </table:table-cell>
          <table:table-cell table:style-name="ce11" table:content-validation-name="val3" office:value-type="float" office:value="0.002755" calcext:value-type="float">
            <text:p>0,002755</text:p>
          </table:table-cell>
          <table:table-cell table:style-name="ce11" table:content-validation-name="val3" office:value-type="float" office:value="16114.6" calcext:value-type="float">
            <text:p>16114,6</text:p>
          </table:table-cell>
          <table:table-cell table:style-name="ce11" table:content-validation-name="val3" office:value-type="float" office:value="0.003543" calcext:value-type="float">
            <text:p>0,003543</text:p>
          </table:table-cell>
          <table:table-cell table:style-name="ce11" table:content-validation-name="val3" office:value-type="float" office:value="16114.6" calcext:value-type="float">
            <text:p>16114,6</text:p>
          </table:table-cell>
          <table:table-cell table:style-name="ce11" table:content-validation-name="val3" office:value-type="float" office:value="0.002852" calcext:value-type="float">
            <text:p>0,002852</text:p>
          </table:table-cell>
          <table:table-cell table:style-name="ce11" table:content-validation-name="val3" office:value-type="float" office:value="16114.6" calcext:value-type="float">
            <text:p>16114,6</text:p>
          </table:table-cell>
          <table:table-cell table:style-name="ce11" table:content-validation-name="val3" office:value-type="float" office:value="0.00274" calcext:value-type="float">
            <text:p>0,00274</text:p>
          </table:table-cell>
          <table:table-cell table:style-name="ce11" table:content-validation-name="val3" office:value-type="float" office:value="16114.6" calcext:value-type="float">
            <text:p>16114,6</text:p>
          </table:table-cell>
          <table:table-cell table:style-name="ce11" table:content-validation-name="val3" office:value-type="float" office:value="0.002825" calcext:value-type="float">
            <text:p>0,002825</text:p>
          </table:table-cell>
          <table:table-cell table:style-name="ce11" table:content-validation-name="val3" office:value-type="float" office:value="16114.6" calcext:value-type="float">
            <text:p>16114,6</text:p>
          </table:table-cell>
          <table:table-cell table:style-name="ce11" table:content-validation-name="val3" office:value-type="float" office:value="0.002459" calcext:value-type="float">
            <text:p>0,002459</text:p>
          </table:table-cell>
          <table:table-cell table:number-columns-repeated="1003"/>
        </table:table-row>
        <table:table-row table:style-name="ro2">
          <table:table-cell table:style-name="ce8" table:formula="of:=[$'Nomes de arquivos'.A76]" office:value-type="string" office:string-value="GKD-a_75_n30_m24" calcext:value-type="string">
            <text:p>GKD-a_75_n30_m24</text:p>
          </table:table-cell>
          <table:table-cell table:style-name="ce11" table:content-validation-name="val3" office:value-type="float" office:value="12612.6" calcext:value-type="float">
            <text:p>12612,6</text:p>
          </table:table-cell>
          <table:table-cell table:style-name="ce11" table:content-validation-name="val3" office:value-type="float" office:value="0.003314" calcext:value-type="float">
            <text:p>0,003314</text:p>
          </table:table-cell>
          <table:table-cell table:style-name="ce11" table:content-validation-name="val3" office:value-type="float" office:value="12612.6" calcext:value-type="float">
            <text:p>12612,6</text:p>
          </table:table-cell>
          <table:table-cell table:style-name="ce11" table:content-validation-name="val3" office:value-type="float" office:value="0.003136" calcext:value-type="float">
            <text:p>0,003136</text:p>
          </table:table-cell>
          <table:table-cell table:style-name="ce11" table:content-validation-name="val3" office:value-type="float" office:value="12612.6" calcext:value-type="float">
            <text:p>12612,6</text:p>
          </table:table-cell>
          <table:table-cell table:style-name="ce11" table:content-validation-name="val3" office:value-type="float" office:value="0.003871" calcext:value-type="float">
            <text:p>0,003871</text:p>
          </table:table-cell>
          <table:table-cell table:style-name="ce11" table:content-validation-name="val3" office:value-type="float" office:value="12612.6" calcext:value-type="float">
            <text:p>12612,6</text:p>
          </table:table-cell>
          <table:table-cell table:style-name="ce11" table:content-validation-name="val3" office:value-type="float" office:value="0.003177" calcext:value-type="float">
            <text:p>0,003177</text:p>
          </table:table-cell>
          <table:table-cell table:style-name="ce11" table:content-validation-name="val3" office:value-type="float" office:value="12612.6" calcext:value-type="float">
            <text:p>12612,6</text:p>
          </table:table-cell>
          <table:table-cell table:style-name="ce11" table:content-validation-name="val3" office:value-type="float" office:value="0.003303" calcext:value-type="float">
            <text:p>0,003303</text:p>
          </table:table-cell>
          <table:table-cell table:style-name="ce11" table:content-validation-name="val3" office:value-type="float" office:value="12612.6" calcext:value-type="float">
            <text:p>12612,6</text:p>
          </table:table-cell>
          <table:table-cell table:style-name="ce11" table:content-validation-name="val3" office:value-type="float" office:value="0.003492" calcext:value-type="float">
            <text:p>0,003492</text:p>
          </table:table-cell>
          <table:table-cell table:style-name="ce11" table:content-validation-name="val3" office:value-type="float" office:value="12612.6" calcext:value-type="float">
            <text:p>12612,6</text:p>
          </table:table-cell>
          <table:table-cell table:style-name="ce11" table:content-validation-name="val3" office:value-type="float" office:value="0.003528" calcext:value-type="float">
            <text:p>0,003528</text:p>
          </table:table-cell>
          <table:table-cell table:style-name="ce11" table:content-validation-name="val3" office:value-type="float" office:value="12612.6" calcext:value-type="float">
            <text:p>12612,6</text:p>
          </table:table-cell>
          <table:table-cell table:style-name="ce11" table:content-validation-name="val3" office:value-type="float" office:value="0.004146" calcext:value-type="float">
            <text:p>0,004146</text:p>
          </table:table-cell>
          <table:table-cell table:style-name="ce11" table:content-validation-name="val3" office:value-type="float" office:value="12612.6" calcext:value-type="float">
            <text:p>12612,6</text:p>
          </table:table-cell>
          <table:table-cell table:style-name="ce11" table:content-validation-name="val3" office:value-type="float" office:value="0.003231" calcext:value-type="float">
            <text:p>0,003231</text:p>
          </table:table-cell>
          <table:table-cell table:style-name="ce11" table:content-validation-name="val3" office:value-type="float" office:value="12612.6" calcext:value-type="float">
            <text:p>12612,6</text:p>
          </table:table-cell>
          <table:table-cell table:style-name="ce11" table:content-validation-name="val3" office:value-type="float" office:value="0.003628" calcext:value-type="float">
            <text:p>0,00362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omatório</text:p>
          </table:table-cell>
          <table:table-cell table:style-name="ce16" table:formula="of:=SUM([.B4:.B78])" office:value-type="float" office:value="422721.2556" calcext:value-type="float">
            <text:p>422721,2556</text:p>
          </table:table-cell>
          <table:table-cell table:style-name="ce16" table:formula="of:=SUM([.C4:.C78])" office:value-type="float" office:value="0.060914" calcext:value-type="float">
            <text:p>0,060914</text:p>
          </table:table-cell>
          <table:table-cell table:style-name="ce16" table:formula="of:=SUM([.D4:.D78])" office:value-type="float" office:value="422688.4096" calcext:value-type="float">
            <text:p>422688,4096</text:p>
          </table:table-cell>
          <table:table-cell table:style-name="ce16" table:formula="of:=SUM([.E4:.E78])" office:value-type="float" office:value="0.06176" calcext:value-type="float">
            <text:p>0,06176</text:p>
          </table:table-cell>
          <table:table-cell table:style-name="ce16" table:formula="of:=SUM([.F4:.F78])" office:value-type="float" office:value="422722.7256" calcext:value-type="float">
            <text:p>422722,7256</text:p>
          </table:table-cell>
          <table:table-cell table:style-name="ce16" table:formula="of:=SUM([.G4:.G78])" office:value-type="float" office:value="0.063488" calcext:value-type="float">
            <text:p>0,063488</text:p>
          </table:table-cell>
          <table:table-cell table:style-name="ce16" table:formula="of:=SUM([.H4:.H78])" office:value-type="float" office:value="422721.2556" calcext:value-type="float">
            <text:p>422721,2556</text:p>
          </table:table-cell>
          <table:table-cell table:style-name="ce16" table:formula="of:=SUM([.I4:.I78])" office:value-type="float" office:value="0.061479" calcext:value-type="float">
            <text:p>0,061479</text:p>
          </table:table-cell>
          <table:table-cell table:style-name="ce16" table:formula="of:=SUM([.J4:.J78])" office:value-type="float" office:value="422688.4096" calcext:value-type="float">
            <text:p>422688,4096</text:p>
          </table:table-cell>
          <table:table-cell table:style-name="ce16" table:formula="of:=SUM([.K4:.K78])" office:value-type="float" office:value="0.06409" calcext:value-type="float">
            <text:p>0,06409</text:p>
          </table:table-cell>
          <table:table-cell table:style-name="ce16" table:formula="of:=SUM([.L4:.L78])" office:value-type="float" office:value="422719.3826" calcext:value-type="float">
            <text:p>422719,3826</text:p>
          </table:table-cell>
          <table:table-cell table:style-name="ce16" table:formula="of:=SUM([.M4:.M78])" office:value-type="float" office:value="0.060435" calcext:value-type="float">
            <text:p>0,060435</text:p>
          </table:table-cell>
          <table:table-cell table:style-name="ce16" table:formula="of:=SUM([.N4:.N78])" office:value-type="float" office:value="422690.2826" calcext:value-type="float">
            <text:p>422690,2826</text:p>
          </table:table-cell>
          <table:table-cell table:style-name="ce16" table:formula="of:=SUM([.O4:.O78])" office:value-type="float" office:value="0.06146" calcext:value-type="float">
            <text:p>0,06146</text:p>
          </table:table-cell>
          <table:table-cell table:style-name="ce16" table:formula="of:=SUM([.P4:.P78])" office:value-type="float" office:value="422722.7256" calcext:value-type="float">
            <text:p>422722,7256</text:p>
          </table:table-cell>
          <table:table-cell table:style-name="ce16" table:formula="of:=SUM([.Q4:.Q78])" office:value-type="float" office:value="0.063784" calcext:value-type="float">
            <text:p>0,063784</text:p>
          </table:table-cell>
          <table:table-cell table:style-name="ce16" table:formula="of:=SUM([.R4:.R78])" office:value-type="float" office:value="422690.2826" calcext:value-type="float">
            <text:p>422690,2826</text:p>
          </table:table-cell>
          <table:table-cell table:style-name="ce16" table:formula="of:=SUM([.S4:.S78])" office:value-type="float" office:value="0.063909" calcext:value-type="float">
            <text:p>0,063909</text:p>
          </table:table-cell>
          <table:table-cell table:style-name="ce16" table:formula="of:=SUM([.T4:.T78])" office:value-type="float" office:value="422689.6316" calcext:value-type="float">
            <text:p>422689,6316</text:p>
          </table:table-cell>
          <table:table-cell table:style-name="ce16" table:formula="of:=SUM([.U4:.U78])" office:value-type="float" office:value="0.056339" calcext:value-type="float">
            <text:p>0,05633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édia</text:p>
          </table:table-cell>
          <table:table-cell table:style-name="ce16" table:formula="of:=AVERAGE([.B4:.B78])" office:value-type="float" office:value="5636.283408" calcext:value-type="float">
            <text:p>5636,283408</text:p>
          </table:table-cell>
          <table:table-cell table:style-name="ce16" table:formula="of:=AVERAGE([.C4:.C78])" office:value-type="float" office:value="0.000812186666666667" calcext:value-type="float">
            <text:p>0,000812</text:p>
          </table:table-cell>
          <table:table-cell table:style-name="ce16" table:formula="of:=AVERAGE([.D4:.D78])" office:value-type="float" office:value="5635.84546133333" calcext:value-type="float">
            <text:p>5635,845461</text:p>
          </table:table-cell>
          <table:table-cell table:style-name="ce16" table:formula="of:=AVERAGE([.E4:.E78])" office:value-type="float" office:value="0.000823466666666667" calcext:value-type="float">
            <text:p>0,000823</text:p>
          </table:table-cell>
          <table:table-cell table:style-name="ce16" table:formula="of:=AVERAGE([.F4:.F78])" office:value-type="float" office:value="5636.303008" calcext:value-type="float">
            <text:p>5636,303008</text:p>
          </table:table-cell>
          <table:table-cell table:style-name="ce16" table:formula="of:=AVERAGE([.G4:.G78])" office:value-type="float" office:value="0.000846506666666667" calcext:value-type="float">
            <text:p>0,000847</text:p>
          </table:table-cell>
          <table:table-cell table:style-name="ce16" table:formula="of:=AVERAGE([.H4:.H78])" office:value-type="float" office:value="5636.283408" calcext:value-type="float">
            <text:p>5636,283408</text:p>
          </table:table-cell>
          <table:table-cell table:style-name="ce16" table:formula="of:=AVERAGE([.I4:.I78])" office:value-type="float" office:value="0.00081972" calcext:value-type="float">
            <text:p>0,00082</text:p>
          </table:table-cell>
          <table:table-cell table:style-name="ce16" table:formula="of:=AVERAGE([.J4:.J78])" office:value-type="float" office:value="5635.84546133333" calcext:value-type="float">
            <text:p>5635,845461</text:p>
          </table:table-cell>
          <table:table-cell table:style-name="ce16" table:formula="of:=AVERAGE([.K4:.K78])" office:value-type="float" office:value="0.000854533333333333" calcext:value-type="float">
            <text:p>0,000855</text:p>
          </table:table-cell>
          <table:table-cell table:style-name="ce16" table:formula="of:=AVERAGE([.L4:.L78])" office:value-type="float" office:value="5636.25843466666" calcext:value-type="float">
            <text:p>5636,258435</text:p>
          </table:table-cell>
          <table:table-cell table:style-name="ce16" table:formula="of:=AVERAGE([.M4:.M78])" office:value-type="float" office:value="0.0008058" calcext:value-type="float">
            <text:p>0,000806</text:p>
          </table:table-cell>
          <table:table-cell table:style-name="ce16" table:formula="of:=AVERAGE([.N4:.N78])" office:value-type="float" office:value="5635.87043466666" calcext:value-type="float">
            <text:p>5635,870435</text:p>
          </table:table-cell>
          <table:table-cell table:style-name="ce16" table:formula="of:=AVERAGE([.O4:.O78])" office:value-type="float" office:value="0.000819466666666667" calcext:value-type="float">
            <text:p>0,000819</text:p>
          </table:table-cell>
          <table:table-cell table:style-name="ce16" table:formula="of:=AVERAGE([.P4:.P78])" office:value-type="float" office:value="5636.303008" calcext:value-type="float">
            <text:p>5636,303008</text:p>
          </table:table-cell>
          <table:table-cell table:style-name="ce16" table:formula="of:=AVERAGE([.Q4:.Q78])" office:value-type="float" office:value="0.000850453333333333" calcext:value-type="float">
            <text:p>0,00085</text:p>
          </table:table-cell>
          <table:table-cell table:style-name="ce16" table:formula="of:=AVERAGE([.R4:.R78])" office:value-type="float" office:value="5635.87043466666" calcext:value-type="float">
            <text:p>5635,870435</text:p>
          </table:table-cell>
          <table:table-cell table:style-name="ce16" table:formula="of:=AVERAGE([.S4:.S78])" office:value-type="float" office:value="0.00085212" calcext:value-type="float">
            <text:p>0,000852</text:p>
          </table:table-cell>
          <table:table-cell table:style-name="ce16" table:formula="of:=AVERAGE([.T4:.T78])" office:value-type="float" office:value="5635.86175466666" calcext:value-type="float">
            <text:p>5635,861755</text:p>
          </table:table-cell>
          <table:table-cell table:style-name="ce16" table:formula="of:=AVERAGE([.U4:.U78])" office:value-type="float" office:value="0.000751186666666667" calcext:value-type="float">
            <text:p>0,000751</text:p>
          </table:table-cell>
          <table:table-cell table:number-columns-repeated="1003"/>
        </table:table-row>
        <table:table-row table:style-name="ro2" table:visibility="collapse" table:number-rows-repeated="1046572">
          <table:table-cell table:content-validation-name="val2"/>
          <table:table-cell table:number-columns-repeated="1023"/>
        </table:table-row>
        <table:table-row table:style-name="ro3" table:visibility="collapse" table:number-rows-repeated="1923">
          <table:table-cell table:content-validation-name="val2"/>
          <table:table-cell table:number-columns-repeated="1023"/>
        </table:table-row>
        <table:table-row table:style-name="ro3" table:visibility="collapse">
          <table:table-cell table:content-validation-name="val2"/>
          <table:table-cell table:number-columns-repeated="1023"/>
        </table:table-row>
      </table:table>
      <table:table table:name="Compare" table:style-name="ta2" table:protected="true">
        <loext:table-protection loext:select-protected-cells="true" loext:select-unprotected-cells="true"/>
        <office:forms form:automatic-focus="false" form:apply-design-mode="false"/>
        <table:table-column table:style-name="co3" table:default-cell-style-name="ce9"/>
        <table:table-column table:style-name="co4" table:number-columns-repeated="11" table:default-cell-style-name="ce9"/>
        <table:table-column table:style-name="co4" table:visibility="collapse" table:number-columns-repeated="987" table:default-cell-style-name="ce9"/>
        <table:table-column table:style-name="co5" table:visibility="collapse" table:number-columns-repeated="25" table:default-cell-style-name="ce12"/>
        <table:table-row table:style-name="ro2">
          <table:table-cell table:style-name="ce5" table:content-validation-name="val4" office:value-type="string" calcext:value-type="string" table:number-columns-spanned="1" table:number-rows-spanned="2">
            <text:p>Instancias</text:p>
          </table:table-cell>
          <table:table-cell table:style-name="ce5" table:content-validation-name="val4" office:value-type="string" calcext:value-type="string" table:number-columns-spanned="3" table:number-rows-spanned="1">
            <text:p>Exato</text:p>
          </table:table-cell>
          <table:covered-table-cell table:style-name="ce6" table:content-validation-name="val4"/>
          <table:covered-table-cell table:content-validation-name="val4"/>
          <table:table-cell table:style-name="ce15" table:content-validation-name="val4" office:value-type="string" calcext:value-type="string" table:number-columns-spanned="8" table:number-rows-spanned="1">
            <text:p>auto_alpha_VNS – Resumo</text:p>
          </table:table-cell>
          <table:covered-table-cell table:number-columns-repeated="3" table:style-name="ce6" table:content-validation-name="val4"/>
          <table:covered-table-cell table:number-columns-repeated="4" table:style-name="ce15" table:content-validation-name="val4"/>
          <table:table-cell table:content-validation-name="val4" table:number-columns-repeated="1012"/>
        </table:table-row>
        <table:table-row table:style-name="ro2">
          <table:covered-table-cell table:style-name="ce6" table:content-validation-name="val4"/>
          <table:table-cell table:style-name="ce6" table:content-validation-name="val4" office:value-type="string" calcext:value-type="string">
            <text:p>Valor</text:p>
          </table:table-cell>
          <table:table-cell table:style-name="ce6" table:content-validation-name="val4" office:value-type="string" calcext:value-type="string">
            <text:p>Tempo (s)</text:p>
          </table:table-cell>
          <table:table-cell table:style-name="ce6" table:content-validation-name="val4" office:value-type="string" calcext:value-type="string">
            <text:p>Status</text:p>
          </table:table-cell>
          <table:table-cell table:style-name="ce6" table:content-validation-name="val4" office:value-type="string" calcext:value-type="string">
            <text:p>Melhor Solução</text:p>
          </table:table-cell>
          <table:table-cell table:style-name="ce5" table:content-validation-name="val4" office:value-type="string" calcext:value-type="string">
            <text:p>Solução Média</text:p>
          </table:table-cell>
          <table:table-cell table:style-name="ce6" table:content-validation-name="val4" office:value-type="string" calcext:value-type="string">
            <text:p>DVP Solução</text:p>
          </table:table-cell>
          <table:table-cell table:style-name="ce6" table:content-validation-name="val4" office:value-type="string" calcext:value-type="string">
            <text:p>Melhor Tempo</text:p>
          </table:table-cell>
          <table:table-cell table:style-name="ce6" table:content-validation-name="val4" office:value-type="string" calcext:value-type="string">
            <text:p>Tempo Médio</text:p>
          </table:table-cell>
          <table:table-cell table:style-name="ce6" table:content-validation-name="val4" office:value-type="string" calcext:value-type="string">
            <text:p>DVP Tempo</text:p>
          </table:table-cell>
          <table:table-cell table:style-name="ce6" table:content-validation-name="val4" office:value-type="string" calcext:value-type="string">
            <text:p>GAP/Best</text:p>
          </table:table-cell>
          <table:table-cell table:style-name="ce6" table:content-validation-name="val4" office:value-type="string" calcext:value-type="string">
            <text:p>GAP/Média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]" office:value-type="string" office:string-value="GKD-a_01_n10_m02" calcext:value-type="string">
            <text:p>GKD-a_01_n10_m02</text:p>
          </table:table-cell>
          <table:table-cell table:style-name="ce11" table:content-validation-name="val4" office:value-type="float" office:value="108.779" calcext:value-type="float">
            <text:p>108,779</text:p>
          </table:table-cell>
          <table:table-cell table:style-name="ce11" table:content-validation-name="val4" office:value-type="float" office:value="0.003331" calcext:value-type="float">
            <text:p>0,003331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4];[$Main.D4];[$Main.F4];[$Main.H4];[$Main.J4];[$Main.L4];[$Main.N4];[$Main.P4];[$Main.R4];[$Main.T4])" office:value-type="float" office:value="108.779" calcext:value-type="float">
            <text:p>108,779</text:p>
          </table:table-cell>
          <table:table-cell table:style-name="ce18" table:content-validation-name="val4" table:formula="of:=AVERAGE([$Main.B4];[$Main.D4];[$Main.F4];[$Main.H4];[$Main.J4];[$Main.L4];[$Main.N4];[$Main.P4];[$Main.R4];[$Main.T4])" office:value-type="float" office:value="108.779" calcext:value-type="float">
            <text:p>108,779</text:p>
          </table:table-cell>
          <table:table-cell table:style-name="ce18" table:content-validation-name="val4" table:formula="of:=STDEV([$Main.B4];[$Main.D4];[$Main.F4];[$Main.H4];[$Main.J4];[$Main.L4];[$Main.N4];[$Main.P4];[$Main.R4];[$Main.T4])" office:value-type="float" office:value="0" calcext:value-type="float">
            <text:p>0</text:p>
          </table:table-cell>
          <table:table-cell table:style-name="ce18" table:content-validation-name="val4" table:formula="of:=MIN([$Main.C4];[$Main.E4];[$Main.G4];[$Main.I4];[$Main.K4];[$Main.M4];[$Main.O4];[$Main.Q4];[$Main.S4];[$Main.U4])" office:value-type="float" office:value="0.000046" calcext:value-type="float">
            <text:p>0,000046</text:p>
          </table:table-cell>
          <table:table-cell table:style-name="ce18" table:content-validation-name="val4" table:formula="of:=AVERAGE([$Main.C4];[$Main.E4];[$Main.G4];[$Main.I4];[$Main.K4];[$Main.M4];[$Main.O4];[$Main.Q4];[$Main.S4];[$Main.U4])" office:value-type="float" office:value="0.0000484" calcext:value-type="float">
            <text:p>0,000048</text:p>
          </table:table-cell>
          <table:table-cell table:style-name="ce18" table:content-validation-name="val4" table:formula="of:=STDEV([$Main.C4];[$Main.E4];[$Main.G4];[$Main.I4];[$Main.K4];[$Main.M4];[$Main.O4];[$Main.Q4];[$Main.S4];[$Main.U4])" office:value-type="float" office:value="0.00000201108041719978" calcext:value-type="float">
            <text:p>0,000002</text:p>
          </table:table-cell>
          <table:table-cell table:style-name="ce18" table:content-validation-name="val4" table:formula="of:=IF([.$B3]=0;0;(([.E3]-[.$B3])/[.$B3])*100)" office:value-type="float" office:value="0" calcext:value-type="float">
            <text:p>0</text:p>
          </table:table-cell>
          <table:table-cell table:style-name="ce18" table:content-validation-name="val4" table:formula="of:=IF([.$B3]=0;0;(([.F3]-[.$B3])/[.$B3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]" office:value-type="string" office:string-value="GKD-a_02_n10_m02" calcext:value-type="string">
            <text:p>GKD-a_02_n10_m02</text:p>
          </table:table-cell>
          <table:table-cell table:style-name="ce11" table:content-validation-name="val4" office:value-type="float" office:value="84.8425" calcext:value-type="float">
            <text:p>84,8425</text:p>
          </table:table-cell>
          <table:table-cell table:style-name="ce11" table:content-validation-name="val4" office:value-type="float" office:value="0.002525" calcext:value-type="float">
            <text:p>0,002525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5];[$Main.D5];[$Main.F5];[$Main.H5];[$Main.J5];[$Main.L5];[$Main.N5];[$Main.P5];[$Main.R5];[$Main.T5])" office:value-type="float" office:value="84.8425" calcext:value-type="float">
            <text:p>84,8425</text:p>
          </table:table-cell>
          <table:table-cell table:style-name="ce18" table:content-validation-name="val4" table:formula="of:=AVERAGE([$Main.B5];[$Main.D5];[$Main.F5];[$Main.H5];[$Main.J5];[$Main.L5];[$Main.N5];[$Main.P5];[$Main.R5];[$Main.T5])" office:value-type="float" office:value="84.8425" calcext:value-type="float">
            <text:p>84,8425</text:p>
          </table:table-cell>
          <table:table-cell table:style-name="ce18" table:content-validation-name="val4" table:formula="of:=STDEV([$Main.B5];[$Main.D5];[$Main.F5];[$Main.H5];[$Main.J5];[$Main.L5];[$Main.N5];[$Main.P5];[$Main.R5];[$Main.T5])" office:value-type="float" office:value="0" calcext:value-type="float">
            <text:p>0</text:p>
          </table:table-cell>
          <table:table-cell table:style-name="ce18" table:content-validation-name="val4" table:formula="of:=MIN([$Main.C5];[$Main.E5];[$Main.G5];[$Main.I5];[$Main.K5];[$Main.M5];[$Main.O5];[$Main.Q5];[$Main.S5];[$Main.U5])" office:value-type="float" office:value="0.000048" calcext:value-type="float">
            <text:p>0,000048</text:p>
          </table:table-cell>
          <table:table-cell table:style-name="ce18" table:content-validation-name="val4" table:formula="of:=AVERAGE([$Main.C5];[$Main.E5];[$Main.G5];[$Main.I5];[$Main.K5];[$Main.M5];[$Main.O5];[$Main.Q5];[$Main.S5];[$Main.U5])" office:value-type="float" office:value="0.0000494" calcext:value-type="float">
            <text:p>0,000049</text:p>
          </table:table-cell>
          <table:table-cell table:style-name="ce18" table:content-validation-name="val4" table:formula="of:=STDEV([$Main.C5];[$Main.E5];[$Main.G5];[$Main.I5];[$Main.K5];[$Main.M5];[$Main.O5];[$Main.Q5];[$Main.S5];[$Main.U5])" office:value-type="float" office:value="0.00000142984070596848" calcext:value-type="float">
            <text:p>0,000001</text:p>
          </table:table-cell>
          <table:table-cell table:style-name="ce18" table:content-validation-name="val4" table:formula="of:=IF([.$B4]=0;0;(([.E4]-[.$B4])/[.$B4])*100)" office:value-type="float" office:value="0" calcext:value-type="float">
            <text:p>0</text:p>
          </table:table-cell>
          <table:table-cell table:style-name="ce18" table:content-validation-name="val4" table:formula="of:=IF([.$B4]=0;0;(([.F4]-[.$B4])/[.$B4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4]" office:value-type="string" office:string-value="GKD-a_03_n10_m02" calcext:value-type="string">
            <text:p>GKD-a_03_n10_m02</text:p>
          </table:table-cell>
          <table:table-cell table:style-name="ce11" table:content-validation-name="val4" office:value-type="float" office:value="39.9522" calcext:value-type="float">
            <text:p>39,9522</text:p>
          </table:table-cell>
          <table:table-cell table:style-name="ce11" table:content-validation-name="val4" office:value-type="float" office:value="0.002712" calcext:value-type="float">
            <text:p>0,002712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6];[$Main.D6];[$Main.F6];[$Main.H6];[$Main.J6];[$Main.L6];[$Main.N6];[$Main.P6];[$Main.R6];[$Main.T6])" office:value-type="float" office:value="39.9522" calcext:value-type="float">
            <text:p>39,9522</text:p>
          </table:table-cell>
          <table:table-cell table:style-name="ce18" table:content-validation-name="val4" table:formula="of:=AVERAGE([$Main.B6];[$Main.D6];[$Main.F6];[$Main.H6];[$Main.J6];[$Main.L6];[$Main.N6];[$Main.P6];[$Main.R6];[$Main.T6])" office:value-type="float" office:value="39.9522" calcext:value-type="float">
            <text:p>39,9522</text:p>
          </table:table-cell>
          <table:table-cell table:style-name="ce18" table:content-validation-name="val4" table:formula="of:=STDEV([$Main.B6];[$Main.D6];[$Main.F6];[$Main.H6];[$Main.J6];[$Main.L6];[$Main.N6];[$Main.P6];[$Main.R6];[$Main.T6])" office:value-type="float" office:value="0" calcext:value-type="float">
            <text:p>0</text:p>
          </table:table-cell>
          <table:table-cell table:style-name="ce18" table:content-validation-name="val4" table:formula="of:=MIN([$Main.C6];[$Main.E6];[$Main.G6];[$Main.I6];[$Main.K6];[$Main.M6];[$Main.O6];[$Main.Q6];[$Main.S6];[$Main.U6])" office:value-type="float" office:value="0.000046" calcext:value-type="float">
            <text:p>0,000046</text:p>
          </table:table-cell>
          <table:table-cell table:style-name="ce18" table:content-validation-name="val4" table:formula="of:=AVERAGE([$Main.C6];[$Main.E6];[$Main.G6];[$Main.I6];[$Main.K6];[$Main.M6];[$Main.O6];[$Main.Q6];[$Main.S6];[$Main.U6])" office:value-type="float" office:value="0.0000484" calcext:value-type="float">
            <text:p>0,000048</text:p>
          </table:table-cell>
          <table:table-cell table:style-name="ce18" table:content-validation-name="val4" table:formula="of:=STDEV([$Main.C6];[$Main.E6];[$Main.G6];[$Main.I6];[$Main.K6];[$Main.M6];[$Main.O6];[$Main.Q6];[$Main.S6];[$Main.U6])" office:value-type="float" office:value="0.00000217050941281329" calcext:value-type="float">
            <text:p>0,000002</text:p>
          </table:table-cell>
          <table:table-cell table:style-name="ce18" table:content-validation-name="val4" table:formula="of:=IF([.$B5]=0;0;(([.E5]-[.$B5])/[.$B5])*100)" office:value-type="float" office:value="0" calcext:value-type="float">
            <text:p>0</text:p>
          </table:table-cell>
          <table:table-cell table:style-name="ce18" table:content-validation-name="val4" table:formula="of:=IF([.$B5]=0;0;(([.F5]-[.$B5])/[.$B5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5]" office:value-type="string" office:string-value="GKD-a_04_n10_m02" calcext:value-type="string">
            <text:p>GKD-a_04_n10_m02</text:p>
          </table:table-cell>
          <table:table-cell table:style-name="ce11" table:content-validation-name="val4" office:value-type="float" office:value="64.0668" calcext:value-type="float">
            <text:p>64,0668</text:p>
          </table:table-cell>
          <table:table-cell table:style-name="ce11" table:content-validation-name="val4" office:value-type="float" office:value="0.002709" calcext:value-type="float">
            <text:p>0,002709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7];[$Main.D7];[$Main.F7];[$Main.H7];[$Main.J7];[$Main.L7];[$Main.N7];[$Main.P7];[$Main.R7];[$Main.T7])" office:value-type="float" office:value="64.0668" calcext:value-type="float">
            <text:p>64,0668</text:p>
          </table:table-cell>
          <table:table-cell table:style-name="ce18" table:content-validation-name="val4" table:formula="of:=AVERAGE([$Main.B7];[$Main.D7];[$Main.F7];[$Main.H7];[$Main.J7];[$Main.L7];[$Main.N7];[$Main.P7];[$Main.R7];[$Main.T7])" office:value-type="float" office:value="64.0668" calcext:value-type="float">
            <text:p>64,0668</text:p>
          </table:table-cell>
          <table:table-cell table:style-name="ce18" table:content-validation-name="val4" table:formula="of:=STDEV([$Main.B7];[$Main.D7];[$Main.F7];[$Main.H7];[$Main.J7];[$Main.L7];[$Main.N7];[$Main.P7];[$Main.R7];[$Main.T7])" office:value-type="float" office:value="0" calcext:value-type="float">
            <text:p>0</text:p>
          </table:table-cell>
          <table:table-cell table:style-name="ce18" table:content-validation-name="val4" table:formula="of:=MIN([$Main.C7];[$Main.E7];[$Main.G7];[$Main.I7];[$Main.K7];[$Main.M7];[$Main.O7];[$Main.Q7];[$Main.S7];[$Main.U7])" office:value-type="float" office:value="0.000047" calcext:value-type="float">
            <text:p>0,000047</text:p>
          </table:table-cell>
          <table:table-cell table:style-name="ce18" table:content-validation-name="val4" table:formula="of:=AVERAGE([$Main.C7];[$Main.E7];[$Main.G7];[$Main.I7];[$Main.K7];[$Main.M7];[$Main.O7];[$Main.Q7];[$Main.S7];[$Main.U7])" office:value-type="float" office:value="0.0000487" calcext:value-type="float">
            <text:p>0,000049</text:p>
          </table:table-cell>
          <table:table-cell table:style-name="ce18" table:content-validation-name="val4" table:formula="of:=STDEV([$Main.C7];[$Main.E7];[$Main.G7];[$Main.I7];[$Main.K7];[$Main.M7];[$Main.O7];[$Main.Q7];[$Main.S7];[$Main.U7])" office:value-type="float" office:value="0.000000948683298050515" calcext:value-type="float">
            <text:p>0,000001</text:p>
          </table:table-cell>
          <table:table-cell table:style-name="ce18" table:content-validation-name="val4" table:formula="of:=IF([.$B6]=0;0;(([.E6]-[.$B6])/[.$B6])*100)" office:value-type="float" office:value="0" calcext:value-type="float">
            <text:p>0</text:p>
          </table:table-cell>
          <table:table-cell table:style-name="ce18" table:content-validation-name="val4" table:formula="of:=IF([.$B6]=0;0;(([.F6]-[.$B6])/[.$B6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6]" office:value-type="string" office:string-value="GKD-a_05_n10_m02" calcext:value-type="string">
            <text:p>GKD-a_05_n10_m02</text:p>
          </table:table-cell>
          <table:table-cell table:style-name="ce11" table:content-validation-name="val4" office:value-type="float" office:value="109.121" calcext:value-type="float">
            <text:p>109,121</text:p>
          </table:table-cell>
          <table:table-cell table:style-name="ce11" table:content-validation-name="val4" office:value-type="float" office:value="0.002702" calcext:value-type="float">
            <text:p>0,002702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8];[$Main.D8];[$Main.F8];[$Main.H8];[$Main.J8];[$Main.L8];[$Main.N8];[$Main.P8];[$Main.R8];[$Main.T8])" office:value-type="float" office:value="109.121" calcext:value-type="float">
            <text:p>109,121</text:p>
          </table:table-cell>
          <table:table-cell table:style-name="ce18" table:content-validation-name="val4" table:formula="of:=AVERAGE([$Main.B8];[$Main.D8];[$Main.F8];[$Main.H8];[$Main.J8];[$Main.L8];[$Main.N8];[$Main.P8];[$Main.R8];[$Main.T8])" office:value-type="float" office:value="109.121" calcext:value-type="float">
            <text:p>109,121</text:p>
          </table:table-cell>
          <table:table-cell table:style-name="ce18" table:content-validation-name="val4" table:formula="of:=STDEV([$Main.B8];[$Main.D8];[$Main.F8];[$Main.H8];[$Main.J8];[$Main.L8];[$Main.N8];[$Main.P8];[$Main.R8];[$Main.T8])" office:value-type="float" office:value="0" calcext:value-type="float">
            <text:p>0</text:p>
          </table:table-cell>
          <table:table-cell table:style-name="ce18" table:content-validation-name="val4" table:formula="of:=MIN([$Main.C8];[$Main.E8];[$Main.G8];[$Main.I8];[$Main.K8];[$Main.M8];[$Main.O8];[$Main.Q8];[$Main.S8];[$Main.U8])" office:value-type="float" office:value="0.000045" calcext:value-type="float">
            <text:p>0,000045</text:p>
          </table:table-cell>
          <table:table-cell table:style-name="ce18" table:content-validation-name="val4" table:formula="of:=AVERAGE([$Main.C8];[$Main.E8];[$Main.G8];[$Main.I8];[$Main.K8];[$Main.M8];[$Main.O8];[$Main.Q8];[$Main.S8];[$Main.U8])" office:value-type="float" office:value="0.0000476" calcext:value-type="float">
            <text:p>0,000048</text:p>
          </table:table-cell>
          <table:table-cell table:style-name="ce18" table:content-validation-name="val4" table:formula="of:=STDEV([$Main.C8];[$Main.E8];[$Main.G8];[$Main.I8];[$Main.K8];[$Main.M8];[$Main.O8];[$Main.Q8];[$Main.S8];[$Main.U8])" office:value-type="float" office:value="0.00000231900361745681" calcext:value-type="float">
            <text:p>0,000002</text:p>
          </table:table-cell>
          <table:table-cell table:style-name="ce18" table:content-validation-name="val4" table:formula="of:=IF([.$B7]=0;0;(([.E7]-[.$B7])/[.$B7])*100)" office:value-type="float" office:value="0" calcext:value-type="float">
            <text:p>0</text:p>
          </table:table-cell>
          <table:table-cell table:style-name="ce18" table:content-validation-name="val4" table:formula="of:=IF([.$B7]=0;0;(([.F7]-[.$B7])/[.$B7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7]" office:value-type="string" office:string-value="GKD-a_06_n10_m03" calcext:value-type="string">
            <text:p>GKD-a_06_n10_m03</text:p>
          </table:table-cell>
          <table:table-cell table:style-name="ce11" table:content-validation-name="val4" office:value-type="float" office:value="70.5777" calcext:value-type="float">
            <text:p>70,5777</text:p>
          </table:table-cell>
          <table:table-cell table:style-name="ce11" table:content-validation-name="val4" office:value-type="float" office:value="0.002631" calcext:value-type="float">
            <text:p>0,002631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9];[$Main.D9];[$Main.F9];[$Main.H9];[$Main.J9];[$Main.L9];[$Main.N9];[$Main.P9];[$Main.R9];[$Main.T9])" office:value-type="float" office:value="70.5777" calcext:value-type="float">
            <text:p>70,5777</text:p>
          </table:table-cell>
          <table:table-cell table:style-name="ce18" table:content-validation-name="val4" table:formula="of:=AVERAGE([$Main.B9];[$Main.D9];[$Main.F9];[$Main.H9];[$Main.J9];[$Main.L9];[$Main.N9];[$Main.P9];[$Main.R9];[$Main.T9])" office:value-type="float" office:value="70.5777" calcext:value-type="float">
            <text:p>70,5777</text:p>
          </table:table-cell>
          <table:table-cell table:style-name="ce18" table:content-validation-name="val4" table:formula="of:=STDEV([$Main.B9];[$Main.D9];[$Main.F9];[$Main.H9];[$Main.J9];[$Main.L9];[$Main.N9];[$Main.P9];[$Main.R9];[$Main.T9])" office:value-type="float" office:value="0" calcext:value-type="float">
            <text:p>0</text:p>
          </table:table-cell>
          <table:table-cell table:style-name="ce18" table:content-validation-name="val4" table:formula="of:=MIN([$Main.C9];[$Main.E9];[$Main.G9];[$Main.I9];[$Main.K9];[$Main.M9];[$Main.O9];[$Main.Q9];[$Main.S9];[$Main.U9])" office:value-type="float" office:value="0.000059" calcext:value-type="float">
            <text:p>0,000059</text:p>
          </table:table-cell>
          <table:table-cell table:style-name="ce18" table:content-validation-name="val4" table:formula="of:=AVERAGE([$Main.C9];[$Main.E9];[$Main.G9];[$Main.I9];[$Main.K9];[$Main.M9];[$Main.O9];[$Main.Q9];[$Main.S9];[$Main.U9])" office:value-type="float" office:value="0.0000606" calcext:value-type="float">
            <text:p>0,000061</text:p>
          </table:table-cell>
          <table:table-cell table:style-name="ce18" table:content-validation-name="val4" table:formula="of:=STDEV([$Main.C9];[$Main.E9];[$Main.G9];[$Main.I9];[$Main.K9];[$Main.M9];[$Main.O9];[$Main.Q9];[$Main.S9];[$Main.U9])" office:value-type="float" office:value="0.00000134989711542111" calcext:value-type="float">
            <text:p>0,000001</text:p>
          </table:table-cell>
          <table:table-cell table:style-name="ce18" table:content-validation-name="val4" table:formula="of:=IF([.$B8]=0;0;(([.E8]-[.$B8])/[.$B8])*100)" office:value-type="float" office:value="0" calcext:value-type="float">
            <text:p>0</text:p>
          </table:table-cell>
          <table:table-cell table:style-name="ce18" table:content-validation-name="val4" table:formula="of:=IF([.$B8]=0;0;(([.F8]-[.$B8])/[.$B8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8]" office:value-type="string" office:string-value="GKD-a_07_n10_m03" calcext:value-type="string">
            <text:p>GKD-a_07_n10_m03</text:p>
          </table:table-cell>
          <table:table-cell table:style-name="ce11" table:content-validation-name="val4" office:value-type="float" office:value="234.323" calcext:value-type="float">
            <text:p>234,323</text:p>
          </table:table-cell>
          <table:table-cell table:style-name="ce11" table:content-validation-name="val4" office:value-type="float" office:value="0.002628" calcext:value-type="float">
            <text:p>0,002628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10];[$Main.D10];[$Main.F10];[$Main.H10];[$Main.J10];[$Main.L10];[$Main.N10];[$Main.P10];[$Main.R10];[$Main.T10])" office:value-type="float" office:value="234.323" calcext:value-type="float">
            <text:p>234,323</text:p>
          </table:table-cell>
          <table:table-cell table:style-name="ce18" table:content-validation-name="val4" table:formula="of:=AVERAGE([$Main.B10];[$Main.D10];[$Main.F10];[$Main.H10];[$Main.J10];[$Main.L10];[$Main.N10];[$Main.P10];[$Main.R10];[$Main.T10])" office:value-type="float" office:value="234.323" calcext:value-type="float">
            <text:p>234,323</text:p>
          </table:table-cell>
          <table:table-cell table:style-name="ce18" table:content-validation-name="val4" table:formula="of:=STDEV([$Main.B10];[$Main.D10];[$Main.F10];[$Main.H10];[$Main.J10];[$Main.L10];[$Main.N10];[$Main.P10];[$Main.R10];[$Main.T10])" office:value-type="float" office:value="0" calcext:value-type="float">
            <text:p>0</text:p>
          </table:table-cell>
          <table:table-cell table:style-name="ce18" table:content-validation-name="val4" table:formula="of:=MIN([$Main.C10];[$Main.E10];[$Main.G10];[$Main.I10];[$Main.K10];[$Main.M10];[$Main.O10];[$Main.Q10];[$Main.S10];[$Main.U10])" office:value-type="float" office:value="0.000059" calcext:value-type="float">
            <text:p>0,000059</text:p>
          </table:table-cell>
          <table:table-cell table:style-name="ce18" table:content-validation-name="val4" table:formula="of:=AVERAGE([$Main.C10];[$Main.E10];[$Main.G10];[$Main.I10];[$Main.K10];[$Main.M10];[$Main.O10];[$Main.Q10];[$Main.S10];[$Main.U10])" office:value-type="float" office:value="0.0000598" calcext:value-type="float">
            <text:p>0,00006</text:p>
          </table:table-cell>
          <table:table-cell table:style-name="ce18" table:content-validation-name="val4" table:formula="of:=STDEV([$Main.C10];[$Main.E10];[$Main.G10];[$Main.I10];[$Main.K10];[$Main.M10];[$Main.O10];[$Main.Q10];[$Main.S10];[$Main.U10])" office:value-type="float" office:value="0.000000918936583472684" calcext:value-type="float">
            <text:p>0,000001</text:p>
          </table:table-cell>
          <table:table-cell table:style-name="ce18" table:content-validation-name="val4" table:formula="of:=IF([.$B9]=0;0;(([.E9]-[.$B9])/[.$B9])*100)" office:value-type="float" office:value="0" calcext:value-type="float">
            <text:p>0</text:p>
          </table:table-cell>
          <table:table-cell table:style-name="ce18" table:content-validation-name="val4" table:formula="of:=IF([.$B9]=0;0;(([.F9]-[.$B9])/[.$B9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9]" office:value-type="string" office:string-value="GKD-a_08_n10_m03" calcext:value-type="string">
            <text:p>GKD-a_08_n10_m03</text:p>
          </table:table-cell>
          <table:table-cell table:style-name="ce11" table:content-validation-name="val4" office:value-type="float" office:value="130.681" calcext:value-type="float">
            <text:p>130,681</text:p>
          </table:table-cell>
          <table:table-cell table:style-name="ce11" table:content-validation-name="val4" office:value-type="float" office:value="0.00259" calcext:value-type="float">
            <text:p>0,00259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11];[$Main.D11];[$Main.F11];[$Main.H11];[$Main.J11];[$Main.L11];[$Main.N11];[$Main.P11];[$Main.R11];[$Main.T11])" office:value-type="float" office:value="130.681" calcext:value-type="float">
            <text:p>130,681</text:p>
          </table:table-cell>
          <table:table-cell table:style-name="ce18" table:content-validation-name="val4" table:formula="of:=AVERAGE([$Main.B11];[$Main.D11];[$Main.F11];[$Main.H11];[$Main.J11];[$Main.L11];[$Main.N11];[$Main.P11];[$Main.R11];[$Main.T11])" office:value-type="float" office:value="130.681" calcext:value-type="float">
            <text:p>130,681</text:p>
          </table:table-cell>
          <table:table-cell table:style-name="ce18" table:content-validation-name="val4" table:formula="of:=STDEV([$Main.B11];[$Main.D11];[$Main.F11];[$Main.H11];[$Main.J11];[$Main.L11];[$Main.N11];[$Main.P11];[$Main.R11];[$Main.T11])" office:value-type="float" office:value="0" calcext:value-type="float">
            <text:p>0</text:p>
          </table:table-cell>
          <table:table-cell table:style-name="ce18" table:content-validation-name="val4" table:formula="of:=MIN([$Main.C11];[$Main.E11];[$Main.G11];[$Main.I11];[$Main.K11];[$Main.M11];[$Main.O11];[$Main.Q11];[$Main.S11];[$Main.U11])" office:value-type="float" office:value="0.000058" calcext:value-type="float">
            <text:p>0,000058</text:p>
          </table:table-cell>
          <table:table-cell table:style-name="ce18" table:content-validation-name="val4" table:formula="of:=AVERAGE([$Main.C11];[$Main.E11];[$Main.G11];[$Main.I11];[$Main.K11];[$Main.M11];[$Main.O11];[$Main.Q11];[$Main.S11];[$Main.U11])" office:value-type="float" office:value="0.000061" calcext:value-type="float">
            <text:p>0,000061</text:p>
          </table:table-cell>
          <table:table-cell table:style-name="ce18" table:content-validation-name="val4" table:formula="of:=STDEV([$Main.C11];[$Main.E11];[$Main.G11];[$Main.I11];[$Main.K11];[$Main.M11];[$Main.O11];[$Main.Q11];[$Main.S11];[$Main.U11])" office:value-type="float" office:value="0.0000042687494916219" calcext:value-type="float">
            <text:p>0,000004</text:p>
          </table:table-cell>
          <table:table-cell table:style-name="ce18" table:content-validation-name="val4" table:formula="of:=IF([.$B10]=0;0;(([.E10]-[.$B10])/[.$B10])*100)" office:value-type="float" office:value="0" calcext:value-type="float">
            <text:p>0</text:p>
          </table:table-cell>
          <table:table-cell table:style-name="ce18" table:content-validation-name="val4" table:formula="of:=IF([.$B10]=0;0;(([.F10]-[.$B10])/[.$B10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0]" office:value-type="string" office:string-value="GKD-a_09_n10_m03" calcext:value-type="string">
            <text:p>GKD-a_09_n10_m03</text:p>
          </table:table-cell>
          <table:table-cell table:style-name="ce11" table:content-validation-name="val4" office:value-type="float" office:value="298.872" calcext:value-type="float">
            <text:p>298,872</text:p>
          </table:table-cell>
          <table:table-cell table:style-name="ce11" table:content-validation-name="val4" office:value-type="float" office:value="0.002655" calcext:value-type="float">
            <text:p>0,002655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12];[$Main.D12];[$Main.F12];[$Main.H12];[$Main.J12];[$Main.L12];[$Main.N12];[$Main.P12];[$Main.R12];[$Main.T12])" office:value-type="float" office:value="298.872" calcext:value-type="float">
            <text:p>298,872</text:p>
          </table:table-cell>
          <table:table-cell table:style-name="ce18" table:content-validation-name="val4" table:formula="of:=AVERAGE([$Main.B12];[$Main.D12];[$Main.F12];[$Main.H12];[$Main.J12];[$Main.L12];[$Main.N12];[$Main.P12];[$Main.R12];[$Main.T12])" office:value-type="float" office:value="298.872" calcext:value-type="float">
            <text:p>298,872</text:p>
          </table:table-cell>
          <table:table-cell table:style-name="ce18" table:content-validation-name="val4" table:formula="of:=STDEV([$Main.B12];[$Main.D12];[$Main.F12];[$Main.H12];[$Main.J12];[$Main.L12];[$Main.N12];[$Main.P12];[$Main.R12];[$Main.T12])" office:value-type="float" office:value="0" calcext:value-type="float">
            <text:p>0</text:p>
          </table:table-cell>
          <table:table-cell table:style-name="ce18" table:content-validation-name="val4" table:formula="of:=MIN([$Main.C12];[$Main.E12];[$Main.G12];[$Main.I12];[$Main.K12];[$Main.M12];[$Main.O12];[$Main.Q12];[$Main.S12];[$Main.U12])" office:value-type="float" office:value="0.000058" calcext:value-type="float">
            <text:p>0,000058</text:p>
          </table:table-cell>
          <table:table-cell table:style-name="ce18" table:content-validation-name="val4" table:formula="of:=AVERAGE([$Main.C12];[$Main.E12];[$Main.G12];[$Main.I12];[$Main.K12];[$Main.M12];[$Main.O12];[$Main.Q12];[$Main.S12];[$Main.U12])" office:value-type="float" office:value="0.0000604" calcext:value-type="float">
            <text:p>0,00006</text:p>
          </table:table-cell>
          <table:table-cell table:style-name="ce18" table:content-validation-name="val4" table:formula="of:=STDEV([$Main.C12];[$Main.E12];[$Main.G12];[$Main.I12];[$Main.K12];[$Main.M12];[$Main.O12];[$Main.Q12];[$Main.S12];[$Main.U12])" office:value-type="float" office:value="0.00000164654520469713" calcext:value-type="float">
            <text:p>0,000002</text:p>
          </table:table-cell>
          <table:table-cell table:style-name="ce18" table:content-validation-name="val4" table:formula="of:=IF([.$B11]=0;0;(([.E11]-[.$B11])/[.$B11])*100)" office:value-type="float" office:value="0" calcext:value-type="float">
            <text:p>0</text:p>
          </table:table-cell>
          <table:table-cell table:style-name="ce18" table:content-validation-name="val4" table:formula="of:=IF([.$B11]=0;0;(([.F11]-[.$B11])/[.$B11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1]" office:value-type="string" office:string-value="GKD-a_10_n10_m03" calcext:value-type="string">
            <text:p>GKD-a_10_n10_m03</text:p>
          </table:table-cell>
          <table:table-cell table:style-name="ce11" table:content-validation-name="val4" office:value-type="float" office:value="265.168" calcext:value-type="float">
            <text:p>265,168</text:p>
          </table:table-cell>
          <table:table-cell table:style-name="ce11" table:content-validation-name="val4" office:value-type="float" office:value="0.002633" calcext:value-type="float">
            <text:p>0,002633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13];[$Main.D13];[$Main.F13];[$Main.H13];[$Main.J13];[$Main.L13];[$Main.N13];[$Main.P13];[$Main.R13];[$Main.T13])" office:value-type="float" office:value="265.168" calcext:value-type="float">
            <text:p>265,168</text:p>
          </table:table-cell>
          <table:table-cell table:style-name="ce18" table:content-validation-name="val4" table:formula="of:=AVERAGE([$Main.B13];[$Main.D13];[$Main.F13];[$Main.H13];[$Main.J13];[$Main.L13];[$Main.N13];[$Main.P13];[$Main.R13];[$Main.T13])" office:value-type="float" office:value="265.168" calcext:value-type="float">
            <text:p>265,168</text:p>
          </table:table-cell>
          <table:table-cell table:style-name="ce18" table:content-validation-name="val4" table:formula="of:=STDEV([$Main.B13];[$Main.D13];[$Main.F13];[$Main.H13];[$Main.J13];[$Main.L13];[$Main.N13];[$Main.P13];[$Main.R13];[$Main.T13])" office:value-type="float" office:value="0" calcext:value-type="float">
            <text:p>0</text:p>
          </table:table-cell>
          <table:table-cell table:style-name="ce18" table:content-validation-name="val4" table:formula="of:=MIN([$Main.C13];[$Main.E13];[$Main.G13];[$Main.I13];[$Main.K13];[$Main.M13];[$Main.O13];[$Main.Q13];[$Main.S13];[$Main.U13])" office:value-type="float" office:value="0.000058" calcext:value-type="float">
            <text:p>0,000058</text:p>
          </table:table-cell>
          <table:table-cell table:style-name="ce18" table:content-validation-name="val4" table:formula="of:=AVERAGE([$Main.C13];[$Main.E13];[$Main.G13];[$Main.I13];[$Main.K13];[$Main.M13];[$Main.O13];[$Main.Q13];[$Main.S13];[$Main.U13])" office:value-type="float" office:value="0.0000594" calcext:value-type="float">
            <text:p>0,000059</text:p>
          </table:table-cell>
          <table:table-cell table:style-name="ce18" table:content-validation-name="val4" table:formula="of:=STDEV([$Main.C13];[$Main.E13];[$Main.G13];[$Main.I13];[$Main.K13];[$Main.M13];[$Main.O13];[$Main.Q13];[$Main.S13];[$Main.U13])" office:value-type="float" office:value="0.00000084327404271157" calcext:value-type="float">
            <text:p>0,000001</text:p>
          </table:table-cell>
          <table:table-cell table:style-name="ce18" table:content-validation-name="val4" table:formula="of:=IF([.$B12]=0;0;(([.E12]-[.$B12])/[.$B12])*100)" office:value-type="float" office:value="0" calcext:value-type="float">
            <text:p>0</text:p>
          </table:table-cell>
          <table:table-cell table:style-name="ce18" table:content-validation-name="val4" table:formula="of:=IF([.$B12]=0;0;(([.F12]-[.$B12])/[.$B12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2]" office:value-type="string" office:string-value="GKD-a_11_n10_m04" calcext:value-type="string">
            <text:p>GKD-a_11_n10_m04</text:p>
          </table:table-cell>
          <table:table-cell table:style-name="ce11" table:content-validation-name="val4" office:value-type="float" office:value="313.553" calcext:value-type="float">
            <text:p>313,553</text:p>
          </table:table-cell>
          <table:table-cell table:style-name="ce11" table:content-validation-name="val4" office:value-type="float" office:value="0.002662" calcext:value-type="float">
            <text:p>0,002662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14];[$Main.D14];[$Main.F14];[$Main.H14];[$Main.J14];[$Main.L14];[$Main.N14];[$Main.P14];[$Main.R14];[$Main.T14])" office:value-type="float" office:value="313.553" calcext:value-type="float">
            <text:p>313,553</text:p>
          </table:table-cell>
          <table:table-cell table:style-name="ce18" table:content-validation-name="val4" table:formula="of:=AVERAGE([$Main.B14];[$Main.D14];[$Main.F14];[$Main.H14];[$Main.J14];[$Main.L14];[$Main.N14];[$Main.P14];[$Main.R14];[$Main.T14])" office:value-type="float" office:value="313.553" calcext:value-type="float">
            <text:p>313,553</text:p>
          </table:table-cell>
          <table:table-cell table:style-name="ce18" table:content-validation-name="val4" table:formula="of:=STDEV([$Main.B14];[$Main.D14];[$Main.F14];[$Main.H14];[$Main.J14];[$Main.L14];[$Main.N14];[$Main.P14];[$Main.R14];[$Main.T14])" office:value-type="float" office:value="0" calcext:value-type="float">
            <text:p>0</text:p>
          </table:table-cell>
          <table:table-cell table:style-name="ce18" table:content-validation-name="val4" table:formula="of:=MIN([$Main.C14];[$Main.E14];[$Main.G14];[$Main.I14];[$Main.K14];[$Main.M14];[$Main.O14];[$Main.Q14];[$Main.S14];[$Main.U14])" office:value-type="float" office:value="0.000071" calcext:value-type="float">
            <text:p>0,000071</text:p>
          </table:table-cell>
          <table:table-cell table:style-name="ce18" table:content-validation-name="val4" table:formula="of:=AVERAGE([$Main.C14];[$Main.E14];[$Main.G14];[$Main.I14];[$Main.K14];[$Main.M14];[$Main.O14];[$Main.Q14];[$Main.S14];[$Main.U14])" office:value-type="float" office:value="0.0000728" calcext:value-type="float">
            <text:p>0,000073</text:p>
          </table:table-cell>
          <table:table-cell table:style-name="ce18" table:content-validation-name="val4" table:formula="of:=STDEV([$Main.C14];[$Main.E14];[$Main.G14];[$Main.I14];[$Main.K14];[$Main.M14];[$Main.O14];[$Main.Q14];[$Main.S14];[$Main.U14])" office:value-type="float" office:value="0.00000161932770686548" calcext:value-type="float">
            <text:p>0,000002</text:p>
          </table:table-cell>
          <table:table-cell table:style-name="ce18" table:content-validation-name="val4" table:formula="of:=IF([.$B13]=0;0;(([.E13]-[.$B13])/[.$B13])*100)" office:value-type="float" office:value="0" calcext:value-type="float">
            <text:p>0</text:p>
          </table:table-cell>
          <table:table-cell table:style-name="ce18" table:content-validation-name="val4" table:formula="of:=IF([.$B13]=0;0;(([.F13]-[.$B13])/[.$B13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3]" office:value-type="string" office:string-value="GKD-a_12_n10_m04" calcext:value-type="string">
            <text:p>GKD-a_12_n10_m04</text:p>
          </table:table-cell>
          <table:table-cell table:style-name="ce11" table:content-validation-name="val4" office:value-type="float" office:value="776.953" calcext:value-type="float">
            <text:p>776,953</text:p>
          </table:table-cell>
          <table:table-cell table:style-name="ce11" table:content-validation-name="val4" office:value-type="float" office:value="0.002624" calcext:value-type="float">
            <text:p>0,002624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15];[$Main.D15];[$Main.F15];[$Main.H15];[$Main.J15];[$Main.L15];[$Main.N15];[$Main.P15];[$Main.R15];[$Main.T15])" office:value-type="float" office:value="776.953" calcext:value-type="float">
            <text:p>776,953</text:p>
          </table:table-cell>
          <table:table-cell table:style-name="ce18" table:content-validation-name="val4" table:formula="of:=AVERAGE([$Main.B15];[$Main.D15];[$Main.F15];[$Main.H15];[$Main.J15];[$Main.L15];[$Main.N15];[$Main.P15];[$Main.R15];[$Main.T15])" office:value-type="float" office:value="776.953" calcext:value-type="float">
            <text:p>776,953</text:p>
          </table:table-cell>
          <table:table-cell table:style-name="ce18" table:content-validation-name="val4" table:formula="of:=STDEV([$Main.B15];[$Main.D15];[$Main.F15];[$Main.H15];[$Main.J15];[$Main.L15];[$Main.N15];[$Main.P15];[$Main.R15];[$Main.T15])" office:value-type="float" office:value="0" calcext:value-type="float">
            <text:p>0</text:p>
          </table:table-cell>
          <table:table-cell table:style-name="ce18" table:content-validation-name="val4" table:formula="of:=MIN([$Main.C15];[$Main.E15];[$Main.G15];[$Main.I15];[$Main.K15];[$Main.M15];[$Main.O15];[$Main.Q15];[$Main.S15];[$Main.U15])" office:value-type="float" office:value="0.000067" calcext:value-type="float">
            <text:p>0,000067</text:p>
          </table:table-cell>
          <table:table-cell table:style-name="ce18" table:content-validation-name="val4" table:formula="of:=AVERAGE([$Main.C15];[$Main.E15];[$Main.G15];[$Main.I15];[$Main.K15];[$Main.M15];[$Main.O15];[$Main.Q15];[$Main.S15];[$Main.U15])" office:value-type="float" office:value="0.0000685" calcext:value-type="float">
            <text:p>0,000069</text:p>
          </table:table-cell>
          <table:table-cell table:style-name="ce18" table:content-validation-name="val4" table:formula="of:=STDEV([$Main.C15];[$Main.E15];[$Main.G15];[$Main.I15];[$Main.K15];[$Main.M15];[$Main.O15];[$Main.Q15];[$Main.S15];[$Main.U15])" office:value-type="float" office:value="0.00000108012344973464" calcext:value-type="float">
            <text:p>0,000001</text:p>
          </table:table-cell>
          <table:table-cell table:style-name="ce18" table:content-validation-name="val4" table:formula="of:=IF([.$B14]=0;0;(([.E14]-[.$B14])/[.$B14])*100)" office:value-type="float" office:value="0" calcext:value-type="float">
            <text:p>0</text:p>
          </table:table-cell>
          <table:table-cell table:style-name="ce18" table:content-validation-name="val4" table:formula="of:=IF([.$B14]=0;0;(([.F14]-[.$B14])/[.$B14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4]" office:value-type="string" office:string-value="GKD-a_13_n10_m04" calcext:value-type="string">
            <text:p>GKD-a_13_n10_m04</text:p>
          </table:table-cell>
          <table:table-cell table:style-name="ce11" table:content-validation-name="val4" office:value-type="float" office:value="383.613" calcext:value-type="float">
            <text:p>383,613</text:p>
          </table:table-cell>
          <table:table-cell table:style-name="ce11" table:content-validation-name="val4" office:value-type="float" office:value="0.008109" calcext:value-type="float">
            <text:p>0,008109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16];[$Main.D16];[$Main.F16];[$Main.H16];[$Main.J16];[$Main.L16];[$Main.N16];[$Main.P16];[$Main.R16];[$Main.T16])" office:value-type="float" office:value="383.613" calcext:value-type="float">
            <text:p>383,613</text:p>
          </table:table-cell>
          <table:table-cell table:style-name="ce18" table:content-validation-name="val4" table:formula="of:=AVERAGE([$Main.B16];[$Main.D16];[$Main.F16];[$Main.H16];[$Main.J16];[$Main.L16];[$Main.N16];[$Main.P16];[$Main.R16];[$Main.T16])" office:value-type="float" office:value="383.7352" calcext:value-type="float">
            <text:p>383,7352</text:p>
          </table:table-cell>
          <table:table-cell table:style-name="ce18" table:content-validation-name="val4" table:formula="of:=STDEV([$Main.B16];[$Main.D16];[$Main.F16];[$Main.H16];[$Main.J16];[$Main.L16];[$Main.N16];[$Main.P16];[$Main.R16];[$Main.T16])" office:value-type="float" office:value="0.386430330072569" calcext:value-type="float">
            <text:p>0,38643</text:p>
          </table:table-cell>
          <table:table-cell table:style-name="ce18" table:content-validation-name="val4" table:formula="of:=MIN([$Main.C16];[$Main.E16];[$Main.G16];[$Main.I16];[$Main.K16];[$Main.M16];[$Main.O16];[$Main.Q16];[$Main.S16];[$Main.U16])" office:value-type="float" office:value="0.00007" calcext:value-type="float">
            <text:p>0,00007</text:p>
          </table:table-cell>
          <table:table-cell table:style-name="ce18" table:content-validation-name="val4" table:formula="of:=AVERAGE([$Main.C16];[$Main.E16];[$Main.G16];[$Main.I16];[$Main.K16];[$Main.M16];[$Main.O16];[$Main.Q16];[$Main.S16];[$Main.U16])" office:value-type="float" office:value="0.0000724" calcext:value-type="float">
            <text:p>0,000072</text:p>
          </table:table-cell>
          <table:table-cell table:style-name="ce18" table:content-validation-name="val4" table:formula="of:=STDEV([$Main.C16];[$Main.E16];[$Main.G16];[$Main.I16];[$Main.K16];[$Main.M16];[$Main.O16];[$Main.Q16];[$Main.S16];[$Main.U16])" office:value-type="float" office:value="0.00000117378779077726" calcext:value-type="float">
            <text:p>0,000001</text:p>
          </table:table-cell>
          <table:table-cell table:style-name="ce18" table:content-validation-name="val4" table:formula="of:=IF([.$B15]=0;0;(([.E15]-[.$B15])/[.$B15])*100)" office:value-type="float" office:value="0" calcext:value-type="float">
            <text:p>0</text:p>
          </table:table-cell>
          <table:table-cell table:style-name="ce18" table:content-validation-name="val4" table:formula="of:=IF([.$B15]=0;0;(([.F15]-[.$B15])/[.$B15])*100)" office:value-type="float" office:value="0.0318550205545599" calcext:value-type="float">
            <text:p>0,031855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5]" office:value-type="string" office:string-value="GKD-a_14_n10_m04" calcext:value-type="string">
            <text:p>GKD-a_14_n10_m04</text:p>
          </table:table-cell>
          <table:table-cell table:style-name="ce11" table:content-validation-name="val4" office:value-type="float" office:value="706.428" calcext:value-type="float">
            <text:p>706,428</text:p>
          </table:table-cell>
          <table:table-cell table:style-name="ce11" table:content-validation-name="val4" office:value-type="float" office:value="0.005318" calcext:value-type="float">
            <text:p>0,005318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17];[$Main.D17];[$Main.F17];[$Main.H17];[$Main.J17];[$Main.L17];[$Main.N17];[$Main.P17];[$Main.R17];[$Main.T17])" office:value-type="float" office:value="706.428" calcext:value-type="float">
            <text:p>706,428</text:p>
          </table:table-cell>
          <table:table-cell table:style-name="ce18" table:content-validation-name="val4" table:formula="of:=AVERAGE([$Main.B17];[$Main.D17];[$Main.F17];[$Main.H17];[$Main.J17];[$Main.L17];[$Main.N17];[$Main.P17];[$Main.R17];[$Main.T17])" office:value-type="float" office:value="706.428" calcext:value-type="float">
            <text:p>706,428</text:p>
          </table:table-cell>
          <table:table-cell table:style-name="ce18" table:content-validation-name="val4" table:formula="of:=STDEV([$Main.B17];[$Main.D17];[$Main.F17];[$Main.H17];[$Main.J17];[$Main.L17];[$Main.N17];[$Main.P17];[$Main.R17];[$Main.T17])" office:value-type="float" office:value="0" calcext:value-type="float">
            <text:p>0</text:p>
          </table:table-cell>
          <table:table-cell table:style-name="ce18" table:content-validation-name="val4" table:formula="of:=MIN([$Main.C17];[$Main.E17];[$Main.G17];[$Main.I17];[$Main.K17];[$Main.M17];[$Main.O17];[$Main.Q17];[$Main.S17];[$Main.U17])" office:value-type="float" office:value="0.000067" calcext:value-type="float">
            <text:p>0,000067</text:p>
          </table:table-cell>
          <table:table-cell table:style-name="ce18" table:content-validation-name="val4" table:formula="of:=AVERAGE([$Main.C17];[$Main.E17];[$Main.G17];[$Main.I17];[$Main.K17];[$Main.M17];[$Main.O17];[$Main.Q17];[$Main.S17];[$Main.U17])" office:value-type="float" office:value="0.0000741" calcext:value-type="float">
            <text:p>0,000074</text:p>
          </table:table-cell>
          <table:table-cell table:style-name="ce18" table:content-validation-name="val4" table:formula="of:=STDEV([$Main.C17];[$Main.E17];[$Main.G17];[$Main.I17];[$Main.K17];[$Main.M17];[$Main.O17];[$Main.Q17];[$Main.S17];[$Main.U17])" office:value-type="float" office:value="0.0000138840435992785" calcext:value-type="float">
            <text:p>0,000014</text:p>
          </table:table-cell>
          <table:table-cell table:style-name="ce18" table:content-validation-name="val4" table:formula="of:=IF([.$B16]=0;0;(([.E16]-[.$B16])/[.$B16])*100)" office:value-type="float" office:value="0" calcext:value-type="float">
            <text:p>0</text:p>
          </table:table-cell>
          <table:table-cell table:style-name="ce18" table:content-validation-name="val4" table:formula="of:=IF([.$B16]=0;0;(([.F16]-[.$B16])/[.$B16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6]" office:value-type="string" office:string-value="GKD-a_15_n10_m04" calcext:value-type="string">
            <text:p>GKD-a_15_n10_m04</text:p>
          </table:table-cell>
          <table:table-cell table:style-name="ce11" table:content-validation-name="val4" office:value-type="float" office:value="921.795" calcext:value-type="float">
            <text:p>921,795</text:p>
          </table:table-cell>
          <table:table-cell table:style-name="ce11" table:content-validation-name="val4" office:value-type="float" office:value="0.002786" calcext:value-type="float">
            <text:p>0,002786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18];[$Main.D18];[$Main.F18];[$Main.H18];[$Main.J18];[$Main.L18];[$Main.N18];[$Main.P18];[$Main.R18];[$Main.T18])" office:value-type="float" office:value="921.795" calcext:value-type="float">
            <text:p>921,795</text:p>
          </table:table-cell>
          <table:table-cell table:style-name="ce18" table:content-validation-name="val4" table:formula="of:=AVERAGE([$Main.B18];[$Main.D18];[$Main.F18];[$Main.H18];[$Main.J18];[$Main.L18];[$Main.N18];[$Main.P18];[$Main.R18];[$Main.T18])" office:value-type="float" office:value="921.795" calcext:value-type="float">
            <text:p>921,795</text:p>
          </table:table-cell>
          <table:table-cell table:style-name="ce18" table:content-validation-name="val4" table:formula="of:=STDEV([$Main.B18];[$Main.D18];[$Main.F18];[$Main.H18];[$Main.J18];[$Main.L18];[$Main.N18];[$Main.P18];[$Main.R18];[$Main.T18])" office:value-type="float" office:value="0" calcext:value-type="float">
            <text:p>0</text:p>
          </table:table-cell>
          <table:table-cell table:style-name="ce18" table:content-validation-name="val4" table:formula="of:=MIN([$Main.C18];[$Main.E18];[$Main.G18];[$Main.I18];[$Main.K18];[$Main.M18];[$Main.O18];[$Main.Q18];[$Main.S18];[$Main.U18])" office:value-type="float" office:value="0.000068" calcext:value-type="float">
            <text:p>0,000068</text:p>
          </table:table-cell>
          <table:table-cell table:style-name="ce18" table:content-validation-name="val4" table:formula="of:=AVERAGE([$Main.C18];[$Main.E18];[$Main.G18];[$Main.I18];[$Main.K18];[$Main.M18];[$Main.O18];[$Main.Q18];[$Main.S18];[$Main.U18])" office:value-type="float" office:value="0.0000698" calcext:value-type="float">
            <text:p>0,00007</text:p>
          </table:table-cell>
          <table:table-cell table:style-name="ce18" table:content-validation-name="val4" table:formula="of:=STDEV([$Main.C18];[$Main.E18];[$Main.G18];[$Main.I18];[$Main.K18];[$Main.M18];[$Main.O18];[$Main.Q18];[$Main.S18];[$Main.U18])" office:value-type="float" office:value="0.00000204396129556745" calcext:value-type="float">
            <text:p>0,000002</text:p>
          </table:table-cell>
          <table:table-cell table:style-name="ce18" table:content-validation-name="val4" table:formula="of:=IF([.$B17]=0;0;(([.E17]-[.$B17])/[.$B17])*100)" office:value-type="float" office:value="0" calcext:value-type="float">
            <text:p>0</text:p>
          </table:table-cell>
          <table:table-cell table:style-name="ce18" table:content-validation-name="val4" table:formula="of:=IF([.$B17]=0;0;(([.F17]-[.$B17])/[.$B17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7]" office:value-type="string" office:string-value="GKD-a_16_n10_m06" calcext:value-type="string">
            <text:p>GKD-a_16_n10_m06</text:p>
          </table:table-cell>
          <table:table-cell table:style-name="ce11" table:content-validation-name="val4" office:value-type="float" office:value="1654.56" calcext:value-type="float">
            <text:p>1654,56</text:p>
          </table:table-cell>
          <table:table-cell table:style-name="ce11" table:content-validation-name="val4" office:value-type="float" office:value="0.002977" calcext:value-type="float">
            <text:p>0,002977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19];[$Main.D19];[$Main.F19];[$Main.H19];[$Main.J19];[$Main.L19];[$Main.N19];[$Main.P19];[$Main.R19];[$Main.T19])" office:value-type="float" office:value="1654.56" calcext:value-type="float">
            <text:p>1654,56</text:p>
          </table:table-cell>
          <table:table-cell table:style-name="ce18" table:content-validation-name="val4" table:formula="of:=AVERAGE([$Main.B19];[$Main.D19];[$Main.F19];[$Main.H19];[$Main.J19];[$Main.L19];[$Main.N19];[$Main.P19];[$Main.R19];[$Main.T19])" office:value-type="float" office:value="1654.56" calcext:value-type="float">
            <text:p>1654,56</text:p>
          </table:table-cell>
          <table:table-cell table:style-name="ce18" table:content-validation-name="val4" table:formula="of:=STDEV([$Main.B19];[$Main.D19];[$Main.F19];[$Main.H19];[$Main.J19];[$Main.L19];[$Main.N19];[$Main.P19];[$Main.R19];[$Main.T19])" office:value-type="float" office:value="0" calcext:value-type="float">
            <text:p>0</text:p>
          </table:table-cell>
          <table:table-cell table:style-name="ce18" table:content-validation-name="val4" table:formula="of:=MIN([$Main.C19];[$Main.E19];[$Main.G19];[$Main.I19];[$Main.K19];[$Main.M19];[$Main.O19];[$Main.Q19];[$Main.S19];[$Main.U19])" office:value-type="float" office:value="0.000087" calcext:value-type="float">
            <text:p>0,000087</text:p>
          </table:table-cell>
          <table:table-cell table:style-name="ce18" table:content-validation-name="val4" table:formula="of:=AVERAGE([$Main.C19];[$Main.E19];[$Main.G19];[$Main.I19];[$Main.K19];[$Main.M19];[$Main.O19];[$Main.Q19];[$Main.S19];[$Main.U19])" office:value-type="float" office:value="0.000091" calcext:value-type="float">
            <text:p>0,000091</text:p>
          </table:table-cell>
          <table:table-cell table:style-name="ce18" table:content-validation-name="val4" table:formula="of:=STDEV([$Main.C19];[$Main.E19];[$Main.G19];[$Main.I19];[$Main.K19];[$Main.M19];[$Main.O19];[$Main.Q19];[$Main.S19];[$Main.U19])" office:value-type="float" office:value="0.00000309120616516523" calcext:value-type="float">
            <text:p>0,000003</text:p>
          </table:table-cell>
          <table:table-cell table:style-name="ce18" table:content-validation-name="val4" table:formula="of:=IF([.$B18]=0;0;(([.E18]-[.$B18])/[.$B18])*100)" office:value-type="float" office:value="0" calcext:value-type="float">
            <text:p>0</text:p>
          </table:table-cell>
          <table:table-cell table:style-name="ce18" table:content-validation-name="val4" table:formula="of:=IF([.$B18]=0;0;(([.F18]-[.$B18])/[.$B18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8]" office:value-type="string" office:string-value="GKD-a_17_n10_m06" calcext:value-type="string">
            <text:p>GKD-a_17_n10_m06</text:p>
          </table:table-cell>
          <table:table-cell table:style-name="ce11" table:content-validation-name="val4" office:value-type="float" office:value="1976.42" calcext:value-type="float">
            <text:p>1976,42</text:p>
          </table:table-cell>
          <table:table-cell table:style-name="ce11" table:content-validation-name="val4" office:value-type="float" office:value="0.003108" calcext:value-type="float">
            <text:p>0,003108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20];[$Main.D20];[$Main.F20];[$Main.H20];[$Main.J20];[$Main.L20];[$Main.N20];[$Main.P20];[$Main.R20];[$Main.T20])" office:value-type="float" office:value="1976.42" calcext:value-type="float">
            <text:p>1976,42</text:p>
          </table:table-cell>
          <table:table-cell table:style-name="ce18" table:content-validation-name="val4" table:formula="of:=AVERAGE([$Main.B20];[$Main.D20];[$Main.F20];[$Main.H20];[$Main.J20];[$Main.L20];[$Main.N20];[$Main.P20];[$Main.R20];[$Main.T20])" office:value-type="float" office:value="1976.42" calcext:value-type="float">
            <text:p>1976,42</text:p>
          </table:table-cell>
          <table:table-cell table:style-name="ce18" table:content-validation-name="val4" table:formula="of:=STDEV([$Main.B20];[$Main.D20];[$Main.F20];[$Main.H20];[$Main.J20];[$Main.L20];[$Main.N20];[$Main.P20];[$Main.R20];[$Main.T20])" office:value-type="float" office:value="0" calcext:value-type="float">
            <text:p>0</text:p>
          </table:table-cell>
          <table:table-cell table:style-name="ce18" table:content-validation-name="val4" table:formula="of:=MIN([$Main.C20];[$Main.E20];[$Main.G20];[$Main.I20];[$Main.K20];[$Main.M20];[$Main.O20];[$Main.Q20];[$Main.S20];[$Main.U20])" office:value-type="float" office:value="0.000087" calcext:value-type="float">
            <text:p>0,000087</text:p>
          </table:table-cell>
          <table:table-cell table:style-name="ce18" table:content-validation-name="val4" table:formula="of:=AVERAGE([$Main.C20];[$Main.E20];[$Main.G20];[$Main.I20];[$Main.K20];[$Main.M20];[$Main.O20];[$Main.Q20];[$Main.S20];[$Main.U20])" office:value-type="float" office:value="0.0000953" calcext:value-type="float">
            <text:p>0,000095</text:p>
          </table:table-cell>
          <table:table-cell table:style-name="ce18" table:content-validation-name="val4" table:formula="of:=STDEV([$Main.C20];[$Main.E20];[$Main.G20];[$Main.I20];[$Main.K20];[$Main.M20];[$Main.O20];[$Main.Q20];[$Main.S20];[$Main.U20])" office:value-type="float" office:value="0.00000529255241930688" calcext:value-type="float">
            <text:p>0,000005</text:p>
          </table:table-cell>
          <table:table-cell table:style-name="ce18" table:content-validation-name="val4" table:formula="of:=IF([.$B19]=0;0;(([.E19]-[.$B19])/[.$B19])*100)" office:value-type="float" office:value="0" calcext:value-type="float">
            <text:p>0</text:p>
          </table:table-cell>
          <table:table-cell table:style-name="ce18" table:content-validation-name="val4" table:formula="of:=IF([.$B19]=0;0;(([.F19]-[.$B19])/[.$B19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19]" office:value-type="string" office:string-value="GKD-a_18_n10_m06" calcext:value-type="string">
            <text:p>GKD-a_18_n10_m06</text:p>
          </table:table-cell>
          <table:table-cell table:style-name="ce11" table:content-validation-name="val4" office:value-type="float" office:value="1456.5" calcext:value-type="float">
            <text:p>1456,5</text:p>
          </table:table-cell>
          <table:table-cell table:style-name="ce11" table:content-validation-name="val4" office:value-type="float" office:value="0.003023" calcext:value-type="float">
            <text:p>0,003023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21];[$Main.D21];[$Main.F21];[$Main.H21];[$Main.J21];[$Main.L21];[$Main.N21];[$Main.P21];[$Main.R21];[$Main.T21])" office:value-type="float" office:value="1456.5" calcext:value-type="float">
            <text:p>1456,5</text:p>
          </table:table-cell>
          <table:table-cell table:style-name="ce18" table:content-validation-name="val4" table:formula="of:=AVERAGE([$Main.B21];[$Main.D21];[$Main.F21];[$Main.H21];[$Main.J21];[$Main.L21];[$Main.N21];[$Main.P21];[$Main.R21];[$Main.T21])" office:value-type="float" office:value="1456.5" calcext:value-type="float">
            <text:p>1456,5</text:p>
          </table:table-cell>
          <table:table-cell table:style-name="ce18" table:content-validation-name="val4" table:formula="of:=STDEV([$Main.B21];[$Main.D21];[$Main.F21];[$Main.H21];[$Main.J21];[$Main.L21];[$Main.N21];[$Main.P21];[$Main.R21];[$Main.T21])" office:value-type="float" office:value="0" calcext:value-type="float">
            <text:p>0</text:p>
          </table:table-cell>
          <table:table-cell table:style-name="ce18" table:content-validation-name="val4" table:formula="of:=MIN([$Main.C21];[$Main.E21];[$Main.G21];[$Main.I21];[$Main.K21];[$Main.M21];[$Main.O21];[$Main.Q21];[$Main.S21];[$Main.U21])" office:value-type="float" office:value="0.000089" calcext:value-type="float">
            <text:p>0,000089</text:p>
          </table:table-cell>
          <table:table-cell table:style-name="ce18" table:content-validation-name="val4" table:formula="of:=AVERAGE([$Main.C21];[$Main.E21];[$Main.G21];[$Main.I21];[$Main.K21];[$Main.M21];[$Main.O21];[$Main.Q21];[$Main.S21];[$Main.U21])" office:value-type="float" office:value="0.0000926" calcext:value-type="float">
            <text:p>0,000093</text:p>
          </table:table-cell>
          <table:table-cell table:style-name="ce18" table:content-validation-name="val4" table:formula="of:=STDEV([$Main.C21];[$Main.E21];[$Main.G21];[$Main.I21];[$Main.K21];[$Main.M21];[$Main.O21];[$Main.Q21];[$Main.S21];[$Main.U21])" office:value-type="float" office:value="0.0000033065591380366" calcext:value-type="float">
            <text:p>0,000003</text:p>
          </table:table-cell>
          <table:table-cell table:style-name="ce18" table:content-validation-name="val4" table:formula="of:=IF([.$B20]=0;0;(([.E20]-[.$B20])/[.$B20])*100)" office:value-type="float" office:value="0" calcext:value-type="float">
            <text:p>0</text:p>
          </table:table-cell>
          <table:table-cell table:style-name="ce18" table:content-validation-name="val4" table:formula="of:=IF([.$B20]=0;0;(([.F20]-[.$B20])/[.$B20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0]" office:value-type="string" office:string-value="GKD-a_19_n10_m06" calcext:value-type="string">
            <text:p>GKD-a_19_n10_m06</text:p>
          </table:table-cell>
          <table:table-cell table:style-name="ce11" table:content-validation-name="val4" office:value-type="float" office:value="2056.82" calcext:value-type="float">
            <text:p>2056,82</text:p>
          </table:table-cell>
          <table:table-cell table:style-name="ce11" table:content-validation-name="val4" office:value-type="float" office:value="0.003005" calcext:value-type="float">
            <text:p>0,003005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22];[$Main.D22];[$Main.F22];[$Main.H22];[$Main.J22];[$Main.L22];[$Main.N22];[$Main.P22];[$Main.R22];[$Main.T22])" office:value-type="float" office:value="2056.82" calcext:value-type="float">
            <text:p>2056,82</text:p>
          </table:table-cell>
          <table:table-cell table:style-name="ce18" table:content-validation-name="val4" table:formula="of:=AVERAGE([$Main.B22];[$Main.D22];[$Main.F22];[$Main.H22];[$Main.J22];[$Main.L22];[$Main.N22];[$Main.P22];[$Main.R22];[$Main.T22])" office:value-type="float" office:value="2056.82" calcext:value-type="float">
            <text:p>2056,82</text:p>
          </table:table-cell>
          <table:table-cell table:style-name="ce18" table:content-validation-name="val4" table:formula="of:=STDEV([$Main.B22];[$Main.D22];[$Main.F22];[$Main.H22];[$Main.J22];[$Main.L22];[$Main.N22];[$Main.P22];[$Main.R22];[$Main.T22])" office:value-type="float" office:value="0" calcext:value-type="float">
            <text:p>0</text:p>
          </table:table-cell>
          <table:table-cell table:style-name="ce18" table:content-validation-name="val4" table:formula="of:=MIN([$Main.C22];[$Main.E22];[$Main.G22];[$Main.I22];[$Main.K22];[$Main.M22];[$Main.O22];[$Main.Q22];[$Main.S22];[$Main.U22])" office:value-type="float" office:value="0.000093" calcext:value-type="float">
            <text:p>0,000093</text:p>
          </table:table-cell>
          <table:table-cell table:style-name="ce18" table:content-validation-name="val4" table:formula="of:=AVERAGE([$Main.C22];[$Main.E22];[$Main.G22];[$Main.I22];[$Main.K22];[$Main.M22];[$Main.O22];[$Main.Q22];[$Main.S22];[$Main.U22])" office:value-type="float" office:value="0.0000952" calcext:value-type="float">
            <text:p>0,000095</text:p>
          </table:table-cell>
          <table:table-cell table:style-name="ce18" table:content-validation-name="val4" table:formula="of:=STDEV([$Main.C22];[$Main.E22];[$Main.G22];[$Main.I22];[$Main.K22];[$Main.M22];[$Main.O22];[$Main.Q22];[$Main.S22];[$Main.U22])" office:value-type="float" office:value="0.0000029739610697594" calcext:value-type="float">
            <text:p>0,000003</text:p>
          </table:table-cell>
          <table:table-cell table:style-name="ce18" table:content-validation-name="val4" table:formula="of:=IF([.$B21]=0;0;(([.E21]-[.$B21])/[.$B21])*100)" office:value-type="float" office:value="0" calcext:value-type="float">
            <text:p>0</text:p>
          </table:table-cell>
          <table:table-cell table:style-name="ce18" table:content-validation-name="val4" table:formula="of:=IF([.$B21]=0;0;(([.F21]-[.$B21])/[.$B21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1]" office:value-type="string" office:string-value="GKD-a_20_n10_m06" calcext:value-type="string">
            <text:p>GKD-a_20_n10_m06</text:p>
          </table:table-cell>
          <table:table-cell table:style-name="ce11" table:content-validation-name="val4" office:value-type="float" office:value="959.917" calcext:value-type="float">
            <text:p>959,917</text:p>
          </table:table-cell>
          <table:table-cell table:style-name="ce11" table:content-validation-name="val4" office:value-type="float" office:value="0.002764" calcext:value-type="float">
            <text:p>0,002764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23];[$Main.D23];[$Main.F23];[$Main.H23];[$Main.J23];[$Main.L23];[$Main.N23];[$Main.P23];[$Main.R23];[$Main.T23])" office:value-type="float" office:value="959.917" calcext:value-type="float">
            <text:p>959,917</text:p>
          </table:table-cell>
          <table:table-cell table:style-name="ce18" table:content-validation-name="val4" table:formula="of:=AVERAGE([$Main.B23];[$Main.D23];[$Main.F23];[$Main.H23];[$Main.J23];[$Main.L23];[$Main.N23];[$Main.P23];[$Main.R23];[$Main.T23])" office:value-type="float" office:value="959.917" calcext:value-type="float">
            <text:p>959,917</text:p>
          </table:table-cell>
          <table:table-cell table:style-name="ce18" table:content-validation-name="val4" table:formula="of:=STDEV([$Main.B23];[$Main.D23];[$Main.F23];[$Main.H23];[$Main.J23];[$Main.L23];[$Main.N23];[$Main.P23];[$Main.R23];[$Main.T23])" office:value-type="float" office:value="0" calcext:value-type="float">
            <text:p>0</text:p>
          </table:table-cell>
          <table:table-cell table:style-name="ce18" table:content-validation-name="val4" table:formula="of:=MIN([$Main.C23];[$Main.E23];[$Main.G23];[$Main.I23];[$Main.K23];[$Main.M23];[$Main.O23];[$Main.Q23];[$Main.S23];[$Main.U23])" office:value-type="float" office:value="0.00009" calcext:value-type="float">
            <text:p>0,00009</text:p>
          </table:table-cell>
          <table:table-cell table:style-name="ce18" table:content-validation-name="val4" table:formula="of:=AVERAGE([$Main.C23];[$Main.E23];[$Main.G23];[$Main.I23];[$Main.K23];[$Main.M23];[$Main.O23];[$Main.Q23];[$Main.S23];[$Main.U23])" office:value-type="float" office:value="0.000094" calcext:value-type="float">
            <text:p>0,000094</text:p>
          </table:table-cell>
          <table:table-cell table:style-name="ce18" table:content-validation-name="val4" table:formula="of:=STDEV([$Main.C23];[$Main.E23];[$Main.G23];[$Main.I23];[$Main.K23];[$Main.M23];[$Main.O23];[$Main.Q23];[$Main.S23];[$Main.U23])" office:value-type="float" office:value="0.00000365148371670111" calcext:value-type="float">
            <text:p>0,000004</text:p>
          </table:table-cell>
          <table:table-cell table:style-name="ce18" table:content-validation-name="val4" table:formula="of:=IF([.$B22]=0;0;(([.E22]-[.$B22])/[.$B22])*100)" office:value-type="float" office:value="0" calcext:value-type="float">
            <text:p>0</text:p>
          </table:table-cell>
          <table:table-cell table:style-name="ce18" table:content-validation-name="val4" table:formula="of:=IF([.$B22]=0;0;(([.F22]-[.$B22])/[.$B22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2]" office:value-type="string" office:string-value="GKD-a_21_n10_m08" calcext:value-type="string">
            <text:p>GKD-a_21_n10_m08</text:p>
          </table:table-cell>
          <table:table-cell table:style-name="ce11" table:content-validation-name="val4" office:value-type="float" office:value="4866.97" calcext:value-type="float">
            <text:p>4866,97</text:p>
          </table:table-cell>
          <table:table-cell table:style-name="ce11" table:content-validation-name="val4" office:value-type="float" office:value="0.002714" calcext:value-type="float">
            <text:p>0,002714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24];[$Main.D24];[$Main.F24];[$Main.H24];[$Main.J24];[$Main.L24];[$Main.N24];[$Main.P24];[$Main.R24];[$Main.T24])" office:value-type="float" office:value="4866.97" calcext:value-type="float">
            <text:p>4866,97</text:p>
          </table:table-cell>
          <table:table-cell table:style-name="ce18" table:content-validation-name="val4" table:formula="of:=AVERAGE([$Main.B24];[$Main.D24];[$Main.F24];[$Main.H24];[$Main.J24];[$Main.L24];[$Main.N24];[$Main.P24];[$Main.R24];[$Main.T24])" office:value-type="float" office:value="4866.97" calcext:value-type="float">
            <text:p>4866,97</text:p>
          </table:table-cell>
          <table:table-cell table:style-name="ce18" table:content-validation-name="val4" table:formula="of:=STDEV([$Main.B24];[$Main.D24];[$Main.F24];[$Main.H24];[$Main.J24];[$Main.L24];[$Main.N24];[$Main.P24];[$Main.R24];[$Main.T24])" office:value-type="float" office:value="0" calcext:value-type="float">
            <text:p>0</text:p>
          </table:table-cell>
          <table:table-cell table:style-name="ce18" table:content-validation-name="val4" table:formula="of:=MIN([$Main.C24];[$Main.E24];[$Main.G24];[$Main.I24];[$Main.K24];[$Main.M24];[$Main.O24];[$Main.Q24];[$Main.S24];[$Main.U24])" office:value-type="float" office:value="0.000109" calcext:value-type="float">
            <text:p>0,000109</text:p>
          </table:table-cell>
          <table:table-cell table:style-name="ce18" table:content-validation-name="val4" table:formula="of:=AVERAGE([$Main.C24];[$Main.E24];[$Main.G24];[$Main.I24];[$Main.K24];[$Main.M24];[$Main.O24];[$Main.Q24];[$Main.S24];[$Main.U24])" office:value-type="float" office:value="0.0001133" calcext:value-type="float">
            <text:p>0,000113</text:p>
          </table:table-cell>
          <table:table-cell table:style-name="ce18" table:content-validation-name="val4" table:formula="of:=STDEV([$Main.C24];[$Main.E24];[$Main.G24];[$Main.I24];[$Main.K24];[$Main.M24];[$Main.O24];[$Main.Q24];[$Main.S24];[$Main.U24])" office:value-type="float" office:value="0.00000343349514181816" calcext:value-type="float">
            <text:p>0,000003</text:p>
          </table:table-cell>
          <table:table-cell table:style-name="ce18" table:content-validation-name="val4" table:formula="of:=IF([.$B23]=0;0;(([.E23]-[.$B23])/[.$B23])*100)" office:value-type="float" office:value="0" calcext:value-type="float">
            <text:p>0</text:p>
          </table:table-cell>
          <table:table-cell table:style-name="ce18" table:content-validation-name="val4" table:formula="of:=IF([.$B23]=0;0;(([.F23]-[.$B23])/[.$B23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3]" office:value-type="string" office:string-value="GKD-a_22_n10_m08" calcext:value-type="string">
            <text:p>GKD-a_22_n10_m08</text:p>
          </table:table-cell>
          <table:table-cell table:style-name="ce11" table:content-validation-name="val4" office:value-type="float" office:value="2878.34" calcext:value-type="float">
            <text:p>2878,34</text:p>
          </table:table-cell>
          <table:table-cell table:style-name="ce11" table:content-validation-name="val4" office:value-type="float" office:value="0.002549" calcext:value-type="float">
            <text:p>0,002549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25];[$Main.D25];[$Main.F25];[$Main.H25];[$Main.J25];[$Main.L25];[$Main.N25];[$Main.P25];[$Main.R25];[$Main.T25])" office:value-type="float" office:value="2878.34" calcext:value-type="float">
            <text:p>2878,34</text:p>
          </table:table-cell>
          <table:table-cell table:style-name="ce18" table:content-validation-name="val4" table:formula="of:=AVERAGE([$Main.B25];[$Main.D25];[$Main.F25];[$Main.H25];[$Main.J25];[$Main.L25];[$Main.N25];[$Main.P25];[$Main.R25];[$Main.T25])" office:value-type="float" office:value="2878.34" calcext:value-type="float">
            <text:p>2878,34</text:p>
          </table:table-cell>
          <table:table-cell table:style-name="ce18" table:content-validation-name="val4" table:formula="of:=STDEV([$Main.B25];[$Main.D25];[$Main.F25];[$Main.H25];[$Main.J25];[$Main.L25];[$Main.N25];[$Main.P25];[$Main.R25];[$Main.T25])" office:value-type="float" office:value="0" calcext:value-type="float">
            <text:p>0</text:p>
          </table:table-cell>
          <table:table-cell table:style-name="ce18" table:content-validation-name="val4" table:formula="of:=MIN([$Main.C25];[$Main.E25];[$Main.G25];[$Main.I25];[$Main.K25];[$Main.M25];[$Main.O25];[$Main.Q25];[$Main.S25];[$Main.U25])" office:value-type="float" office:value="0.0001" calcext:value-type="float">
            <text:p>0,0001</text:p>
          </table:table-cell>
          <table:table-cell table:style-name="ce18" table:content-validation-name="val4" table:formula="of:=AVERAGE([$Main.C25];[$Main.E25];[$Main.G25];[$Main.I25];[$Main.K25];[$Main.M25];[$Main.O25];[$Main.Q25];[$Main.S25];[$Main.U25])" office:value-type="float" office:value="0.0001051" calcext:value-type="float">
            <text:p>0,000105</text:p>
          </table:table-cell>
          <table:table-cell table:style-name="ce18" table:content-validation-name="val4" table:formula="of:=STDEV([$Main.C25];[$Main.E25];[$Main.G25];[$Main.I25];[$Main.K25];[$Main.M25];[$Main.O25];[$Main.Q25];[$Main.S25];[$Main.U25])" office:value-type="float" office:value="0.00000453259797957468" calcext:value-type="float">
            <text:p>0,000005</text:p>
          </table:table-cell>
          <table:table-cell table:style-name="ce18" table:content-validation-name="val4" table:formula="of:=IF([.$B24]=0;0;(([.E24]-[.$B24])/[.$B24])*100)" office:value-type="float" office:value="0" calcext:value-type="float">
            <text:p>0</text:p>
          </table:table-cell>
          <table:table-cell table:style-name="ce18" table:content-validation-name="val4" table:formula="of:=IF([.$B24]=0;0;(([.F24]-[.$B24])/[.$B24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4]" office:value-type="string" office:string-value="GKD-a_23_n10_m08" calcext:value-type="string">
            <text:p>GKD-a_23_n10_m08</text:p>
          </table:table-cell>
          <table:table-cell table:style-name="ce11" table:content-validation-name="val4" office:value-type="float" office:value="2416.21" calcext:value-type="float">
            <text:p>2416,21</text:p>
          </table:table-cell>
          <table:table-cell table:style-name="ce11" table:content-validation-name="val4" office:value-type="float" office:value="0.002736" calcext:value-type="float">
            <text:p>0,002736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26];[$Main.D26];[$Main.F26];[$Main.H26];[$Main.J26];[$Main.L26];[$Main.N26];[$Main.P26];[$Main.R26];[$Main.T26])" office:value-type="float" office:value="2416.21" calcext:value-type="float">
            <text:p>2416,21</text:p>
          </table:table-cell>
          <table:table-cell table:style-name="ce18" table:content-validation-name="val4" table:formula="of:=AVERAGE([$Main.B26];[$Main.D26];[$Main.F26];[$Main.H26];[$Main.J26];[$Main.L26];[$Main.N26];[$Main.P26];[$Main.R26];[$Main.T26])" office:value-type="float" office:value="2416.21" calcext:value-type="float">
            <text:p>2416,21</text:p>
          </table:table-cell>
          <table:table-cell table:style-name="ce18" table:content-validation-name="val4" table:formula="of:=STDEV([$Main.B26];[$Main.D26];[$Main.F26];[$Main.H26];[$Main.J26];[$Main.L26];[$Main.N26];[$Main.P26];[$Main.R26];[$Main.T26])" office:value-type="float" office:value="0" calcext:value-type="float">
            <text:p>0</text:p>
          </table:table-cell>
          <table:table-cell table:style-name="ce18" table:content-validation-name="val4" table:formula="of:=MIN([$Main.C26];[$Main.E26];[$Main.G26];[$Main.I26];[$Main.K26];[$Main.M26];[$Main.O26];[$Main.Q26];[$Main.S26];[$Main.U26])" office:value-type="float" office:value="0.000113" calcext:value-type="float">
            <text:p>0,000113</text:p>
          </table:table-cell>
          <table:table-cell table:style-name="ce18" table:content-validation-name="val4" table:formula="of:=AVERAGE([$Main.C26];[$Main.E26];[$Main.G26];[$Main.I26];[$Main.K26];[$Main.M26];[$Main.O26];[$Main.Q26];[$Main.S26];[$Main.U26])" office:value-type="float" office:value="0.0001164" calcext:value-type="float">
            <text:p>0,000116</text:p>
          </table:table-cell>
          <table:table-cell table:style-name="ce18" table:content-validation-name="val4" table:formula="of:=STDEV([$Main.C26];[$Main.E26];[$Main.G26];[$Main.I26];[$Main.K26];[$Main.M26];[$Main.O26];[$Main.Q26];[$Main.S26];[$Main.U26])" office:value-type="float" office:value="0.00000397771570404701" calcext:value-type="float">
            <text:p>0,000004</text:p>
          </table:table-cell>
          <table:table-cell table:style-name="ce18" table:content-validation-name="val4" table:formula="of:=IF([.$B25]=0;0;(([.E25]-[.$B25])/[.$B25])*100)" office:value-type="float" office:value="0" calcext:value-type="float">
            <text:p>0</text:p>
          </table:table-cell>
          <table:table-cell table:style-name="ce18" table:content-validation-name="val4" table:formula="of:=IF([.$B25]=0;0;(([.F25]-[.$B25])/[.$B25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5]" office:value-type="string" office:string-value="GKD-a_24_n10_m08" calcext:value-type="string">
            <text:p>GKD-a_24_n10_m08</text:p>
          </table:table-cell>
          <table:table-cell table:style-name="ce11" table:content-validation-name="val4" office:value-type="float" office:value="3068.41" calcext:value-type="float">
            <text:p>3068,41</text:p>
          </table:table-cell>
          <table:table-cell table:style-name="ce11" table:content-validation-name="val4" office:value-type="float" office:value="0.002659" calcext:value-type="float">
            <text:p>0,002659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27];[$Main.D27];[$Main.F27];[$Main.H27];[$Main.J27];[$Main.L27];[$Main.N27];[$Main.P27];[$Main.R27];[$Main.T27])" office:value-type="float" office:value="3068.41" calcext:value-type="float">
            <text:p>3068,41</text:p>
          </table:table-cell>
          <table:table-cell table:style-name="ce18" table:content-validation-name="val4" table:formula="of:=AVERAGE([$Main.B27];[$Main.D27];[$Main.F27];[$Main.H27];[$Main.J27];[$Main.L27];[$Main.N27];[$Main.P27];[$Main.R27];[$Main.T27])" office:value-type="float" office:value="3068.41" calcext:value-type="float">
            <text:p>3068,41</text:p>
          </table:table-cell>
          <table:table-cell table:style-name="ce18" table:content-validation-name="val4" table:formula="of:=STDEV([$Main.B27];[$Main.D27];[$Main.F27];[$Main.H27];[$Main.J27];[$Main.L27];[$Main.N27];[$Main.P27];[$Main.R27];[$Main.T27])" office:value-type="float" office:value="0" calcext:value-type="float">
            <text:p>0</text:p>
          </table:table-cell>
          <table:table-cell table:style-name="ce18" table:content-validation-name="val4" table:formula="of:=MIN([$Main.C27];[$Main.E27];[$Main.G27];[$Main.I27];[$Main.K27];[$Main.M27];[$Main.O27];[$Main.Q27];[$Main.S27];[$Main.U27])" office:value-type="float" office:value="0.000107" calcext:value-type="float">
            <text:p>0,000107</text:p>
          </table:table-cell>
          <table:table-cell table:style-name="ce18" table:content-validation-name="val4" table:formula="of:=AVERAGE([$Main.C27];[$Main.E27];[$Main.G27];[$Main.I27];[$Main.K27];[$Main.M27];[$Main.O27];[$Main.Q27];[$Main.S27];[$Main.U27])" office:value-type="float" office:value="0.0001124" calcext:value-type="float">
            <text:p>0,000112</text:p>
          </table:table-cell>
          <table:table-cell table:style-name="ce18" table:content-validation-name="val4" table:formula="of:=STDEV([$Main.C27];[$Main.E27];[$Main.G27];[$Main.I27];[$Main.K27];[$Main.M27];[$Main.O27];[$Main.Q27];[$Main.S27];[$Main.U27])" office:value-type="float" office:value="0.00000432563418600222" calcext:value-type="float">
            <text:p>0,000004</text:p>
          </table:table-cell>
          <table:table-cell table:style-name="ce18" table:content-validation-name="val4" table:formula="of:=IF([.$B26]=0;0;(([.E26]-[.$B26])/[.$B26])*100)" office:value-type="float" office:value="0" calcext:value-type="float">
            <text:p>0</text:p>
          </table:table-cell>
          <table:table-cell table:style-name="ce18" table:content-validation-name="val4" table:formula="of:=IF([.$B26]=0;0;(([.F26]-[.$B26])/[.$B26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6]" office:value-type="string" office:string-value="GKD-a_25_n10_m08" calcext:value-type="string">
            <text:p>GKD-a_25_n10_m08</text:p>
          </table:table-cell>
          <table:table-cell table:style-name="ce11" table:content-validation-name="val4" office:value-type="float" office:value="3078.5" calcext:value-type="float">
            <text:p>3078,5</text:p>
          </table:table-cell>
          <table:table-cell table:style-name="ce11" table:content-validation-name="val4" office:value-type="float" office:value="0.002589" calcext:value-type="float">
            <text:p>0,002589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28];[$Main.D28];[$Main.F28];[$Main.H28];[$Main.J28];[$Main.L28];[$Main.N28];[$Main.P28];[$Main.R28];[$Main.T28])" office:value-type="float" office:value="3078.5" calcext:value-type="float">
            <text:p>3078,5</text:p>
          </table:table-cell>
          <table:table-cell table:style-name="ce18" table:content-validation-name="val4" table:formula="of:=AVERAGE([$Main.B28];[$Main.D28];[$Main.F28];[$Main.H28];[$Main.J28];[$Main.L28];[$Main.N28];[$Main.P28];[$Main.R28];[$Main.T28])" office:value-type="float" office:value="3078.5" calcext:value-type="float">
            <text:p>3078,5</text:p>
          </table:table-cell>
          <table:table-cell table:style-name="ce18" table:content-validation-name="val4" table:formula="of:=STDEV([$Main.B28];[$Main.D28];[$Main.F28];[$Main.H28];[$Main.J28];[$Main.L28];[$Main.N28];[$Main.P28];[$Main.R28];[$Main.T28])" office:value-type="float" office:value="0" calcext:value-type="float">
            <text:p>0</text:p>
          </table:table-cell>
          <table:table-cell table:style-name="ce18" table:content-validation-name="val4" table:formula="of:=MIN([$Main.C28];[$Main.E28];[$Main.G28];[$Main.I28];[$Main.K28];[$Main.M28];[$Main.O28];[$Main.Q28];[$Main.S28];[$Main.U28])" office:value-type="float" office:value="0.000104" calcext:value-type="float">
            <text:p>0,000104</text:p>
          </table:table-cell>
          <table:table-cell table:style-name="ce18" table:content-validation-name="val4" table:formula="of:=AVERAGE([$Main.C28];[$Main.E28];[$Main.G28];[$Main.I28];[$Main.K28];[$Main.M28];[$Main.O28];[$Main.Q28];[$Main.S28];[$Main.U28])" office:value-type="float" office:value="0.0001089" calcext:value-type="float">
            <text:p>0,000109</text:p>
          </table:table-cell>
          <table:table-cell table:style-name="ce18" table:content-validation-name="val4" table:formula="of:=STDEV([$Main.C28];[$Main.E28];[$Main.G28];[$Main.I28];[$Main.K28];[$Main.M28];[$Main.O28];[$Main.Q28];[$Main.S28];[$Main.U28])" office:value-type="float" office:value="0.00000357304725222976" calcext:value-type="float">
            <text:p>0,000004</text:p>
          </table:table-cell>
          <table:table-cell table:style-name="ce18" table:content-validation-name="val4" table:formula="of:=IF([.$B27]=0;0;(([.E27]-[.$B27])/[.$B27])*100)" office:value-type="float" office:value="0" calcext:value-type="float">
            <text:p>0</text:p>
          </table:table-cell>
          <table:table-cell table:style-name="ce18" table:content-validation-name="val4" table:formula="of:=IF([.$B27]=0;0;(([.F27]-[.$B27])/[.$B27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7]" office:value-type="string" office:string-value="GKD-a_26_n15_m03" calcext:value-type="string">
            <text:p>GKD-a_26_n15_m03</text:p>
          </table:table-cell>
          <table:table-cell table:style-name="ce11" table:content-validation-name="val4" office:value-type="float" office:value="74.1438" calcext:value-type="float">
            <text:p>74,1438</text:p>
          </table:table-cell>
          <table:table-cell table:style-name="ce11" table:content-validation-name="val4" office:value-type="float" office:value="0.004063" calcext:value-type="float">
            <text:p>0,004063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29];[$Main.D29];[$Main.F29];[$Main.H29];[$Main.J29];[$Main.L29];[$Main.N29];[$Main.P29];[$Main.R29];[$Main.T29])" office:value-type="float" office:value="74.1438" calcext:value-type="float">
            <text:p>74,1438</text:p>
          </table:table-cell>
          <table:table-cell table:style-name="ce18" table:content-validation-name="val4" table:formula="of:=AVERAGE([$Main.B29];[$Main.D29];[$Main.F29];[$Main.H29];[$Main.J29];[$Main.L29];[$Main.N29];[$Main.P29];[$Main.R29];[$Main.T29])" office:value-type="float" office:value="74.1438" calcext:value-type="float">
            <text:p>74,1438</text:p>
          </table:table-cell>
          <table:table-cell table:style-name="ce18" table:content-validation-name="val4" table:formula="of:=STDEV([$Main.B29];[$Main.D29];[$Main.F29];[$Main.H29];[$Main.J29];[$Main.L29];[$Main.N29];[$Main.P29];[$Main.R29];[$Main.T29])" office:value-type="float" office:value="0" calcext:value-type="float">
            <text:p>0</text:p>
          </table:table-cell>
          <table:table-cell table:style-name="ce18" table:content-validation-name="val4" table:formula="of:=MIN([$Main.C29];[$Main.E29];[$Main.G29];[$Main.I29];[$Main.K29];[$Main.M29];[$Main.O29];[$Main.Q29];[$Main.S29];[$Main.U29])" office:value-type="float" office:value="0.000185" calcext:value-type="float">
            <text:p>0,000185</text:p>
          </table:table-cell>
          <table:table-cell table:style-name="ce18" table:content-validation-name="val4" table:formula="of:=AVERAGE([$Main.C29];[$Main.E29];[$Main.G29];[$Main.I29];[$Main.K29];[$Main.M29];[$Main.O29];[$Main.Q29];[$Main.S29];[$Main.U29])" office:value-type="float" office:value="0.0001957" calcext:value-type="float">
            <text:p>0,000196</text:p>
          </table:table-cell>
          <table:table-cell table:style-name="ce18" table:content-validation-name="val4" table:formula="of:=STDEV([$Main.C29];[$Main.E29];[$Main.G29];[$Main.I29];[$Main.K29];[$Main.M29];[$Main.O29];[$Main.Q29];[$Main.S29];[$Main.U29])" office:value-type="float" office:value="0.00000962692982096461" calcext:value-type="float">
            <text:p>0,00001</text:p>
          </table:table-cell>
          <table:table-cell table:style-name="ce18" table:content-validation-name="val4" table:formula="of:=IF([.$B28]=0;0;(([.E28]-[.$B28])/[.$B28])*100)" office:value-type="float" office:value="0" calcext:value-type="float">
            <text:p>0</text:p>
          </table:table-cell>
          <table:table-cell table:style-name="ce18" table:content-validation-name="val4" table:formula="of:=IF([.$B28]=0;0;(([.F28]-[.$B28])/[.$B28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8]" office:value-type="string" office:string-value="GKD-a_27_n15_m03" calcext:value-type="string">
            <text:p>GKD-a_27_n15_m03</text:p>
          </table:table-cell>
          <table:table-cell table:style-name="ce11" table:content-validation-name="val4" office:value-type="float" office:value="367.026" calcext:value-type="float">
            <text:p>367,026</text:p>
          </table:table-cell>
          <table:table-cell table:style-name="ce11" table:content-validation-name="val4" office:value-type="float" office:value="0.004037" calcext:value-type="float">
            <text:p>0,004037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30];[$Main.D30];[$Main.F30];[$Main.H30];[$Main.J30];[$Main.L30];[$Main.N30];[$Main.P30];[$Main.R30];[$Main.T30])" office:value-type="float" office:value="367.026" calcext:value-type="float">
            <text:p>367,026</text:p>
          </table:table-cell>
          <table:table-cell table:style-name="ce18" table:content-validation-name="val4" table:formula="of:=AVERAGE([$Main.B30];[$Main.D30];[$Main.F30];[$Main.H30];[$Main.J30];[$Main.L30];[$Main.N30];[$Main.P30];[$Main.R30];[$Main.T30])" office:value-type="float" office:value="367.026" calcext:value-type="float">
            <text:p>367,026</text:p>
          </table:table-cell>
          <table:table-cell table:style-name="ce18" table:content-validation-name="val4" table:formula="of:=STDEV([$Main.B30];[$Main.D30];[$Main.F30];[$Main.H30];[$Main.J30];[$Main.L30];[$Main.N30];[$Main.P30];[$Main.R30];[$Main.T30])" office:value-type="float" office:value="0" calcext:value-type="float">
            <text:p>0</text:p>
          </table:table-cell>
          <table:table-cell table:style-name="ce18" table:content-validation-name="val4" table:formula="of:=MIN([$Main.C30];[$Main.E30];[$Main.G30];[$Main.I30];[$Main.K30];[$Main.M30];[$Main.O30];[$Main.Q30];[$Main.S30];[$Main.U30])" office:value-type="float" office:value="0.000183" calcext:value-type="float">
            <text:p>0,000183</text:p>
          </table:table-cell>
          <table:table-cell table:style-name="ce18" table:content-validation-name="val4" table:formula="of:=AVERAGE([$Main.C30];[$Main.E30];[$Main.G30];[$Main.I30];[$Main.K30];[$Main.M30];[$Main.O30];[$Main.Q30];[$Main.S30];[$Main.U30])" office:value-type="float" office:value="0.0001948" calcext:value-type="float">
            <text:p>0,000195</text:p>
          </table:table-cell>
          <table:table-cell table:style-name="ce18" table:content-validation-name="val4" table:formula="of:=STDEV([$Main.C30];[$Main.E30];[$Main.G30];[$Main.I30];[$Main.K30];[$Main.M30];[$Main.O30];[$Main.Q30];[$Main.S30];[$Main.U30])" office:value-type="float" office:value="0.0000100088849417794" calcext:value-type="float">
            <text:p>0,00001</text:p>
          </table:table-cell>
          <table:table-cell table:style-name="ce18" table:content-validation-name="val4" table:formula="of:=IF([.$B29]=0;0;(([.E29]-[.$B29])/[.$B29])*100)" office:value-type="float" office:value="0" calcext:value-type="float">
            <text:p>0</text:p>
          </table:table-cell>
          <table:table-cell table:style-name="ce18" table:content-validation-name="val4" table:formula="of:=IF([.$B29]=0;0;(([.F29]-[.$B29])/[.$B29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29]" office:value-type="string" office:string-value="GKD-a_28_n15_m03" calcext:value-type="string">
            <text:p>GKD-a_28_n15_m03</text:p>
          </table:table-cell>
          <table:table-cell table:style-name="ce11" table:content-validation-name="val4" office:value-type="float" office:value="350.325" calcext:value-type="float">
            <text:p>350,325</text:p>
          </table:table-cell>
          <table:table-cell table:style-name="ce11" table:content-validation-name="val4" office:value-type="float" office:value="0.004178" calcext:value-type="float">
            <text:p>0,004178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31];[$Main.D31];[$Main.F31];[$Main.H31];[$Main.J31];[$Main.L31];[$Main.N31];[$Main.P31];[$Main.R31];[$Main.T31])" office:value-type="float" office:value="350.325" calcext:value-type="float">
            <text:p>350,325</text:p>
          </table:table-cell>
          <table:table-cell table:style-name="ce18" table:content-validation-name="val4" table:formula="of:=AVERAGE([$Main.B31];[$Main.D31];[$Main.F31];[$Main.H31];[$Main.J31];[$Main.L31];[$Main.N31];[$Main.P31];[$Main.R31];[$Main.T31])" office:value-type="float" office:value="350.325" calcext:value-type="float">
            <text:p>350,325</text:p>
          </table:table-cell>
          <table:table-cell table:style-name="ce18" table:content-validation-name="val4" table:formula="of:=STDEV([$Main.B31];[$Main.D31];[$Main.F31];[$Main.H31];[$Main.J31];[$Main.L31];[$Main.N31];[$Main.P31];[$Main.R31];[$Main.T31])" office:value-type="float" office:value="0" calcext:value-type="float">
            <text:p>0</text:p>
          </table:table-cell>
          <table:table-cell table:style-name="ce18" table:content-validation-name="val4" table:formula="of:=MIN([$Main.C31];[$Main.E31];[$Main.G31];[$Main.I31];[$Main.K31];[$Main.M31];[$Main.O31];[$Main.Q31];[$Main.S31];[$Main.U31])" office:value-type="float" office:value="0.000182" calcext:value-type="float">
            <text:p>0,000182</text:p>
          </table:table-cell>
          <table:table-cell table:style-name="ce18" table:content-validation-name="val4" table:formula="of:=AVERAGE([$Main.C31];[$Main.E31];[$Main.G31];[$Main.I31];[$Main.K31];[$Main.M31];[$Main.O31];[$Main.Q31];[$Main.S31];[$Main.U31])" office:value-type="float" office:value="0.0001895" calcext:value-type="float">
            <text:p>0,00019</text:p>
          </table:table-cell>
          <table:table-cell table:style-name="ce18" table:content-validation-name="val4" table:formula="of:=STDEV([$Main.C31];[$Main.E31];[$Main.G31];[$Main.I31];[$Main.K31];[$Main.M31];[$Main.O31];[$Main.Q31];[$Main.S31];[$Main.U31])" office:value-type="float" office:value="0.00000932440048713291" calcext:value-type="float">
            <text:p>0,000009</text:p>
          </table:table-cell>
          <table:table-cell table:style-name="ce18" table:content-validation-name="val4" table:formula="of:=IF([.$B30]=0;0;(([.E30]-[.$B30])/[.$B30])*100)" office:value-type="float" office:value="0" calcext:value-type="float">
            <text:p>0</text:p>
          </table:table-cell>
          <table:table-cell table:style-name="ce18" table:content-validation-name="val4" table:formula="of:=IF([.$B30]=0;0;(([.F30]-[.$B30])/[.$B30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0]" office:value-type="string" office:string-value="GKD-a_29_n15_m03" calcext:value-type="string">
            <text:p>GKD-a_29_n15_m03</text:p>
          </table:table-cell>
          <table:table-cell table:style-name="ce11" table:content-validation-name="val4" office:value-type="float" office:value="271.062" calcext:value-type="float">
            <text:p>271,062</text:p>
          </table:table-cell>
          <table:table-cell table:style-name="ce11" table:content-validation-name="val4" office:value-type="float" office:value="0.004184" calcext:value-type="float">
            <text:p>0,004184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32];[$Main.D32];[$Main.F32];[$Main.H32];[$Main.J32];[$Main.L32];[$Main.N32];[$Main.P32];[$Main.R32];[$Main.T32])" office:value-type="float" office:value="271.062" calcext:value-type="float">
            <text:p>271,062</text:p>
          </table:table-cell>
          <table:table-cell table:style-name="ce18" table:content-validation-name="val4" table:formula="of:=AVERAGE([$Main.B32];[$Main.D32];[$Main.F32];[$Main.H32];[$Main.J32];[$Main.L32];[$Main.N32];[$Main.P32];[$Main.R32];[$Main.T32])" office:value-type="float" office:value="271.062" calcext:value-type="float">
            <text:p>271,062</text:p>
          </table:table-cell>
          <table:table-cell table:style-name="ce18" table:content-validation-name="val4" table:formula="of:=STDEV([$Main.B32];[$Main.D32];[$Main.F32];[$Main.H32];[$Main.J32];[$Main.L32];[$Main.N32];[$Main.P32];[$Main.R32];[$Main.T32])" office:value-type="float" office:value="0" calcext:value-type="float">
            <text:p>0</text:p>
          </table:table-cell>
          <table:table-cell table:style-name="ce18" table:content-validation-name="val4" table:formula="of:=MIN([$Main.C32];[$Main.E32];[$Main.G32];[$Main.I32];[$Main.K32];[$Main.M32];[$Main.O32];[$Main.Q32];[$Main.S32];[$Main.U32])" office:value-type="float" office:value="0.000157" calcext:value-type="float">
            <text:p>0,000157</text:p>
          </table:table-cell>
          <table:table-cell table:style-name="ce18" table:content-validation-name="val4" table:formula="of:=AVERAGE([$Main.C32];[$Main.E32];[$Main.G32];[$Main.I32];[$Main.K32];[$Main.M32];[$Main.O32];[$Main.Q32];[$Main.S32];[$Main.U32])" office:value-type="float" office:value="0.0001906" calcext:value-type="float">
            <text:p>0,000191</text:p>
          </table:table-cell>
          <table:table-cell table:style-name="ce18" table:content-validation-name="val4" table:formula="of:=STDEV([$Main.C32];[$Main.E32];[$Main.G32];[$Main.I32];[$Main.K32];[$Main.M32];[$Main.O32];[$Main.Q32];[$Main.S32];[$Main.U32])" office:value-type="float" office:value="0.0000191786918798499" calcext:value-type="float">
            <text:p>0,000019</text:p>
          </table:table-cell>
          <table:table-cell table:style-name="ce18" table:content-validation-name="val4" table:formula="of:=IF([.$B31]=0;0;(([.E31]-[.$B31])/[.$B31])*100)" office:value-type="float" office:value="0" calcext:value-type="float">
            <text:p>0</text:p>
          </table:table-cell>
          <table:table-cell table:style-name="ce18" table:content-validation-name="val4" table:formula="of:=IF([.$B31]=0;0;(([.F31]-[.$B31])/[.$B31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1]" office:value-type="string" office:string-value="GKD-a_30_n15_m03" calcext:value-type="string">
            <text:p>GKD-a_30_n15_m03</text:p>
          </table:table-cell>
          <table:table-cell table:style-name="ce11" table:content-validation-name="val4" office:value-type="float" office:value="288.374" calcext:value-type="float">
            <text:p>288,374</text:p>
          </table:table-cell>
          <table:table-cell table:style-name="ce11" table:content-validation-name="val4" office:value-type="float" office:value="0.004066" calcext:value-type="float">
            <text:p>0,004066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33];[$Main.D33];[$Main.F33];[$Main.H33];[$Main.J33];[$Main.L33];[$Main.N33];[$Main.P33];[$Main.R33];[$Main.T33])" office:value-type="float" office:value="288.374" calcext:value-type="float">
            <text:p>288,374</text:p>
          </table:table-cell>
          <table:table-cell table:style-name="ce18" table:content-validation-name="val4" table:formula="of:=AVERAGE([$Main.B33];[$Main.D33];[$Main.F33];[$Main.H33];[$Main.J33];[$Main.L33];[$Main.N33];[$Main.P33];[$Main.R33];[$Main.T33])" office:value-type="float" office:value="288.374" calcext:value-type="float">
            <text:p>288,374</text:p>
          </table:table-cell>
          <table:table-cell table:style-name="ce18" table:content-validation-name="val4" table:formula="of:=STDEV([$Main.B33];[$Main.D33];[$Main.F33];[$Main.H33];[$Main.J33];[$Main.L33];[$Main.N33];[$Main.P33];[$Main.R33];[$Main.T33])" office:value-type="float" office:value="0" calcext:value-type="float">
            <text:p>0</text:p>
          </table:table-cell>
          <table:table-cell table:style-name="ce18" table:content-validation-name="val4" table:formula="of:=MIN([$Main.C33];[$Main.E33];[$Main.G33];[$Main.I33];[$Main.K33];[$Main.M33];[$Main.O33];[$Main.Q33];[$Main.S33];[$Main.U33])" office:value-type="float" office:value="0.000153" calcext:value-type="float">
            <text:p>0,000153</text:p>
          </table:table-cell>
          <table:table-cell table:style-name="ce18" table:content-validation-name="val4" table:formula="of:=AVERAGE([$Main.C33];[$Main.E33];[$Main.G33];[$Main.I33];[$Main.K33];[$Main.M33];[$Main.O33];[$Main.Q33];[$Main.S33];[$Main.U33])" office:value-type="float" office:value="0.0001895" calcext:value-type="float">
            <text:p>0,00019</text:p>
          </table:table-cell>
          <table:table-cell table:style-name="ce18" table:content-validation-name="val4" table:formula="of:=STDEV([$Main.C33];[$Main.E33];[$Main.G33];[$Main.I33];[$Main.K33];[$Main.M33];[$Main.O33];[$Main.Q33];[$Main.S33];[$Main.U33])" office:value-type="float" office:value="0.0000147214884513157" calcext:value-type="float">
            <text:p>0,000015</text:p>
          </table:table-cell>
          <table:table-cell table:style-name="ce18" table:content-validation-name="val4" table:formula="of:=IF([.$B32]=0;0;(([.E32]-[.$B32])/[.$B32])*100)" office:value-type="float" office:value="0" calcext:value-type="float">
            <text:p>0</text:p>
          </table:table-cell>
          <table:table-cell table:style-name="ce18" table:content-validation-name="val4" table:formula="of:=IF([.$B32]=0;0;(([.F32]-[.$B32])/[.$B32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2]" office:value-type="string" office:string-value="GKD-a_31_n15_m04" calcext:value-type="string">
            <text:p>GKD-a_31_n15_m04</text:p>
          </table:table-cell>
          <table:table-cell table:style-name="ce11" table:content-validation-name="val4" office:value-type="float" office:value="179.171" calcext:value-type="float">
            <text:p>179,171</text:p>
          </table:table-cell>
          <table:table-cell table:style-name="ce11" table:content-validation-name="val4" office:value-type="float" office:value="0.004278" calcext:value-type="float">
            <text:p>0,004278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34];[$Main.D34];[$Main.F34];[$Main.H34];[$Main.J34];[$Main.L34];[$Main.N34];[$Main.P34];[$Main.R34];[$Main.T34])" office:value-type="float" office:value="179.171" calcext:value-type="float">
            <text:p>179,171</text:p>
          </table:table-cell>
          <table:table-cell table:style-name="ce18" table:content-validation-name="val4" table:formula="of:=AVERAGE([$Main.B34];[$Main.D34];[$Main.F34];[$Main.H34];[$Main.J34];[$Main.L34];[$Main.N34];[$Main.P34];[$Main.R34];[$Main.T34])" office:value-type="float" office:value="179.171" calcext:value-type="float">
            <text:p>179,171</text:p>
          </table:table-cell>
          <table:table-cell table:style-name="ce18" table:content-validation-name="val4" table:formula="of:=STDEV([$Main.B34];[$Main.D34];[$Main.F34];[$Main.H34];[$Main.J34];[$Main.L34];[$Main.N34];[$Main.P34];[$Main.R34];[$Main.T34])" office:value-type="float" office:value="0" calcext:value-type="float">
            <text:p>0</text:p>
          </table:table-cell>
          <table:table-cell table:style-name="ce18" table:content-validation-name="val4" table:formula="of:=MIN([$Main.C34];[$Main.E34];[$Main.G34];[$Main.I34];[$Main.K34];[$Main.M34];[$Main.O34];[$Main.Q34];[$Main.S34];[$Main.U34])" office:value-type="float" office:value="0.000217" calcext:value-type="float">
            <text:p>0,000217</text:p>
          </table:table-cell>
          <table:table-cell table:style-name="ce18" table:content-validation-name="val4" table:formula="of:=AVERAGE([$Main.C34];[$Main.E34];[$Main.G34];[$Main.I34];[$Main.K34];[$Main.M34];[$Main.O34];[$Main.Q34];[$Main.S34];[$Main.U34])" office:value-type="float" office:value="0.0002206" calcext:value-type="float">
            <text:p>0,000221</text:p>
          </table:table-cell>
          <table:table-cell table:style-name="ce18" table:content-validation-name="val4" table:formula="of:=STDEV([$Main.C34];[$Main.E34];[$Main.G34];[$Main.I34];[$Main.K34];[$Main.M34];[$Main.O34];[$Main.Q34];[$Main.S34];[$Main.U34])" office:value-type="float" office:value="0.00000383550663030467" calcext:value-type="float">
            <text:p>0,000004</text:p>
          </table:table-cell>
          <table:table-cell table:style-name="ce18" table:content-validation-name="val4" table:formula="of:=IF([.$B33]=0;0;(([.E33]-[.$B33])/[.$B33])*100)" office:value-type="float" office:value="0" calcext:value-type="float">
            <text:p>0</text:p>
          </table:table-cell>
          <table:table-cell table:style-name="ce18" table:content-validation-name="val4" table:formula="of:=IF([.$B33]=0;0;(([.F33]-[.$B33])/[.$B33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3]" office:value-type="string" office:string-value="GKD-a_32_n15_m04" calcext:value-type="string">
            <text:p>GKD-a_32_n15_m04</text:p>
          </table:table-cell>
          <table:table-cell table:style-name="ce11" table:content-validation-name="val4" office:value-type="float" office:value="433.533" calcext:value-type="float">
            <text:p>433,533</text:p>
          </table:table-cell>
          <table:table-cell table:style-name="ce11" table:content-validation-name="val4" office:value-type="float" office:value="0.004175" calcext:value-type="float">
            <text:p>0,004175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35];[$Main.D35];[$Main.F35];[$Main.H35];[$Main.J35];[$Main.L35];[$Main.N35];[$Main.P35];[$Main.R35];[$Main.T35])" office:value-type="float" office:value="433.533" calcext:value-type="float">
            <text:p>433,533</text:p>
          </table:table-cell>
          <table:table-cell table:style-name="ce18" table:content-validation-name="val4" table:formula="of:=AVERAGE([$Main.B35];[$Main.D35];[$Main.F35];[$Main.H35];[$Main.J35];[$Main.L35];[$Main.N35];[$Main.P35];[$Main.R35];[$Main.T35])" office:value-type="float" office:value="449.0195" calcext:value-type="float">
            <text:p>449,0195</text:p>
          </table:table-cell>
          <table:table-cell table:style-name="ce18" table:content-validation-name="val4" table:formula="of:=STDEV([$Main.B35];[$Main.D35];[$Main.F35];[$Main.H35];[$Main.J35];[$Main.L35];[$Main.N35];[$Main.P35];[$Main.R35];[$Main.T35])" office:value-type="float" office:value="16.3242043280658" calcext:value-type="float">
            <text:p>16,324204</text:p>
          </table:table-cell>
          <table:table-cell table:style-name="ce18" table:content-validation-name="val4" table:formula="of:=MIN([$Main.C35];[$Main.E35];[$Main.G35];[$Main.I35];[$Main.K35];[$Main.M35];[$Main.O35];[$Main.Q35];[$Main.S35];[$Main.U35])" office:value-type="float" office:value="0.000203" calcext:value-type="float">
            <text:p>0,000203</text:p>
          </table:table-cell>
          <table:table-cell table:style-name="ce18" table:content-validation-name="val4" table:formula="of:=AVERAGE([$Main.C35];[$Main.E35];[$Main.G35];[$Main.I35];[$Main.K35];[$Main.M35];[$Main.O35];[$Main.Q35];[$Main.S35];[$Main.U35])" office:value-type="float" office:value="0.0002134" calcext:value-type="float">
            <text:p>0,000213</text:p>
          </table:table-cell>
          <table:table-cell table:style-name="ce18" table:content-validation-name="val4" table:formula="of:=STDEV([$Main.C35];[$Main.E35];[$Main.G35];[$Main.I35];[$Main.K35];[$Main.M35];[$Main.O35];[$Main.Q35];[$Main.S35];[$Main.U35])" office:value-type="float" office:value="0.00000939503414930817" calcext:value-type="float">
            <text:p>0,000009</text:p>
          </table:table-cell>
          <table:table-cell table:style-name="ce18" table:content-validation-name="val4" table:formula="of:=IF([.$B34]=0;0;(([.E34]-[.$B34])/[.$B34])*100)" office:value-type="float" office:value="0" calcext:value-type="float">
            <text:p>0</text:p>
          </table:table-cell>
          <table:table-cell table:style-name="ce18" table:content-validation-name="val4" table:formula="of:=IF([.$B34]=0;0;(([.F34]-[.$B34])/[.$B34])*100)" office:value-type="float" office:value="3.57216175008592" calcext:value-type="float">
            <text:p>3,572162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4]" office:value-type="string" office:string-value="GKD-a_33_n15_m04" calcext:value-type="string">
            <text:p>GKD-a_33_n15_m04</text:p>
          </table:table-cell>
          <table:table-cell table:style-name="ce11" table:content-validation-name="val4" office:value-type="float" office:value="794.662" calcext:value-type="float">
            <text:p>794,662</text:p>
          </table:table-cell>
          <table:table-cell table:style-name="ce11" table:content-validation-name="val4" office:value-type="float" office:value="0.004313" calcext:value-type="float">
            <text:p>0,004313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36];[$Main.D36];[$Main.F36];[$Main.H36];[$Main.J36];[$Main.L36];[$Main.N36];[$Main.P36];[$Main.R36];[$Main.T36])" office:value-type="float" office:value="794.662" calcext:value-type="float">
            <text:p>794,662</text:p>
          </table:table-cell>
          <table:table-cell table:style-name="ce18" table:content-validation-name="val4" table:formula="of:=AVERAGE([$Main.B36];[$Main.D36];[$Main.F36];[$Main.H36];[$Main.J36];[$Main.L36];[$Main.N36];[$Main.P36];[$Main.R36];[$Main.T36])" office:value-type="float" office:value="794.662" calcext:value-type="float">
            <text:p>794,662</text:p>
          </table:table-cell>
          <table:table-cell table:style-name="ce18" table:content-validation-name="val4" table:formula="of:=STDEV([$Main.B36];[$Main.D36];[$Main.F36];[$Main.H36];[$Main.J36];[$Main.L36];[$Main.N36];[$Main.P36];[$Main.R36];[$Main.T36])" office:value-type="float" office:value="0" calcext:value-type="float">
            <text:p>0</text:p>
          </table:table-cell>
          <table:table-cell table:style-name="ce18" table:content-validation-name="val4" table:formula="of:=MIN([$Main.C36];[$Main.E36];[$Main.G36];[$Main.I36];[$Main.K36];[$Main.M36];[$Main.O36];[$Main.Q36];[$Main.S36];[$Main.U36])" office:value-type="float" office:value="0.000209" calcext:value-type="float">
            <text:p>0,000209</text:p>
          </table:table-cell>
          <table:table-cell table:style-name="ce18" table:content-validation-name="val4" table:formula="of:=AVERAGE([$Main.C36];[$Main.E36];[$Main.G36];[$Main.I36];[$Main.K36];[$Main.M36];[$Main.O36];[$Main.Q36];[$Main.S36];[$Main.U36])" office:value-type="float" office:value="0.0002273" calcext:value-type="float">
            <text:p>0,000227</text:p>
          </table:table-cell>
          <table:table-cell table:style-name="ce18" table:content-validation-name="val4" table:formula="of:=STDEV([$Main.C36];[$Main.E36];[$Main.G36];[$Main.I36];[$Main.K36];[$Main.M36];[$Main.O36];[$Main.Q36];[$Main.S36];[$Main.U36])" office:value-type="float" office:value="0.0000234665246207822" calcext:value-type="float">
            <text:p>0,000023</text:p>
          </table:table-cell>
          <table:table-cell table:style-name="ce18" table:content-validation-name="val4" table:formula="of:=IF([.$B35]=0;0;(([.E35]-[.$B35])/[.$B35])*100)" office:value-type="float" office:value="0" calcext:value-type="float">
            <text:p>0</text:p>
          </table:table-cell>
          <table:table-cell table:style-name="ce18" table:content-validation-name="val4" table:formula="of:=IF([.$B35]=0;0;(([.F35]-[.$B35])/[.$B35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5]" office:value-type="string" office:string-value="GKD-a_34_n15_m04" calcext:value-type="string">
            <text:p>GKD-a_34_n15_m04</text:p>
          </table:table-cell>
          <table:table-cell table:style-name="ce11" table:content-validation-name="val4" office:value-type="float" office:value="473.573" calcext:value-type="float">
            <text:p>473,573</text:p>
          </table:table-cell>
          <table:table-cell table:style-name="ce11" table:content-validation-name="val4" office:value-type="float" office:value="0.013033" calcext:value-type="float">
            <text:p>0,013033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37];[$Main.D37];[$Main.F37];[$Main.H37];[$Main.J37];[$Main.L37];[$Main.N37];[$Main.P37];[$Main.R37];[$Main.T37])" office:value-type="float" office:value="473.573" calcext:value-type="float">
            <text:p>473,573</text:p>
          </table:table-cell>
          <table:table-cell table:style-name="ce18" table:content-validation-name="val4" table:formula="of:=AVERAGE([$Main.B37];[$Main.D37];[$Main.F37];[$Main.H37];[$Main.J37];[$Main.L37];[$Main.N37];[$Main.P37];[$Main.R37];[$Main.T37])" office:value-type="float" office:value="474.6968" calcext:value-type="float">
            <text:p>474,6968</text:p>
          </table:table-cell>
          <table:table-cell table:style-name="ce18" table:content-validation-name="val4" table:formula="of:=STDEV([$Main.B37];[$Main.D37];[$Main.F37];[$Main.H37];[$Main.J37];[$Main.L37];[$Main.N37];[$Main.P37];[$Main.R37];[$Main.T37])" office:value-type="float" office:value="0.96721304099289" calcext:value-type="float">
            <text:p>0,967213</text:p>
          </table:table-cell>
          <table:table-cell table:style-name="ce18" table:content-validation-name="val4" table:formula="of:=MIN([$Main.C37];[$Main.E37];[$Main.G37];[$Main.I37];[$Main.K37];[$Main.M37];[$Main.O37];[$Main.Q37];[$Main.S37];[$Main.U37])" office:value-type="float" office:value="0.000204" calcext:value-type="float">
            <text:p>0,000204</text:p>
          </table:table-cell>
          <table:table-cell table:style-name="ce18" table:content-validation-name="val4" table:formula="of:=AVERAGE([$Main.C37];[$Main.E37];[$Main.G37];[$Main.I37];[$Main.K37];[$Main.M37];[$Main.O37];[$Main.Q37];[$Main.S37];[$Main.U37])" office:value-type="float" office:value="0.0002084" calcext:value-type="float">
            <text:p>0,000208</text:p>
          </table:table-cell>
          <table:table-cell table:style-name="ce18" table:content-validation-name="val4" table:formula="of:=STDEV([$Main.C37];[$Main.E37];[$Main.G37];[$Main.I37];[$Main.K37];[$Main.M37];[$Main.O37];[$Main.Q37];[$Main.S37];[$Main.U37])" office:value-type="float" office:value="0.00000442718872423573" calcext:value-type="float">
            <text:p>0,000004</text:p>
          </table:table-cell>
          <table:table-cell table:style-name="ce18" table:content-validation-name="val4" table:formula="of:=IF([.$B36]=0;0;(([.E36]-[.$B36])/[.$B36])*100)" office:value-type="float" office:value="0" calcext:value-type="float">
            <text:p>0</text:p>
          </table:table-cell>
          <table:table-cell table:style-name="ce18" table:content-validation-name="val4" table:formula="of:=IF([.$B36]=0;0;(([.F36]-[.$B36])/[.$B36])*100)" office:value-type="float" office:value="0.237302379992106" calcext:value-type="float">
            <text:p>0,237302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6]" office:value-type="string" office:string-value="GKD-a_35_n15_m04" calcext:value-type="string">
            <text:p>GKD-a_35_n15_m04</text:p>
          </table:table-cell>
          <table:table-cell table:style-name="ce11" table:content-validation-name="val4" office:value-type="float" office:value="72.5056" calcext:value-type="float">
            <text:p>72,5056</text:p>
          </table:table-cell>
          <table:table-cell table:style-name="ce11" table:content-validation-name="val4" office:value-type="float" office:value="0.004214" calcext:value-type="float">
            <text:p>0,004214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38];[$Main.D38];[$Main.F38];[$Main.H38];[$Main.J38];[$Main.L38];[$Main.N38];[$Main.P38];[$Main.R38];[$Main.T38])" office:value-type="float" office:value="72.5056" calcext:value-type="float">
            <text:p>72,5056</text:p>
          </table:table-cell>
          <table:table-cell table:style-name="ce18" table:content-validation-name="val4" table:formula="of:=AVERAGE([$Main.B38];[$Main.D38];[$Main.F38];[$Main.H38];[$Main.J38];[$Main.L38];[$Main.N38];[$Main.P38];[$Main.R38];[$Main.T38])" office:value-type="float" office:value="72.5056" calcext:value-type="float">
            <text:p>72,5056</text:p>
          </table:table-cell>
          <table:table-cell table:style-name="ce18" table:content-validation-name="val4" table:formula="of:=STDEV([$Main.B38];[$Main.D38];[$Main.F38];[$Main.H38];[$Main.J38];[$Main.L38];[$Main.N38];[$Main.P38];[$Main.R38];[$Main.T38])" office:value-type="float" office:value="0" calcext:value-type="float">
            <text:p>0</text:p>
          </table:table-cell>
          <table:table-cell table:style-name="ce18" table:content-validation-name="val4" table:formula="of:=MIN([$Main.C38];[$Main.E38];[$Main.G38];[$Main.I38];[$Main.K38];[$Main.M38];[$Main.O38];[$Main.Q38];[$Main.S38];[$Main.U38])" office:value-type="float" office:value="0.000208" calcext:value-type="float">
            <text:p>0,000208</text:p>
          </table:table-cell>
          <table:table-cell table:style-name="ce18" table:content-validation-name="val4" table:formula="of:=AVERAGE([$Main.C38];[$Main.E38];[$Main.G38];[$Main.I38];[$Main.K38];[$Main.M38];[$Main.O38];[$Main.Q38];[$Main.S38];[$Main.U38])" office:value-type="float" office:value="0.0002245" calcext:value-type="float">
            <text:p>0,000225</text:p>
          </table:table-cell>
          <table:table-cell table:style-name="ce18" table:content-validation-name="val4" table:formula="of:=STDEV([$Main.C38];[$Main.E38];[$Main.G38];[$Main.I38];[$Main.K38];[$Main.M38];[$Main.O38];[$Main.Q38];[$Main.S38];[$Main.U38])" office:value-type="float" office:value="0.0000288106847463846" calcext:value-type="float">
            <text:p>0,000029</text:p>
          </table:table-cell>
          <table:table-cell table:style-name="ce18" table:content-validation-name="val4" table:formula="of:=IF([.$B37]=0;0;(([.E37]-[.$B37])/[.$B37])*100)" office:value-type="float" office:value="0" calcext:value-type="float">
            <text:p>0</text:p>
          </table:table-cell>
          <table:table-cell table:style-name="ce18" table:content-validation-name="val4" table:formula="of:=IF([.$B37]=0;0;(([.F37]-[.$B37])/[.$B37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7]" office:value-type="string" office:string-value="GKD-a_36_n15_m06" calcext:value-type="string">
            <text:p>GKD-a_36_n15_m06</text:p>
          </table:table-cell>
          <table:table-cell table:style-name="ce11" table:content-validation-name="val4" office:value-type="float" office:value="2108.42" calcext:value-type="float">
            <text:p>2108,42</text:p>
          </table:table-cell>
          <table:table-cell table:style-name="ce11" table:content-validation-name="val4" office:value-type="float" office:value="0.005276" calcext:value-type="float">
            <text:p>0,005276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39];[$Main.D39];[$Main.F39];[$Main.H39];[$Main.J39];[$Main.L39];[$Main.N39];[$Main.P39];[$Main.R39];[$Main.T39])" office:value-type="float" office:value="2108.42" calcext:value-type="float">
            <text:p>2108,42</text:p>
          </table:table-cell>
          <table:table-cell table:style-name="ce18" table:content-validation-name="val4" table:formula="of:=AVERAGE([$Main.B39];[$Main.D39];[$Main.F39];[$Main.H39];[$Main.J39];[$Main.L39];[$Main.N39];[$Main.P39];[$Main.R39];[$Main.T39])" office:value-type="float" office:value="2108.42" calcext:value-type="float">
            <text:p>2108,42</text:p>
          </table:table-cell>
          <table:table-cell table:style-name="ce18" table:content-validation-name="val4" table:formula="of:=STDEV([$Main.B39];[$Main.D39];[$Main.F39];[$Main.H39];[$Main.J39];[$Main.L39];[$Main.N39];[$Main.P39];[$Main.R39];[$Main.T39])" office:value-type="float" office:value="0" calcext:value-type="float">
            <text:p>0</text:p>
          </table:table-cell>
          <table:table-cell table:style-name="ce18" table:content-validation-name="val4" table:formula="of:=MIN([$Main.C39];[$Main.E39];[$Main.G39];[$Main.I39];[$Main.K39];[$Main.M39];[$Main.O39];[$Main.Q39];[$Main.S39];[$Main.U39])" office:value-type="float" office:value="0.000268" calcext:value-type="float">
            <text:p>0,000268</text:p>
          </table:table-cell>
          <table:table-cell table:style-name="ce18" table:content-validation-name="val4" table:formula="of:=AVERAGE([$Main.C39];[$Main.E39];[$Main.G39];[$Main.I39];[$Main.K39];[$Main.M39];[$Main.O39];[$Main.Q39];[$Main.S39];[$Main.U39])" office:value-type="float" office:value="0.00028" calcext:value-type="float">
            <text:p>0,00028</text:p>
          </table:table-cell>
          <table:table-cell table:style-name="ce18" table:content-validation-name="val4" table:formula="of:=STDEV([$Main.C39];[$Main.E39];[$Main.G39];[$Main.I39];[$Main.K39];[$Main.M39];[$Main.O39];[$Main.Q39];[$Main.S39];[$Main.U39])" office:value-type="float" office:value="0.00000958007190879994" calcext:value-type="float">
            <text:p>0,00001</text:p>
          </table:table-cell>
          <table:table-cell table:style-name="ce18" table:content-validation-name="val4" table:formula="of:=IF([.$B38]=0;0;(([.E38]-[.$B38])/[.$B38])*100)" office:value-type="float" office:value="0" calcext:value-type="float">
            <text:p>0</text:p>
          </table:table-cell>
          <table:table-cell table:style-name="ce18" table:content-validation-name="val4" table:formula="of:=IF([.$B38]=0;0;(([.F38]-[.$B38])/[.$B38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8]" office:value-type="string" office:string-value="GKD-a_37_n15_m06" calcext:value-type="string">
            <text:p>GKD-a_37_n15_m06</text:p>
          </table:table-cell>
          <table:table-cell table:style-name="ce11" table:content-validation-name="val4" office:value-type="float" office:value="2027.04" calcext:value-type="float">
            <text:p>2027,04</text:p>
          </table:table-cell>
          <table:table-cell table:style-name="ce11" table:content-validation-name="val4" office:value-type="float" office:value="0.004709" calcext:value-type="float">
            <text:p>0,004709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40];[$Main.D40];[$Main.F40];[$Main.H40];[$Main.J40];[$Main.L40];[$Main.N40];[$Main.P40];[$Main.R40];[$Main.T40])" office:value-type="float" office:value="2027.04" calcext:value-type="float">
            <text:p>2027,04</text:p>
          </table:table-cell>
          <table:table-cell table:style-name="ce18" table:content-validation-name="val4" table:formula="of:=AVERAGE([$Main.B40];[$Main.D40];[$Main.F40];[$Main.H40];[$Main.J40];[$Main.L40];[$Main.N40];[$Main.P40];[$Main.R40];[$Main.T40])" office:value-type="float" office:value="2027.04" calcext:value-type="float">
            <text:p>2027,04</text:p>
          </table:table-cell>
          <table:table-cell table:style-name="ce18" table:content-validation-name="val4" table:formula="of:=STDEV([$Main.B40];[$Main.D40];[$Main.F40];[$Main.H40];[$Main.J40];[$Main.L40];[$Main.N40];[$Main.P40];[$Main.R40];[$Main.T40])" office:value-type="float" office:value="0" calcext:value-type="float">
            <text:p>0</text:p>
          </table:table-cell>
          <table:table-cell table:style-name="ce18" table:content-validation-name="val4" table:formula="of:=MIN([$Main.C40];[$Main.E40];[$Main.G40];[$Main.I40];[$Main.K40];[$Main.M40];[$Main.O40];[$Main.Q40];[$Main.S40];[$Main.U40])" office:value-type="float" office:value="0.000253" calcext:value-type="float">
            <text:p>0,000253</text:p>
          </table:table-cell>
          <table:table-cell table:style-name="ce18" table:content-validation-name="val4" table:formula="of:=AVERAGE([$Main.C40];[$Main.E40];[$Main.G40];[$Main.I40];[$Main.K40];[$Main.M40];[$Main.O40];[$Main.Q40];[$Main.S40];[$Main.U40])" office:value-type="float" office:value="0.0002629" calcext:value-type="float">
            <text:p>0,000263</text:p>
          </table:table-cell>
          <table:table-cell table:style-name="ce18" table:content-validation-name="val4" table:formula="of:=STDEV([$Main.C40];[$Main.E40];[$Main.G40];[$Main.I40];[$Main.K40];[$Main.M40];[$Main.O40];[$Main.Q40];[$Main.S40];[$Main.U40])" office:value-type="float" office:value="0.00000796450458806656" calcext:value-type="float">
            <text:p>0,000008</text:p>
          </table:table-cell>
          <table:table-cell table:style-name="ce18" table:content-validation-name="val4" table:formula="of:=IF([.$B39]=0;0;(([.E39]-[.$B39])/[.$B39])*100)" office:value-type="float" office:value="0" calcext:value-type="float">
            <text:p>0</text:p>
          </table:table-cell>
          <table:table-cell table:style-name="ce18" table:content-validation-name="val4" table:formula="of:=IF([.$B39]=0;0;(([.F39]-[.$B39])/[.$B39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39]" office:value-type="string" office:string-value="GKD-a_38_n15_m06" calcext:value-type="string">
            <text:p>GKD-a_38_n15_m06</text:p>
          </table:table-cell>
          <table:table-cell table:style-name="ce11" table:content-validation-name="val4" office:value-type="float" office:value="1509.18" calcext:value-type="float">
            <text:p>1509,18</text:p>
          </table:table-cell>
          <table:table-cell table:style-name="ce11" table:content-validation-name="val4" office:value-type="float" office:value="0.004683" calcext:value-type="float">
            <text:p>0,004683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41];[$Main.D41];[$Main.F41];[$Main.H41];[$Main.J41];[$Main.L41];[$Main.N41];[$Main.P41];[$Main.R41];[$Main.T41])" office:value-type="float" office:value="1509.18" calcext:value-type="float">
            <text:p>1509,18</text:p>
          </table:table-cell>
          <table:table-cell table:style-name="ce18" table:content-validation-name="val4" table:formula="of:=AVERAGE([$Main.B41];[$Main.D41];[$Main.F41];[$Main.H41];[$Main.J41];[$Main.L41];[$Main.N41];[$Main.P41];[$Main.R41];[$Main.T41])" office:value-type="float" office:value="1509.18" calcext:value-type="float">
            <text:p>1509,18</text:p>
          </table:table-cell>
          <table:table-cell table:style-name="ce18" table:content-validation-name="val4" table:formula="of:=STDEV([$Main.B41];[$Main.D41];[$Main.F41];[$Main.H41];[$Main.J41];[$Main.L41];[$Main.N41];[$Main.P41];[$Main.R41];[$Main.T41])" office:value-type="float" office:value="0" calcext:value-type="float">
            <text:p>0</text:p>
          </table:table-cell>
          <table:table-cell table:style-name="ce18" table:content-validation-name="val4" table:formula="of:=MIN([$Main.C41];[$Main.E41];[$Main.G41];[$Main.I41];[$Main.K41];[$Main.M41];[$Main.O41];[$Main.Q41];[$Main.S41];[$Main.U41])" office:value-type="float" office:value="0.00026" calcext:value-type="float">
            <text:p>0,00026</text:p>
          </table:table-cell>
          <table:table-cell table:style-name="ce18" table:content-validation-name="val4" table:formula="of:=AVERAGE([$Main.C41];[$Main.E41];[$Main.G41];[$Main.I41];[$Main.K41];[$Main.M41];[$Main.O41];[$Main.Q41];[$Main.S41];[$Main.U41])" office:value-type="float" office:value="0.0002687" calcext:value-type="float">
            <text:p>0,000269</text:p>
          </table:table-cell>
          <table:table-cell table:style-name="ce18" table:content-validation-name="val4" table:formula="of:=STDEV([$Main.C41];[$Main.E41];[$Main.G41];[$Main.I41];[$Main.K41];[$Main.M41];[$Main.O41];[$Main.Q41];[$Main.S41];[$Main.U41])" office:value-type="float" office:value="0.00000852512626169125" calcext:value-type="float">
            <text:p>0,000009</text:p>
          </table:table-cell>
          <table:table-cell table:style-name="ce18" table:content-validation-name="val4" table:formula="of:=IF([.$B40]=0;0;(([.E40]-[.$B40])/[.$B40])*100)" office:value-type="float" office:value="0" calcext:value-type="float">
            <text:p>0</text:p>
          </table:table-cell>
          <table:table-cell table:style-name="ce18" table:content-validation-name="val4" table:formula="of:=IF([.$B40]=0;0;(([.F40]-[.$B40])/[.$B40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40]" office:value-type="string" office:string-value="GKD-a_39_n15_m06" calcext:value-type="string">
            <text:p>GKD-a_39_n15_m06</text:p>
          </table:table-cell>
          <table:table-cell table:style-name="ce11" table:content-validation-name="val4" office:value-type="float" office:value="2328.72" calcext:value-type="float">
            <text:p>2328,72</text:p>
          </table:table-cell>
          <table:table-cell table:style-name="ce11" table:content-validation-name="val4" office:value-type="float" office:value="0.005581" calcext:value-type="float">
            <text:p>0,005581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42];[$Main.D42];[$Main.F42];[$Main.H42];[$Main.J42];[$Main.L42];[$Main.N42];[$Main.P42];[$Main.R42];[$Main.T42])" office:value-type="float" office:value="2328.72" calcext:value-type="float">
            <text:p>2328,72</text:p>
          </table:table-cell>
          <table:table-cell table:style-name="ce18" table:content-validation-name="val4" table:formula="of:=AVERAGE([$Main.B42];[$Main.D42];[$Main.F42];[$Main.H42];[$Main.J42];[$Main.L42];[$Main.N42];[$Main.P42];[$Main.R42];[$Main.T42])" office:value-type="float" office:value="2328.72" calcext:value-type="float">
            <text:p>2328,72</text:p>
          </table:table-cell>
          <table:table-cell table:style-name="ce18" table:content-validation-name="val4" table:formula="of:=STDEV([$Main.B42];[$Main.D42];[$Main.F42];[$Main.H42];[$Main.J42];[$Main.L42];[$Main.N42];[$Main.P42];[$Main.R42];[$Main.T42])" office:value-type="float" office:value="0" calcext:value-type="float">
            <text:p>0</text:p>
          </table:table-cell>
          <table:table-cell table:style-name="ce18" table:content-validation-name="val4" table:formula="of:=MIN([$Main.C42];[$Main.E42];[$Main.G42];[$Main.I42];[$Main.K42];[$Main.M42];[$Main.O42];[$Main.Q42];[$Main.S42];[$Main.U42])" office:value-type="float" office:value="0.000263" calcext:value-type="float">
            <text:p>0,000263</text:p>
          </table:table-cell>
          <table:table-cell table:style-name="ce18" table:content-validation-name="val4" table:formula="of:=AVERAGE([$Main.C42];[$Main.E42];[$Main.G42];[$Main.I42];[$Main.K42];[$Main.M42];[$Main.O42];[$Main.Q42];[$Main.S42];[$Main.U42])" office:value-type="float" office:value="0.0002731" calcext:value-type="float">
            <text:p>0,000273</text:p>
          </table:table-cell>
          <table:table-cell table:style-name="ce18" table:content-validation-name="val4" table:formula="of:=STDEV([$Main.C42];[$Main.E42];[$Main.G42];[$Main.I42];[$Main.K42];[$Main.M42];[$Main.O42];[$Main.Q42];[$Main.S42];[$Main.U42])" office:value-type="float" office:value="0.0000083725742755738" calcext:value-type="float">
            <text:p>0,000008</text:p>
          </table:table-cell>
          <table:table-cell table:style-name="ce18" table:content-validation-name="val4" table:formula="of:=IF([.$B41]=0;0;(([.E41]-[.$B41])/[.$B41])*100)" office:value-type="float" office:value="0" calcext:value-type="float">
            <text:p>0</text:p>
          </table:table-cell>
          <table:table-cell table:style-name="ce18" table:content-validation-name="val4" table:formula="of:=IF([.$B41]=0;0;(([.F41]-[.$B41])/[.$B41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41]" office:value-type="string" office:string-value="GKD-a_40_n15_m06" calcext:value-type="string">
            <text:p>GKD-a_40_n15_m06</text:p>
          </table:table-cell>
          <table:table-cell table:style-name="ce11" table:content-validation-name="val4" office:value-type="float" office:value="1675.9" calcext:value-type="float">
            <text:p>1675,9</text:p>
          </table:table-cell>
          <table:table-cell table:style-name="ce11" table:content-validation-name="val4" office:value-type="float" office:value="0.004859" calcext:value-type="float">
            <text:p>0,004859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43];[$Main.D43];[$Main.F43];[$Main.H43];[$Main.J43];[$Main.L43];[$Main.N43];[$Main.P43];[$Main.R43];[$Main.T43])" office:value-type="float" office:value="1675.9" calcext:value-type="float">
            <text:p>1675,9</text:p>
          </table:table-cell>
          <table:table-cell table:style-name="ce18" table:content-validation-name="val4" table:formula="of:=AVERAGE([$Main.B43];[$Main.D43];[$Main.F43];[$Main.H43];[$Main.J43];[$Main.L43];[$Main.N43];[$Main.P43];[$Main.R43];[$Main.T43])" office:value-type="float" office:value="1675.9" calcext:value-type="float">
            <text:p>1675,9</text:p>
          </table:table-cell>
          <table:table-cell table:style-name="ce18" table:content-validation-name="val4" table:formula="of:=STDEV([$Main.B43];[$Main.D43];[$Main.F43];[$Main.H43];[$Main.J43];[$Main.L43];[$Main.N43];[$Main.P43];[$Main.R43];[$Main.T43])" office:value-type="float" office:value="0" calcext:value-type="float">
            <text:p>0</text:p>
          </table:table-cell>
          <table:table-cell table:style-name="ce18" table:content-validation-name="val4" table:formula="of:=MIN([$Main.C43];[$Main.E43];[$Main.G43];[$Main.I43];[$Main.K43];[$Main.M43];[$Main.O43];[$Main.Q43];[$Main.S43];[$Main.U43])" office:value-type="float" office:value="0.000254" calcext:value-type="float">
            <text:p>0,000254</text:p>
          </table:table-cell>
          <table:table-cell table:style-name="ce18" table:content-validation-name="val4" table:formula="of:=AVERAGE([$Main.C43];[$Main.E43];[$Main.G43];[$Main.I43];[$Main.K43];[$Main.M43];[$Main.O43];[$Main.Q43];[$Main.S43];[$Main.U43])" office:value-type="float" office:value="0.0002662" calcext:value-type="float">
            <text:p>0,000266</text:p>
          </table:table-cell>
          <table:table-cell table:style-name="ce18" table:content-validation-name="val4" table:formula="of:=STDEV([$Main.C43];[$Main.E43];[$Main.G43];[$Main.I43];[$Main.K43];[$Main.M43];[$Main.O43];[$Main.Q43];[$Main.S43];[$Main.U43])" office:value-type="float" office:value="0.00000761285462593076" calcext:value-type="float">
            <text:p>0,000008</text:p>
          </table:table-cell>
          <table:table-cell table:style-name="ce18" table:content-validation-name="val4" table:formula="of:=IF([.$B42]=0;0;(([.E42]-[.$B42])/[.$B42])*100)" office:value-type="float" office:value="0" calcext:value-type="float">
            <text:p>0</text:p>
          </table:table-cell>
          <table:table-cell table:style-name="ce18" table:content-validation-name="val4" table:formula="of:=IF([.$B42]=0;0;(([.F42]-[.$B42])/[.$B42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42]" office:value-type="string" office:string-value="GKD-a_41_n15_m09" calcext:value-type="string">
            <text:p>GKD-a_41_n15_m09</text:p>
          </table:table-cell>
          <table:table-cell table:style-name="ce11" table:content-validation-name="val4" office:value-type="float" office:value="6256.45" calcext:value-type="float">
            <text:p>6256,45</text:p>
          </table:table-cell>
          <table:table-cell table:style-name="ce11" table:content-validation-name="val4" office:value-type="float" office:value="0.006924" calcext:value-type="float">
            <text:p>0,006924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44];[$Main.D44];[$Main.F44];[$Main.H44];[$Main.J44];[$Main.L44];[$Main.N44];[$Main.P44];[$Main.R44];[$Main.T44])" office:value-type="float" office:value="6256.45" calcext:value-type="float">
            <text:p>6256,45</text:p>
          </table:table-cell>
          <table:table-cell table:style-name="ce18" table:content-validation-name="val4" table:formula="of:=AVERAGE([$Main.B44];[$Main.D44];[$Main.F44];[$Main.H44];[$Main.J44];[$Main.L44];[$Main.N44];[$Main.P44];[$Main.R44];[$Main.T44])" office:value-type="float" office:value="6256.45" calcext:value-type="float">
            <text:p>6256,45</text:p>
          </table:table-cell>
          <table:table-cell table:style-name="ce18" table:content-validation-name="val4" table:formula="of:=STDEV([$Main.B44];[$Main.D44];[$Main.F44];[$Main.H44];[$Main.J44];[$Main.L44];[$Main.N44];[$Main.P44];[$Main.R44];[$Main.T44])" office:value-type="float" office:value="0" calcext:value-type="float">
            <text:p>0</text:p>
          </table:table-cell>
          <table:table-cell table:style-name="ce18" table:content-validation-name="val4" table:formula="of:=MIN([$Main.C44];[$Main.E44];[$Main.G44];[$Main.I44];[$Main.K44];[$Main.M44];[$Main.O44];[$Main.Q44];[$Main.S44];[$Main.U44])" office:value-type="float" office:value="0.00033" calcext:value-type="float">
            <text:p>0,00033</text:p>
          </table:table-cell>
          <table:table-cell table:style-name="ce18" table:content-validation-name="val4" table:formula="of:=AVERAGE([$Main.C44];[$Main.E44];[$Main.G44];[$Main.I44];[$Main.K44];[$Main.M44];[$Main.O44];[$Main.Q44];[$Main.S44];[$Main.U44])" office:value-type="float" office:value="0.0003502" calcext:value-type="float">
            <text:p>0,00035</text:p>
          </table:table-cell>
          <table:table-cell table:style-name="ce18" table:content-validation-name="val4" table:formula="of:=STDEV([$Main.C44];[$Main.E44];[$Main.G44];[$Main.I44];[$Main.K44];[$Main.M44];[$Main.O44];[$Main.Q44];[$Main.S44];[$Main.U44])" office:value-type="float" office:value="0.0000226215236739998" calcext:value-type="float">
            <text:p>0,000023</text:p>
          </table:table-cell>
          <table:table-cell table:style-name="ce18" table:content-validation-name="val4" table:formula="of:=IF([.$B43]=0;0;(([.E43]-[.$B43])/[.$B43])*100)" office:value-type="float" office:value="0" calcext:value-type="float">
            <text:p>0</text:p>
          </table:table-cell>
          <table:table-cell table:style-name="ce18" table:content-validation-name="val4" table:formula="of:=IF([.$B43]=0;0;(([.F43]-[.$B43])/[.$B43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43]" office:value-type="string" office:string-value="GKD-a_42_n15_m09" calcext:value-type="string">
            <text:p>GKD-a_42_n15_m09</text:p>
          </table:table-cell>
          <table:table-cell table:style-name="ce11" table:content-validation-name="val4" office:value-type="float" office:value="5608.67" calcext:value-type="float">
            <text:p>5608,67</text:p>
          </table:table-cell>
          <table:table-cell table:style-name="ce11" table:content-validation-name="val4" office:value-type="float" office:value="0.007105" calcext:value-type="float">
            <text:p>0,007105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45];[$Main.D45];[$Main.F45];[$Main.H45];[$Main.J45];[$Main.L45];[$Main.N45];[$Main.P45];[$Main.R45];[$Main.T45])" office:value-type="float" office:value="5608.67" calcext:value-type="float">
            <text:p>5608,67</text:p>
          </table:table-cell>
          <table:table-cell table:style-name="ce18" table:content-validation-name="val4" table:formula="of:=AVERAGE([$Main.B45];[$Main.D45];[$Main.F45];[$Main.H45];[$Main.J45];[$Main.L45];[$Main.N45];[$Main.P45];[$Main.R45];[$Main.T45])" office:value-type="float" office:value="5608.67" calcext:value-type="float">
            <text:p>5608,67</text:p>
          </table:table-cell>
          <table:table-cell table:style-name="ce18" table:content-validation-name="val4" table:formula="of:=STDEV([$Main.B45];[$Main.D45];[$Main.F45];[$Main.H45];[$Main.J45];[$Main.L45];[$Main.N45];[$Main.P45];[$Main.R45];[$Main.T45])" office:value-type="float" office:value="0" calcext:value-type="float">
            <text:p>0</text:p>
          </table:table-cell>
          <table:table-cell table:style-name="ce18" table:content-validation-name="val4" table:formula="of:=MIN([$Main.C45];[$Main.E45];[$Main.G45];[$Main.I45];[$Main.K45];[$Main.M45];[$Main.O45];[$Main.Q45];[$Main.S45];[$Main.U45])" office:value-type="float" office:value="0.000309" calcext:value-type="float">
            <text:p>0,000309</text:p>
          </table:table-cell>
          <table:table-cell table:style-name="ce18" table:content-validation-name="val4" table:formula="of:=AVERAGE([$Main.C45];[$Main.E45];[$Main.G45];[$Main.I45];[$Main.K45];[$Main.M45];[$Main.O45];[$Main.Q45];[$Main.S45];[$Main.U45])" office:value-type="float" office:value="0.0003712" calcext:value-type="float">
            <text:p>0,000371</text:p>
          </table:table-cell>
          <table:table-cell table:style-name="ce18" table:content-validation-name="val4" table:formula="of:=STDEV([$Main.C45];[$Main.E45];[$Main.G45];[$Main.I45];[$Main.K45];[$Main.M45];[$Main.O45];[$Main.Q45];[$Main.S45];[$Main.U45])" office:value-type="float" office:value="0.0000278679425545235" calcext:value-type="float">
            <text:p>0,000028</text:p>
          </table:table-cell>
          <table:table-cell table:style-name="ce18" table:content-validation-name="val4" table:formula="of:=IF([.$B44]=0;0;(([.E44]-[.$B44])/[.$B44])*100)" office:value-type="float" office:value="0" calcext:value-type="float">
            <text:p>0</text:p>
          </table:table-cell>
          <table:table-cell table:style-name="ce18" table:content-validation-name="val4" table:formula="of:=IF([.$B44]=0;0;(([.F44]-[.$B44])/[.$B44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44]" office:value-type="string" office:string-value="GKD-a_43_n15_m09" calcext:value-type="string">
            <text:p>GKD-a_43_n15_m09</text:p>
          </table:table-cell>
          <table:table-cell table:style-name="ce11" table:content-validation-name="val4" office:value-type="float" office:value="3391.08" calcext:value-type="float">
            <text:p>3391,08</text:p>
          </table:table-cell>
          <table:table-cell table:style-name="ce11" table:content-validation-name="val4" office:value-type="float" office:value="0.006534" calcext:value-type="float">
            <text:p>0,006534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46];[$Main.D46];[$Main.F46];[$Main.H46];[$Main.J46];[$Main.L46];[$Main.N46];[$Main.P46];[$Main.R46];[$Main.T46])" office:value-type="float" office:value="3391.08" calcext:value-type="float">
            <text:p>3391,08</text:p>
          </table:table-cell>
          <table:table-cell table:style-name="ce18" table:content-validation-name="val4" table:formula="of:=AVERAGE([$Main.B46];[$Main.D46];[$Main.F46];[$Main.H46];[$Main.J46];[$Main.L46];[$Main.N46];[$Main.P46];[$Main.R46];[$Main.T46])" office:value-type="float" office:value="3391.08" calcext:value-type="float">
            <text:p>3391,08</text:p>
          </table:table-cell>
          <table:table-cell table:style-name="ce18" table:content-validation-name="val4" table:formula="of:=STDEV([$Main.B46];[$Main.D46];[$Main.F46];[$Main.H46];[$Main.J46];[$Main.L46];[$Main.N46];[$Main.P46];[$Main.R46];[$Main.T46])" office:value-type="float" office:value="0" calcext:value-type="float">
            <text:p>0</text:p>
          </table:table-cell>
          <table:table-cell table:style-name="ce18" table:content-validation-name="val4" table:formula="of:=MIN([$Main.C46];[$Main.E46];[$Main.G46];[$Main.I46];[$Main.K46];[$Main.M46];[$Main.O46];[$Main.Q46];[$Main.S46];[$Main.U46])" office:value-type="float" office:value="0.000261" calcext:value-type="float">
            <text:p>0,000261</text:p>
          </table:table-cell>
          <table:table-cell table:style-name="ce18" table:content-validation-name="val4" table:formula="of:=AVERAGE([$Main.C46];[$Main.E46];[$Main.G46];[$Main.I46];[$Main.K46];[$Main.M46];[$Main.O46];[$Main.Q46];[$Main.S46];[$Main.U46])" office:value-type="float" office:value="0.0003621" calcext:value-type="float">
            <text:p>0,000362</text:p>
          </table:table-cell>
          <table:table-cell table:style-name="ce18" table:content-validation-name="val4" table:formula="of:=STDEV([$Main.C46];[$Main.E46];[$Main.G46];[$Main.I46];[$Main.K46];[$Main.M46];[$Main.O46];[$Main.Q46];[$Main.S46];[$Main.U46])" office:value-type="float" office:value="0.0000549796932209217" calcext:value-type="float">
            <text:p>0,000055</text:p>
          </table:table-cell>
          <table:table-cell table:style-name="ce18" table:content-validation-name="val4" table:formula="of:=IF([.$B45]=0;0;(([.E45]-[.$B45])/[.$B45])*100)" office:value-type="float" office:value="0" calcext:value-type="float">
            <text:p>0</text:p>
          </table:table-cell>
          <table:table-cell table:style-name="ce18" table:content-validation-name="val4" table:formula="of:=IF([.$B45]=0;0;(([.F45]-[.$B45])/[.$B45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45]" office:value-type="string" office:string-value="GKD-a_44_n15_m09" calcext:value-type="string">
            <text:p>GKD-a_44_n15_m09</text:p>
          </table:table-cell>
          <table:table-cell table:style-name="ce11" table:content-validation-name="val4" office:value-type="float" office:value="4540.36" calcext:value-type="float">
            <text:p>4540,36</text:p>
          </table:table-cell>
          <table:table-cell table:style-name="ce11" table:content-validation-name="val4" office:value-type="float" office:value="0.005948" calcext:value-type="float">
            <text:p>0,005948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47];[$Main.D47];[$Main.F47];[$Main.H47];[$Main.J47];[$Main.L47];[$Main.N47];[$Main.P47];[$Main.R47];[$Main.T47])" office:value-type="float" office:value="4540.36" calcext:value-type="float">
            <text:p>4540,36</text:p>
          </table:table-cell>
          <table:table-cell table:style-name="ce18" table:content-validation-name="val4" table:formula="of:=AVERAGE([$Main.B47];[$Main.D47];[$Main.F47];[$Main.H47];[$Main.J47];[$Main.L47];[$Main.N47];[$Main.P47];[$Main.R47];[$Main.T47])" office:value-type="float" office:value="4540.36" calcext:value-type="float">
            <text:p>4540,36</text:p>
          </table:table-cell>
          <table:table-cell table:style-name="ce18" table:content-validation-name="val4" table:formula="of:=STDEV([$Main.B47];[$Main.D47];[$Main.F47];[$Main.H47];[$Main.J47];[$Main.L47];[$Main.N47];[$Main.P47];[$Main.R47];[$Main.T47])" office:value-type="float" office:value="0" calcext:value-type="float">
            <text:p>0</text:p>
          </table:table-cell>
          <table:table-cell table:style-name="ce18" table:content-validation-name="val4" table:formula="of:=MIN([$Main.C47];[$Main.E47];[$Main.G47];[$Main.I47];[$Main.K47];[$Main.M47];[$Main.O47];[$Main.Q47];[$Main.S47];[$Main.U47])" office:value-type="float" office:value="0.000319" calcext:value-type="float">
            <text:p>0,000319</text:p>
          </table:table-cell>
          <table:table-cell table:style-name="ce18" table:content-validation-name="val4" table:formula="of:=AVERAGE([$Main.C47];[$Main.E47];[$Main.G47];[$Main.I47];[$Main.K47];[$Main.M47];[$Main.O47];[$Main.Q47];[$Main.S47];[$Main.U47])" office:value-type="float" office:value="0.0003769" calcext:value-type="float">
            <text:p>0,000377</text:p>
          </table:table-cell>
          <table:table-cell table:style-name="ce18" table:content-validation-name="val4" table:formula="of:=STDEV([$Main.C47];[$Main.E47];[$Main.G47];[$Main.I47];[$Main.K47];[$Main.M47];[$Main.O47];[$Main.Q47];[$Main.S47];[$Main.U47])" office:value-type="float" office:value="0.000036846377780666" calcext:value-type="float">
            <text:p>0,000037</text:p>
          </table:table-cell>
          <table:table-cell table:style-name="ce18" table:content-validation-name="val4" table:formula="of:=IF([.$B46]=0;0;(([.E46]-[.$B46])/[.$B46])*100)" office:value-type="float" office:value="0" calcext:value-type="float">
            <text:p>0</text:p>
          </table:table-cell>
          <table:table-cell table:style-name="ce18" table:content-validation-name="val4" table:formula="of:=IF([.$B46]=0;0;(([.F46]-[.$B46])/[.$B46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46]" office:value-type="string" office:string-value="GKD-a_45_n15_m09" calcext:value-type="string">
            <text:p>GKD-a_45_n15_m09</text:p>
          </table:table-cell>
          <table:table-cell table:style-name="ce11" table:content-validation-name="val4" office:value-type="float" office:value="2992.01" calcext:value-type="float">
            <text:p>2992,01</text:p>
          </table:table-cell>
          <table:table-cell table:style-name="ce11" table:content-validation-name="val4" office:value-type="float" office:value="0.005677" calcext:value-type="float">
            <text:p>0,005677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48];[$Main.D48];[$Main.F48];[$Main.H48];[$Main.J48];[$Main.L48];[$Main.N48];[$Main.P48];[$Main.R48];[$Main.T48])" office:value-type="float" office:value="2992.01" calcext:value-type="float">
            <text:p>2992,01</text:p>
          </table:table-cell>
          <table:table-cell table:style-name="ce18" table:content-validation-name="val4" table:formula="of:=AVERAGE([$Main.B48];[$Main.D48];[$Main.F48];[$Main.H48];[$Main.J48];[$Main.L48];[$Main.N48];[$Main.P48];[$Main.R48];[$Main.T48])" office:value-type="float" office:value="2992.01" calcext:value-type="float">
            <text:p>2992,01</text:p>
          </table:table-cell>
          <table:table-cell table:style-name="ce18" table:content-validation-name="val4" table:formula="of:=STDEV([$Main.B48];[$Main.D48];[$Main.F48];[$Main.H48];[$Main.J48];[$Main.L48];[$Main.N48];[$Main.P48];[$Main.R48];[$Main.T48])" office:value-type="float" office:value="0" calcext:value-type="float">
            <text:p>0</text:p>
          </table:table-cell>
          <table:table-cell table:style-name="ce18" table:content-validation-name="val4" table:formula="of:=MIN([$Main.C48];[$Main.E48];[$Main.G48];[$Main.I48];[$Main.K48];[$Main.M48];[$Main.O48];[$Main.Q48];[$Main.S48];[$Main.U48])" office:value-type="float" office:value="0.000337" calcext:value-type="float">
            <text:p>0,000337</text:p>
          </table:table-cell>
          <table:table-cell table:style-name="ce18" table:content-validation-name="val4" table:formula="of:=AVERAGE([$Main.C48];[$Main.E48];[$Main.G48];[$Main.I48];[$Main.K48];[$Main.M48];[$Main.O48];[$Main.Q48];[$Main.S48];[$Main.U48])" office:value-type="float" office:value="0.0003471" calcext:value-type="float">
            <text:p>0,000347</text:p>
          </table:table-cell>
          <table:table-cell table:style-name="ce18" table:content-validation-name="val4" table:formula="of:=STDEV([$Main.C48];[$Main.E48];[$Main.G48];[$Main.I48];[$Main.K48];[$Main.M48];[$Main.O48];[$Main.Q48];[$Main.S48];[$Main.U48])" office:value-type="float" office:value="0.00000878698532553179" calcext:value-type="float">
            <text:p>0,000009</text:p>
          </table:table-cell>
          <table:table-cell table:style-name="ce18" table:content-validation-name="val4" table:formula="of:=IF([.$B47]=0;0;(([.E47]-[.$B47])/[.$B47])*100)" office:value-type="float" office:value="0" calcext:value-type="float">
            <text:p>0</text:p>
          </table:table-cell>
          <table:table-cell table:style-name="ce18" table:content-validation-name="val4" table:formula="of:=IF([.$B47]=0;0;(([.F47]-[.$B47])/[.$B47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47]" office:value-type="string" office:string-value="GKD-a_46_n15_m12" calcext:value-type="string">
            <text:p>GKD-a_46_n15_m12</text:p>
          </table:table-cell>
          <table:table-cell table:style-name="ce11" table:content-validation-name="val4" office:value-type="float" office:value="9327.93" calcext:value-type="float">
            <text:p>9327,93</text:p>
          </table:table-cell>
          <table:table-cell table:style-name="ce11" table:content-validation-name="val4" office:value-type="float" office:value="0.006413" calcext:value-type="float">
            <text:p>0,006413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49];[$Main.D49];[$Main.F49];[$Main.H49];[$Main.J49];[$Main.L49];[$Main.N49];[$Main.P49];[$Main.R49];[$Main.T49])" office:value-type="float" office:value="9327.93" calcext:value-type="float">
            <text:p>9327,93</text:p>
          </table:table-cell>
          <table:table-cell table:style-name="ce18" table:content-validation-name="val4" table:formula="of:=AVERAGE([$Main.B49];[$Main.D49];[$Main.F49];[$Main.H49];[$Main.J49];[$Main.L49];[$Main.N49];[$Main.P49];[$Main.R49];[$Main.T49])" office:value-type="float" office:value="9327.93" calcext:value-type="float">
            <text:p>9327,93</text:p>
          </table:table-cell>
          <table:table-cell table:style-name="ce18" table:content-validation-name="val4" table:formula="of:=STDEV([$Main.B49];[$Main.D49];[$Main.F49];[$Main.H49];[$Main.J49];[$Main.L49];[$Main.N49];[$Main.P49];[$Main.R49];[$Main.T49])" office:value-type="float" office:value="0" calcext:value-type="float">
            <text:p>0</text:p>
          </table:table-cell>
          <table:table-cell table:style-name="ce18" table:content-validation-name="val4" table:formula="of:=MIN([$Main.C49];[$Main.E49];[$Main.G49];[$Main.I49];[$Main.K49];[$Main.M49];[$Main.O49];[$Main.Q49];[$Main.S49];[$Main.U49])" office:value-type="float" office:value="0.000408" calcext:value-type="float">
            <text:p>0,000408</text:p>
          </table:table-cell>
          <table:table-cell table:style-name="ce18" table:content-validation-name="val4" table:formula="of:=AVERAGE([$Main.C49];[$Main.E49];[$Main.G49];[$Main.I49];[$Main.K49];[$Main.M49];[$Main.O49];[$Main.Q49];[$Main.S49];[$Main.U49])" office:value-type="float" office:value="0.0004168" calcext:value-type="float">
            <text:p>0,000417</text:p>
          </table:table-cell>
          <table:table-cell table:style-name="ce18" table:content-validation-name="val4" table:formula="of:=STDEV([$Main.C49];[$Main.E49];[$Main.G49];[$Main.I49];[$Main.K49];[$Main.M49];[$Main.O49];[$Main.Q49];[$Main.S49];[$Main.U49])" office:value-type="float" office:value="0.00000976160278278566" calcext:value-type="float">
            <text:p>0,00001</text:p>
          </table:table-cell>
          <table:table-cell table:style-name="ce18" table:content-validation-name="val4" table:formula="of:=IF([.$B48]=0;0;(([.E48]-[.$B48])/[.$B48])*100)" office:value-type="float" office:value="0" calcext:value-type="float">
            <text:p>0</text:p>
          </table:table-cell>
          <table:table-cell table:style-name="ce18" table:content-validation-name="val4" table:formula="of:=IF([.$B48]=0;0;(([.F48]-[.$B48])/[.$B48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48]" office:value-type="string" office:string-value="GKD-a_47_n15_m12" calcext:value-type="string">
            <text:p>GKD-a_47_n15_m12</text:p>
          </table:table-cell>
          <table:table-cell table:style-name="ce11" table:content-validation-name="val4" office:value-type="float" office:value="11952.3" calcext:value-type="float">
            <text:p>11952,3</text:p>
          </table:table-cell>
          <table:table-cell table:style-name="ce11" table:content-validation-name="val4" office:value-type="float" office:value="0.006041" calcext:value-type="float">
            <text:p>0,006041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50];[$Main.D50];[$Main.F50];[$Main.H50];[$Main.J50];[$Main.L50];[$Main.N50];[$Main.P50];[$Main.R50];[$Main.T50])" office:value-type="float" office:value="11952.3" calcext:value-type="float">
            <text:p>11952,3</text:p>
          </table:table-cell>
          <table:table-cell table:style-name="ce18" table:content-validation-name="val4" table:formula="of:=AVERAGE([$Main.B50];[$Main.D50];[$Main.F50];[$Main.H50];[$Main.J50];[$Main.L50];[$Main.N50];[$Main.P50];[$Main.R50];[$Main.T50])" office:value-type="float" office:value="11952.3" calcext:value-type="float">
            <text:p>11952,3</text:p>
          </table:table-cell>
          <table:table-cell table:style-name="ce18" table:content-validation-name="val4" table:formula="of:=STDEV([$Main.B50];[$Main.D50];[$Main.F50];[$Main.H50];[$Main.J50];[$Main.L50];[$Main.N50];[$Main.P50];[$Main.R50];[$Main.T50])" office:value-type="float" office:value="0" calcext:value-type="float">
            <text:p>0</text:p>
          </table:table-cell>
          <table:table-cell table:style-name="ce18" table:content-validation-name="val4" table:formula="of:=MIN([$Main.C50];[$Main.E50];[$Main.G50];[$Main.I50];[$Main.K50];[$Main.M50];[$Main.O50];[$Main.Q50];[$Main.S50];[$Main.U50])" office:value-type="float" office:value="0.000396" calcext:value-type="float">
            <text:p>0,000396</text:p>
          </table:table-cell>
          <table:table-cell table:style-name="ce18" table:content-validation-name="val4" table:formula="of:=AVERAGE([$Main.C50];[$Main.E50];[$Main.G50];[$Main.I50];[$Main.K50];[$Main.M50];[$Main.O50];[$Main.Q50];[$Main.S50];[$Main.U50])" office:value-type="float" office:value="0.0004142" calcext:value-type="float">
            <text:p>0,000414</text:p>
          </table:table-cell>
          <table:table-cell table:style-name="ce18" table:content-validation-name="val4" table:formula="of:=STDEV([$Main.C50];[$Main.E50];[$Main.G50];[$Main.I50];[$Main.K50];[$Main.M50];[$Main.O50];[$Main.Q50];[$Main.S50];[$Main.U50])" office:value-type="float" office:value="0.0000134064661015994" calcext:value-type="float">
            <text:p>0,000013</text:p>
          </table:table-cell>
          <table:table-cell table:style-name="ce18" table:content-validation-name="val4" table:formula="of:=IF([.$B49]=0;0;(([.E49]-[.$B49])/[.$B49])*100)" office:value-type="float" office:value="0" calcext:value-type="float">
            <text:p>0</text:p>
          </table:table-cell>
          <table:table-cell table:style-name="ce18" table:content-validation-name="val4" table:formula="of:=IF([.$B49]=0;0;(([.F49]-[.$B49])/[.$B49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49]" office:value-type="string" office:string-value="GKD-a_48_n15_m12" calcext:value-type="string">
            <text:p>GKD-a_48_n15_m12</text:p>
          </table:table-cell>
          <table:table-cell table:style-name="ce11" table:content-validation-name="val4" office:value-type="float" office:value="9874.05" calcext:value-type="float">
            <text:p>9874,05</text:p>
          </table:table-cell>
          <table:table-cell table:style-name="ce11" table:content-validation-name="val4" office:value-type="float" office:value="0.005669" calcext:value-type="float">
            <text:p>0,005669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51];[$Main.D51];[$Main.F51];[$Main.H51];[$Main.J51];[$Main.L51];[$Main.N51];[$Main.P51];[$Main.R51];[$Main.T51])" office:value-type="float" office:value="9874.05" calcext:value-type="float">
            <text:p>9874,05</text:p>
          </table:table-cell>
          <table:table-cell table:style-name="ce18" table:content-validation-name="val4" table:formula="of:=AVERAGE([$Main.B51];[$Main.D51];[$Main.F51];[$Main.H51];[$Main.J51];[$Main.L51];[$Main.N51];[$Main.P51];[$Main.R51];[$Main.T51])" office:value-type="float" office:value="9874.05" calcext:value-type="float">
            <text:p>9874,05</text:p>
          </table:table-cell>
          <table:table-cell table:style-name="ce18" table:content-validation-name="val4" table:formula="of:=STDEV([$Main.B51];[$Main.D51];[$Main.F51];[$Main.H51];[$Main.J51];[$Main.L51];[$Main.N51];[$Main.P51];[$Main.R51];[$Main.T51])" office:value-type="float" office:value="0" calcext:value-type="float">
            <text:p>0</text:p>
          </table:table-cell>
          <table:table-cell table:style-name="ce18" table:content-validation-name="val4" table:formula="of:=MIN([$Main.C51];[$Main.E51];[$Main.G51];[$Main.I51];[$Main.K51];[$Main.M51];[$Main.O51];[$Main.Q51];[$Main.S51];[$Main.U51])" office:value-type="float" office:value="0.00039" calcext:value-type="float">
            <text:p>0,00039</text:p>
          </table:table-cell>
          <table:table-cell table:style-name="ce18" table:content-validation-name="val4" table:formula="of:=AVERAGE([$Main.C51];[$Main.E51];[$Main.G51];[$Main.I51];[$Main.K51];[$Main.M51];[$Main.O51];[$Main.Q51];[$Main.S51];[$Main.U51])" office:value-type="float" office:value="0.0004094" calcext:value-type="float">
            <text:p>0,000409</text:p>
          </table:table-cell>
          <table:table-cell table:style-name="ce18" table:content-validation-name="val4" table:formula="of:=STDEV([$Main.C51];[$Main.E51];[$Main.G51];[$Main.I51];[$Main.K51];[$Main.M51];[$Main.O51];[$Main.Q51];[$Main.S51];[$Main.U51])" office:value-type="float" office:value="0.0000123396380281865" calcext:value-type="float">
            <text:p>0,000012</text:p>
          </table:table-cell>
          <table:table-cell table:style-name="ce18" table:content-validation-name="val4" table:formula="of:=IF([.$B50]=0;0;(([.E50]-[.$B50])/[.$B50])*100)" office:value-type="float" office:value="0" calcext:value-type="float">
            <text:p>0</text:p>
          </table:table-cell>
          <table:table-cell table:style-name="ce18" table:content-validation-name="val4" table:formula="of:=IF([.$B50]=0;0;(([.F50]-[.$B50])/[.$B50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50]" office:value-type="string" office:string-value="GKD-a_49_n15_m12" calcext:value-type="string">
            <text:p>GKD-a_49_n15_m12</text:p>
          </table:table-cell>
          <table:table-cell table:style-name="ce11" table:content-validation-name="val4" office:value-type="float" office:value="7051.02" calcext:value-type="float">
            <text:p>7051,02</text:p>
          </table:table-cell>
          <table:table-cell table:style-name="ce11" table:content-validation-name="val4" office:value-type="float" office:value="0.006721" calcext:value-type="float">
            <text:p>0,006721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52];[$Main.D52];[$Main.F52];[$Main.H52];[$Main.J52];[$Main.L52];[$Main.N52];[$Main.P52];[$Main.R52];[$Main.T52])" office:value-type="float" office:value="7051.02" calcext:value-type="float">
            <text:p>7051,02</text:p>
          </table:table-cell>
          <table:table-cell table:style-name="ce18" table:content-validation-name="val4" table:formula="of:=AVERAGE([$Main.B52];[$Main.D52];[$Main.F52];[$Main.H52];[$Main.J52];[$Main.L52];[$Main.N52];[$Main.P52];[$Main.R52];[$Main.T52])" office:value-type="float" office:value="7051.02" calcext:value-type="float">
            <text:p>7051,02</text:p>
          </table:table-cell>
          <table:table-cell table:style-name="ce18" table:content-validation-name="val4" table:formula="of:=STDEV([$Main.B52];[$Main.D52];[$Main.F52];[$Main.H52];[$Main.J52];[$Main.L52];[$Main.N52];[$Main.P52];[$Main.R52];[$Main.T52])" office:value-type="float" office:value="0" calcext:value-type="float">
            <text:p>0</text:p>
          </table:table-cell>
          <table:table-cell table:style-name="ce18" table:content-validation-name="val4" table:formula="of:=MIN([$Main.C52];[$Main.E52];[$Main.G52];[$Main.I52];[$Main.K52];[$Main.M52];[$Main.O52];[$Main.Q52];[$Main.S52];[$Main.U52])" office:value-type="float" office:value="0.000385" calcext:value-type="float">
            <text:p>0,000385</text:p>
          </table:table-cell>
          <table:table-cell table:style-name="ce18" table:content-validation-name="val4" table:formula="of:=AVERAGE([$Main.C52];[$Main.E52];[$Main.G52];[$Main.I52];[$Main.K52];[$Main.M52];[$Main.O52];[$Main.Q52];[$Main.S52];[$Main.U52])" office:value-type="float" office:value="0.0004018" calcext:value-type="float">
            <text:p>0,000402</text:p>
          </table:table-cell>
          <table:table-cell table:style-name="ce18" table:content-validation-name="val4" table:formula="of:=STDEV([$Main.C52];[$Main.E52];[$Main.G52];[$Main.I52];[$Main.K52];[$Main.M52];[$Main.O52];[$Main.Q52];[$Main.S52];[$Main.U52])" office:value-type="float" office:value="0.0000110232078412371" calcext:value-type="float">
            <text:p>0,000011</text:p>
          </table:table-cell>
          <table:table-cell table:style-name="ce18" table:content-validation-name="val4" table:formula="of:=IF([.$B51]=0;0;(([.E51]-[.$B51])/[.$B51])*100)" office:value-type="float" office:value="0" calcext:value-type="float">
            <text:p>0</text:p>
          </table:table-cell>
          <table:table-cell table:style-name="ce18" table:content-validation-name="val4" table:formula="of:=IF([.$B51]=0;0;(([.F51]-[.$B51])/[.$B51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51]" office:value-type="string" office:string-value="GKD-a_50_n15_m12" calcext:value-type="string">
            <text:p>GKD-a_50_n15_m12</text:p>
          </table:table-cell>
          <table:table-cell table:style-name="ce11" table:content-validation-name="val4" office:value-type="float" office:value="9289.51" calcext:value-type="float">
            <text:p>9289,51</text:p>
          </table:table-cell>
          <table:table-cell table:style-name="ce11" table:content-validation-name="val4" office:value-type="float" office:value="0.006295" calcext:value-type="float">
            <text:p>0,006295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53];[$Main.D53];[$Main.F53];[$Main.H53];[$Main.J53];[$Main.L53];[$Main.N53];[$Main.P53];[$Main.R53];[$Main.T53])" office:value-type="float" office:value="9289.51" calcext:value-type="float">
            <text:p>9289,51</text:p>
          </table:table-cell>
          <table:table-cell table:style-name="ce18" table:content-validation-name="val4" table:formula="of:=AVERAGE([$Main.B53];[$Main.D53];[$Main.F53];[$Main.H53];[$Main.J53];[$Main.L53];[$Main.N53];[$Main.P53];[$Main.R53];[$Main.T53])" office:value-type="float" office:value="9289.51" calcext:value-type="float">
            <text:p>9289,51</text:p>
          </table:table-cell>
          <table:table-cell table:style-name="ce18" table:content-validation-name="val4" table:formula="of:=STDEV([$Main.B53];[$Main.D53];[$Main.F53];[$Main.H53];[$Main.J53];[$Main.L53];[$Main.N53];[$Main.P53];[$Main.R53];[$Main.T53])" office:value-type="float" office:value="0" calcext:value-type="float">
            <text:p>0</text:p>
          </table:table-cell>
          <table:table-cell table:style-name="ce18" table:content-validation-name="val4" table:formula="of:=MIN([$Main.C53];[$Main.E53];[$Main.G53];[$Main.I53];[$Main.K53];[$Main.M53];[$Main.O53];[$Main.Q53];[$Main.S53];[$Main.U53])" office:value-type="float" office:value="0.000393" calcext:value-type="float">
            <text:p>0,000393</text:p>
          </table:table-cell>
          <table:table-cell table:style-name="ce18" table:content-validation-name="val4" table:formula="of:=AVERAGE([$Main.C53];[$Main.E53];[$Main.G53];[$Main.I53];[$Main.K53];[$Main.M53];[$Main.O53];[$Main.Q53];[$Main.S53];[$Main.U53])" office:value-type="float" office:value="0.000414" calcext:value-type="float">
            <text:p>0,000414</text:p>
          </table:table-cell>
          <table:table-cell table:style-name="ce18" table:content-validation-name="val4" table:formula="of:=STDEV([$Main.C53];[$Main.E53];[$Main.G53];[$Main.I53];[$Main.K53];[$Main.M53];[$Main.O53];[$Main.Q53];[$Main.S53];[$Main.U53])" office:value-type="float" office:value="0.0000169901932498329" calcext:value-type="float">
            <text:p>0,000017</text:p>
          </table:table-cell>
          <table:table-cell table:style-name="ce18" table:content-validation-name="val4" table:formula="of:=IF([.$B52]=0;0;(([.E52]-[.$B52])/[.$B52])*100)" office:value-type="float" office:value="0" calcext:value-type="float">
            <text:p>0</text:p>
          </table:table-cell>
          <table:table-cell table:style-name="ce18" table:content-validation-name="val4" table:formula="of:=IF([.$B52]=0;0;(([.F52]-[.$B52])/[.$B52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52]" office:value-type="string" office:string-value="GKD-a_51_n30_m06" calcext:value-type="string">
            <text:p>GKD-a_51_n30_m06</text:p>
          </table:table-cell>
          <table:table-cell table:style-name="ce11" table:content-validation-name="val4" office:value-type="float" office:value="2078.95" calcext:value-type="float">
            <text:p>2078,95</text:p>
          </table:table-cell>
          <table:table-cell table:style-name="ce11" table:content-validation-name="val4" office:value-type="float" office:value="0.338734" calcext:value-type="float">
            <text:p>0,338734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54];[$Main.D54];[$Main.F54];[$Main.H54];[$Main.J54];[$Main.L54];[$Main.N54];[$Main.P54];[$Main.R54];[$Main.T54])" office:value-type="float" office:value="2078.95" calcext:value-type="float">
            <text:p>2078,95</text:p>
          </table:table-cell>
          <table:table-cell table:style-name="ce18" table:content-validation-name="val4" table:formula="of:=AVERAGE([$Main.B54];[$Main.D54];[$Main.F54];[$Main.H54];[$Main.J54];[$Main.L54];[$Main.N54];[$Main.P54];[$Main.R54];[$Main.T54])" office:value-type="float" office:value="2078.95" calcext:value-type="float">
            <text:p>2078,95</text:p>
          </table:table-cell>
          <table:table-cell table:style-name="ce18" table:content-validation-name="val4" table:formula="of:=STDEV([$Main.B54];[$Main.D54];[$Main.F54];[$Main.H54];[$Main.J54];[$Main.L54];[$Main.N54];[$Main.P54];[$Main.R54];[$Main.T54])" office:value-type="float" office:value="0" calcext:value-type="float">
            <text:p>0</text:p>
          </table:table-cell>
          <table:table-cell table:style-name="ce18" table:content-validation-name="val4" table:formula="of:=MIN([$Main.C54];[$Main.E54];[$Main.G54];[$Main.I54];[$Main.K54];[$Main.M54];[$Main.O54];[$Main.Q54];[$Main.S54];[$Main.U54])" office:value-type="float" office:value="0.001333" calcext:value-type="float">
            <text:p>0,001333</text:p>
          </table:table-cell>
          <table:table-cell table:style-name="ce18" table:content-validation-name="val4" table:formula="of:=AVERAGE([$Main.C54];[$Main.E54];[$Main.G54];[$Main.I54];[$Main.K54];[$Main.M54];[$Main.O54];[$Main.Q54];[$Main.S54];[$Main.U54])" office:value-type="float" office:value="0.0014795" calcext:value-type="float">
            <text:p>0,00148</text:p>
          </table:table-cell>
          <table:table-cell table:style-name="ce18" table:content-validation-name="val4" table:formula="of:=STDEV([$Main.C54];[$Main.E54];[$Main.G54];[$Main.I54];[$Main.K54];[$Main.M54];[$Main.O54];[$Main.Q54];[$Main.S54];[$Main.U54])" office:value-type="float" office:value="0.000141751151278883" calcext:value-type="float">
            <text:p>0,000142</text:p>
          </table:table-cell>
          <table:table-cell table:style-name="ce18" table:content-validation-name="val4" table:formula="of:=IF([.$B53]=0;0;(([.E53]-[.$B53])/[.$B53])*100)" office:value-type="float" office:value="0" calcext:value-type="float">
            <text:p>0</text:p>
          </table:table-cell>
          <table:table-cell table:style-name="ce18" table:content-validation-name="val4" table:formula="of:=IF([.$B53]=0;0;(([.F53]-[.$B53])/[.$B53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53]" office:value-type="string" office:string-value="GKD-a_52_n30_m06" calcext:value-type="string">
            <text:p>GKD-a_52_n30_m06</text:p>
          </table:table-cell>
          <table:table-cell table:style-name="ce11" table:content-validation-name="val4" office:value-type="float" office:value="1928.97" calcext:value-type="float">
            <text:p>1928,97</text:p>
          </table:table-cell>
          <table:table-cell table:style-name="ce11" table:content-validation-name="val4" office:value-type="float" office:value="0.099009" calcext:value-type="float">
            <text:p>0,099009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55];[$Main.D55];[$Main.F55];[$Main.H55];[$Main.J55];[$Main.L55];[$Main.N55];[$Main.P55];[$Main.R55];[$Main.T55])" office:value-type="float" office:value="1928.97" calcext:value-type="float">
            <text:p>1928,97</text:p>
          </table:table-cell>
          <table:table-cell table:style-name="ce18" table:content-validation-name="val4" table:formula="of:=AVERAGE([$Main.B55];[$Main.D55];[$Main.F55];[$Main.H55];[$Main.J55];[$Main.L55];[$Main.N55];[$Main.P55];[$Main.R55];[$Main.T55])" office:value-type="float" office:value="1928.97" calcext:value-type="float">
            <text:p>1928,97</text:p>
          </table:table-cell>
          <table:table-cell table:style-name="ce18" table:content-validation-name="val4" table:formula="of:=STDEV([$Main.B55];[$Main.D55];[$Main.F55];[$Main.H55];[$Main.J55];[$Main.L55];[$Main.N55];[$Main.P55];[$Main.R55];[$Main.T55])" office:value-type="float" office:value="0" calcext:value-type="float">
            <text:p>0</text:p>
          </table:table-cell>
          <table:table-cell table:style-name="ce18" table:content-validation-name="val4" table:formula="of:=MIN([$Main.C55];[$Main.E55];[$Main.G55];[$Main.I55];[$Main.K55];[$Main.M55];[$Main.O55];[$Main.Q55];[$Main.S55];[$Main.U55])" office:value-type="float" office:value="0.001083" calcext:value-type="float">
            <text:p>0,001083</text:p>
          </table:table-cell>
          <table:table-cell table:style-name="ce18" table:content-validation-name="val4" table:formula="of:=AVERAGE([$Main.C55];[$Main.E55];[$Main.G55];[$Main.I55];[$Main.K55];[$Main.M55];[$Main.O55];[$Main.Q55];[$Main.S55];[$Main.U55])" office:value-type="float" office:value="0.0015098" calcext:value-type="float">
            <text:p>0,00151</text:p>
          </table:table-cell>
          <table:table-cell table:style-name="ce18" table:content-validation-name="val4" table:formula="of:=STDEV([$Main.C55];[$Main.E55];[$Main.G55];[$Main.I55];[$Main.K55];[$Main.M55];[$Main.O55];[$Main.Q55];[$Main.S55];[$Main.U55])" office:value-type="float" office:value="0.000235861918173419" calcext:value-type="float">
            <text:p>0,000236</text:p>
          </table:table-cell>
          <table:table-cell table:style-name="ce18" table:content-validation-name="val4" table:formula="of:=IF([.$B54]=0;0;(([.E54]-[.$B54])/[.$B54])*100)" office:value-type="float" office:value="0" calcext:value-type="float">
            <text:p>0</text:p>
          </table:table-cell>
          <table:table-cell table:style-name="ce18" table:content-validation-name="val4" table:formula="of:=IF([.$B54]=0;0;(([.F54]-[.$B54])/[.$B54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54]" office:value-type="string" office:string-value="GKD-a_53_n30_m06" calcext:value-type="string">
            <text:p>GKD-a_53_n30_m06</text:p>
          </table:table-cell>
          <table:table-cell table:style-name="ce11" table:content-validation-name="val4" office:value-type="float" office:value="1634.68" calcext:value-type="float">
            <text:p>1634,68</text:p>
          </table:table-cell>
          <table:table-cell table:style-name="ce11" table:content-validation-name="val4" office:value-type="float" office:value="0.209428" calcext:value-type="float">
            <text:p>0,209428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56];[$Main.D56];[$Main.F56];[$Main.H56];[$Main.J56];[$Main.L56];[$Main.N56];[$Main.P56];[$Main.R56];[$Main.T56])" office:value-type="float" office:value="1634.68" calcext:value-type="float">
            <text:p>1634,68</text:p>
          </table:table-cell>
          <table:table-cell table:style-name="ce18" table:content-validation-name="val4" table:formula="of:=AVERAGE([$Main.B56];[$Main.D56];[$Main.F56];[$Main.H56];[$Main.J56];[$Main.L56];[$Main.N56];[$Main.P56];[$Main.R56];[$Main.T56])" office:value-type="float" office:value="1634.68" calcext:value-type="float">
            <text:p>1634,68</text:p>
          </table:table-cell>
          <table:table-cell table:style-name="ce18" table:content-validation-name="val4" table:formula="of:=STDEV([$Main.B56];[$Main.D56];[$Main.F56];[$Main.H56];[$Main.J56];[$Main.L56];[$Main.N56];[$Main.P56];[$Main.R56];[$Main.T56])" office:value-type="float" office:value="0" calcext:value-type="float">
            <text:p>0</text:p>
          </table:table-cell>
          <table:table-cell table:style-name="ce18" table:content-validation-name="val4" table:formula="of:=MIN([$Main.C56];[$Main.E56];[$Main.G56];[$Main.I56];[$Main.K56];[$Main.M56];[$Main.O56];[$Main.Q56];[$Main.S56];[$Main.U56])" office:value-type="float" office:value="0.000951" calcext:value-type="float">
            <text:p>0,000951</text:p>
          </table:table-cell>
          <table:table-cell table:style-name="ce18" table:content-validation-name="val4" table:formula="of:=AVERAGE([$Main.C56];[$Main.E56];[$Main.G56];[$Main.I56];[$Main.K56];[$Main.M56];[$Main.O56];[$Main.Q56];[$Main.S56];[$Main.U56])" office:value-type="float" office:value="0.0014198" calcext:value-type="float">
            <text:p>0,00142</text:p>
          </table:table-cell>
          <table:table-cell table:style-name="ce18" table:content-validation-name="val4" table:formula="of:=STDEV([$Main.C56];[$Main.E56];[$Main.G56];[$Main.I56];[$Main.K56];[$Main.M56];[$Main.O56];[$Main.Q56];[$Main.S56];[$Main.U56])" office:value-type="float" office:value="0.000399460413836243" calcext:value-type="float">
            <text:p>0,000399</text:p>
          </table:table-cell>
          <table:table-cell table:style-name="ce18" table:content-validation-name="val4" table:formula="of:=IF([.$B55]=0;0;(([.E55]-[.$B55])/[.$B55])*100)" office:value-type="float" office:value="0" calcext:value-type="float">
            <text:p>0</text:p>
          </table:table-cell>
          <table:table-cell table:style-name="ce18" table:content-validation-name="val4" table:formula="of:=IF([.$B55]=0;0;(([.F55]-[.$B55])/[.$B55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55]" office:value-type="string" office:string-value="GKD-a_54_n30_m06" calcext:value-type="string">
            <text:p>GKD-a_54_n30_m06</text:p>
          </table:table-cell>
          <table:table-cell table:style-name="ce11" table:content-validation-name="val4" office:value-type="float" office:value="778.502" calcext:value-type="float">
            <text:p>778,502</text:p>
          </table:table-cell>
          <table:table-cell table:style-name="ce11" table:content-validation-name="val4" office:value-type="float" office:value="0.013401" calcext:value-type="float">
            <text:p>0,013401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57];[$Main.D57];[$Main.F57];[$Main.H57];[$Main.J57];[$Main.L57];[$Main.N57];[$Main.P57];[$Main.R57];[$Main.T57])" office:value-type="float" office:value="778.502" calcext:value-type="float">
            <text:p>778,502</text:p>
          </table:table-cell>
          <table:table-cell table:style-name="ce18" table:content-validation-name="val4" table:formula="of:=AVERAGE([$Main.B57];[$Main.D57];[$Main.F57];[$Main.H57];[$Main.J57];[$Main.L57];[$Main.N57];[$Main.P57];[$Main.R57];[$Main.T57])" office:value-type="float" office:value="778.502" calcext:value-type="float">
            <text:p>778,502</text:p>
          </table:table-cell>
          <table:table-cell table:style-name="ce18" table:content-validation-name="val4" table:formula="of:=STDEV([$Main.B57];[$Main.D57];[$Main.F57];[$Main.H57];[$Main.J57];[$Main.L57];[$Main.N57];[$Main.P57];[$Main.R57];[$Main.T57])" office:value-type="float" office:value="0" calcext:value-type="float">
            <text:p>0</text:p>
          </table:table-cell>
          <table:table-cell table:style-name="ce18" table:content-validation-name="val4" table:formula="of:=MIN([$Main.C57];[$Main.E57];[$Main.G57];[$Main.I57];[$Main.K57];[$Main.M57];[$Main.O57];[$Main.Q57];[$Main.S57];[$Main.U57])" office:value-type="float" office:value="0.000954" calcext:value-type="float">
            <text:p>0,000954</text:p>
          </table:table-cell>
          <table:table-cell table:style-name="ce18" table:content-validation-name="val4" table:formula="of:=AVERAGE([$Main.C57];[$Main.E57];[$Main.G57];[$Main.I57];[$Main.K57];[$Main.M57];[$Main.O57];[$Main.Q57];[$Main.S57];[$Main.U57])" office:value-type="float" office:value="0.001501" calcext:value-type="float">
            <text:p>0,001501</text:p>
          </table:table-cell>
          <table:table-cell table:style-name="ce18" table:content-validation-name="val4" table:formula="of:=STDEV([$Main.C57];[$Main.E57];[$Main.G57];[$Main.I57];[$Main.K57];[$Main.M57];[$Main.O57];[$Main.Q57];[$Main.S57];[$Main.U57])" office:value-type="float" office:value="0.000337949371619149" calcext:value-type="float">
            <text:p>0,000338</text:p>
          </table:table-cell>
          <table:table-cell table:style-name="ce18" table:content-validation-name="val4" table:formula="of:=IF([.$B56]=0;0;(([.E56]-[.$B56])/[.$B56])*100)" office:value-type="float" office:value="0" calcext:value-type="float">
            <text:p>0</text:p>
          </table:table-cell>
          <table:table-cell table:style-name="ce18" table:content-validation-name="val4" table:formula="of:=IF([.$B56]=0;0;(([.F56]-[.$B56])/[.$B56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56]" office:value-type="string" office:string-value="GKD-a_55_n30_m06" calcext:value-type="string">
            <text:p>GKD-a_55_n30_m06</text:p>
          </table:table-cell>
          <table:table-cell table:style-name="ce11" table:content-validation-name="val4" office:value-type="float" office:value="947.73" calcext:value-type="float">
            <text:p>947,73</text:p>
          </table:table-cell>
          <table:table-cell table:style-name="ce11" table:content-validation-name="val4" office:value-type="float" office:value="0.060426" calcext:value-type="float">
            <text:p>0,060426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58];[$Main.D58];[$Main.F58];[$Main.H58];[$Main.J58];[$Main.L58];[$Main.N58];[$Main.P58];[$Main.R58];[$Main.T58])" office:value-type="float" office:value="947.73" calcext:value-type="float">
            <text:p>947,73</text:p>
          </table:table-cell>
          <table:table-cell table:style-name="ce18" table:content-validation-name="val4" table:formula="of:=AVERAGE([$Main.B58];[$Main.D58];[$Main.F58];[$Main.H58];[$Main.J58];[$Main.L58];[$Main.N58];[$Main.P58];[$Main.R58];[$Main.T58])" office:value-type="float" office:value="947.73" calcext:value-type="float">
            <text:p>947,73</text:p>
          </table:table-cell>
          <table:table-cell table:style-name="ce18" table:content-validation-name="val4" table:formula="of:=STDEV([$Main.B58];[$Main.D58];[$Main.F58];[$Main.H58];[$Main.J58];[$Main.L58];[$Main.N58];[$Main.P58];[$Main.R58];[$Main.T58])" office:value-type="float" office:value="0" calcext:value-type="float">
            <text:p>0</text:p>
          </table:table-cell>
          <table:table-cell table:style-name="ce18" table:content-validation-name="val4" table:formula="of:=MIN([$Main.C58];[$Main.E58];[$Main.G58];[$Main.I58];[$Main.K58];[$Main.M58];[$Main.O58];[$Main.Q58];[$Main.S58];[$Main.U58])" office:value-type="float" office:value="0.001269" calcext:value-type="float">
            <text:p>0,001269</text:p>
          </table:table-cell>
          <table:table-cell table:style-name="ce18" table:content-validation-name="val4" table:formula="of:=AVERAGE([$Main.C58];[$Main.E58];[$Main.G58];[$Main.I58];[$Main.K58];[$Main.M58];[$Main.O58];[$Main.Q58];[$Main.S58];[$Main.U58])" office:value-type="float" office:value="0.0015503" calcext:value-type="float">
            <text:p>0,00155</text:p>
          </table:table-cell>
          <table:table-cell table:style-name="ce18" table:content-validation-name="val4" table:formula="of:=STDEV([$Main.C58];[$Main.E58];[$Main.G58];[$Main.I58];[$Main.K58];[$Main.M58];[$Main.O58];[$Main.Q58];[$Main.S58];[$Main.U58])" office:value-type="float" office:value="0.000147915929575628" calcext:value-type="float">
            <text:p>0,000148</text:p>
          </table:table-cell>
          <table:table-cell table:style-name="ce18" table:content-validation-name="val4" table:formula="of:=IF([.$B57]=0;0;(([.E57]-[.$B57])/[.$B57])*100)" office:value-type="float" office:value="0" calcext:value-type="float">
            <text:p>0</text:p>
          </table:table-cell>
          <table:table-cell table:style-name="ce18" table:content-validation-name="val4" table:formula="of:=IF([.$B57]=0;0;(([.F57]-[.$B57])/[.$B57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57]" office:value-type="string" office:string-value="GKD-a_56_n30_m09" calcext:value-type="string">
            <text:p>GKD-a_56_n30_m09</text:p>
          </table:table-cell>
          <table:table-cell table:style-name="ce11" table:content-validation-name="val4" office:value-type="float" office:value="4083.2" calcext:value-type="float">
            <text:p>4083,2</text:p>
          </table:table-cell>
          <table:table-cell table:style-name="ce11" table:content-validation-name="val4" office:value-type="float" office:value="0.241258" calcext:value-type="float">
            <text:p>0,241258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59];[$Main.D59];[$Main.F59];[$Main.H59];[$Main.J59];[$Main.L59];[$Main.N59];[$Main.P59];[$Main.R59];[$Main.T59])" office:value-type="float" office:value="4083.2" calcext:value-type="float">
            <text:p>4083,2</text:p>
          </table:table-cell>
          <table:table-cell table:style-name="ce18" table:content-validation-name="val4" table:formula="of:=AVERAGE([$Main.B59];[$Main.D59];[$Main.F59];[$Main.H59];[$Main.J59];[$Main.L59];[$Main.N59];[$Main.P59];[$Main.R59];[$Main.T59])" office:value-type="float" office:value="4083.2" calcext:value-type="float">
            <text:p>4083,2</text:p>
          </table:table-cell>
          <table:table-cell table:style-name="ce18" table:content-validation-name="val4" table:formula="of:=STDEV([$Main.B59];[$Main.D59];[$Main.F59];[$Main.H59];[$Main.J59];[$Main.L59];[$Main.N59];[$Main.P59];[$Main.R59];[$Main.T59])" office:value-type="float" office:value="0" calcext:value-type="float">
            <text:p>0</text:p>
          </table:table-cell>
          <table:table-cell table:style-name="ce18" table:content-validation-name="val4" table:formula="of:=MIN([$Main.C59];[$Main.E59];[$Main.G59];[$Main.I59];[$Main.K59];[$Main.M59];[$Main.O59];[$Main.Q59];[$Main.S59];[$Main.U59])" office:value-type="float" office:value="0.0012" calcext:value-type="float">
            <text:p>0,0012</text:p>
          </table:table-cell>
          <table:table-cell table:style-name="ce18" table:content-validation-name="val4" table:formula="of:=AVERAGE([$Main.C59];[$Main.E59];[$Main.G59];[$Main.I59];[$Main.K59];[$Main.M59];[$Main.O59];[$Main.Q59];[$Main.S59];[$Main.U59])" office:value-type="float" office:value="0.0017632" calcext:value-type="float">
            <text:p>0,001763</text:p>
          </table:table-cell>
          <table:table-cell table:style-name="ce18" table:content-validation-name="val4" table:formula="of:=STDEV([$Main.C59];[$Main.E59];[$Main.G59];[$Main.I59];[$Main.K59];[$Main.M59];[$Main.O59];[$Main.Q59];[$Main.S59];[$Main.U59])" office:value-type="float" office:value="0.000323268997035664" calcext:value-type="float">
            <text:p>0,000323</text:p>
          </table:table-cell>
          <table:table-cell table:style-name="ce18" table:content-validation-name="val4" table:formula="of:=IF([.$B58]=0;0;(([.E58]-[.$B58])/[.$B58])*100)" office:value-type="float" office:value="0" calcext:value-type="float">
            <text:p>0</text:p>
          </table:table-cell>
          <table:table-cell table:style-name="ce18" table:content-validation-name="val4" table:formula="of:=IF([.$B58]=0;0;(([.F58]-[.$B58])/[.$B58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58]" office:value-type="string" office:string-value="GKD-a_57_n30_m09" calcext:value-type="string">
            <text:p>GKD-a_57_n30_m09</text:p>
          </table:table-cell>
          <table:table-cell table:style-name="ce11" table:content-validation-name="val4" office:value-type="float" office:value="5851.75" calcext:value-type="float">
            <text:p>5851,75</text:p>
          </table:table-cell>
          <table:table-cell table:style-name="ce11" table:content-validation-name="val4" office:value-type="float" office:value="0.086093" calcext:value-type="float">
            <text:p>0,086093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60];[$Main.D60];[$Main.F60];[$Main.H60];[$Main.J60];[$Main.L60];[$Main.N60];[$Main.P60];[$Main.R60];[$Main.T60])" office:value-type="float" office:value="5851.75" calcext:value-type="float">
            <text:p>5851,75</text:p>
          </table:table-cell>
          <table:table-cell table:style-name="ce18" table:content-validation-name="val4" table:formula="of:=AVERAGE([$Main.B60];[$Main.D60];[$Main.F60];[$Main.H60];[$Main.J60];[$Main.L60];[$Main.N60];[$Main.P60];[$Main.R60];[$Main.T60])" office:value-type="float" office:value="5851.75" calcext:value-type="float">
            <text:p>5851,75</text:p>
          </table:table-cell>
          <table:table-cell table:style-name="ce18" table:content-validation-name="val4" table:formula="of:=STDEV([$Main.B60];[$Main.D60];[$Main.F60];[$Main.H60];[$Main.J60];[$Main.L60];[$Main.N60];[$Main.P60];[$Main.R60];[$Main.T60])" office:value-type="float" office:value="0" calcext:value-type="float">
            <text:p>0</text:p>
          </table:table-cell>
          <table:table-cell table:style-name="ce18" table:content-validation-name="val4" table:formula="of:=MIN([$Main.C60];[$Main.E60];[$Main.G60];[$Main.I60];[$Main.K60];[$Main.M60];[$Main.O60];[$Main.Q60];[$Main.S60];[$Main.U60])" office:value-type="float" office:value="0.001126" calcext:value-type="float">
            <text:p>0,001126</text:p>
          </table:table-cell>
          <table:table-cell table:style-name="ce18" table:content-validation-name="val4" table:formula="of:=AVERAGE([$Main.C60];[$Main.E60];[$Main.G60];[$Main.I60];[$Main.K60];[$Main.M60];[$Main.O60];[$Main.Q60];[$Main.S60];[$Main.U60])" office:value-type="float" office:value="0.0017057" calcext:value-type="float">
            <text:p>0,001706</text:p>
          </table:table-cell>
          <table:table-cell table:style-name="ce18" table:content-validation-name="val4" table:formula="of:=STDEV([$Main.C60];[$Main.E60];[$Main.G60];[$Main.I60];[$Main.K60];[$Main.M60];[$Main.O60];[$Main.Q60];[$Main.S60];[$Main.U60])" office:value-type="float" office:value="0.000353826401250984" calcext:value-type="float">
            <text:p>0,000354</text:p>
          </table:table-cell>
          <table:table-cell table:style-name="ce18" table:content-validation-name="val4" table:formula="of:=IF([.$B59]=0;0;(([.E59]-[.$B59])/[.$B59])*100)" office:value-type="float" office:value="0" calcext:value-type="float">
            <text:p>0</text:p>
          </table:table-cell>
          <table:table-cell table:style-name="ce18" table:content-validation-name="val4" table:formula="of:=IF([.$B59]=0;0;(([.F59]-[.$B59])/[.$B59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59]" office:value-type="string" office:string-value="GKD-a_58_n30_m09" calcext:value-type="string">
            <text:p>GKD-a_58_n30_m09</text:p>
          </table:table-cell>
          <table:table-cell table:style-name="ce11" table:content-validation-name="val4" office:value-type="float" office:value="4716.18" calcext:value-type="float">
            <text:p>4716,18</text:p>
          </table:table-cell>
          <table:table-cell table:style-name="ce11" table:content-validation-name="val4" office:value-type="float" office:value="0.609492" calcext:value-type="float">
            <text:p>0,609492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61];[$Main.D61];[$Main.F61];[$Main.H61];[$Main.J61];[$Main.L61];[$Main.N61];[$Main.P61];[$Main.R61];[$Main.T61])" office:value-type="float" office:value="4716.18" calcext:value-type="float">
            <text:p>4716,18</text:p>
          </table:table-cell>
          <table:table-cell table:style-name="ce18" table:content-validation-name="val4" table:formula="of:=AVERAGE([$Main.B61];[$Main.D61];[$Main.F61];[$Main.H61];[$Main.J61];[$Main.L61];[$Main.N61];[$Main.P61];[$Main.R61];[$Main.T61])" office:value-type="float" office:value="4716.18" calcext:value-type="float">
            <text:p>4716,18</text:p>
          </table:table-cell>
          <table:table-cell table:style-name="ce18" table:content-validation-name="val4" table:formula="of:=STDEV([$Main.B61];[$Main.D61];[$Main.F61];[$Main.H61];[$Main.J61];[$Main.L61];[$Main.N61];[$Main.P61];[$Main.R61];[$Main.T61])" office:value-type="float" office:value="0" calcext:value-type="float">
            <text:p>0</text:p>
          </table:table-cell>
          <table:table-cell table:style-name="ce18" table:content-validation-name="val4" table:formula="of:=MIN([$Main.C61];[$Main.E61];[$Main.G61];[$Main.I61];[$Main.K61];[$Main.M61];[$Main.O61];[$Main.Q61];[$Main.S61];[$Main.U61])" office:value-type="float" office:value="0.001145" calcext:value-type="float">
            <text:p>0,001145</text:p>
          </table:table-cell>
          <table:table-cell table:style-name="ce18" table:content-validation-name="val4" table:formula="of:=AVERAGE([$Main.C61];[$Main.E61];[$Main.G61];[$Main.I61];[$Main.K61];[$Main.M61];[$Main.O61];[$Main.Q61];[$Main.S61];[$Main.U61])" office:value-type="float" office:value="0.0017003" calcext:value-type="float">
            <text:p>0,0017</text:p>
          </table:table-cell>
          <table:table-cell table:style-name="ce18" table:content-validation-name="val4" table:formula="of:=STDEV([$Main.C61];[$Main.E61];[$Main.G61];[$Main.I61];[$Main.K61];[$Main.M61];[$Main.O61];[$Main.Q61];[$Main.S61];[$Main.U61])" office:value-type="float" office:value="0.000317821770459133" calcext:value-type="float">
            <text:p>0,000318</text:p>
          </table:table-cell>
          <table:table-cell table:style-name="ce18" table:content-validation-name="val4" table:formula="of:=IF([.$B60]=0;0;(([.E60]-[.$B60])/[.$B60])*100)" office:value-type="float" office:value="0" calcext:value-type="float">
            <text:p>0</text:p>
          </table:table-cell>
          <table:table-cell table:style-name="ce18" table:content-validation-name="val4" table:formula="of:=IF([.$B60]=0;0;(([.F60]-[.$B60])/[.$B60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60]" office:value-type="string" office:string-value="GKD-a_59_n30_m09" calcext:value-type="string">
            <text:p>GKD-a_59_n30_m09</text:p>
          </table:table-cell>
          <table:table-cell table:style-name="ce11" table:content-validation-name="val4" office:value-type="float" office:value="4985.12" calcext:value-type="float">
            <text:p>4985,12</text:p>
          </table:table-cell>
          <table:table-cell table:style-name="ce11" table:content-validation-name="val4" office:value-type="float" office:value="0.018203" calcext:value-type="float">
            <text:p>0,018203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62];[$Main.D62];[$Main.F62];[$Main.H62];[$Main.J62];[$Main.L62];[$Main.N62];[$Main.P62];[$Main.R62];[$Main.T62])" office:value-type="float" office:value="4985.12" calcext:value-type="float">
            <text:p>4985,12</text:p>
          </table:table-cell>
          <table:table-cell table:style-name="ce18" table:content-validation-name="val4" table:formula="of:=AVERAGE([$Main.B62];[$Main.D62];[$Main.F62];[$Main.H62];[$Main.J62];[$Main.L62];[$Main.N62];[$Main.P62];[$Main.R62];[$Main.T62])" office:value-type="float" office:value="4985.12" calcext:value-type="float">
            <text:p>4985,12</text:p>
          </table:table-cell>
          <table:table-cell table:style-name="ce18" table:content-validation-name="val4" table:formula="of:=STDEV([$Main.B62];[$Main.D62];[$Main.F62];[$Main.H62];[$Main.J62];[$Main.L62];[$Main.N62];[$Main.P62];[$Main.R62];[$Main.T62])" office:value-type="float" office:value="0" calcext:value-type="float">
            <text:p>0</text:p>
          </table:table-cell>
          <table:table-cell table:style-name="ce18" table:content-validation-name="val4" table:formula="of:=MIN([$Main.C62];[$Main.E62];[$Main.G62];[$Main.I62];[$Main.K62];[$Main.M62];[$Main.O62];[$Main.Q62];[$Main.S62];[$Main.U62])" office:value-type="float" office:value="0.001104" calcext:value-type="float">
            <text:p>0,001104</text:p>
          </table:table-cell>
          <table:table-cell table:style-name="ce18" table:content-validation-name="val4" table:formula="of:=AVERAGE([$Main.C62];[$Main.E62];[$Main.G62];[$Main.I62];[$Main.K62];[$Main.M62];[$Main.O62];[$Main.Q62];[$Main.S62];[$Main.U62])" office:value-type="float" office:value="0.0016045" calcext:value-type="float">
            <text:p>0,001605</text:p>
          </table:table-cell>
          <table:table-cell table:style-name="ce18" table:content-validation-name="val4" table:formula="of:=STDEV([$Main.C62];[$Main.E62];[$Main.G62];[$Main.I62];[$Main.K62];[$Main.M62];[$Main.O62];[$Main.Q62];[$Main.S62];[$Main.U62])" office:value-type="float" office:value="0.000369901263101986" calcext:value-type="float">
            <text:p>0,00037</text:p>
          </table:table-cell>
          <table:table-cell table:style-name="ce18" table:content-validation-name="val4" table:formula="of:=IF([.$B61]=0;0;(([.E61]-[.$B61])/[.$B61])*100)" office:value-type="float" office:value="0" calcext:value-type="float">
            <text:p>0</text:p>
          </table:table-cell>
          <table:table-cell table:style-name="ce18" table:content-validation-name="val4" table:formula="of:=IF([.$B61]=0;0;(([.F61]-[.$B61])/[.$B61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61]" office:value-type="string" office:string-value="GKD-a_60_n30_m09" calcext:value-type="string">
            <text:p>GKD-a_60_n30_m09</text:p>
          </table:table-cell>
          <table:table-cell table:style-name="ce11" table:content-validation-name="val4" office:value-type="float" office:value="4990.49" calcext:value-type="float">
            <text:p>4990,49</text:p>
          </table:table-cell>
          <table:table-cell table:style-name="ce11" table:content-validation-name="val4" office:value-type="float" office:value="0.277485" calcext:value-type="float">
            <text:p>0,277485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63];[$Main.D63];[$Main.F63];[$Main.H63];[$Main.J63];[$Main.L63];[$Main.N63];[$Main.P63];[$Main.R63];[$Main.T63])" office:value-type="float" office:value="4990.49" calcext:value-type="float">
            <text:p>4990,49</text:p>
          </table:table-cell>
          <table:table-cell table:style-name="ce18" table:content-validation-name="val4" table:formula="of:=AVERAGE([$Main.B63];[$Main.D63];[$Main.F63];[$Main.H63];[$Main.J63];[$Main.L63];[$Main.N63];[$Main.P63];[$Main.R63];[$Main.T63])" office:value-type="float" office:value="4990.784" calcext:value-type="float">
            <text:p>4990,784</text:p>
          </table:table-cell>
          <table:table-cell table:style-name="ce18" table:content-validation-name="val4" table:formula="of:=STDEV([$Main.B63];[$Main.D63];[$Main.F63];[$Main.H63];[$Main.J63];[$Main.L63];[$Main.N63];[$Main.P63];[$Main.R63];[$Main.T63])" office:value-type="float" office:value="0.61980642139311" calcext:value-type="float">
            <text:p>0,619806</text:p>
          </table:table-cell>
          <table:table-cell table:style-name="ce18" table:content-validation-name="val4" table:formula="of:=MIN([$Main.C63];[$Main.E63];[$Main.G63];[$Main.I63];[$Main.K63];[$Main.M63];[$Main.O63];[$Main.Q63];[$Main.S63];[$Main.U63])" office:value-type="float" office:value="0.000905" calcext:value-type="float">
            <text:p>0,000905</text:p>
          </table:table-cell>
          <table:table-cell table:style-name="ce18" table:content-validation-name="val4" table:formula="of:=AVERAGE([$Main.C63];[$Main.E63];[$Main.G63];[$Main.I63];[$Main.K63];[$Main.M63];[$Main.O63];[$Main.Q63];[$Main.S63];[$Main.U63])" office:value-type="float" office:value="0.0016703" calcext:value-type="float">
            <text:p>0,00167</text:p>
          </table:table-cell>
          <table:table-cell table:style-name="ce18" table:content-validation-name="val4" table:formula="of:=STDEV([$Main.C63];[$Main.E63];[$Main.G63];[$Main.I63];[$Main.K63];[$Main.M63];[$Main.O63];[$Main.Q63];[$Main.S63];[$Main.U63])" office:value-type="float" office:value="0.000371082515531699" calcext:value-type="float">
            <text:p>0,000371</text:p>
          </table:table-cell>
          <table:table-cell table:style-name="ce18" table:content-validation-name="val4" table:formula="of:=IF([.$B62]=0;0;(([.E62]-[.$B62])/[.$B62])*100)" office:value-type="float" office:value="0" calcext:value-type="float">
            <text:p>0</text:p>
          </table:table-cell>
          <table:table-cell table:style-name="ce18" table:content-validation-name="val4" table:formula="of:=IF([.$B62]=0;0;(([.F62]-[.$B62])/[.$B62])*100)" office:value-type="float" office:value="0.00589120507202618" calcext:value-type="float">
            <text:p>0,005891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62]" office:value-type="string" office:string-value="GKD-a_61_n30_m12" calcext:value-type="string">
            <text:p>GKD-a_61_n30_m12</text:p>
          </table:table-cell>
          <table:table-cell table:style-name="ce11" table:content-validation-name="val4" office:value-type="float" office:value="9788.1" calcext:value-type="float">
            <text:p>9788,1</text:p>
          </table:table-cell>
          <table:table-cell table:style-name="ce11" table:content-validation-name="val4" office:value-type="float" office:value="0.060459" calcext:value-type="float">
            <text:p>0,060459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64];[$Main.D64];[$Main.F64];[$Main.H64];[$Main.J64];[$Main.L64];[$Main.N64];[$Main.P64];[$Main.R64];[$Main.T64])" office:value-type="float" office:value="9788.1" calcext:value-type="float">
            <text:p>9788,1</text:p>
          </table:table-cell>
          <table:table-cell table:style-name="ce18" table:content-validation-name="val4" table:formula="of:=AVERAGE([$Main.B64];[$Main.D64];[$Main.F64];[$Main.H64];[$Main.J64];[$Main.L64];[$Main.N64];[$Main.P64];[$Main.R64];[$Main.T64])" office:value-type="float" office:value="9788.1" calcext:value-type="float">
            <text:p>9788,1</text:p>
          </table:table-cell>
          <table:table-cell table:style-name="ce18" table:content-validation-name="val4" table:formula="of:=STDEV([$Main.B64];[$Main.D64];[$Main.F64];[$Main.H64];[$Main.J64];[$Main.L64];[$Main.N64];[$Main.P64];[$Main.R64];[$Main.T64])" office:value-type="float" office:value="0" calcext:value-type="float">
            <text:p>0</text:p>
          </table:table-cell>
          <table:table-cell table:style-name="ce18" table:content-validation-name="val4" table:formula="of:=MIN([$Main.C64];[$Main.E64];[$Main.G64];[$Main.I64];[$Main.K64];[$Main.M64];[$Main.O64];[$Main.Q64];[$Main.S64];[$Main.U64])" office:value-type="float" office:value="0.001609" calcext:value-type="float">
            <text:p>0,001609</text:p>
          </table:table-cell>
          <table:table-cell table:style-name="ce18" table:content-validation-name="val4" table:formula="of:=AVERAGE([$Main.C64];[$Main.E64];[$Main.G64];[$Main.I64];[$Main.K64];[$Main.M64];[$Main.O64];[$Main.Q64];[$Main.S64];[$Main.U64])" office:value-type="float" office:value="0.0020445" calcext:value-type="float">
            <text:p>0,002045</text:p>
          </table:table-cell>
          <table:table-cell table:style-name="ce18" table:content-validation-name="val4" table:formula="of:=STDEV([$Main.C64];[$Main.E64];[$Main.G64];[$Main.I64];[$Main.K64];[$Main.M64];[$Main.O64];[$Main.Q64];[$Main.S64];[$Main.U64])" office:value-type="float" office:value="0.00027036528787714" calcext:value-type="float">
            <text:p>0,00027</text:p>
          </table:table-cell>
          <table:table-cell table:style-name="ce18" table:content-validation-name="val4" table:formula="of:=IF([.$B63]=0;0;(([.E63]-[.$B63])/[.$B63])*100)" office:value-type="float" office:value="0" calcext:value-type="float">
            <text:p>0</text:p>
          </table:table-cell>
          <table:table-cell table:style-name="ce18" table:content-validation-name="val4" table:formula="of:=IF([.$B63]=0;0;(([.F63]-[.$B63])/[.$B63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63]" office:value-type="string" office:string-value="GKD-a_62_n30_m12" calcext:value-type="string">
            <text:p>GKD-a_62_n30_m12</text:p>
          </table:table-cell>
          <table:table-cell table:style-name="ce11" table:content-validation-name="val4" office:value-type="float" office:value="6897.96" calcext:value-type="float">
            <text:p>6897,96</text:p>
          </table:table-cell>
          <table:table-cell table:style-name="ce11" table:content-validation-name="val4" office:value-type="float" office:value="0.20981" calcext:value-type="float">
            <text:p>0,20981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65];[$Main.D65];[$Main.F65];[$Main.H65];[$Main.J65];[$Main.L65];[$Main.N65];[$Main.P65];[$Main.R65];[$Main.T65])" office:value-type="float" office:value="6897.96" calcext:value-type="float">
            <text:p>6897,96</text:p>
          </table:table-cell>
          <table:table-cell table:style-name="ce18" table:content-validation-name="val4" table:formula="of:=AVERAGE([$Main.B65];[$Main.D65];[$Main.F65];[$Main.H65];[$Main.J65];[$Main.L65];[$Main.N65];[$Main.P65];[$Main.R65];[$Main.T65])" office:value-type="float" office:value="6897.96" calcext:value-type="float">
            <text:p>6897,96</text:p>
          </table:table-cell>
          <table:table-cell table:style-name="ce18" table:content-validation-name="val4" table:formula="of:=STDEV([$Main.B65];[$Main.D65];[$Main.F65];[$Main.H65];[$Main.J65];[$Main.L65];[$Main.N65];[$Main.P65];[$Main.R65];[$Main.T65])" office:value-type="float" office:value="0" calcext:value-type="float">
            <text:p>0</text:p>
          </table:table-cell>
          <table:table-cell table:style-name="ce18" table:content-validation-name="val4" table:formula="of:=MIN([$Main.C65];[$Main.E65];[$Main.G65];[$Main.I65];[$Main.K65];[$Main.M65];[$Main.O65];[$Main.Q65];[$Main.S65];[$Main.U65])" office:value-type="float" office:value="0.001852" calcext:value-type="float">
            <text:p>0,001852</text:p>
          </table:table-cell>
          <table:table-cell table:style-name="ce18" table:content-validation-name="val4" table:formula="of:=AVERAGE([$Main.C65];[$Main.E65];[$Main.G65];[$Main.I65];[$Main.K65];[$Main.M65];[$Main.O65];[$Main.Q65];[$Main.S65];[$Main.U65])" office:value-type="float" office:value="0.0021427" calcext:value-type="float">
            <text:p>0,002143</text:p>
          </table:table-cell>
          <table:table-cell table:style-name="ce18" table:content-validation-name="val4" table:formula="of:=STDEV([$Main.C65];[$Main.E65];[$Main.G65];[$Main.I65];[$Main.K65];[$Main.M65];[$Main.O65];[$Main.Q65];[$Main.S65];[$Main.U65])" office:value-type="float" office:value="0.000180421758973554" calcext:value-type="float">
            <text:p>0,00018</text:p>
          </table:table-cell>
          <table:table-cell table:style-name="ce18" table:content-validation-name="val4" table:formula="of:=IF([.$B64]=0;0;(([.E64]-[.$B64])/[.$B64])*100)" office:value-type="float" office:value="0" calcext:value-type="float">
            <text:p>0</text:p>
          </table:table-cell>
          <table:table-cell table:style-name="ce18" table:content-validation-name="val4" table:formula="of:=IF([.$B64]=0;0;(([.F64]-[.$B64])/[.$B64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64]" office:value-type="string" office:string-value="GKD-a_63_n30_m12" calcext:value-type="string">
            <text:p>GKD-a_63_n30_m12</text:p>
          </table:table-cell>
          <table:table-cell table:style-name="ce11" table:content-validation-name="val4" office:value-type="float" office:value="10991.9" calcext:value-type="float">
            <text:p>10991,9</text:p>
          </table:table-cell>
          <table:table-cell table:style-name="ce11" table:content-validation-name="val4" office:value-type="float" office:value="0.206094" calcext:value-type="float">
            <text:p>0,206094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66];[$Main.D66];[$Main.F66];[$Main.H66];[$Main.J66];[$Main.L66];[$Main.N66];[$Main.P66];[$Main.R66];[$Main.T66])" office:value-type="float" office:value="10991.9" calcext:value-type="float">
            <text:p>10991,9</text:p>
          </table:table-cell>
          <table:table-cell table:style-name="ce18" table:content-validation-name="val4" table:formula="of:=AVERAGE([$Main.B66];[$Main.D66];[$Main.F66];[$Main.H66];[$Main.J66];[$Main.L66];[$Main.N66];[$Main.P66];[$Main.R66];[$Main.T66])" office:value-type="float" office:value="10991.9" calcext:value-type="float">
            <text:p>10991,9</text:p>
          </table:table-cell>
          <table:table-cell table:style-name="ce18" table:content-validation-name="val4" table:formula="of:=STDEV([$Main.B66];[$Main.D66];[$Main.F66];[$Main.H66];[$Main.J66];[$Main.L66];[$Main.N66];[$Main.P66];[$Main.R66];[$Main.T66])" office:value-type="float" office:value="0" calcext:value-type="float">
            <text:p>0</text:p>
          </table:table-cell>
          <table:table-cell table:style-name="ce18" table:content-validation-name="val4" table:formula="of:=MIN([$Main.C66];[$Main.E66];[$Main.G66];[$Main.I66];[$Main.K66];[$Main.M66];[$Main.O66];[$Main.Q66];[$Main.S66];[$Main.U66])" office:value-type="float" office:value="0.001485" calcext:value-type="float">
            <text:p>0,001485</text:p>
          </table:table-cell>
          <table:table-cell table:style-name="ce18" table:content-validation-name="val4" table:formula="of:=AVERAGE([$Main.C66];[$Main.E66];[$Main.G66];[$Main.I66];[$Main.K66];[$Main.M66];[$Main.O66];[$Main.Q66];[$Main.S66];[$Main.U66])" office:value-type="float" office:value="0.0021968" calcext:value-type="float">
            <text:p>0,002197</text:p>
          </table:table-cell>
          <table:table-cell table:style-name="ce18" table:content-validation-name="val4" table:formula="of:=STDEV([$Main.C66];[$Main.E66];[$Main.G66];[$Main.I66];[$Main.K66];[$Main.M66];[$Main.O66];[$Main.Q66];[$Main.S66];[$Main.U66])" office:value-type="float" office:value="0.000405721250778577" calcext:value-type="float">
            <text:p>0,000406</text:p>
          </table:table-cell>
          <table:table-cell table:style-name="ce18" table:content-validation-name="val4" table:formula="of:=IF([.$B65]=0;0;(([.E65]-[.$B65])/[.$B65])*100)" office:value-type="float" office:value="0" calcext:value-type="float">
            <text:p>0</text:p>
          </table:table-cell>
          <table:table-cell table:style-name="ce18" table:content-validation-name="val4" table:formula="of:=IF([.$B65]=0;0;(([.F65]-[.$B65])/[.$B65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65]" office:value-type="string" office:string-value="GKD-a_64_n30_m12" calcext:value-type="string">
            <text:p>GKD-a_64_n30_m12</text:p>
          </table:table-cell>
          <table:table-cell table:style-name="ce11" table:content-validation-name="val4" office:value-type="float" office:value="8125.68" calcext:value-type="float">
            <text:p>8125,68</text:p>
          </table:table-cell>
          <table:table-cell table:style-name="ce11" table:content-validation-name="val4" office:value-type="float" office:value="0.107594" calcext:value-type="float">
            <text:p>0,107594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67];[$Main.D67];[$Main.F67];[$Main.H67];[$Main.J67];[$Main.L67];[$Main.N67];[$Main.P67];[$Main.R67];[$Main.T67])" office:value-type="float" office:value="8125.68" calcext:value-type="float">
            <text:p>8125,68</text:p>
          </table:table-cell>
          <table:table-cell table:style-name="ce18" table:content-validation-name="val4" table:formula="of:=AVERAGE([$Main.B67];[$Main.D67];[$Main.F67];[$Main.H67];[$Main.J67];[$Main.L67];[$Main.N67];[$Main.P67];[$Main.R67];[$Main.T67])" office:value-type="float" office:value="8125.68" calcext:value-type="float">
            <text:p>8125,68</text:p>
          </table:table-cell>
          <table:table-cell table:style-name="ce18" table:content-validation-name="val4" table:formula="of:=STDEV([$Main.B67];[$Main.D67];[$Main.F67];[$Main.H67];[$Main.J67];[$Main.L67];[$Main.N67];[$Main.P67];[$Main.R67];[$Main.T67])" office:value-type="float" office:value="0" calcext:value-type="float">
            <text:p>0</text:p>
          </table:table-cell>
          <table:table-cell table:style-name="ce18" table:content-validation-name="val4" table:formula="of:=MIN([$Main.C67];[$Main.E67];[$Main.G67];[$Main.I67];[$Main.K67];[$Main.M67];[$Main.O67];[$Main.Q67];[$Main.S67];[$Main.U67])" office:value-type="float" office:value="0.001552" calcext:value-type="float">
            <text:p>0,001552</text:p>
          </table:table-cell>
          <table:table-cell table:style-name="ce18" table:content-validation-name="val4" table:formula="of:=AVERAGE([$Main.C67];[$Main.E67];[$Main.G67];[$Main.I67];[$Main.K67];[$Main.M67];[$Main.O67];[$Main.Q67];[$Main.S67];[$Main.U67])" office:value-type="float" office:value="0.002058" calcext:value-type="float">
            <text:p>0,002058</text:p>
          </table:table-cell>
          <table:table-cell table:style-name="ce18" table:content-validation-name="val4" table:formula="of:=STDEV([$Main.C67];[$Main.E67];[$Main.G67];[$Main.I67];[$Main.K67];[$Main.M67];[$Main.O67];[$Main.Q67];[$Main.S67];[$Main.U67])" office:value-type="float" office:value="0.00025502026063302" calcext:value-type="float">
            <text:p>0,000255</text:p>
          </table:table-cell>
          <table:table-cell table:style-name="ce18" table:content-validation-name="val4" table:formula="of:=IF([.$B66]=0;0;(([.E66]-[.$B66])/[.$B66])*100)" office:value-type="float" office:value="0" calcext:value-type="float">
            <text:p>0</text:p>
          </table:table-cell>
          <table:table-cell table:style-name="ce18" table:content-validation-name="val4" table:formula="of:=IF([.$B66]=0;0;(([.F66]-[.$B66])/[.$B66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66]" office:value-type="string" office:string-value="GKD-a_65_n30_m12" calcext:value-type="string">
            <text:p>GKD-a_65_n30_m12</text:p>
          </table:table-cell>
          <table:table-cell table:style-name="ce11" table:content-validation-name="val4" office:value-type="float" office:value="6238.51" calcext:value-type="float">
            <text:p>6238,51</text:p>
          </table:table-cell>
          <table:table-cell table:style-name="ce11" table:content-validation-name="val4" office:value-type="float" office:value="0.068575" calcext:value-type="float">
            <text:p>0,068575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68];[$Main.D68];[$Main.F68];[$Main.H68];[$Main.J68];[$Main.L68];[$Main.N68];[$Main.P68];[$Main.R68];[$Main.T68])" office:value-type="float" office:value="6238.51" calcext:value-type="float">
            <text:p>6238,51</text:p>
          </table:table-cell>
          <table:table-cell table:style-name="ce18" table:content-validation-name="val4" table:formula="of:=AVERAGE([$Main.B68];[$Main.D68];[$Main.F68];[$Main.H68];[$Main.J68];[$Main.L68];[$Main.N68];[$Main.P68];[$Main.R68];[$Main.T68])" office:value-type="float" office:value="6238.51" calcext:value-type="float">
            <text:p>6238,51</text:p>
          </table:table-cell>
          <table:table-cell table:style-name="ce18" table:content-validation-name="val4" table:formula="of:=STDEV([$Main.B68];[$Main.D68];[$Main.F68];[$Main.H68];[$Main.J68];[$Main.L68];[$Main.N68];[$Main.P68];[$Main.R68];[$Main.T68])" office:value-type="float" office:value="0" calcext:value-type="float">
            <text:p>0</text:p>
          </table:table-cell>
          <table:table-cell table:style-name="ce18" table:content-validation-name="val4" table:formula="of:=MIN([$Main.C68];[$Main.E68];[$Main.G68];[$Main.I68];[$Main.K68];[$Main.M68];[$Main.O68];[$Main.Q68];[$Main.S68];[$Main.U68])" office:value-type="float" office:value="0.001299" calcext:value-type="float">
            <text:p>0,001299</text:p>
          </table:table-cell>
          <table:table-cell table:style-name="ce18" table:content-validation-name="val4" table:formula="of:=AVERAGE([$Main.C68];[$Main.E68];[$Main.G68];[$Main.I68];[$Main.K68];[$Main.M68];[$Main.O68];[$Main.Q68];[$Main.S68];[$Main.U68])" office:value-type="float" office:value="0.0017928" calcext:value-type="float">
            <text:p>0,001793</text:p>
          </table:table-cell>
          <table:table-cell table:style-name="ce18" table:content-validation-name="val4" table:formula="of:=STDEV([$Main.C68];[$Main.E68];[$Main.G68];[$Main.I68];[$Main.K68];[$Main.M68];[$Main.O68];[$Main.Q68];[$Main.S68];[$Main.U68])" office:value-type="float" office:value="0.000488504020226833" calcext:value-type="float">
            <text:p>0,000489</text:p>
          </table:table-cell>
          <table:table-cell table:style-name="ce18" table:content-validation-name="val4" table:formula="of:=IF([.$B67]=0;0;(([.E67]-[.$B67])/[.$B67])*100)" office:value-type="float" office:value="0" calcext:value-type="float">
            <text:p>0</text:p>
          </table:table-cell>
          <table:table-cell table:style-name="ce18" table:content-validation-name="val4" table:formula="of:=IF([.$B67]=0;0;(([.F67]-[.$B67])/[.$B67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67]" office:value-type="string" office:string-value="GKD-a_66_n30_m18" calcext:value-type="string">
            <text:p>GKD-a_66_n30_m18</text:p>
          </table:table-cell>
          <table:table-cell table:style-name="ce11" table:content-validation-name="val4" office:value-type="float" office:value="20792.7" calcext:value-type="float">
            <text:p>20792,7</text:p>
          </table:table-cell>
          <table:table-cell table:style-name="ce11" table:content-validation-name="val4" office:value-type="float" office:value="0.036359" calcext:value-type="float">
            <text:p>0,036359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69];[$Main.D69];[$Main.F69];[$Main.H69];[$Main.J69];[$Main.L69];[$Main.N69];[$Main.P69];[$Main.R69];[$Main.T69])" office:value-type="float" office:value="20792.7" calcext:value-type="float">
            <text:p>20792,7</text:p>
          </table:table-cell>
          <table:table-cell table:style-name="ce18" table:content-validation-name="val4" table:formula="of:=AVERAGE([$Main.B69];[$Main.D69];[$Main.F69];[$Main.H69];[$Main.J69];[$Main.L69];[$Main.N69];[$Main.P69];[$Main.R69];[$Main.T69])" office:value-type="float" office:value="20792.7" calcext:value-type="float">
            <text:p>20792,7</text:p>
          </table:table-cell>
          <table:table-cell table:style-name="ce18" table:content-validation-name="val4" table:formula="of:=STDEV([$Main.B69];[$Main.D69];[$Main.F69];[$Main.H69];[$Main.J69];[$Main.L69];[$Main.N69];[$Main.P69];[$Main.R69];[$Main.T69])" office:value-type="float" office:value="0" calcext:value-type="float">
            <text:p>0</text:p>
          </table:table-cell>
          <table:table-cell table:style-name="ce18" table:content-validation-name="val4" table:formula="of:=MIN([$Main.C69];[$Main.E69];[$Main.G69];[$Main.I69];[$Main.K69];[$Main.M69];[$Main.O69];[$Main.Q69];[$Main.S69];[$Main.U69])" office:value-type="float" office:value="0.001524" calcext:value-type="float">
            <text:p>0,001524</text:p>
          </table:table-cell>
          <table:table-cell table:style-name="ce18" table:content-validation-name="val4" table:formula="of:=AVERAGE([$Main.C69];[$Main.E69];[$Main.G69];[$Main.I69];[$Main.K69];[$Main.M69];[$Main.O69];[$Main.Q69];[$Main.S69];[$Main.U69])" office:value-type="float" office:value="0.0027257" calcext:value-type="float">
            <text:p>0,002726</text:p>
          </table:table-cell>
          <table:table-cell table:style-name="ce18" table:content-validation-name="val4" table:formula="of:=STDEV([$Main.C69];[$Main.E69];[$Main.G69];[$Main.I69];[$Main.K69];[$Main.M69];[$Main.O69];[$Main.Q69];[$Main.S69];[$Main.U69])" office:value-type="float" office:value="0.000567821969360898" calcext:value-type="float">
            <text:p>0,000568</text:p>
          </table:table-cell>
          <table:table-cell table:style-name="ce18" table:content-validation-name="val4" table:formula="of:=IF([.$B68]=0;0;(([.E68]-[.$B68])/[.$B68])*100)" office:value-type="float" office:value="0" calcext:value-type="float">
            <text:p>0</text:p>
          </table:table-cell>
          <table:table-cell table:style-name="ce18" table:content-validation-name="val4" table:formula="of:=IF([.$B68]=0;0;(([.F68]-[.$B68])/[.$B68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68]" office:value-type="string" office:string-value="GKD-a_67_n30_m18" calcext:value-type="string">
            <text:p>GKD-a_67_n30_m18</text:p>
          </table:table-cell>
          <table:table-cell table:style-name="ce11" table:content-validation-name="val4" office:value-type="float" office:value="19991.9" calcext:value-type="float">
            <text:p>19991,9</text:p>
          </table:table-cell>
          <table:table-cell table:style-name="ce11" table:content-validation-name="val4" office:value-type="float" office:value="0.139073" calcext:value-type="float">
            <text:p>0,139073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70];[$Main.D70];[$Main.F70];[$Main.H70];[$Main.J70];[$Main.L70];[$Main.N70];[$Main.P70];[$Main.R70];[$Main.T70])" office:value-type="float" office:value="19991.9" calcext:value-type="float">
            <text:p>19991,9</text:p>
          </table:table-cell>
          <table:table-cell table:style-name="ce18" table:content-validation-name="val4" table:formula="of:=AVERAGE([$Main.B70];[$Main.D70];[$Main.F70];[$Main.H70];[$Main.J70];[$Main.L70];[$Main.N70];[$Main.P70];[$Main.R70];[$Main.T70])" office:value-type="float" office:value="19991.9" calcext:value-type="float">
            <text:p>19991,9</text:p>
          </table:table-cell>
          <table:table-cell table:style-name="ce18" table:content-validation-name="val4" table:formula="of:=STDEV([$Main.B70];[$Main.D70];[$Main.F70];[$Main.H70];[$Main.J70];[$Main.L70];[$Main.N70];[$Main.P70];[$Main.R70];[$Main.T70])" office:value-type="float" office:value="0" calcext:value-type="float">
            <text:p>0</text:p>
          </table:table-cell>
          <table:table-cell table:style-name="ce18" table:content-validation-name="val4" table:formula="of:=MIN([$Main.C70];[$Main.E70];[$Main.G70];[$Main.I70];[$Main.K70];[$Main.M70];[$Main.O70];[$Main.Q70];[$Main.S70];[$Main.U70])" office:value-type="float" office:value="0.001984" calcext:value-type="float">
            <text:p>0,001984</text:p>
          </table:table-cell>
          <table:table-cell table:style-name="ce18" table:content-validation-name="val4" table:formula="of:=AVERAGE([$Main.C70];[$Main.E70];[$Main.G70];[$Main.I70];[$Main.K70];[$Main.M70];[$Main.O70];[$Main.Q70];[$Main.S70];[$Main.U70])" office:value-type="float" office:value="0.0027815" calcext:value-type="float">
            <text:p>0,002782</text:p>
          </table:table-cell>
          <table:table-cell table:style-name="ce18" table:content-validation-name="val4" table:formula="of:=STDEV([$Main.C70];[$Main.E70];[$Main.G70];[$Main.I70];[$Main.K70];[$Main.M70];[$Main.O70];[$Main.Q70];[$Main.S70];[$Main.U70])" office:value-type="float" office:value="0.000416653399788788" calcext:value-type="float">
            <text:p>0,000417</text:p>
          </table:table-cell>
          <table:table-cell table:style-name="ce18" table:content-validation-name="val4" table:formula="of:=IF([.$B69]=0;0;(([.E69]-[.$B69])/[.$B69])*100)" office:value-type="float" office:value="0" calcext:value-type="float">
            <text:p>0</text:p>
          </table:table-cell>
          <table:table-cell table:style-name="ce18" table:content-validation-name="val4" table:formula="of:=IF([.$B69]=0;0;(([.F69]-[.$B69])/[.$B69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69]" office:value-type="string" office:string-value="GKD-a_68_n30_m18" calcext:value-type="string">
            <text:p>GKD-a_68_n30_m18</text:p>
          </table:table-cell>
          <table:table-cell table:style-name="ce11" table:content-validation-name="val4" office:value-type="float" office:value="26587.4" calcext:value-type="float">
            <text:p>26587,4</text:p>
          </table:table-cell>
          <table:table-cell table:style-name="ce11" table:content-validation-name="val4" office:value-type="float" office:value="0.242139" calcext:value-type="float">
            <text:p>0,242139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71];[$Main.D71];[$Main.F71];[$Main.H71];[$Main.J71];[$Main.L71];[$Main.N71];[$Main.P71];[$Main.R71];[$Main.T71])" office:value-type="float" office:value="26587.4" calcext:value-type="float">
            <text:p>26587,4</text:p>
          </table:table-cell>
          <table:table-cell table:style-name="ce18" table:content-validation-name="val4" table:formula="of:=AVERAGE([$Main.B71];[$Main.D71];[$Main.F71];[$Main.H71];[$Main.J71];[$Main.L71];[$Main.N71];[$Main.P71];[$Main.R71];[$Main.T71])" office:value-type="float" office:value="26587.4" calcext:value-type="float">
            <text:p>26587,4</text:p>
          </table:table-cell>
          <table:table-cell table:style-name="ce18" table:content-validation-name="val4" table:formula="of:=STDEV([$Main.B71];[$Main.D71];[$Main.F71];[$Main.H71];[$Main.J71];[$Main.L71];[$Main.N71];[$Main.P71];[$Main.R71];[$Main.T71])" office:value-type="float" office:value="0" calcext:value-type="float">
            <text:p>0</text:p>
          </table:table-cell>
          <table:table-cell table:style-name="ce18" table:content-validation-name="val4" table:formula="of:=MIN([$Main.C71];[$Main.E71];[$Main.G71];[$Main.I71];[$Main.K71];[$Main.M71];[$Main.O71];[$Main.Q71];[$Main.S71];[$Main.U71])" office:value-type="float" office:value="0.001631" calcext:value-type="float">
            <text:p>0,001631</text:p>
          </table:table-cell>
          <table:table-cell table:style-name="ce18" table:content-validation-name="val4" table:formula="of:=AVERAGE([$Main.C71];[$Main.E71];[$Main.G71];[$Main.I71];[$Main.K71];[$Main.M71];[$Main.O71];[$Main.Q71];[$Main.S71];[$Main.U71])" office:value-type="float" office:value="0.0023571" calcext:value-type="float">
            <text:p>0,002357</text:p>
          </table:table-cell>
          <table:table-cell table:style-name="ce18" table:content-validation-name="val4" table:formula="of:=STDEV([$Main.C71];[$Main.E71];[$Main.G71];[$Main.I71];[$Main.K71];[$Main.M71];[$Main.O71];[$Main.Q71];[$Main.S71];[$Main.U71])" office:value-type="float" office:value="0.000538629423217443" calcext:value-type="float">
            <text:p>0,000539</text:p>
          </table:table-cell>
          <table:table-cell table:style-name="ce18" table:content-validation-name="val4" table:formula="of:=IF([.$B70]=0;0;(([.E70]-[.$B70])/[.$B70])*100)" office:value-type="float" office:value="0" calcext:value-type="float">
            <text:p>0</text:p>
          </table:table-cell>
          <table:table-cell table:style-name="ce18" table:content-validation-name="val4" table:formula="of:=IF([.$B70]=0;0;(([.F70]-[.$B70])/[.$B70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70]" office:value-type="string" office:string-value="GKD-a_69_n30_m18" calcext:value-type="string">
            <text:p>GKD-a_69_n30_m18</text:p>
          </table:table-cell>
          <table:table-cell table:style-name="ce11" table:content-validation-name="val4" office:value-type="float" office:value="22024.9" calcext:value-type="float">
            <text:p>22024,9</text:p>
          </table:table-cell>
          <table:table-cell table:style-name="ce11" table:content-validation-name="val4" office:value-type="float" office:value="0.03903" calcext:value-type="float">
            <text:p>0,03903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72];[$Main.D72];[$Main.F72];[$Main.H72];[$Main.J72];[$Main.L72];[$Main.N72];[$Main.P72];[$Main.R72];[$Main.T72])" office:value-type="float" office:value="22024.9" calcext:value-type="float">
            <text:p>22024,9</text:p>
          </table:table-cell>
          <table:table-cell table:style-name="ce18" table:content-validation-name="val4" table:formula="of:=AVERAGE([$Main.B72];[$Main.D72];[$Main.F72];[$Main.H72];[$Main.J72];[$Main.L72];[$Main.N72];[$Main.P72];[$Main.R72];[$Main.T72])" office:value-type="float" office:value="22024.9" calcext:value-type="float">
            <text:p>22024,9</text:p>
          </table:table-cell>
          <table:table-cell table:style-name="ce18" table:content-validation-name="val4" table:formula="of:=STDEV([$Main.B72];[$Main.D72];[$Main.F72];[$Main.H72];[$Main.J72];[$Main.L72];[$Main.N72];[$Main.P72];[$Main.R72];[$Main.T72])" office:value-type="float" office:value="0" calcext:value-type="float">
            <text:p>0</text:p>
          </table:table-cell>
          <table:table-cell table:style-name="ce18" table:content-validation-name="val4" table:formula="of:=MIN([$Main.C72];[$Main.E72];[$Main.G72];[$Main.I72];[$Main.K72];[$Main.M72];[$Main.O72];[$Main.Q72];[$Main.S72];[$Main.U72])" office:value-type="float" office:value="0.001635" calcext:value-type="float">
            <text:p>0,001635</text:p>
          </table:table-cell>
          <table:table-cell table:style-name="ce18" table:content-validation-name="val4" table:formula="of:=AVERAGE([$Main.C72];[$Main.E72];[$Main.G72];[$Main.I72];[$Main.K72];[$Main.M72];[$Main.O72];[$Main.Q72];[$Main.S72];[$Main.U72])" office:value-type="float" office:value="0.0021019" calcext:value-type="float">
            <text:p>0,002102</text:p>
          </table:table-cell>
          <table:table-cell table:style-name="ce18" table:content-validation-name="val4" table:formula="of:=STDEV([$Main.C72];[$Main.E72];[$Main.G72];[$Main.I72];[$Main.K72];[$Main.M72];[$Main.O72];[$Main.Q72];[$Main.S72];[$Main.U72])" office:value-type="float" office:value="0.000369030095129261" calcext:value-type="float">
            <text:p>0,000369</text:p>
          </table:table-cell>
          <table:table-cell table:style-name="ce18" table:content-validation-name="val4" table:formula="of:=IF([.$B71]=0;0;(([.E71]-[.$B71])/[.$B71])*100)" office:value-type="float" office:value="0" calcext:value-type="float">
            <text:p>0</text:p>
          </table:table-cell>
          <table:table-cell table:style-name="ce18" table:content-validation-name="val4" table:formula="of:=IF([.$B71]=0;0;(([.F71]-[.$B71])/[.$B71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71]" office:value-type="string" office:string-value="GKD-a_70_n30_m18" calcext:value-type="string">
            <text:p>GKD-a_70_n30_m18</text:p>
          </table:table-cell>
          <table:table-cell table:style-name="ce11" table:content-validation-name="val4" office:value-type="float" office:value="19056.6" calcext:value-type="float">
            <text:p>19056,6</text:p>
          </table:table-cell>
          <table:table-cell table:style-name="ce11" table:content-validation-name="val4" office:value-type="float" office:value="0.035621" calcext:value-type="float">
            <text:p>0,035621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73];[$Main.D73];[$Main.F73];[$Main.H73];[$Main.J73];[$Main.L73];[$Main.N73];[$Main.P73];[$Main.R73];[$Main.T73])" office:value-type="float" office:value="19056.6" calcext:value-type="float">
            <text:p>19056,6</text:p>
          </table:table-cell>
          <table:table-cell table:style-name="ce18" table:content-validation-name="val4" table:formula="of:=AVERAGE([$Main.B73];[$Main.D73];[$Main.F73];[$Main.H73];[$Main.J73];[$Main.L73];[$Main.N73];[$Main.P73];[$Main.R73];[$Main.T73])" office:value-type="float" office:value="19056.6" calcext:value-type="float">
            <text:p>19056,6</text:p>
          </table:table-cell>
          <table:table-cell table:style-name="ce18" table:content-validation-name="val4" table:formula="of:=STDEV([$Main.B73];[$Main.D73];[$Main.F73];[$Main.H73];[$Main.J73];[$Main.L73];[$Main.N73];[$Main.P73];[$Main.R73];[$Main.T73])" office:value-type="float" office:value="0" calcext:value-type="float">
            <text:p>0</text:p>
          </table:table-cell>
          <table:table-cell table:style-name="ce18" table:content-validation-name="val4" table:formula="of:=MIN([$Main.C73];[$Main.E73];[$Main.G73];[$Main.I73];[$Main.K73];[$Main.M73];[$Main.O73];[$Main.Q73];[$Main.S73];[$Main.U73])" office:value-type="float" office:value="0.001622" calcext:value-type="float">
            <text:p>0,001622</text:p>
          </table:table-cell>
          <table:table-cell table:style-name="ce18" table:content-validation-name="val4" table:formula="of:=AVERAGE([$Main.C73];[$Main.E73];[$Main.G73];[$Main.I73];[$Main.K73];[$Main.M73];[$Main.O73];[$Main.Q73];[$Main.S73];[$Main.U73])" office:value-type="float" office:value="0.0022274" calcext:value-type="float">
            <text:p>0,002227</text:p>
          </table:table-cell>
          <table:table-cell table:style-name="ce18" table:content-validation-name="val4" table:formula="of:=STDEV([$Main.C73];[$Main.E73];[$Main.G73];[$Main.I73];[$Main.K73];[$Main.M73];[$Main.O73];[$Main.Q73];[$Main.S73];[$Main.U73])" office:value-type="float" office:value="0.00056619140854583" calcext:value-type="float">
            <text:p>0,000566</text:p>
          </table:table-cell>
          <table:table-cell table:style-name="ce18" table:content-validation-name="val4" table:formula="of:=IF([.$B72]=0;0;(([.E72]-[.$B72])/[.$B72])*100)" office:value-type="float" office:value="0" calcext:value-type="float">
            <text:p>0</text:p>
          </table:table-cell>
          <table:table-cell table:style-name="ce18" table:content-validation-name="val4" table:formula="of:=IF([.$B72]=0;0;(([.F72]-[.$B72])/[.$B72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72]" office:value-type="string" office:string-value="GKD-a_71_n30_m24" calcext:value-type="string">
            <text:p>GKD-a_71_n30_m24</text:p>
          </table:table-cell>
          <table:table-cell table:style-name="ce11" table:content-validation-name="val4" office:value-type="float" office:value="30327" calcext:value-type="float">
            <text:p>30327</text:p>
          </table:table-cell>
          <table:table-cell table:style-name="ce11" table:content-validation-name="val4" office:value-type="float" office:value="0.027482" calcext:value-type="float">
            <text:p>0,027482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74];[$Main.D74];[$Main.F74];[$Main.H74];[$Main.J74];[$Main.L74];[$Main.N74];[$Main.P74];[$Main.R74];[$Main.T74])" office:value-type="float" office:value="30327" calcext:value-type="float">
            <text:p>30327</text:p>
          </table:table-cell>
          <table:table-cell table:style-name="ce18" table:content-validation-name="val4" table:formula="of:=AVERAGE([$Main.B74];[$Main.D74];[$Main.F74];[$Main.H74];[$Main.J74];[$Main.L74];[$Main.N74];[$Main.P74];[$Main.R74];[$Main.T74])" office:value-type="float" office:value="30327" calcext:value-type="float">
            <text:p>30327</text:p>
          </table:table-cell>
          <table:table-cell table:style-name="ce18" table:content-validation-name="val4" table:formula="of:=STDEV([$Main.B74];[$Main.D74];[$Main.F74];[$Main.H74];[$Main.J74];[$Main.L74];[$Main.N74];[$Main.P74];[$Main.R74];[$Main.T74])" office:value-type="float" office:value="0" calcext:value-type="float">
            <text:p>0</text:p>
          </table:table-cell>
          <table:table-cell table:style-name="ce18" table:content-validation-name="val4" table:formula="of:=MIN([$Main.C74];[$Main.E74];[$Main.G74];[$Main.I74];[$Main.K74];[$Main.M74];[$Main.O74];[$Main.Q74];[$Main.S74];[$Main.U74])" office:value-type="float" office:value="0.001921" calcext:value-type="float">
            <text:p>0,001921</text:p>
          </table:table-cell>
          <table:table-cell table:style-name="ce18" table:content-validation-name="val4" table:formula="of:=AVERAGE([$Main.C74];[$Main.E74];[$Main.G74];[$Main.I74];[$Main.K74];[$Main.M74];[$Main.O74];[$Main.Q74];[$Main.S74];[$Main.U74])" office:value-type="float" office:value="0.0027987" calcext:value-type="float">
            <text:p>0,002799</text:p>
          </table:table-cell>
          <table:table-cell table:style-name="ce18" table:content-validation-name="val4" table:formula="of:=STDEV([$Main.C74];[$Main.E74];[$Main.G74];[$Main.I74];[$Main.K74];[$Main.M74];[$Main.O74];[$Main.Q74];[$Main.S74];[$Main.U74])" office:value-type="float" office:value="0.000512137796127392" calcext:value-type="float">
            <text:p>0,000512</text:p>
          </table:table-cell>
          <table:table-cell table:style-name="ce18" table:content-validation-name="val4" table:formula="of:=IF([.$B73]=0;0;(([.E73]-[.$B73])/[.$B73])*100)" office:value-type="float" office:value="0" calcext:value-type="float">
            <text:p>0</text:p>
          </table:table-cell>
          <table:table-cell table:style-name="ce18" table:content-validation-name="val4" table:formula="of:=IF([.$B73]=0;0;(([.F73]-[.$B73])/[.$B73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73]" office:value-type="string" office:string-value="GKD-a_72_n30_m24" calcext:value-type="string">
            <text:p>GKD-a_72_n30_m24</text:p>
          </table:table-cell>
          <table:table-cell table:style-name="ce11" table:content-validation-name="val4" office:value-type="float" office:value="44971.1" calcext:value-type="float">
            <text:p>44971,1</text:p>
          </table:table-cell>
          <table:table-cell table:style-name="ce11" table:content-validation-name="val4" office:value-type="float" office:value="0.026817" calcext:value-type="float">
            <text:p>0,026817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75];[$Main.D75];[$Main.F75];[$Main.H75];[$Main.J75];[$Main.L75];[$Main.N75];[$Main.P75];[$Main.R75];[$Main.T75])" office:value-type="float" office:value="44971.1" calcext:value-type="float">
            <text:p>44971,1</text:p>
          </table:table-cell>
          <table:table-cell table:style-name="ce18" table:content-validation-name="val4" table:formula="of:=AVERAGE([$Main.B75];[$Main.D75];[$Main.F75];[$Main.H75];[$Main.J75];[$Main.L75];[$Main.N75];[$Main.P75];[$Main.R75];[$Main.T75])" office:value-type="float" office:value="44971.1" calcext:value-type="float">
            <text:p>44971,1</text:p>
          </table:table-cell>
          <table:table-cell table:style-name="ce18" table:content-validation-name="val4" table:formula="of:=STDEV([$Main.B75];[$Main.D75];[$Main.F75];[$Main.H75];[$Main.J75];[$Main.L75];[$Main.N75];[$Main.P75];[$Main.R75];[$Main.T75])" office:value-type="float" office:value="0" calcext:value-type="float">
            <text:p>0</text:p>
          </table:table-cell>
          <table:table-cell table:style-name="ce18" table:content-validation-name="val4" table:formula="of:=MIN([$Main.C75];[$Main.E75];[$Main.G75];[$Main.I75];[$Main.K75];[$Main.M75];[$Main.O75];[$Main.Q75];[$Main.S75];[$Main.U75])" office:value-type="float" office:value="0.001941" calcext:value-type="float">
            <text:p>0,001941</text:p>
          </table:table-cell>
          <table:table-cell table:style-name="ce18" table:content-validation-name="val4" table:formula="of:=AVERAGE([$Main.C75];[$Main.E75];[$Main.G75];[$Main.I75];[$Main.K75];[$Main.M75];[$Main.O75];[$Main.Q75];[$Main.S75];[$Main.U75])" office:value-type="float" office:value="0.0026416" calcext:value-type="float">
            <text:p>0,002642</text:p>
          </table:table-cell>
          <table:table-cell table:style-name="ce18" table:content-validation-name="val4" table:formula="of:=STDEV([$Main.C75];[$Main.E75];[$Main.G75];[$Main.I75];[$Main.K75];[$Main.M75];[$Main.O75];[$Main.Q75];[$Main.S75];[$Main.U75])" office:value-type="float" office:value="0.000557751477910288" calcext:value-type="float">
            <text:p>0,000558</text:p>
          </table:table-cell>
          <table:table-cell table:style-name="ce18" table:content-validation-name="val4" table:formula="of:=IF([.$B74]=0;0;(([.E74]-[.$B74])/[.$B74])*100)" office:value-type="float" office:value="0" calcext:value-type="float">
            <text:p>0</text:p>
          </table:table-cell>
          <table:table-cell table:style-name="ce18" table:content-validation-name="val4" table:formula="of:=IF([.$B74]=0;0;(([.F74]-[.$B74])/[.$B74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74]" office:value-type="string" office:string-value="GKD-a_73_n30_m24" calcext:value-type="string">
            <text:p>GKD-a_73_n30_m24</text:p>
          </table:table-cell>
          <table:table-cell table:style-name="ce11" table:content-validation-name="val4" office:value-type="float" office:value="24013.5" calcext:value-type="float">
            <text:p>24013,5</text:p>
          </table:table-cell>
          <table:table-cell table:style-name="ce11" table:content-validation-name="val4" office:value-type="float" office:value="0.034678" calcext:value-type="float">
            <text:p>0,034678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76];[$Main.D76];[$Main.F76];[$Main.H76];[$Main.J76];[$Main.L76];[$Main.N76];[$Main.P76];[$Main.R76];[$Main.T76])" office:value-type="float" office:value="24013.5" calcext:value-type="float">
            <text:p>24013,5</text:p>
          </table:table-cell>
          <table:table-cell table:style-name="ce18" table:content-validation-name="val4" table:formula="of:=AVERAGE([$Main.B76];[$Main.D76];[$Main.F76];[$Main.H76];[$Main.J76];[$Main.L76];[$Main.N76];[$Main.P76];[$Main.R76];[$Main.T76])" office:value-type="float" office:value="24013.5" calcext:value-type="float">
            <text:p>24013,5</text:p>
          </table:table-cell>
          <table:table-cell table:style-name="ce18" table:content-validation-name="val4" table:formula="of:=STDEV([$Main.B76];[$Main.D76];[$Main.F76];[$Main.H76];[$Main.J76];[$Main.L76];[$Main.N76];[$Main.P76];[$Main.R76];[$Main.T76])" office:value-type="float" office:value="0" calcext:value-type="float">
            <text:p>0</text:p>
          </table:table-cell>
          <table:table-cell table:style-name="ce18" table:content-validation-name="val4" table:formula="of:=MIN([$Main.C76];[$Main.E76];[$Main.G76];[$Main.I76];[$Main.K76];[$Main.M76];[$Main.O76];[$Main.Q76];[$Main.S76];[$Main.U76])" office:value-type="float" office:value="0.0019" calcext:value-type="float">
            <text:p>0,0019</text:p>
          </table:table-cell>
          <table:table-cell table:style-name="ce18" table:content-validation-name="val4" table:formula="of:=AVERAGE([$Main.C76];[$Main.E76];[$Main.G76];[$Main.I76];[$Main.K76];[$Main.M76];[$Main.O76];[$Main.Q76];[$Main.S76];[$Main.U76])" office:value-type="float" office:value="0.0022842" calcext:value-type="float">
            <text:p>0,002284</text:p>
          </table:table-cell>
          <table:table-cell table:style-name="ce18" table:content-validation-name="val4" table:formula="of:=STDEV([$Main.C76];[$Main.E76];[$Main.G76];[$Main.I76];[$Main.K76];[$Main.M76];[$Main.O76];[$Main.Q76];[$Main.S76];[$Main.U76])" office:value-type="float" office:value="0.000493912227919991" calcext:value-type="float">
            <text:p>0,000494</text:p>
          </table:table-cell>
          <table:table-cell table:style-name="ce18" table:content-validation-name="val4" table:formula="of:=IF([.$B75]=0;0;(([.E75]-[.$B75])/[.$B75])*100)" office:value-type="float" office:value="0" calcext:value-type="float">
            <text:p>0</text:p>
          </table:table-cell>
          <table:table-cell table:style-name="ce18" table:content-validation-name="val4" table:formula="of:=IF([.$B75]=0;0;(([.F75]-[.$B75])/[.$B75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75]" office:value-type="string" office:string-value="GKD-a_74_n30_m24" calcext:value-type="string">
            <text:p>GKD-a_74_n30_m24</text:p>
          </table:table-cell>
          <table:table-cell table:style-name="ce11" table:content-validation-name="val4" office:value-type="float" office:value="16114.6" calcext:value-type="float">
            <text:p>16114,6</text:p>
          </table:table-cell>
          <table:table-cell table:style-name="ce11" table:content-validation-name="val4" office:value-type="float" office:value="0.040316" calcext:value-type="float">
            <text:p>0,040316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77];[$Main.D77];[$Main.F77];[$Main.H77];[$Main.J77];[$Main.L77];[$Main.N77];[$Main.P77];[$Main.R77];[$Main.T77])" office:value-type="float" office:value="16114.6" calcext:value-type="float">
            <text:p>16114,6</text:p>
          </table:table-cell>
          <table:table-cell table:style-name="ce18" table:content-validation-name="val4" table:formula="of:=AVERAGE([$Main.B77];[$Main.D77];[$Main.F77];[$Main.H77];[$Main.J77];[$Main.L77];[$Main.N77];[$Main.P77];[$Main.R77];[$Main.T77])" office:value-type="float" office:value="16114.6" calcext:value-type="float">
            <text:p>16114,6</text:p>
          </table:table-cell>
          <table:table-cell table:style-name="ce18" table:content-validation-name="val4" table:formula="of:=STDEV([$Main.B77];[$Main.D77];[$Main.F77];[$Main.H77];[$Main.J77];[$Main.L77];[$Main.N77];[$Main.P77];[$Main.R77];[$Main.T77])" office:value-type="float" office:value="0" calcext:value-type="float">
            <text:p>0</text:p>
          </table:table-cell>
          <table:table-cell table:style-name="ce18" table:content-validation-name="val4" table:formula="of:=MIN([$Main.C77];[$Main.E77];[$Main.G77];[$Main.I77];[$Main.K77];[$Main.M77];[$Main.O77];[$Main.Q77];[$Main.S77];[$Main.U77])" office:value-type="float" office:value="0.002459" calcext:value-type="float">
            <text:p>0,002459</text:p>
          </table:table-cell>
          <table:table-cell table:style-name="ce18" table:content-validation-name="val4" table:formula="of:=AVERAGE([$Main.C77];[$Main.E77];[$Main.G77];[$Main.I77];[$Main.K77];[$Main.M77];[$Main.O77];[$Main.Q77];[$Main.S77];[$Main.U77])" office:value-type="float" office:value="0.0030315" calcext:value-type="float">
            <text:p>0,003032</text:p>
          </table:table-cell>
          <table:table-cell table:style-name="ce18" table:content-validation-name="val4" table:formula="of:=STDEV([$Main.C77];[$Main.E77];[$Main.G77];[$Main.I77];[$Main.K77];[$Main.M77];[$Main.O77];[$Main.Q77];[$Main.S77];[$Main.U77])" office:value-type="float" office:value="0.000396649929618885" calcext:value-type="float">
            <text:p>0,000397</text:p>
          </table:table-cell>
          <table:table-cell table:style-name="ce18" table:content-validation-name="val4" table:formula="of:=IF([.$B76]=0;0;(([.E76]-[.$B76])/[.$B76])*100)" office:value-type="float" office:value="0" calcext:value-type="float">
            <text:p>0</text:p>
          </table:table-cell>
          <table:table-cell table:style-name="ce18" table:content-validation-name="val4" table:formula="of:=IF([.$B76]=0;0;(([.F76]-[.$B76])/[.$B76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style-name="ce8" table:content-validation-name="val4" table:formula="of:=[$'Nomes de arquivos'.A76]" office:value-type="string" office:string-value="GKD-a_75_n30_m24" calcext:value-type="string">
            <text:p>GKD-a_75_n30_m24</text:p>
          </table:table-cell>
          <table:table-cell table:style-name="ce11" table:content-validation-name="val4" office:value-type="float" office:value="12612.6" calcext:value-type="float">
            <text:p>12612,6</text:p>
          </table:table-cell>
          <table:table-cell table:style-name="ce11" table:content-validation-name="val4" office:value-type="float" office:value="0.041788" calcext:value-type="float">
            <text:p>0,041788</text:p>
          </table:table-cell>
          <table:table-cell table:style-name="ce11" table:content-validation-name="val4" office:value-type="float" office:value="0" calcext:value-type="float">
            <text:p>0</text:p>
          </table:table-cell>
          <table:table-cell table:style-name="ce18" table:content-validation-name="val4" table:formula="of:=MIN([$Main.B78];[$Main.D78];[$Main.F78];[$Main.H78];[$Main.J78];[$Main.L78];[$Main.N78];[$Main.P78];[$Main.R78];[$Main.T78])" office:value-type="float" office:value="12612.6" calcext:value-type="float">
            <text:p>12612,6</text:p>
          </table:table-cell>
          <table:table-cell table:style-name="ce18" table:content-validation-name="val4" table:formula="of:=AVERAGE([$Main.B78];[$Main.D78];[$Main.F78];[$Main.H78];[$Main.J78];[$Main.L78];[$Main.N78];[$Main.P78];[$Main.R78];[$Main.T78])" office:value-type="float" office:value="12612.6" calcext:value-type="float">
            <text:p>12612,6</text:p>
          </table:table-cell>
          <table:table-cell table:style-name="ce18" table:content-validation-name="val4" table:formula="of:=STDEV([$Main.B78];[$Main.D78];[$Main.F78];[$Main.H78];[$Main.J78];[$Main.L78];[$Main.N78];[$Main.P78];[$Main.R78];[$Main.T78])" office:value-type="float" office:value="0" calcext:value-type="float">
            <text:p>0</text:p>
          </table:table-cell>
          <table:table-cell table:style-name="ce18" table:content-validation-name="val4" table:formula="of:=MIN([$Main.C78];[$Main.E78];[$Main.G78];[$Main.I78];[$Main.K78];[$Main.M78];[$Main.O78];[$Main.Q78];[$Main.S78];[$Main.U78])" office:value-type="float" office:value="0.003136" calcext:value-type="float">
            <text:p>0,003136</text:p>
          </table:table-cell>
          <table:table-cell table:style-name="ce18" table:content-validation-name="val4" table:formula="of:=AVERAGE([$Main.C78];[$Main.E78];[$Main.G78];[$Main.I78];[$Main.K78];[$Main.M78];[$Main.O78];[$Main.Q78];[$Main.S78];[$Main.U78])" office:value-type="float" office:value="0.0034826" calcext:value-type="float">
            <text:p>0,003483</text:p>
          </table:table-cell>
          <table:table-cell table:style-name="ce18" table:content-validation-name="val4" table:formula="of:=STDEV([$Main.C78];[$Main.E78];[$Main.G78];[$Main.I78];[$Main.K78];[$Main.M78];[$Main.O78];[$Main.Q78];[$Main.S78];[$Main.U78])" office:value-type="float" office:value="0.000325192660843794" calcext:value-type="float">
            <text:p>0,000325</text:p>
          </table:table-cell>
          <table:table-cell table:style-name="ce18" table:content-validation-name="val4" table:formula="of:=IF([.$B77]=0;0;(([.E77]-[.$B77])/[.$B77])*100)" office:value-type="float" office:value="0" calcext:value-type="float">
            <text:p>0</text:p>
          </table:table-cell>
          <table:table-cell table:style-name="ce18" table:content-validation-name="val4" table:formula="of:=IF([.$B77]=0;0;(([.F77]-[.$B77])/[.$B77])*100)" office:value-type="float" office:value="0" calcext:value-type="float">
            <text:p>0</text:p>
          </table:table-cell>
          <table:table-cell table:content-validation-name="val4" table:number-columns-repeated="1012"/>
        </table:table-row>
        <table:table-row table:style-name="ro2">
          <table:table-cell table:content-validation-name="val4" office:value-type="string" calcext:value-type="string">
            <text:p>Somatório</text:p>
          </table:table-cell>
          <table:table-cell table:style-name="ce16" table:content-validation-name="val4"/>
          <table:table-cell table:style-name="ce16" table:content-validation-name="val4" table:formula="of:=SUM([.C3:.C77])" office:value-type="float" office:value="3.485079" calcext:value-type="float">
            <text:p>3,485079</text:p>
          </table:table-cell>
          <table:table-cell table:style-name="ce16" table:content-validation-name="val4" table:formula="of:=SUM([.D3:.D77])" office:value-type="float" office:value="0" calcext:value-type="float">
            <text:p>0</text:p>
          </table:table-cell>
          <table:table-cell table:style-name="ce16" table:content-validation-name="val4" table:number-columns-repeated="3"/>
          <table:table-cell table:style-name="ce16" table:content-validation-name="val4" table:formula="of:=SUM([.H3:.H77])" office:value-type="float" office:value="0.047193" calcext:value-type="float">
            <text:p>0,047193</text:p>
          </table:table-cell>
          <table:table-cell table:style-name="ce16" table:content-validation-name="val4" table:formula="of:=SUM([.I3:.I77])" office:value-type="float" office:value="0.0617658" calcext:value-type="float">
            <text:p>0,061766</text:p>
          </table:table-cell>
          <table:table-cell table:style-name="ce16" table:content-validation-name="val4" table:number-columns-repeated="3"/>
          <table:table-cell table:content-validation-name="val4" table:number-columns-repeated="1012"/>
        </table:table-row>
        <table:table-row table:style-name="ro2">
          <table:table-cell table:content-validation-name="val4" office:value-type="string" calcext:value-type="string">
            <text:p>Média</text:p>
          </table:table-cell>
          <table:table-cell table:style-name="ce16" table:content-validation-name="val4" table:formula="of:=AVERAGE([.B3:.B77])" office:value-type="float" office:value="5635.84546133333" calcext:value-type="float">
            <text:p>5635,845461</text:p>
          </table:table-cell>
          <table:table-cell table:style-name="ce16" table:content-validation-name="val4" table:formula="of:=AVERAGE([.C3:.C77])" office:value-type="float" office:value="0.04646772" calcext:value-type="float">
            <text:p>0,046468</text:p>
          </table:table-cell>
          <table:table-cell table:style-name="ce16" table:content-validation-name="val4" table:formula="of:=AVERAGE([.D3:.D77])" office:value-type="float" office:value="0" calcext:value-type="float">
            <text:p>0</text:p>
          </table:table-cell>
          <table:table-cell table:style-name="ce16" table:content-validation-name="val4" table:formula="of:=AVERAGE([.E3:.E77])" office:value-type="float" office:value="5635.84546133333" calcext:value-type="float">
            <text:p>5635,845461</text:p>
          </table:table-cell>
          <table:table-cell table:style-name="ce16" table:content-validation-name="val4" table:formula="of:=AVERAGE([.F3:.F77])" office:value-type="float" office:value="5636.07248133333" calcext:value-type="float">
            <text:p>5636,072481</text:p>
          </table:table-cell>
          <table:table-cell table:style-name="ce16" table:content-validation-name="val4" table:formula="of:=AVERAGE([.G3:.G77])" office:value-type="float" office:value="0.243968721606992" calcext:value-type="float">
            <text:p>0,243969</text:p>
          </table:table-cell>
          <table:table-cell table:style-name="ce16" table:content-validation-name="val4" table:formula="of:=AVERAGE([.H3:.H77])" office:value-type="float" office:value="0.00062924" calcext:value-type="float">
            <text:p>0,000629</text:p>
          </table:table-cell>
          <table:table-cell table:style-name="ce16" table:content-validation-name="val4" table:formula="of:=AVERAGE([.I3:.I77])" office:value-type="float" office:value="0.000823544" calcext:value-type="float">
            <text:p>0,000824</text:p>
          </table:table-cell>
          <table:table-cell table:style-name="ce16" table:content-validation-name="val4" table:formula="of:=AVERAGE([.J3:.J77])" office:value-type="float" office:value="0.000130775770826536" calcext:value-type="float">
            <text:p>0,000131</text:p>
          </table:table-cell>
          <table:table-cell table:style-name="ce16" table:content-validation-name="val4" table:formula="of:=AVERAGE([.K3:.K77])" office:value-type="float" office:value="0" calcext:value-type="float">
            <text:p>0</text:p>
          </table:table-cell>
          <table:table-cell table:style-name="ce16" table:content-validation-name="val4" table:formula="of:=AVERAGE([.L3:.L77])" office:value-type="float" office:value="0.0512961380760615" calcext:value-type="float">
            <text:p>0,051296</text:p>
          </table:table-cell>
          <table:table-cell table:content-validation-name="val4" table:number-columns-repeated="1012"/>
        </table:table-row>
        <table:table-row table:style-name="ro2" table:visibility="collapse" table:number-rows-repeated="1046572">
          <table:table-cell table:content-validation-name="val4" table:number-columns-repeated="1024"/>
        </table:table-row>
        <table:table-row table:style-name="ro3" table:visibility="collapse" table:number-rows-repeated="1924">
          <table:table-cell table:content-validation-name="val4" table:number-columns-repeated="1024"/>
        </table:table-row>
        <table:table-row table:style-name="ro3" table:visibility="collapse">
          <table:table-cell table:content-validation-name="val4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scientific-number number:decimal-places="3" loext:min-decimal-places="3" number:min-integer-digits="1" number:min-exponent-digits="3" loext:exponent-interval="1" loext:forced-exponent-sign="true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 number:title="Definido pelo usuário">
      <number:number number:decimal-places="6" loext:min-decimal-places="0" number:min-integer-digits="1" number:decimal-replacement=""/>
    </number:number-style>
    <number:number-style style:name="N11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5">
      <number:number number:decimal-places="4" loext:min-decimal-places="0" number:min-integer-digits="0" number:decimal-replacement="" number:grouping="true"/>
    </number:number-style>
    <number:number-style style:name="N116">
      <number:number number:decimal-places="6" loext:min-decimal-places="0" number:min-integer-digits="0" number:decimal-replacement="" number:grouping="true"/>
    </number:number-style>
    <number:number-style style:name="N117">
      <number:number number:decimal-places="6" loext:min-decimal-places="0" number:min-integer-digits="1" number:decimal-replacement="" number:grouping="true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6" loext:min-decimal-places="0" number:min-integer-digits="0" number:decimal-replacement=""/>
    </number:number-style>
    <number:number-style style:name="N120">
      <number:number number:decimal-places="4" loext:min-decimal-places="0" number:min-integer-digits="0" number:decimal-replacement=""/>
    </number:number-style>
    <number:number-style style:name="N121">
      <number:number number:decimal-places="7" loext:min-decimal-places="0" number:min-integer-digits="1" number:decimal-replacement="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_20_título1" style:display-name="Sem título1" style:family="table-cell" style:parent-style-name="Default" style:data-style-name="N61"/>
    <style:style style:name="Sem_20_título2" style:display-name="Sem título2" style:family="table-cell" style:parent-style-name="Default" style:data-style-name="N108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 style:data-style-name="N2" text:time-value="13:37:01.59689239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Nomes_20_de_20_arquivos" style:display-name="PageStyle_Nomes de arquiv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n" style:display-name="PageStyle_Mai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hiocordyceps</meta:initial-creator>
    <meta:creation-date>2018-04-24T21:47:43</meta:creation-date>
    <dc:date>2020-06-17T13:37:12.718740693</dc:date>
    <meta:generator>LibreOffice/6.1.5.2$Linux_X86_64 LibreOffice_project/10$Build-2</meta:generator>
    <meta:editing-duration>PT10H55M22S</meta:editing-duration>
    <meta:editing-cycles>125</meta:editing-cycles>
    <meta:document-statistic meta:table-count="3" meta:cell-count="265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